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adornments="Standard" style:font-pitch="variable"/>
    <style:font-face style:name="Open Sans Semibold" svg:font-family="'Open Sans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8.99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33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page" style:column-width="23.04mm"/>
    </style:style>
    <style:style style:name="co8" style:family="table-column">
      <style:table-column-properties fo:break-before="auto" style:column-width="19.44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3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28.58mm"/>
    </style:style>
    <style:style style:name="co15" style:family="table-column">
      <style:table-column-properties fo:break-before="page" style:column-width="38.0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2.77mm"/>
    </style:style>
    <style:style style:name="co18" style:family="table-column">
      <style:table-column-properties fo:break-before="auto" style:column-width="27.48mm"/>
    </style:style>
    <style:style style:name="co19" style:family="table-column">
      <style:table-column-properties fo:break-before="auto" style:column-width="25.54mm"/>
    </style:style>
    <style:style style:name="co20" style:family="table-column">
      <style:table-column-properties fo:break-before="auto" style:column-width="31.63mm"/>
    </style:style>
    <style:style style:name="co21" style:family="table-column">
      <style:table-column-properties fo:break-before="auto" style:column-width="24.43mm"/>
    </style:style>
    <style:style style:name="co22" style:family="table-column">
      <style:table-column-properties fo:break-before="page" style:column-width="28.86mm"/>
    </style:style>
    <style:style style:name="co23" style:family="table-column">
      <style:table-column-properties fo:break-before="auto" style:column-width="36.62mm"/>
    </style:style>
    <style:style style:name="co24" style:family="table-column">
      <style:table-column-properties fo:break-before="auto" style:column-width="28.31mm"/>
    </style:style>
    <style:style style:name="co25" style:family="table-column">
      <style:table-column-properties fo:break-before="auto" style:column-width="37.73mm"/>
    </style:style>
    <style:style style:name="co26" style:family="table-column">
      <style:table-column-properties fo:break-before="auto" style:column-width="24.15mm"/>
    </style:style>
    <style:style style:name="co27" style:family="table-column">
      <style:table-column-properties fo:break-before="auto" style:column-width="36.34mm"/>
    </style:style>
    <style:style style:name="co28" style:family="table-column">
      <style:table-column-properties fo:break-before="auto" style:column-width="49.92mm"/>
    </style:style>
    <style:style style:name="co29" style:family="table-column">
      <style:table-column-properties fo:break-before="auto" style:column-width="30.8mm"/>
    </style:style>
    <style:style style:name="co30" style:family="table-column">
      <style:table-column-properties fo:break-before="page" style:column-width="23.6mm"/>
    </style:style>
    <style:style style:name="co31" style:family="table-column">
      <style:table-column-properties fo:break-before="auto" style:column-width="21.1mm"/>
    </style:style>
    <style:style style:name="co32" style:family="table-column">
      <style:table-column-properties fo:break-before="auto" style:column-width="29.14mm"/>
    </style:style>
    <style:style style:name="co33" style:family="table-column">
      <style:table-column-properties fo:break-before="auto" style:column-width="26.09mm"/>
    </style:style>
    <style:style style:name="co34" style:family="table-column">
      <style:table-column-properties fo:break-before="auto" style:column-width="19.72mm"/>
    </style:style>
    <style:style style:name="co35" style:family="table-column">
      <style:table-column-properties fo:break-before="auto" style:column-width="16.67mm"/>
    </style:style>
    <style:style style:name="co36" style:family="table-column">
      <style:table-column-properties fo:break-before="auto" style:column-width="21.66mm"/>
    </style:style>
    <style:style style:name="co37" style:family="table-column">
      <style:table-column-properties fo:break-before="auto" style:column-width="20.27mm"/>
    </style:style>
    <style:style style:name="co38" style:family="table-column">
      <style:table-column-properties fo:break-before="auto" style:column-width="17.5mm"/>
    </style:style>
    <style:style style:name="co39" style:family="table-column">
      <style:table-column-properties fo:break-before="auto" style:column-width="22.21mm"/>
    </style:style>
    <style:style style:name="co40" style:family="table-column">
      <style:table-column-properties fo:break-before="auto" style:column-width="23.04mm"/>
    </style:style>
    <style:style style:name="co41" style:family="table-column">
      <style:table-column-properties fo:break-before="page" style:column-width="21.38mm"/>
    </style:style>
    <style:style style:name="co42" style:family="table-column">
      <style:table-column-properties fo:break-before="auto" style:column-width="20mm"/>
    </style:style>
    <style:style style:name="co43" style:family="table-column">
      <style:table-column-properties fo:break-before="auto" style:column-width="22.49mm"/>
    </style:style>
    <style:style style:name="co44" style:family="table-column">
      <style:table-column-properties fo:break-before="auto" style:column-width="20.55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page" style:column-width="24.71mm"/>
    </style:style>
    <style:style style:name="co47" style:family="table-column">
      <style:table-column-properties fo:break-before="auto" style:column-width="29.42mm"/>
    </style:style>
    <style:style style:name="co48" style:family="table-column">
      <style:table-column-properties fo:break-before="auto" style:column-width="21.93mm"/>
    </style:style>
    <style:style style:name="co49" style:family="table-column">
      <style:table-column-properties fo:break-before="auto" style:column-width="17.78mm"/>
    </style:style>
    <style:style style:name="co50" style:family="table-column">
      <style:table-column-properties fo:break-before="auto" style:column-width="35.22mm"/>
    </style:style>
    <style:style style:name="co51" style:family="table-column">
      <style:table-column-properties fo:break-before="auto" style:column-width="34.13mm"/>
    </style:style>
    <style:style style:name="co52" style:family="table-column">
      <style:table-column-properties fo:break-before="page" style:column-width="19.44mm"/>
    </style:style>
    <style:style style:name="co53" style:family="table-column">
      <style:table-column-properties fo:break-before="auto" style:column-width="18.06mm"/>
    </style:style>
    <style:style style:name="co54" style:family="table-column">
      <style:table-column-properties fo:break-before="auto" style:column-width="55.17mm"/>
    </style:style>
    <style:style style:name="co55" style:family="table-column">
      <style:table-column-properties fo:break-before="auto" style:column-width="44.38mm"/>
    </style:style>
    <style:style style:name="co56" style:family="table-column">
      <style:table-column-properties fo:break-before="auto" style:column-width="59.06mm"/>
    </style:style>
    <style:style style:name="co57" style:family="table-column">
      <style:table-column-properties fo:break-before="auto" style:column-width="48.26mm"/>
    </style:style>
    <style:style style:name="co58" style:family="table-column">
      <style:table-column-properties fo:break-before="page" style:column-width="34.4mm"/>
    </style:style>
    <style:style style:name="co59" style:family="table-column">
      <style:table-column-properties fo:break-before="auto" style:column-width="37.45mm"/>
    </style:style>
    <style:style style:name="co60" style:family="table-column">
      <style:table-column-properties fo:break-before="page" style:column-width="16.39mm"/>
    </style:style>
    <style:style style:name="co61" style:family="table-column">
      <style:table-column-properties fo:break-before="auto" style:column-width="20.83mm"/>
    </style:style>
    <style:style style:name="co62" style:family="table-column">
      <style:table-column-properties fo:break-before="auto" style:column-width="24.98mm"/>
    </style:style>
    <style:style style:name="co63" style:family="table-column">
      <style:table-column-properties fo:break-before="auto" style:column-width="19.16mm"/>
    </style:style>
    <style:style style:name="co64" style:family="table-column">
      <style:table-column-properties fo:break-before="auto" style:column-width="29.97mm"/>
    </style:style>
    <style:style style:name="co65" style:family="table-column">
      <style:table-column-properties fo:break-before="page" style:column-width="25.54mm"/>
    </style:style>
    <style:style style:name="co66" style:family="table-column">
      <style:table-column-properties fo:break-before="auto" style:column-width="45.76mm"/>
    </style:style>
    <style:style style:name="co67" style:family="table-column">
      <style:table-column-properties fo:break-before="auto" style:column-width="48.52mm"/>
    </style:style>
    <style:style style:name="co68" style:family="table-column">
      <style:table-column-properties fo:break-before="auto" style:column-width="47.98mm"/>
    </style:style>
    <style:style style:name="co69" style:family="table-column">
      <style:table-column-properties fo:break-before="page" style:column-width="37.17mm"/>
    </style:style>
    <style:style style:name="co70" style:family="table-column">
      <style:table-column-properties fo:break-before="auto" style:column-width="30.52mm"/>
    </style:style>
    <style:style style:name="co71" style:family="table-column">
      <style:table-column-properties fo:break-before="auto" style:column-width="52.14mm"/>
    </style:style>
    <style:style style:name="co72" style:family="table-column">
      <style:table-column-properties fo:break-before="auto" style:column-width="45.21mm"/>
    </style:style>
    <style:style style:name="co73" style:family="table-column">
      <style:table-column-properties fo:break-before="page" style:column-width="40.78mm"/>
    </style:style>
    <style:style style:name="co74" style:family="table-column">
      <style:table-column-properties fo:break-before="auto" style:column-width="42.16mm"/>
    </style:style>
    <style:style style:name="co75" style:family="table-column">
      <style:table-column-properties fo:break-before="auto" style:column-width="27.2mm"/>
    </style:style>
    <style:style style:name="co76" style:family="table-column">
      <style:table-column-properties fo:break-before="auto" style:column-width="66.78mm"/>
    </style:style>
    <style:style style:name="co77" style:family="table-column">
      <style:table-column-properties fo:break-before="auto" style:column-width="15.56mm"/>
    </style:style>
    <style:style style:name="co78" style:family="table-column">
      <style:table-column-properties fo:break-before="auto" style:column-width="51.49mm"/>
    </style:style>
    <style:style style:name="co79" style:family="table-column">
      <style:table-column-properties fo:break-before="auto" style:column-width="40.78mm"/>
    </style:style>
    <style:style style:name="co80" style:family="table-column">
      <style:table-column-properties fo:break-before="auto" style:column-width="85.85mm"/>
    </style:style>
    <style:style style:name="co81" style:family="table-column">
      <style:table-column-properties fo:break-before="auto" style:column-width="225.13mm"/>
    </style:style>
    <style:style style:name="co82" style:family="table-column">
      <style:table-column-properties fo:break-before="auto" style:column-width="39.3mm"/>
    </style:style>
    <style:style style:name="co83" style:family="table-column">
      <style:table-column-properties fo:break-before="auto" style:column-width="79.57mm"/>
    </style:style>
    <style:style style:name="co84" style:family="table-column">
      <style:table-column-properties fo:break-before="auto" style:column-width="67.38mm"/>
    </style:style>
    <style:style style:name="co85" style:family="table-column">
      <style:table-column-properties fo:break-before="auto" style:column-width="15.28mm"/>
    </style:style>
    <style:style style:name="co86" style:family="table-column">
      <style:table-column-properties fo:break-before="auto" style:column-width="14.45mm"/>
    </style:style>
    <style:style style:name="co87" style:family="table-column">
      <style:table-column-properties fo:break-before="auto" style:column-width="38.56mm"/>
    </style:style>
    <style:style style:name="co88" style:family="table-column">
      <style:table-column-properties fo:break-before="auto" style:column-width="31.91mm"/>
    </style:style>
    <style:style style:name="co89" style:family="table-column">
      <style:table-column-properties fo:break-before="auto" style:column-width="59.34mm"/>
    </style:style>
    <style:style style:name="co90" style:family="table-column">
      <style:table-column-properties fo:break-before="auto" style:column-width="59.88mm"/>
    </style:style>
    <style:style style:name="co91" style:family="table-column">
      <style:table-column-properties fo:break-before="auto" style:column-width="16.12mm"/>
    </style:style>
    <style:style style:name="co92" style:family="table-column">
      <style:table-column-properties fo:break-before="auto" style:column-width="11.68mm"/>
    </style:style>
    <style:style style:name="co93" style:family="table-column">
      <style:table-column-properties fo:break-before="auto" style:column-width="9.47mm"/>
    </style:style>
    <style:style style:name="co94" style:family="table-column">
      <style:table-column-properties fo:break-before="auto" style:column-width="1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2"/>
    <style:style style:name="ce3" style:family="table-cell" style:parent-style-name="Default" style:data-style-name="N125"/>
    <style:style style:name="ce6" style:family="table-cell" style:parent-style-name="Default" style:data-style-name="N125"/>
    <style:style style:name="ce9" style:family="table-cell" style:parent-style-name="Default" style:data-style-name="N125"/>
    <style:style style:name="ce10" style:family="table-cell" style:parent-style-name="Default" style:data-style-name="N125"/>
    <style:style style:name="ce11" style:family="table-cell" style:parent-style-name="Default" style:data-style-name="N125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5"/>
    <style:style style:name="ce18" style:family="table-cell" style:parent-style-name="Default"/>
    <style:style style:name="ce23" style:family="table-cell" style:parent-style-name="Default" style:data-style-name="N125"/>
    <style:style style:name="ce24" style:family="table-cell" style:parent-style-name="Default" style:data-style-name="N125"/>
    <style:style style:name="ce22" style:family="table-cell" style:parent-style-name="Default"/>
    <style:style style:name="ce46" style:family="table-cell" style:parent-style-name="Default" style:data-style-name="N109"/>
    <style:style style:name="ce47" style:family="table-cell" style:parent-style-name="Default" style:data-style-name="N11"/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Open Sans" style:font-name-asian="WenQuanYi Micro Hei" style:font-name-complex="Lohit Devanagari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/>
    <style:style style:name="ce38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 style:data-style-name="N1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4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9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Grundnahrungsmittel" table:style-name="ta1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ce6"/>
        <table:table-column table:style-name="co3" table:default-cell-style-name="ce9"/>
        <table:table-column table:style-name="co3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19"/>
        <table:table-column table:style-name="co13" table:default-cell-style-name="ce3"/>
        <table:table-column table:style-name="co14" table:number-columns-repeated="2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2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4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7" table:default-cell-style-name="ce3"/>
        <table:table-column table:style-name="co1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9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21" table:default-cell-style-name="ce3"/>
        <table:table-column table:style-name="co44" table:default-cell-style-name="ce3"/>
        <table:table-column table:style-name="co12" table:default-cell-style-name="ce3"/>
        <table:table-column table:style-name="co45" table:default-cell-style-name="ce3"/>
        <table:table-column table:style-name="co3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42" table:default-cell-style-name="ce3"/>
        <table:table-column table:style-name="co50" table:default-cell-style-name="ce3"/>
        <table:table-column table:style-name="co51" table:default-cell-style-name="ce3"/>
        <table:table-column table:style-name="co34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4" table:default-cell-style-name="ce3"/>
        <table:table-column table:style-name="co58" table:default-cell-style-name="ce23"/>
        <table:table-column table:style-name="co21" table:default-cell-style-name="ce3"/>
        <table:table-column table:style-name="co59" table:default-cell-style-name="ce3"/>
        <table:table-column table:style-name="co5" table:default-cell-style-name="ce3"/>
        <table:table-column table:style-name="co21" table:default-cell-style-name="ce24"/>
        <table:table-column table:style-name="co21" table:number-columns-repeated="2" table:default-cell-style-name="ce3"/>
        <table:table-column table:style-name="co4" table:default-cell-style-name="ce3"/>
        <table:table-column table:style-name="co60" table:default-cell-style-name="ce3"/>
        <table:table-column table:style-name="co8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9" table:default-cell-style-name="ce3"/>
        <table:table-column table:style-name="co64" table:default-cell-style-name="ce3"/>
        <table:table-column table:style-name="co34" table:default-cell-style-name="ce3"/>
        <table:table-column table:style-name="co43" table:default-cell-style-name="ce3"/>
        <table:table-column table:style-name="co36" table:default-cell-style-name="ce3"/>
        <table:table-column table:style-name="co65" table:default-cell-style-name="ce3"/>
        <table:table-column table:style-name="co21" table:default-cell-style-name="ce3"/>
        <table:table-column table:style-name="co31" table:default-cell-style-name="ce3"/>
        <table:table-column table:style-name="co51" table:default-cell-style-name="ce3"/>
        <table:table-column table:style-name="co12" table:default-cell-style-name="ce3"/>
        <table:table-column table:style-name="co9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5" table:default-cell-style-name="ce3"/>
        <table:table-column table:style-name="co70" table:default-cell-style-name="ce3"/>
        <table:table-column table:style-name="co57" table:default-cell-style-name="ce3"/>
        <table:table-column table:style-name="co71" table:default-cell-style-name="ce3"/>
        <table:table-column table:style-name="co72" table:default-cell-style-name="ce3"/>
        <table:table-column table:style-name="co6" table:default-cell-style-name="ce3"/>
        <table:table-column table:style-name="co4" table:default-cell-style-name="ce3"/>
        <table:table-column table:style-name="co73" table:default-cell-style-name="ce3"/>
        <table:table-column table:style-name="co74" table:default-cell-style-name="ce3"/>
        <table:table-column table:style-name="co34" table:default-cell-style-name="ce3"/>
        <table:table-column table:style-name="co61" table:default-cell-style-name="ce3"/>
        <table:table-column table:style-name="co75" table:default-cell-style-name="ce3"/>
        <table:table-column table:style-name="co45" table:default-cell-style-name="ce3"/>
        <table:table-column table:style-name="co4" table:number-columns-repeated="857" table:default-cell-style-name="Default"/>
        <table:table-header-rows>
          <table:table-row table:style-name="ro1">
            <table:table-cell/>
            <table:table-cell table:style-name="Default" table:number-columns-repeated="8"/>
            <table:table-cell table:style-name="ce12" office:value-type="string" calcext:value-type="string" table:number-columns-spanned="10" table:number-rows-spanned="1">
              <text:p>Grundnährstoffe</text:p>
            </table:table-cell>
            <table:covered-table-cell table:number-columns-repeated="9" table:style-name="Default"/>
            <table:table-cell table:style-name="Default"/>
            <table:table-cell table:style-name="ce12" office:value-type="string" calcext:value-type="string" table:number-columns-spanned="19" table:number-rows-spanned="1">
              <text:p>Vitamine</text:p>
            </table:table-cell>
            <table:covered-table-cell table:number-columns-repeated="18" table:style-name="Default"/>
            <table:table-cell table:style-name="Default"/>
            <table:table-cell table:style-name="ce12" office:value-type="string" calcext:value-type="string" table:number-columns-spanned="14" table:number-rows-spanned="1">
              <text:p>Mineralstoffe und Spurenelemente</text:p>
            </table:table-cell>
            <table:covered-table-cell table:number-columns-repeated="13" table:style-name="Default"/>
            <table:table-cell table:style-name="Default"/>
            <table:table-cell table:style-name="ce12" office:value-type="string" calcext:value-type="string" table:number-columns-spanned="22" table:number-rows-spanned="1">
              <text:p>Aminosäuren</text:p>
            </table:table-cell>
            <table:covered-table-cell table:number-columns-repeated="21" table:style-name="Default"/>
            <table:table-cell table:style-name="Default"/>
            <table:table-cell table:style-name="ce12" office:value-type="string" calcext:value-type="string" table:number-columns-spanned="7" table:number-rows-spanned="1">
              <text:p>Fettsäuren</text:p>
            </table:table-cell>
            <table:covered-table-cell table:number-columns-repeated="6" table:style-name="Default"/>
            <table:table-cell table:style-name="Default"/>
            <table:table-cell table:style-name="ce12" office:value-type="string" calcext:value-type="string" table:number-columns-spanned="26" table:number-rows-spanned="1">
              <text:p>Kohlenhydrate</text:p>
            </table:table-cell>
            <table:covered-table-cell table:number-columns-repeated="25" table:style-name="Default"/>
            <table:table-cell table:style-name="Default"/>
            <table:table-cell table:style-name="ce12" office:value-type="string" calcext:value-type="string" table:number-columns-spanned="6" table:number-rows-spanned="1">
              <text:p>Sonstige</text:p>
            </table:table-cell>
            <table:covered-table-cell table:number-columns-repeated="5" table:style-name="Default"/>
            <table:table-cell table:number-columns-repeated="857"/>
          </table:table-row>
          <table:table-row table:style-name="ro2">
            <table:table-cell office:value-type="string" calcext:value-type="string">
              <text:p>Lebensmittel</text:p>
            </table:table-cell>
            <table:table-cell table:style-name="Default" office:value-type="string" calcext:value-type="string">
              <text:p>Kohlenhydratanteil</text:p>
              <text:p>(ohne Wasser)/%</text:p>
            </table:table-cell>
            <table:table-cell table:style-name="Default" office:value-type="string" calcext:value-type="string">
              <text:p>Eiweißanteil</text:p>
              <text:p>(ohne Wasser)/%</text:p>
            </table:table-cell>
            <table:table-cell table:style-name="Default" office:value-type="string" calcext:value-type="string">
              <text:p>Fettanteil</text:p>
              <text:p>(ohne Wasser)/%</text:p>
            </table:table-cell>
            <table:table-cell table:style-name="Default" office:value-type="string" calcext:value-type="string">
              <text:p>Ballaststoffanteil</text:p>
              <text:p>(ohne Wasser)/%</text:p>
            </table:table-cell>
            <table:table-cell table:style-name="Default"/>
            <table:table-cell table:style-name="Default" office:value-type="string" calcext:value-type="string">
              <text:p>Kohlenhydrateinheiten</text:p>
            </table:table-cell>
            <table:table-cell table:style-name="Default" office:value-type="string" calcext:value-type="string">
              <text:p>Durchschnittliches </text:p>
              <text:p>Gewicht/Stück</text:p>
            </table:table-cell>
            <table:table-cell table:style-name="Default"/>
            <table:table-cell table:style-name="Default" office:value-type="string" calcext:value-type="string">
              <text:p>Energie/kcal</text:p>
            </table:table-cell>
            <table:table-cell table:style-name="Default" office:value-type="string" calcext:value-type="string">
              <text:p>Energie/kJ</text:p>
            </table:table-cell>
            <table:table-cell table:style-name="Default" office:value-type="string" calcext:value-type="string">
              <text:p>Eiweiß/g</text:p>
            </table:table-cell>
            <table:table-cell table:style-name="Default" office:value-type="string" calcext:value-type="string">
              <text:p>Fett/g</text:p>
            </table:table-cell>
            <table:table-cell table:style-name="Default" office:value-type="string" calcext:value-type="string">
              <text:p>Kohlenhydrate/g</text:p>
            </table:table-cell>
            <table:table-cell table:style-name="Default" office:value-type="string" calcext:value-type="string">
              <text:p>Alkohol/g</text:p>
            </table:table-cell>
            <table:table-cell table:style-name="Default" office:value-type="string" calcext:value-type="string">
              <text:p>Wasser/g</text:p>
            </table:table-cell>
            <table:table-cell table:style-name="Default" office:value-type="string" calcext:value-type="string">
              <text:p>Ballaststoffe gesamt/g</text:p>
            </table:table-cell>
            <table:table-cell table:style-name="Default" office:value-type="string" calcext:value-type="string">
              <text:p>Cholesterin/mg</text:p>
            </table:table-cell>
            <table:table-cell table:style-name="Default" office:value-type="string" calcext:value-type="string">
              <text:p>Mineralstoffe/g</text:p>
            </table:table-cell>
            <table:table-cell table:style-name="Default"/>
            <table:table-cell table:style-name="Default" office:value-type="string" calcext:value-type="string">
              <text:p>Vitamin A Retinol/mg</text:p>
            </table:table-cell>
            <table:table-cell table:style-name="Default" office:value-type="string" calcext:value-type="string">
              <text:p>Vitamin D/µg</text:p>
            </table:table-cell>
            <table:table-cell table:style-name="Default" office:value-type="string" calcext:value-type="string">
              <text:p>Vitamin E Aktiv/mg</text:p>
            </table:table-cell>
            <table:table-cell table:style-name="Default" office:value-type="string" calcext:value-type="string">
              <text:p>Folsäure/µg</text:p>
            </table:table-cell>
            <table:table-cell table:style-name="Default" office:value-type="string" calcext:value-type="string">
              <text:p>Vitamin B1/mg</text:p>
            </table:table-cell>
            <table:table-cell table:style-name="Default" office:value-type="string" calcext:value-type="string">
              <text:p>Vitamin B2/mg</text:p>
            </table:table-cell>
            <table:table-cell table:style-name="Default" office:value-type="string" calcext:value-type="string">
              <text:p>Vitamin B6/mg</text:p>
            </table:table-cell>
            <table:table-cell table:style-name="Default" office:value-type="string" calcext:value-type="string">
              <text:p>Vitamin C/mg</text:p>
            </table:table-cell>
            <table:table-cell table:style-name="Default" office:value-type="string" calcext:value-type="string">
              <text:p>a-Tocopherol/mg</text:p>
            </table:table-cell>
            <table:table-cell table:style-name="Default" office:value-type="string" calcext:value-type="string">
              <text:p>Vitamin K/µg</text:p>
            </table:table-cell>
            <table:table-cell table:style-name="Default" office:value-type="string" calcext:value-type="string">
              <text:p>Nicotinamid/µg</text:p>
            </table:table-cell>
            <table:table-cell table:style-name="Default" office:value-type="string" calcext:value-type="string">
              <text:p>Pantothensäure/mg</text:p>
            </table:table-cell>
            <table:table-cell table:style-name="Default" office:value-type="string" calcext:value-type="string">
              <text:p>Biotin/µg</text:p>
            </table:table-cell>
            <table:table-cell table:style-name="Default" office:value-type="string" calcext:value-type="string">
              <text:p>Vitamin B12/µg</text:p>
            </table:table-cell>
            <table:table-cell table:style-name="Default" office:value-type="string" calcext:value-type="string">
              <text:p>Retinoläquivalent/µg</text:p>
            </table:table-cell>
            <table:table-cell table:style-name="Default" office:value-type="string" calcext:value-type="string">
              <text:p>ß-Carotin/µg</text:p>
            </table:table-cell>
            <table:table-cell table:style-name="Default" office:value-type="string" calcext:value-type="string">
              <text:p>Niacinäquivalent/µg</text:p>
            </table:table-cell>
            <table:table-cell table:style-name="Default" office:value-type="string" calcext:value-type="string">
              <text:p>freies Folsäureäquivalent/µg</text:p>
            </table:table-cell>
            <table:table-cell table:style-name="Default" office:value-type="string" calcext:value-type="string">
              <text:p>freie Folsäure/µg</text:p>
            </table:table-cell>
            <table:table-cell table:style-name="Default"/>
            <table:table-cell table:style-name="Default" office:value-type="string" calcext:value-type="string">
              <text:p>Natrium/mg</text:p>
            </table:table-cell>
            <table:table-cell table:style-name="Default" office:value-type="string" calcext:value-type="string">
              <text:p>Kalium/mg</text:p>
            </table:table-cell>
            <table:table-cell table:style-name="Default" office:value-type="string" calcext:value-type="string">
              <text:p>Magnesium/mg</text:p>
            </table:table-cell>
            <table:table-cell table:style-name="Default" office:value-type="string" calcext:value-type="string">
              <text:p>Calcium/mg</text:p>
            </table:table-cell>
            <table:table-cell table:style-name="Default" office:value-type="string" calcext:value-type="string">
              <text:p>Eisen/mg</text:p>
            </table:table-cell>
            <table:table-cell table:style-name="Default" office:value-type="string" calcext:value-type="string">
              <text:p>Phosphor/mg</text:p>
            </table:table-cell>
            <table:table-cell table:style-name="Default" office:value-type="string" calcext:value-type="string">
              <text:p>Kupfer/µg</text:p>
            </table:table-cell>
            <table:table-cell table:style-name="Default" office:value-type="string" calcext:value-type="string">
              <text:p>Zink/mg</text:p>
            </table:table-cell>
            <table:table-cell table:style-name="Default" office:value-type="string" calcext:value-type="string">
              <text:p>Chlorid/mg</text:p>
            </table:table-cell>
            <table:table-cell table:style-name="Default" office:value-type="string" calcext:value-type="string">
              <text:p>Fluorid/µg</text:p>
            </table:table-cell>
            <table:table-cell table:style-name="Default" office:value-type="string" calcext:value-type="string">
              <text:p>Jodid/µg</text:p>
            </table:table-cell>
            <table:table-cell table:style-name="Default" office:value-type="string" calcext:value-type="string">
              <text:p>Selen/µg</text:p>
            </table:table-cell>
            <table:table-cell table:style-name="Default" office:value-type="string" calcext:value-type="string">
              <text:p>Mangan/µg</text:p>
            </table:table-cell>
            <table:table-cell table:style-name="Default" office:value-type="string" calcext:value-type="string">
              <text:p>Schwefel/µg</text:p>
            </table:table-cell>
            <table:table-cell table:style-name="Default"/>
            <table:table-cell table:style-name="Default" office:value-type="string" calcext:value-type="string">
              <text:p>Arginin/mg</text:p>
            </table:table-cell>
            <table:table-cell table:style-name="Default" office:value-type="string" calcext:value-type="string">
              <text:p>Cystin/mg</text:p>
            </table:table-cell>
            <table:table-cell table:style-name="Default" office:value-type="string" calcext:value-type="string">
              <text:p>Histidin/mg</text:p>
            </table:table-cell>
            <table:table-cell table:style-name="Default" office:value-type="string" calcext:value-type="string">
              <text:p>Isoleucin/mg</text:p>
            </table:table-cell>
            <table:table-cell table:style-name="Default" office:value-type="string" calcext:value-type="string">
              <text:p>Leucin/mg</text:p>
            </table:table-cell>
            <table:table-cell table:style-name="Default" office:value-type="string" calcext:value-type="string">
              <text:p>Lysin/mg</text:p>
            </table:table-cell>
            <table:table-cell table:style-name="Default" office:value-type="string" calcext:value-type="string">
              <text:p>Methionin/mg</text:p>
            </table:table-cell>
            <table:table-cell table:style-name="Default" office:value-type="string" calcext:value-type="string">
              <text:p>Phenylalanin/mg</text:p>
            </table:table-cell>
            <table:table-cell table:style-name="Default" office:value-type="string" calcext:value-type="string">
              <text:p>Threonin/mg</text:p>
            </table:table-cell>
            <table:table-cell table:style-name="Default" office:value-type="string" calcext:value-type="string">
              <text:p>Tryptophan/mg</text:p>
            </table:table-cell>
            <table:table-cell table:style-name="Default" office:value-type="string" calcext:value-type="string">
              <text:p>Tyrosin/mg</text:p>
            </table:table-cell>
            <table:table-cell table:style-name="Default" office:value-type="string" calcext:value-type="string">
              <text:p>Valin/mg</text:p>
            </table:table-cell>
            <table:table-cell table:style-name="Default" office:value-type="string" calcext:value-type="string">
              <text:p>Alanin/mg</text:p>
            </table:table-cell>
            <table:table-cell table:style-name="Default" office:value-type="string" calcext:value-type="string">
              <text:p>Asparaginsäure/mg</text:p>
            </table:table-cell>
            <table:table-cell table:style-name="Default" office:value-type="string" calcext:value-type="string">
              <text:p>Glutaminsäure/mg</text:p>
            </table:table-cell>
            <table:table-cell table:style-name="Default" office:value-type="string" calcext:value-type="string">
              <text:p>Glycin/mg</text:p>
            </table:table-cell>
            <table:table-cell table:style-name="Default" office:value-type="string" calcext:value-type="string">
              <text:p>Prolin/mg</text:p>
            </table:table-cell>
            <table:table-cell table:style-name="Default" office:value-type="string" calcext:value-type="string">
              <text:p>Serin/mg</text:p>
            </table:table-cell>
            <table:table-cell table:style-name="Default" office:value-type="string" calcext:value-type="string">
              <text:p>sonst. essent. Aminosäuren/mg</text:p>
            </table:table-cell>
            <table:table-cell table:style-name="Default" office:value-type="string" calcext:value-type="string">
              <text:p>essent. Aminosäuren/mg</text:p>
            </table:table-cell>
            <table:table-cell table:style-name="Default" office:value-type="string" calcext:value-type="string">
              <text:p>sonst. n. essent. Aminosäuren/mg</text:p>
            </table:table-cell>
            <table:table-cell table:style-name="Default" office:value-type="string" calcext:value-type="string">
              <text:p>n. essent. Aminosäuren/mg</text:p>
            </table:table-cell>
            <table:table-cell table:style-name="Default"/>
            <table:table-cell table:style-name="Default" office:value-type="string" calcext:value-type="string">
              <text:p>Omega-3/Omega-6</text:p>
            </table:table-cell>
            <table:table-cell table:style-name="Default" office:value-type="string" calcext:value-type="string">
              <text:p>gesättigte </text:p>
              <text:p>Fettsäuren/g</text:p>
            </table:table-cell>
            <table:table-cell table:style-name="Default" office:value-type="string" calcext:value-type="string">
              <text:p>einfach ungesättigte </text:p>
              <text:p>Fettsäuren/g</text:p>
            </table:table-cell>
            <table:table-cell table:style-name="Default" office:value-type="string" calcext:value-type="string">
              <text:p>mehrfach ungesättigte </text:p>
              <text:p>Fettsäuren/g</text:p>
            </table:table-cell>
            <table:table-cell table:style-name="Default" office:value-type="string" calcext:value-type="string">
              <text:p>Omega-3 </text:p>
              <text:p>Fettsäuren/g</text:p>
            </table:table-cell>
            <table:table-cell table:style-name="Default" office:value-type="string" calcext:value-type="string">
              <text:p>Omega-6 </text:p>
              <text:p>Fettsäuren/g</text:p>
            </table:table-cell>
            <table:table-cell table:style-name="Default" office:value-type="string" calcext:value-type="string">
              <text:p>Omega-9 </text:p>
              <text:p>Fettsäuren/g</text:p>
            </table:table-cell>
            <table:table-cell table:style-name="Default"/>
            <table:table-cell table:style-name="Default" office:value-type="string" calcext:value-type="string">
              <text:p>Sorbit/g</text:p>
            </table:table-cell>
            <table:table-cell table:style-name="Default" office:value-type="string" calcext:value-type="string">
              <text:p>Glucose/g</text:p>
            </table:table-cell>
            <table:table-cell table:style-name="Default" office:value-type="string" calcext:value-type="string">
              <text:p>Fructose/g</text:p>
            </table:table-cell>
            <table:table-cell table:style-name="Default" office:value-type="string" calcext:value-type="string">
              <text:p>Saccharose/g</text:p>
            </table:table-cell>
            <table:table-cell table:style-name="Default" office:value-type="string" calcext:value-type="string">
              <text:p>Lactose/g</text:p>
            </table:table-cell>
            <table:table-cell table:style-name="Default" office:value-type="string" calcext:value-type="string">
              <text:p>Stärke/g</text:p>
            </table:table-cell>
            <table:table-cell table:style-name="Default" office:value-type="string" calcext:value-type="string">
              <text:p>Gesamtzucker/g</text:p>
            </table:table-cell>
            <table:table-cell table:style-name="Default" office:value-type="string" calcext:value-type="string">
              <text:p>Maltose/g</text:p>
            </table:table-cell>
            <table:table-cell table:style-name="Default" office:value-type="string" calcext:value-type="string">
              <text:p>Galactose/g</text:p>
            </table:table-cell>
            <table:table-cell table:style-name="Default" office:value-type="string" calcext:value-type="string">
              <text:p>Glycogen/g</text:p>
            </table:table-cell>
            <table:table-cell table:style-name="Default" office:value-type="string" calcext:value-type="string">
              <text:p>Pentosan/mg</text:p>
            </table:table-cell>
            <table:table-cell table:style-name="Default" office:value-type="string" calcext:value-type="string">
              <text:p>Hexosan/mg</text:p>
            </table:table-cell>
            <table:table-cell table:style-name="Default" office:value-type="string" calcext:value-type="string">
              <text:p>Cellulose/g</text:p>
            </table:table-cell>
            <table:table-cell table:style-name="Default" office:value-type="string" calcext:value-type="string">
              <text:p>Polyuronsäure/mg</text:p>
            </table:table-cell>
            <table:table-cell table:style-name="Default" office:value-type="string" calcext:value-type="string">
              <text:p>Mannit/g</text:p>
            </table:table-cell>
            <table:table-cell table:style-name="Default" office:value-type="string" calcext:value-type="string">
              <text:p>Xylit/mg</text:p>
            </table:table-cell>
            <table:table-cell table:style-name="Default" office:value-type="string" calcext:value-type="string">
              <text:p>sonst. Zuckeralkohole/mg</text:p>
            </table:table-cell>
            <table:table-cell table:style-name="Default" office:value-type="string" calcext:value-type="string">
              <text:p>Summe Zuckeralkohole/mg</text:p>
            </table:table-cell>
            <table:table-cell table:style-name="Default" office:value-type="string" calcext:value-type="string">
              <text:p>sonst. Monosaccharide/mg</text:p>
            </table:table-cell>
            <table:table-cell table:style-name="Default" office:value-type="string" calcext:value-type="string">
              <text:p>Monosaccharide/mg</text:p>
            </table:table-cell>
            <table:table-cell table:style-name="Default" office:value-type="string" calcext:value-type="string">
              <text:p>sonst. Disaccharide/mg</text:p>
            </table:table-cell>
            <table:table-cell table:style-name="Default" office:value-type="string" calcext:value-type="string">
              <text:p>Disaccharide/mg</text:p>
            </table:table-cell>
            <table:table-cell table:style-name="Default" office:value-type="string" calcext:value-type="string">
              <text:p>Oligosaccharide resorb./mg</text:p>
            </table:table-cell>
            <table:table-cell table:style-name="Default" office:value-type="string" calcext:value-type="string">
              <text:p>Oligosaccharide n. resorb./mg</text:p>
            </table:table-cell>
            <table:table-cell table:style-name="Default" office:value-type="string" calcext:value-type="string">
              <text:p>sonst. Polysaccharide/mg</text:p>
            </table:table-cell>
            <table:table-cell table:style-name="Default" office:value-type="string" calcext:value-type="string">
              <text:p>Polysaccharide/mg</text:p>
            </table:table-cell>
            <table:table-cell table:style-name="Default"/>
            <table:table-cell table:style-name="Default" office:value-type="string" calcext:value-type="string">
              <text:p>Ballaststoffe wasserl./g</text:p>
            </table:table-cell>
            <table:table-cell table:style-name="Default" office:value-type="string" calcext:value-type="string">
              <text:p>Ballaststoffe w.unlösl./g</text:p>
            </table:table-cell>
            <table:table-cell table:style-name="Default" office:value-type="string" calcext:value-type="string">
              <text:p>Lignin/mg</text:p>
            </table:table-cell>
            <table:table-cell table:style-name="Default" office:value-type="string" calcext:value-type="string">
              <text:p>Kochsalz/g</text:p>
            </table:table-cell>
            <table:table-cell table:style-name="Default" office:value-type="string" calcext:value-type="string">
              <text:p>Harnsäure/mg</text:p>
            </table:table-cell>
            <table:table-cell table:style-name="Default" office:value-type="string" calcext:value-type="string">
              <text:p>P/S Verhältnis </text:p>
            </table:table-cell>
            <table:table-cell table:number-columns-repeated="857"/>
          </table:table-row>
        </table:table-header-rows>
        <table:table-row table:style-name="ro1">
          <table:table-cell/>
          <table:table-cell table:style-name="ce3" table:number-columns-repeated="5"/>
          <table:table-cell table:number-columns-repeated="9"/>
          <table:table-cell table:style-name="ce3"/>
          <table:table-cell table:number-columns-repeated="62"/>
          <table:table-cell table:style-name="ce3"/>
          <table:table-cell table:number-columns-repeated="3"/>
          <table:table-cell table:style-name="ce3"/>
          <table:table-cell table:number-columns-repeated="893"/>
        </table:table-row>
        <table:table-row table:style-name="ro3">
          <table:table-cell table:style-name="Heading1" office:value-type="string" calcext:value-type="string">
            <text:p>Getreide und Ähnliche</text:p>
          </table:table-cell>
          <table:table-cell table:style-name="ce3" table:number-columns-repeated="5"/>
          <table:table-cell table:number-columns-repeated="9"/>
          <table:table-cell table:style-name="ce3"/>
          <table:table-cell table:number-columns-repeated="62"/>
          <table:table-cell table:style-name="ce3"/>
          <table:table-cell table:number-columns-repeated="3"/>
          <table:table-cell table:style-name="ce3"/>
          <table:table-cell table:number-columns-repeated="893"/>
        </table:table-row>
        <table:table-row table:style-name="ro4">
          <table:table-cell office:value-type="string" calcext:value-type="string">
            <text:p>Hafer Flocken/Haferkleie</text:p>
          </table:table-cell>
          <table:table-cell table:formula="of:=([.N5]/(['Allgemeine Informationen'.$B$2]-[.P5])*['Allgemeine Informationen'.$B$2])" office:value-type="float" office:value="66.2070499277216" calcext:value-type="float">
            <text:p>66,21</text:p>
          </table:table-cell>
          <table:table-cell table:formula="of:=[.L5]/(['Allgemeine Informationen'.$B$2]-[.P5])*['Allgemeine Informationen'.$B$2]" office:value-type="float" office:value="14.7003224730346" calcext:value-type="float">
            <text:p>14,7</text:p>
          </table:table-cell>
          <table:table-cell table:formula="of:=[.M5]/(['Allgemeine Informationen'.$B$2]-[.P5])*['Allgemeine Informationen'.$B$2]" office:value-type="float" office:value="7.39464027577004" calcext:value-type="float">
            <text:p>7,39</text:p>
          </table:table-cell>
          <table:table-cell table:formula="of:=[.Q5]/(['Allgemeine Informationen'.$B$2]-[.P5])*['Allgemeine Informationen'.$B$2]" office:value-type="float" office:value="10.7416879795396" calcext:value-type="float">
            <text:p>10,74</text:p>
          </table:table-cell>
          <table:table-cell/>
          <table:table-cell table:formula="of:=[.N5]/['Allgemeine Informationen'.$B$1]" office:value-type="float" office:value="5.954" calcext:value-type="float">
            <text:p>5,95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1560" calcext:value-type="float">
            <text:p>1.560</text:p>
          </table:table-cell>
          <table:table-cell office:value-type="float" office:value="13.22" calcext:value-type="float">
            <text:p>13,22</text:p>
          </table:table-cell>
          <table:table-cell office:value-type="float" office:value="6.65" calcext:value-type="float">
            <text:p>6,65</text:p>
          </table:table-cell>
          <table:table-cell office:value-type="float" office:value="59.54" calcext:value-type="float">
            <text:p>59,54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,07</text:p>
          </table:table-cell>
          <table:table-cell office:value-type="float" office:value="9.66" calcext:value-type="float">
            <text:p>9,66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87" calcext:value-type="float">
            <text:p>87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7" calcext:value-type="float">
            <text:p>4.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4.44" calcext:value-type="float">
            <text:p>4,44</text:p>
          </table:table-cell>
          <table:table-cell office:value-type="float" office:value="325" calcext:value-type="float">
            <text:p>325</text:p>
          </table:table-cell>
          <table:table-cell office:value-type="float" office:value="410" calcext:value-type="float">
            <text:p>410</text:p>
          </table:table-cell>
          <table:table-cell office:value-type="float" office:value="3.64" calcext:value-type="float">
            <text:p>3,6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4934" calcext:value-type="float">
            <text:p>4.934</text:p>
          </table:table-cell>
          <table:table-cell office:value-type="float" office:value="200000" calcext:value-type="float">
            <text:p>200.00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office:value-type="float" office:value="610" calcext:value-type="float">
            <text:p>610</text:p>
          </table:table-cell>
          <table:table-cell office:value-type="float" office:value="1130" calcext:value-type="float">
            <text:p>1.13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780" calcext:value-type="float">
            <text:p>780</text:p>
          </table:table-cell>
          <table:table-cell office:value-type="float" office:value="530" calcext:value-type="float">
            <text:p>530</text:p>
          </table:table-cell>
          <table:table-cell office:value-type="float" office:value="190" calcext:value-type="float">
            <text:p>190</text:p>
          </table:table-cell>
          <table:table-cell office:value-type="float" office:value="570" calcext:value-type="float">
            <text:p>570</text:p>
          </table:table-cell>
          <table:table-cell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  <table:table-cell office:value-type="float" office:value="1290" calcext:value-type="float">
            <text:p>1.290</text:p>
          </table:table-cell>
          <table:table-cell office:value-type="float" office:value="3080" calcext:value-type="float">
            <text:p>3.080</text:p>
          </table:table-cell>
          <table:table-cell office:value-type="float" office:value="850" calcext:value-type="float">
            <text:p>850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6920" calcext:value-type="float">
            <text:p>6.920</text:p>
          </table:table-cell>
          <table:table-cell office:value-type="float" office:value="0" calcext:value-type="float">
            <text:p>0</text:p>
          </table:table-cell>
          <table:table-cell office:value-type="float" office:value="7560" calcext:value-type="float">
            <text:p>7.560</text:p>
          </table:table-cell>
          <table:table-cell/>
          <table:table-cell table:formula="of:=IF([.CF5]=0;0;[.CE5]/[.CF5])" office:value-type="float" office:value="0.0231481481481481" calcext:value-type="float">
            <text:p>0,02</text:p>
          </table:table-cell>
          <table:table-cell office:value-type="float" office:value="1.11" calcext:value-type="float">
            <text:p>1,11</text:p>
          </table:table-cell>
          <table:table-cell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office:value-type="float" office:value="0.05" calcext:value-type="float">
            <text:p>0,05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57.99" calcext:value-type="float">
            <text:p>57,99</text:p>
          </table:table-cell>
          <table:table-cell office:value-type="float" office:value="0.77" calcext:value-type="float">
            <text:p>0,77</text:p>
          </table:table-cell>
          <table:table-cell office:value-type="float" office:value="0.06" calcext:value-type="float">
            <text:p>0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483" calcext:value-type="float">
            <text:p>4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92" calcext:value-type="float">
            <text:p>57.992</text:p>
          </table:table-cell>
          <table:table-cell/>
          <table:table-cell office:value-type="float" office:value="4.95" calcext:value-type="float">
            <text:p>4,95</text:p>
          </table:table-cell>
          <table:table-cell office:value-type="float" office:value="5.08" calcext:value-type="float">
            <text:p>5,08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maranth roh</text:p>
          </table:table-cell>
          <table:table-cell table:formula="of:=([.N6]/(['Allgemeine Informationen'.$B$2]-[.P6])*['Allgemeine Informationen'.$B$2])" office:value-type="float" office:value="66.3026052104209" calcext:value-type="float">
            <text:p>66,3</text:p>
          </table:table-cell>
          <table:table-cell table:formula="of:=[.L6]/(['Allgemeine Informationen'.$B$2]-[.P6])*['Allgemeine Informationen'.$B$2]" office:value-type="float" office:value="14.4789579158317" calcext:value-type="float">
            <text:p>14,48</text:p>
          </table:table-cell>
          <table:table-cell table:formula="of:=[.M6]/(['Allgemeine Informationen'.$B$2]-[.P6])*['Allgemeine Informationen'.$B$2]" office:value-type="float" office:value="6.52304609218437" calcext:value-type="float">
            <text:p>6,52</text:p>
          </table:table-cell>
          <table:table-cell table:formula="of:=[.Q6]/(['Allgemeine Informationen'.$B$2]-[.P6])*['Allgemeine Informationen'.$B$2]" office:value-type="float" office:value="9.3186372745491" calcext:value-type="float">
            <text:p>9,32</text:p>
          </table:table-cell>
          <table:table-cell/>
          <table:table-cell table:formula="of:=[.N6]/['Allgemeine Informationen'.$B$1]" office:value-type="float" office:value="6.617" calcext:value-type="float">
            <text:p>6,6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1686" calcext:value-type="float">
            <text:p>1.686</text:p>
          </table:table-cell>
          <table:table-cell office:value-type="float" office:value="14.45" calcext:value-type="float">
            <text:p>14,45</text:p>
          </table:table-cell>
          <table:table-cell office:value-type="float" office:value="6.51" calcext:value-type="float">
            <text:p>6,51</text:p>
          </table:table-cell>
          <table:table-cell office:value-type="float" office:value="66.17" calcext:value-type="float">
            <text:p>66,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,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49" calcext:value-type="float">
            <text:p>49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3" calcext:value-type="float">
            <text:p>4.3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66" calcext:value-type="float">
            <text:p>366</text:p>
          </table:table-cell>
          <table:table-cell office:value-type="float" office:value="266" calcext:value-type="float">
            <text:p>266</text:p>
          </table:table-cell>
          <table:table-cell office:value-type="float" office:value="214" calcext:value-type="float">
            <text:p>214</text:p>
          </table:table-cell>
          <table:table-cell office:value-type="float" office:value="7.59" calcext:value-type="float">
            <text:p>7,59</text:p>
          </table:table-cell>
          <table:table-cell office:value-type="float" office:value="455" calcext:value-type="float">
            <text:p>455</text:p>
          </table:table-cell>
          <table:table-cell office:value-type="float" office:value="777" calcext:value-type="float">
            <text:p>777</text:p>
          </table:table-cell>
          <table:table-cell office:value-type="float" office:value="3.18" calcext:value-type="float">
            <text:p>3,18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.260</text:p>
          </table:table-cell>
          <table:table-cell office:value-type="float" office:value="140000" calcext:value-type="float">
            <text:p>140.000</text:p>
          </table:table-cell>
          <table:table-cell/>
          <table:table-cell office:value-type="float" office:value="1060" calcext:value-type="float">
            <text:p>1.060</text:p>
          </table:table-cell>
          <table:table-cell office:value-type="float" office:value="310" calcext:value-type="float">
            <text:p>310</text:p>
          </table:table-cell>
          <table:table-cell office:value-type="float" office:value="389" calcext:value-type="float">
            <text:p>389</text:p>
          </table:table-cell>
          <table:table-cell office:value-type="float" office:value="582" calcext:value-type="float">
            <text:p>582</text:p>
          </table:table-cell>
          <table:table-cell office:value-type="float" office:value="879" calcext:value-type="float">
            <text:p>879</text:p>
          </table:table-cell>
          <table:table-cell office:value-type="float" office:value="747" calcext:value-type="float">
            <text:p>747</text:p>
          </table:table-cell>
          <table:table-cell office:value-type="float" office:value="226" calcext:value-type="float">
            <text:p>226</text:p>
          </table:table-cell>
          <table:table-cell office:value-type="float" office:value="542" calcext:value-type="float">
            <text:p>542</text:p>
          </table:table-cell>
          <table:table-cell office:value-type="float" office:value="558" calcext:value-type="float">
            <text:p>558</text:p>
          </table:table-cell>
          <table:table-cell office:value-type="float" office:value="181" calcext:value-type="float">
            <text:p>181</text:p>
          </table:table-cell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 office:value-type="float" office:value="799" calcext:value-type="float">
            <text:p>799</text:p>
          </table:table-cell>
          <table:table-cell office:value-type="float" office:value="1261" calcext:value-type="float">
            <text:p>1.261</text:p>
          </table:table-cell>
          <table:table-cell office:value-type="float" office:value="2259" calcext:value-type="float">
            <text:p>2.259</text:p>
          </table:table-cell>
          <table:table-cell office:value-type="float" office:value="1636" calcext:value-type="float">
            <text:p>1.636</text:p>
          </table:table-cell>
          <table:table-cell office:value-type="float" office:value="698" calcext:value-type="float">
            <text:p>698</text:p>
          </table:table-cell>
          <table:table-cell office:value-type="float" office:value="1148" calcext:value-type="float">
            <text:p>1.148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.482</text:p>
          </table:table-cell>
          <table:table-cell office:value-type="float" office:value="0" calcext:value-type="float">
            <text:p>0</text:p>
          </table:table-cell>
          <table:table-cell office:value-type="float" office:value="7801" calcext:value-type="float">
            <text:p>7.801</text:p>
          </table:table-cell>
          <table:table-cell/>
          <table:table-cell table:formula="of:=IF([.CF6]=0;0;[.CE6]/[.CF6])" office:value-type="float" office:value="0.0212014134275618" calcext:value-type="float">
            <text:p>0,02</text:p>
          </table:table-cell>
          <table:table-cell office:value-type="float" office:value="1.67" calcext:value-type="float">
            <text:p>1,67</text:p>
          </table:table-cell>
          <table:table-cell office:value-type="float" office:value="2.89" calcext:value-type="float">
            <text:p>2,89</text:p>
          </table:table-cell>
          <table:table-cell office:value-type="float" office:value="1.46" calcext:value-type="float">
            <text:p>1,46</text:p>
          </table:table-cell>
          <table:table-cell office:value-type="float" office:value="0.06" calcext:value-type="float">
            <text:p>0,06</text:p>
          </table:table-cell>
          <table:table-cell office:value-type="float" office:value="2.83" calcext:value-type="float">
            <text:p>2,83</text:p>
          </table:table-cell>
          <table:table-cell office:value-type="float" office:value="1.43" calcext:value-type="float">
            <text:p>1,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47" calcext:value-type="float">
            <text:p>1,47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,1</text:p>
          </table:table-cell>
          <table:table-cell office:value-type="float" office:value="1.67" calcext:value-type="float">
            <text:p>1,67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1488" calcext:value-type="float">
            <text:p>1.4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70" calcext:value-type="float">
            <text:p>1.670</text:p>
          </table:table-cell>
          <table:table-cell office:value-type="float" office:value="662" calcext:value-type="float">
            <text:p>66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5100" calcext:value-type="float">
            <text:p>55.100</text:p>
          </table:table-cell>
          <table:table-cell/>
          <table:table-cell office:value-type="float" office:value="3.44" calcext:value-type="float">
            <text:p>3,44</text:p>
          </table:table-cell>
          <table:table-cell office:value-type="float" office:value="5.86" calcext:value-type="float">
            <text:p>5,86</text:p>
          </table:table-cell>
          <table:table-cell office:value-type="float" office:value="744" calcext:value-type="float">
            <text:p>744</text:p>
          </table:table-cell>
          <table:table-cell office:value-type="float" office:value="0.05" calcext:value-type="float">
            <text:p>0,05</text:p>
          </table:table-cell>
          <table:table-cell office:value-type="float" office:value="66" calcext:value-type="float">
            <text:p>66</text:p>
          </table:table-cell>
          <table:table-cell office:value-type="float" office:value="1.73" calcext:value-type="float">
            <text:p>1,7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oggen Vollkornmehl</text:p>
          </table:table-cell>
          <table:table-cell table:formula="of:=([.N7]/(['Allgemeine Informationen'.$B$2]-[.P7])*['Allgemeine Informationen'.$B$2])" office:value-type="float" office:value="69.6205433910352" calcext:value-type="float">
            <text:p>69,62</text:p>
          </table:table-cell>
          <table:table-cell table:formula="of:=[.L7]/(['Allgemeine Informationen'.$B$2]-[.P7])*['Allgemeine Informationen'.$B$2]" office:value-type="float" office:value="10.8907485956666" calcext:value-type="float">
            <text:p>10,89</text:p>
          </table:table-cell>
          <table:table-cell table:formula="of:=[.M7]/(['Allgemeine Informationen'.$B$2]-[.P7])*['Allgemeine Informationen'.$B$2]" office:value-type="float" office:value="1.94887080132982" calcext:value-type="float">
            <text:p>1,95</text:p>
          </table:table-cell>
          <table:table-cell table:formula="of:=[.Q7]/(['Allgemeine Informationen'.$B$2]-[.P7])*['Allgemeine Informationen'.$B$2]" office:value-type="float" office:value="15.361687492835" calcext:value-type="float">
            <text:p>15,36</text:p>
          </table:table-cell>
          <table:table-cell/>
          <table:table-cell table:formula="of:=[.N7]/['Allgemeine Informationen'.$B$1]" office:value-type="float" office:value="6.073" calcext:value-type="float">
            <text:p>6,07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364" calcext:value-type="float">
            <text:p>1.364</text:p>
          </table:table-cell>
          <table:table-cell office:value-type="float" office:value="9.5" calcext:value-type="float">
            <text:p>9,5</text:p>
          </table:table-cell>
          <table:table-cell office:value-type="float" office:value="1.7" calcext:value-type="float">
            <text:p>1,7</text:p>
          </table:table-cell>
          <table:table-cell office:value-type="float" office:value="60.73" calcext:value-type="float">
            <text:p>60,73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,77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143" calcext:value-type="float">
            <text:p>143</text:p>
          </table:table-cell>
          <table:table-cell office:value-type="float" office:value="0.37" calcext:value-type="float">
            <text:p>0,37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27" calcext:value-type="float">
            <text:p>3.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2.77" calcext:value-type="float">
            <text:p>2,77</text:p>
          </table:table-cell>
          <table:table-cell office:value-type="float" office:value="340" calcext:value-type="float">
            <text:p>340</text:p>
          </table:table-cell>
          <table:table-cell office:value-type="float" office:value="392" calcext:value-type="float">
            <text:p>392</text:p>
          </table:table-cell>
          <table:table-cell office:value-type="float" office:value="2.76" calcext:value-type="float">
            <text:p>2,7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.854</text:p>
          </table:table-cell>
          <table:table-cell office:value-type="float" office:value="130000" calcext:value-type="float">
            <text:p>130.000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359" calcext:value-type="float">
            <text:p>359</text:p>
          </table:table-cell>
          <table:table-cell office:value-type="float" office:value="640" calcext:value-type="float">
            <text:p>640</text:p>
          </table:table-cell>
          <table:table-cell office:value-type="float" office:value="379" calcext:value-type="float">
            <text:p>379</text:p>
          </table:table-cell>
          <table:table-cell office:value-type="float" office:value="136" calcext:value-type="float">
            <text:p>136</text:p>
          </table:table-cell>
          <table:table-cell office:value-type="float" office:value="446" calcext:value-type="float">
            <text:p>446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495" calcext:value-type="float">
            <text:p>495</text:p>
          </table:table-cell>
          <table:table-cell office:value-type="float" office:value="446" calcext:value-type="float">
            <text:p>446</text:p>
          </table:table-cell>
          <table:table-cell office:value-type="float" office:value="659" calcext:value-type="float">
            <text:p>659</text:p>
          </table:table-cell>
          <table:table-cell office:value-type="float" office:value="2512" calcext:value-type="float">
            <text:p>2.512</text:p>
          </table:table-cell>
          <table:table-cell office:value-type="float" office:value="437" calcext:value-type="float">
            <text:p>437</text:p>
          </table:table-cell>
          <table:table-cell office:value-type="float" office:value="1115" calcext:value-type="float">
            <text:p>1.115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909" calcext:value-type="float">
            <text:p>3.909</text:p>
          </table:table-cell>
          <table:table-cell office:value-type="float" office:value="0" calcext:value-type="float">
            <text:p>0</text:p>
          </table:table-cell>
          <table:table-cell office:value-type="float" office:value="5595" calcext:value-type="float">
            <text:p>5.595</text:p>
          </table:table-cell>
          <table:table-cell/>
          <table:table-cell table:formula="of:=IF([.CF7]=0;0;[.CE7]/[.CF7])" office:value-type="float" office:value="0.14492753623188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0.8" calcext:value-type="float">
            <text:p>0,8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59.09" calcext:value-type="float">
            <text:p>59,09</text:p>
          </table:table-cell>
          <table:table-cell office:value-type="float" office:value="1.03" calcext:value-type="float">
            <text:p>1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office:value-type="float" office:value="670" calcext:value-type="float">
            <text:p>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90" calcext:value-type="float">
            <text:p>59.090</text:p>
          </table:table-cell>
          <table:table-cell/>
          <table:table-cell office:value-type="float" office:value="4.76" calcext:value-type="float">
            <text:p>4,76</text:p>
          </table:table-cell>
          <table:table-cell office:value-type="float" office:value="8.64" calcext:value-type="float">
            <text:p>8,64</text:p>
          </table:table-cell>
          <table:table-cell office:value-type="float" office:value="670" calcext:value-type="float">
            <text:p>670</text:p>
          </table:table-cell>
          <table:table-cell office:value-type="float" office:value="0.01" calcext:value-type="float">
            <text:p>0,01</text:p>
          </table:table-cell>
          <table:table-cell office:value-type="float" office:value="51" calcext:value-type="float">
            <text:p>51</text:p>
          </table:table-cell>
          <table:table-cell office:value-type="float" office:value="3.37" calcext:value-type="float">
            <text:p>3,3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zen Vollkornmehl</text:p>
          </table:table-cell>
          <table:table-cell table:formula="of:=([.N8]/(['Allgemeine Informationen'.$B$2]-[.P8])*['Allgemeine Informationen'.$B$2])" office:value-type="float" office:value="70.0352941176471" calcext:value-type="float">
            <text:p>70,04</text:p>
          </table:table-cell>
          <table:table-cell table:formula="of:=[.L8]/(['Allgemeine Informationen'.$B$2]-[.P8])*['Allgemeine Informationen'.$B$2]" office:value-type="float" office:value="13.4235294117647" calcext:value-type="float">
            <text:p>13,42</text:p>
          </table:table-cell>
          <table:table-cell table:formula="of:=[.M8]/(['Allgemeine Informationen'.$B$2]-[.P8])*['Allgemeine Informationen'.$B$2]" office:value-type="float" office:value="2.77647058823529" calcext:value-type="float">
            <text:p>2,78</text:p>
          </table:table-cell>
          <table:table-cell table:formula="of:=[.Q8]/(['Allgemeine Informationen'.$B$2]-[.P8])*['Allgemeine Informationen'.$B$2]" office:value-type="float" office:value="11.7647058823529" calcext:value-type="float">
            <text:p>11,76</text:p>
          </table:table-cell>
          <table:table-cell/>
          <table:table-cell table:formula="of:=[.N8]/['Allgemeine Informationen'.$B$1]" office:value-type="float" office:value="5.953" calcext:value-type="float">
            <text:p>5,9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1373" calcext:value-type="float">
            <text:p>1.373</text:p>
          </table:table-cell>
          <table:table-cell office:value-type="float" office:value="11.41" calcext:value-type="float">
            <text:p>11,41</text:p>
          </table:table-cell>
          <table:table-cell office:value-type="float" office:value="2.36" calcext:value-type="float">
            <text:p>2,36</text:p>
          </table:table-cell>
          <table:table-cell office:value-type="float" office:value="59.53" calcext:value-type="float">
            <text:p>59,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0" calcext:value-type="float">
            <text:p>50</text:p>
          </table:table-cell>
          <table:table-cell office:value-type="float" office:value="0.47" calcext:value-type="float">
            <text:p>0,47</text:p>
          </table:table-cell>
          <table:table-cell office:value-type="float" office:value="0.17" calcext:value-type="float">
            <text:p>0,17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17" calcext:value-type="float">
            <text:p>7.1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,4</text:p>
          </table:table-cell>
          <table:table-cell office:value-type="float" office:value="345" calcext:value-type="float">
            <text:p>345</text:p>
          </table:table-cell>
          <table:table-cell office:value-type="float" office:value="630" calcext:value-type="float">
            <text:p>630</text:p>
          </table:table-cell>
          <table:table-cell office:value-type="float" office:value="3.4" calcext:value-type="float">
            <text:p>3,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.100</text:p>
          </table:table-cell>
          <table:table-cell office:value-type="float" office:value="125000" calcext:value-type="float">
            <text:p>125.000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450" calcext:value-type="float">
            <text:p>450</text:p>
          </table:table-cell>
          <table:table-cell office:value-type="float" office:value="772" calcext:value-type="float">
            <text:p>772</text:p>
          </table:table-cell>
          <table:table-cell office:value-type="float" office:value="311" calcext:value-type="float">
            <text:p>311</text:p>
          </table:table-cell>
          <table:table-cell office:value-type="float" office:value="173" calcext:value-type="float">
            <text:p>173</text:p>
          </table:table-cell>
          <table:table-cell office:value-type="float" office:value="530" calcext:value-type="float">
            <text:p>530</text:p>
          </table:table-cell>
          <table:table-cell office:value-type="float" office:value="334" calcext:value-type="float">
            <text:p>334</text:p>
          </table:table-cell>
          <table:table-cell office:value-type="float" office:value="115" calcext:value-type="float">
            <text:p>115</text:p>
          </table:table-cell>
          <table:table-cell office:value-type="float" office:value="346" calcext:value-type="float">
            <text:p>346</text:p>
          </table:table-cell>
          <table:table-cell office:value-type="float" office:value="518" calcext:value-type="float">
            <text:p>518</text:p>
          </table:table-cell>
          <table:table-cell office:value-type="float" office:value="403" calcext:value-type="float">
            <text:p>403</text:p>
          </table:table-cell>
          <table:table-cell office:value-type="float" office:value="565" calcext:value-type="float">
            <text:p>565</text:p>
          </table:table-cell>
          <table:table-cell office:value-type="float" office:value="3493" calcext:value-type="float">
            <text:p>3.493</text:p>
          </table:table-cell>
          <table:table-cell office:value-type="float" office:value="530" calcext:value-type="float">
            <text:p>530</text:p>
          </table:table-cell>
          <table:table-cell office:value-type="float" office:value="1314" calcext:value-type="float">
            <text:p>1.314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4516" calcext:value-type="float">
            <text:p>4.516</text:p>
          </table:table-cell>
          <table:table-cell office:value-type="float" office:value="0" calcext:value-type="float">
            <text:p>0</text:p>
          </table:table-cell>
          <table:table-cell office:value-type="float" office:value="6893" calcext:value-type="float">
            <text:p>6.893</text:p>
          </table:table-cell>
          <table:table-cell/>
          <table:table-cell table:formula="of:=IF([.CF8]=0;0;[.CE8]/[.CF8])" office:value-type="float" office:value="0.0693069306930693" calcext:value-type="float">
            <text:p>0,07</text:p>
          </table:table-cell>
          <table:table-cell office:value-type="float" office:value="0.34" calcext:value-type="float">
            <text:p>0,34</text:p>
          </table:table-cell>
          <table:table-cell office:value-type="float" office:value="1.08" calcext:value-type="float">
            <text:p>1,08</text:p>
          </table:table-cell>
          <table:table-cell office:value-type="float" office:value="0.28" calcext:value-type="float">
            <text:p>0,28</text:p>
          </table:table-cell>
          <table:table-cell office:value-type="float" office:value="0.07" calcext:value-type="float">
            <text:p>0,07</text:p>
          </table:table-cell>
          <table:table-cell office:value-type="float" office:value="1.01" calcext:value-type="float">
            <text:p>1,01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8.46" calcext:value-type="float">
            <text:p>58,46</text:p>
          </table:table-cell>
          <table:table-cell office:value-type="float" office:value="0.71" calcext:value-type="float">
            <text:p>0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58" calcext:value-type="float">
            <text:p>58.458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7.7" calcext:value-type="float">
            <text:p>7,7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82" calcext:value-type="float">
            <text:p>82</text:p>
          </table:table-cell>
          <table:table-cell office:value-type="float" office:value="3.14" calcext:value-type="float">
            <text:p>3,1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Quinoa roh</text:p>
          </table:table-cell>
          <table:table-cell table:formula="of:=([.N9]/(['Allgemeine Informationen'.$B$2]-[.P9])*['Allgemeine Informationen'.$B$2])" office:value-type="float" office:value="70.0392596747056" calcext:value-type="float">
            <text:p>70,04</text:p>
          </table:table-cell>
          <table:table-cell table:formula="of:=[.L9]/(['Allgemeine Informationen'.$B$2]-[.P9])*['Allgemeine Informationen'.$B$2]" office:value-type="float" office:value="13.6735838474481" calcext:value-type="float">
            <text:p>13,67</text:p>
          </table:table-cell>
          <table:table-cell table:formula="of:=[.M9]/(['Allgemeine Informationen'.$B$2]-[.P9])*['Allgemeine Informationen'.$B$2]" office:value-type="float" office:value="6.66292765002804" calcext:value-type="float">
            <text:p>6,66</text:p>
          </table:table-cell>
          <table:table-cell table:formula="of:=[.Q9]/(['Allgemeine Informationen'.$B$2]-[.P9])*['Allgemeine Informationen'.$B$2]" office:value-type="float" office:value="7.69489624228828" calcext:value-type="float">
            <text:p>7,69</text:p>
          </table:table-cell>
          <table:table-cell/>
          <table:table-cell table:formula="of:=[.N9]/['Allgemeine Informationen'.$B$1]" office:value-type="float" office:value="6.244" calcext:value-type="float">
            <text:p>6,24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1543" calcext:value-type="float">
            <text:p>1.543</text:p>
          </table:table-cell>
          <table:table-cell office:value-type="float" office:value="12.19" calcext:value-type="float">
            <text:p>12,19</text:p>
          </table:table-cell>
          <table:table-cell office:value-type="float" office:value="5.94" calcext:value-type="float">
            <text:p>5,94</text:p>
          </table:table-cell>
          <table:table-cell office:value-type="float" office:value="62.44" calcext:value-type="float">
            <text:p>62,44</text:p>
          </table:table-cell>
          <table:table-cell office:value-type="float" office:value="0" calcext:value-type="float">
            <text:p>0</text:p>
          </table:table-cell>
          <table:table-cell office:value-type="float" office:value="10.85" calcext:value-type="float">
            <text:p>10,85</text:p>
          </table:table-cell>
          <table:table-cell office:value-type="float" office:value="6.86" calcext:value-type="float">
            <text:p>6,8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,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49" calcext:value-type="float">
            <text:p>49</text:p>
          </table:table-cell>
          <table:table-cell office:value-type="float" office:value="0.46" calcext:value-type="float">
            <text:p>0,4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" calcext:value-type="float">
            <text:p>3.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2" calcext:value-type="float">
            <text:p>562</text:p>
          </table:table-cell>
          <table:table-cell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office:value-type="float" office:value="2.92" calcext:value-type="float">
            <text:p>2,92</text:p>
          </table:table-cell>
          <table:table-cell office:value-type="float" office:value="592" calcext:value-type="float">
            <text:p>592</text:p>
          </table:table-cell>
          <table:table-cell office:value-type="float" office:value="482" calcext:value-type="float">
            <text:p>482</text:p>
          </table:table-cell>
          <table:table-cell office:value-type="float" office:value="2.25" calcext:value-type="float">
            <text:p>2,25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.532</text:p>
          </table:table-cell>
          <table:table-cell office:value-type="float" office:value="64000" calcext:value-type="float">
            <text:p>64.000</text:p>
          </table:table-cell>
          <table:table-cell/>
          <table:table-cell office:value-type="float" office:value="1103" calcext:value-type="float">
            <text:p>1.103</text:p>
          </table:table-cell>
          <table:table-cell office:value-type="float" office:value="195" calcext:value-type="float">
            <text:p>195</text:p>
          </table:table-cell>
          <table:table-cell office:value-type="float" office:value="368" calcext:value-type="float">
            <text:p>368</text:p>
          </table:table-cell>
          <table:table-cell office:value-type="float" office:value="718" calcext:value-type="float">
            <text:p>718</text:p>
          </table:table-cell>
          <table:table-cell office:value-type="float" office:value="930" calcext:value-type="float">
            <text:p>930</text:p>
          </table:table-cell>
          <table:table-cell office:value-type="float" office:value="860" calcext:value-type="float">
            <text:p>860</text:p>
          </table:table-cell>
          <table:table-cell office:value-type="float" office:value="188" calcext:value-type="float">
            <text:p>188</text:p>
          </table:table-cell>
          <table:table-cell office:value-type="float" office:value="530" calcext:value-type="float">
            <text:p>530</text:p>
          </table:table-cell>
          <table:table-cell office:value-type="float" office:value="590" calcext:value-type="float">
            <text:p>590</text:p>
          </table:table-cell>
          <table:table-cell office:value-type="float" office:value="165" calcext:value-type="float">
            <text:p>165</text:p>
          </table:table-cell>
          <table:table-cell office:value-type="float" office:value="423" calcext:value-type="float">
            <text:p>423</text:p>
          </table:table-cell>
          <table:table-cell office:value-type="float" office:value="633" calcext:value-type="float">
            <text:p>633</text:p>
          </table:table-cell>
          <table:table-cell office:value-type="float" office:value="600" calcext:value-type="float">
            <text:p>600</text:p>
          </table:table-cell>
          <table:table-cell office:value-type="float" office:value="1120" calcext:value-type="float">
            <text:p>1.120</text:p>
          </table:table-cell>
          <table:table-cell office:value-type="float" office:value="2050" calcext:value-type="float">
            <text:p>2.050</text:p>
          </table:table-cell>
          <table:table-cell office:value-type="float" office:value="790" calcext:value-type="float">
            <text:p>79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.70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.700</text:p>
          </table:table-cell>
          <table:table-cell/>
          <table:table-cell table:formula="of:=IF([.CF9]=0;0;[.CE9]/[.CF9])" office:value-type="float" office:value="0.0823045267489712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2.63" calcext:value-type="float">
            <text:p>2,63</text:p>
          </table:table-cell>
          <table:table-cell office:value-type="float" office:value="1.31" calcext:value-type="float">
            <text:p>1,31</text:p>
          </table:table-cell>
          <table:table-cell office:value-type="float" office:value="0.2" calcext:value-type="float">
            <text:p>0,2</text:p>
          </table:table-cell>
          <table:table-cell office:value-type="float" office:value="2.43" calcext:value-type="float">
            <text:p>2,43</text:p>
          </table:table-cell>
          <table:table-cell office:value-type="float" office:value="1.31" calcext:value-type="float">
            <text:p>1,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,9</text:p>
          </table:table-cell>
          <table:table-cell office:value-type="float" office:value="1.82" calcext:value-type="float">
            <text:p>1,82</text:p>
          </table:table-cell>
          <table:table-cell office:value-type="float" office:value="0.22" calcext:value-type="float">
            <text:p>0,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098" calcext:value-type="float">
            <text:p>1.0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16" calcext:value-type="float">
            <text:p>1.816</text:p>
          </table:table-cell>
          <table:table-cell office:value-type="float" office:value="720" calcext:value-type="float">
            <text:p>72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9904" calcext:value-type="float">
            <text:p>59.904</text:p>
          </table:table-cell>
          <table:table-cell/>
          <table:table-cell office:value-type="float" office:value="1.26" calcext:value-type="float">
            <text:p>1,26</text:p>
          </table:table-cell>
          <table:table-cell office:value-type="float" office:value="5.38" calcext:value-type="float">
            <text:p>5,38</text:p>
          </table:table-cell>
          <table:table-cell office:value-type="float" office:value="549" calcext:value-type="float">
            <text:p>549</text:p>
          </table:table-cell>
          <table:table-cell office:value-type="float" office:value="0.01" calcext:value-type="float">
            <text:p>0,01</text:p>
          </table:table-cell>
          <table:table-cell office:value-type="float" office:value="66" calcext:value-type="float">
            <text:p>66</text:p>
          </table:table-cell>
          <table:table-cell office:value-type="float" office:value="4.94" calcext:value-type="float">
            <text:p>4,9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Dinkel Vollkornmehl</text:p>
          </table:table-cell>
          <table:table-cell table:formula="of:=([.N10]/(['Allgemeine Informationen'.$B$2]-[.P10])*['Allgemeine Informationen'.$B$2])" office:value-type="float" office:value="71.5393258426966" calcext:value-type="float">
            <text:p>71,54</text:p>
          </table:table-cell>
          <table:table-cell table:formula="of:=[.L10]/(['Allgemeine Informationen'.$B$2]-[.P10])*['Allgemeine Informationen'.$B$2]" office:value-type="float" office:value="14.2247191011236" calcext:value-type="float">
            <text:p>14,22</text:p>
          </table:table-cell>
          <table:table-cell table:formula="of:=[.M10]/(['Allgemeine Informationen'.$B$2]-[.P10])*['Allgemeine Informationen'.$B$2]" office:value-type="float" office:value="4.02247191011236" calcext:value-type="float">
            <text:p>4,02</text:p>
          </table:table-cell>
          <table:table-cell table:formula="of:=[.Q10]/(['Allgemeine Informationen'.$B$2]-[.P10])*['Allgemeine Informationen'.$B$2]" office:value-type="float" office:value="9.28089887640449" calcext:value-type="float">
            <text:p>9,28</text:p>
          </table:table-cell>
          <table:table-cell/>
          <table:table-cell table:formula="of:=[.N10]/['Allgemeine Informationen'.$B$1]" office:value-type="float" office:value="6.367" calcext:value-type="float">
            <text:p>6,37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496" calcext:value-type="float">
            <text:p>1.496</text:p>
          </table:table-cell>
          <table:table-cell office:value-type="float" office:value="12.66" calcext:value-type="float">
            <text:p>12,66</text:p>
          </table:table-cell>
          <table:table-cell office:value-type="float" office:value="3.58" calcext:value-type="float">
            <text:p>3,58</text:p>
          </table:table-cell>
          <table:table-cell office:value-type="float" office:value="63.67" calcext:value-type="float">
            <text:p>63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.26" calcext:value-type="float">
            <text:p>8,2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,51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0" calcext:value-type="float">
            <text:p>4.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9.68" calcext:value-type="float">
            <text:p>9,68</text:p>
          </table:table-cell>
          <table:table-cell office:value-type="float" office:value="286" calcext:value-type="float">
            <text:p>286</text:p>
          </table:table-cell>
          <table:table-cell office:value-type="float" office:value="460" calcext:value-type="float">
            <text:p>460</text:p>
          </table:table-cell>
          <table:table-cell office:value-type="float" office:value="3.36" calcext:value-type="float">
            <text:p>3,3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261" calcext:value-type="float">
            <text:p>3.261</text:p>
          </table:table-cell>
          <table:table-cell office:value-type="float" office:value="58000" calcext:value-type="float">
            <text:p>58.0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70" calcext:value-type="float">
            <text:p>470</text:p>
          </table:table-cell>
          <table:table-cell office:value-type="float" office:value="360" calcext:value-type="float">
            <text:p>360</text:p>
          </table:table-cell>
          <table:table-cell office:value-type="float" office:value="555" calcext:value-type="float">
            <text:p>555</text:p>
          </table:table-cell>
          <table:table-cell office:value-type="float" office:value="1023" calcext:value-type="float">
            <text:p>1.023</text:p>
          </table:table-cell>
          <table:table-cell office:value-type="float" office:value="353" calcext:value-type="float">
            <text:p>353</text:p>
          </table:table-cell>
          <table:table-cell office:value-type="float" office:value="230" calcext:value-type="float">
            <text:p>230</text:p>
          </table:table-cell>
          <table:table-cell office:value-type="float" office:value="760" calcext:value-type="float">
            <text:p>760</text:p>
          </table:table-cell>
          <table:table-cell office:value-type="float" office:value="505" calcext:value-type="float">
            <text:p>505</text:p>
          </table:table-cell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653" calcext:value-type="float">
            <text:p>653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5170" calcext:value-type="float">
            <text:p>5.170</text:p>
          </table:table-cell>
          <table:table-cell office:value-type="float" office:value="580" calcext:value-type="float">
            <text:p>580</text:p>
          </table:table-cell>
          <table:table-cell office:value-type="float" office:value="1740" calcext:value-type="float">
            <text:p>1.74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.328</text:p>
          </table:table-cell>
          <table:table-cell office:value-type="float" office:value="0" calcext:value-type="float">
            <text:p>0</text:p>
          </table:table-cell>
          <table:table-cell office:value-type="float" office:value="9250" calcext:value-type="float">
            <text:p>9.250</text:p>
          </table:table-cell>
          <table:table-cell/>
          <table:table-cell table:formula="of:=IF([.CF10]=0;0;[.CE10]/[.CF10])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1.39" calcext:value-type="float">
            <text:p>1,39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,39</text:p>
          </table:table-cell>
          <table:table-cell office:value-type="float" office:value="0.53" calcext:value-type="float">
            <text:p>0,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.86" calcext:value-type="float">
            <text:p>3,86</text:p>
          </table:table-cell>
          <table:table-cell office:value-type="float" office:value="3.04" calcext:value-type="float">
            <text:p>3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496" calcext:value-type="float">
            <text:p>4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.58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00" calcext:value-type="float">
            <text:p>57.000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7.29" calcext:value-type="float">
            <text:p>7,29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.06" calcext:value-type="float">
            <text:p>3,0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is</text:p>
          </table:table-cell>
          <table:table-cell table:formula="of:=([.N11]/(['Allgemeine Informationen'.$B$2]-[.P11])*['Allgemeine Informationen'.$B$2])" office:value-type="float" office:value="74.7320596458528" calcext:value-type="float">
            <text:p>74,73</text:p>
          </table:table-cell>
          <table:table-cell table:formula="of:=[.L11]/(['Allgemeine Informationen'.$B$2]-[.P11])*['Allgemeine Informationen'.$B$2]" office:value-type="float" office:value="10.0885368126747" calcext:value-type="float">
            <text:p>10,09</text:p>
          </table:table-cell>
          <table:table-cell table:formula="of:=[.M11]/(['Allgemeine Informationen'.$B$2]-[.P11])*['Allgemeine Informationen'.$B$2]" office:value-type="float" office:value="4.42684063373719" calcext:value-type="float">
            <text:p>4,43</text:p>
          </table:table-cell>
          <table:table-cell table:formula="of:=[.Q11]/(['Allgemeine Informationen'.$B$2]-[.P11])*['Allgemeine Informationen'.$B$2]" office:value-type="float" office:value="8.97017707362535" calcext:value-type="float">
            <text:p>8,97</text:p>
          </table:table-cell>
          <table:table-cell/>
          <table:table-cell table:formula="of:=[.N11]/['Allgemeine Informationen'.$B$1]" office:value-type="float" office:value="6.415" calcext:value-type="float">
            <text:p>6,42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1440" calcext:value-type="float">
            <text:p>1.440</text:p>
          </table:table-cell>
          <table:table-cell office:value-type="float" office:value="8.66" calcext:value-type="float">
            <text:p>8,66</text:p>
          </table:table-cell>
          <table:table-cell office:value-type="float" office:value="3.8" calcext:value-type="float">
            <text:p>3,8</text:p>
          </table:table-cell>
          <table:table-cell office:value-type="float" office:value="64.15" calcext:value-type="float">
            <text:p>64,15</text:p>
          </table:table-cell>
          <table:table-cell office:value-type="float" office:value="0" calcext:value-type="float">
            <text:p>0</text:p>
          </table:table-cell>
          <table:table-cell office:value-type="float" office:value="14.16" calcext:value-type="float">
            <text:p>14,16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23" calcext:value-type="float">
            <text:p>923</text:p>
          </table:table-cell>
          <table:table-cell office:value-type="float" office:value="2788" calcext:value-type="float">
            <text:p>2.7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213" calcext:value-type="float">
            <text:p>213</text:p>
          </table:table-cell>
          <table:table-cell office:value-type="float" office:value="240" calcext:value-type="float">
            <text:p>240</text:p>
          </table:table-cell>
          <table:table-cell office:value-type="float" office:value="1.48" calcext:value-type="float">
            <text:p>1,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0000" calcext:value-type="float">
            <text:p>80.0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office:value-type="float" office:value="362" calcext:value-type="float">
            <text:p>362</text:p>
          </table:table-cell>
          <table:table-cell office:value-type="float" office:value="1203" calcext:value-type="float">
            <text:p>1.203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office:value-type="float" office:value="460" calcext:value-type="float">
            <text:p>460</text:p>
          </table:table-cell>
          <table:table-cell office:value-type="float" office:value="332" calcext:value-type="float">
            <text:p>332</text:p>
          </table:table-cell>
          <table:table-cell office:value-type="float" office:value="77" calcext:value-type="float">
            <text:p>77</text:p>
          </table:table-cell>
          <table:table-cell office:value-type="float" office:value="394" calcext:value-type="float">
            <text:p>394</text:p>
          </table:table-cell>
          <table:table-cell office:value-type="float" office:value="454" calcext:value-type="float">
            <text:p>454</text:p>
          </table:table-cell>
          <table:table-cell office:value-type="float" office:value="744" calcext:value-type="float">
            <text:p>744</text:p>
          </table:table-cell>
          <table:table-cell office:value-type="float" office:value="607" calcext:value-type="float">
            <text:p>607</text:p>
          </table:table-cell>
          <table:table-cell office:value-type="float" office:value="1747" calcext:value-type="float">
            <text:p>1.747</text:p>
          </table:table-cell>
          <table:table-cell office:value-type="float" office:value="346" calcext:value-type="float">
            <text:p>346</text:p>
          </table:table-cell>
          <table:table-cell office:value-type="float" office:value="870" calcext:value-type="float">
            <text:p>87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.708</text:p>
          </table:table-cell>
          <table:table-cell office:value-type="float" office:value="0" calcext:value-type="float">
            <text:p>0</text:p>
          </table:table-cell>
          <table:table-cell office:value-type="float" office:value="4758" calcext:value-type="float">
            <text:p>4.758</text:p>
          </table:table-cell>
          <table:table-cell/>
          <table:table-cell table:formula="of:=IF([.CF11]=0;0;[.CE11]/[.CF11])" office:value-type="float" office:value="0.0245398773006135" calcext:value-type="float">
            <text:p>0,02</text:p>
          </table:table-cell>
          <table:table-cell office:value-type="float" office:value="0.63" calcext:value-type="float">
            <text:p>0,63</text:p>
          </table:table-cell>
          <table:table-cell office:value-type="float" office:value="1.67" calcext:value-type="float">
            <text:p>1,67</text:p>
          </table:table-cell>
          <table:table-cell office:value-type="float" office:value="1.14" calcext:value-type="float">
            <text:p>1,14</text:p>
          </table:table-cell>
          <table:table-cell office:value-type="float" office:value="0.04" calcext:value-type="float">
            <text:p>0,04</text:p>
          </table:table-cell>
          <table:table-cell office:value-type="float" office:value="1.63" calcext:value-type="float">
            <text:p>1,6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61.45" calcext:value-type="float">
            <text:p>61,45</text:p>
          </table:table-cell>
          <table:table-cell office:value-type="float" office:value="1.39" calcext:value-type="float">
            <text:p>1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16" calcext:value-type="float">
            <text:p>6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.200</text:p>
          </table:table-cell>
          <table:table-cell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61450" calcext:value-type="float">
            <text:p>61.45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8.56" calcext:value-type="float">
            <text:p>8,56</text:p>
          </table:table-cell>
          <table:table-cell office:value-type="float" office:value="231" calcext:value-type="float">
            <text:p>231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2.64" calcext:value-type="float">
            <text:p>2,6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ulgur (geschälter vorgegarter getrockneter Weizen)</text:p>
          </table:table-cell>
          <table:table-cell table:formula="of:=([.N12]/(['Allgemeine Informationen'.$B$2]-[.P12])*['Allgemeine Informationen'.$B$2])" office:value-type="float" office:value="75.9757442116869" calcext:value-type="float">
            <text:p>75,98</text:p>
          </table:table-cell>
          <table:table-cell table:formula="of:=[.L12]/(['Allgemeine Informationen'.$B$2]-[.P12])*['Allgemeine Informationen'.$B$2]" office:value-type="float" office:value="9.92282249173098" calcext:value-type="float">
            <text:p>9,92</text:p>
          </table:table-cell>
          <table:table-cell table:formula="of:=[.M12]/(['Allgemeine Informationen'.$B$2]-[.P12])*['Allgemeine Informationen'.$B$2]" office:value-type="float" office:value="1.10253583241455" calcext:value-type="float">
            <text:p>1,1</text:p>
          </table:table-cell>
          <table:table-cell table:formula="of:=[.Q12]/(['Allgemeine Informationen'.$B$2]-[.P12])*['Allgemeine Informationen'.$B$2]" office:value-type="float" office:value="11.3561190738699" calcext:value-type="float">
            <text:p>11,36</text:p>
          </table:table-cell>
          <table:table-cell/>
          <table:table-cell table:formula="of:=[.N12]/['Allgemeine Informationen'.$B$1]" office:value-type="float" office:value="6.891" calcext:value-type="float">
            <text:p>6,8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444" calcext:value-type="float">
            <text:p>1.4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.91" calcext:value-type="float">
            <text:p>68,91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7" calcext:value-type="float">
            <text:p>5.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,7</text:p>
          </table:table-cell>
          <table:table-cell office:value-type="float" office:value="319" calcext:value-type="float">
            <text:p>319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.000</text:p>
          </table:table-cell>
          <table:table-cell office:value-type="float" office:value="100000" calcext:value-type="float">
            <text:p>100.00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355" calcext:value-type="float">
            <text:p>355</text:p>
          </table:table-cell>
          <table:table-cell office:value-type="float" office:value="609" calcext:value-type="float">
            <text:p>609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office:value-type="float" office:value="273" calcext:value-type="float">
            <text:p>273</text:p>
          </table:table-cell>
          <table:table-cell office:value-type="float" office:value="409" calcext:value-type="float">
            <text:p>409</text:p>
          </table:table-cell>
          <table:table-cell office:value-type="float" office:value="318" calcext:value-type="float">
            <text:p>318</text:p>
          </table:table-cell>
          <table:table-cell office:value-type="float" office:value="445" calcext:value-type="float">
            <text:p>445</text:p>
          </table:table-cell>
          <table:table-cell office:value-type="float" office:value="2755" calcext:value-type="float">
            <text:p>2.755</text:p>
          </table:table-cell>
          <table:table-cell office:value-type="float" office:value="418" calcext:value-type="float">
            <text:p>418</text:p>
          </table:table-cell>
          <table:table-cell office:value-type="float" office:value="1036" calcext:value-type="float">
            <text:p>1.036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3564" calcext:value-type="float">
            <text:p>3.564</text:p>
          </table:table-cell>
          <table:table-cell office:value-type="float" office:value="0" calcext:value-type="float">
            <text:p>0</text:p>
          </table:table-cell>
          <table:table-cell office:value-type="float" office:value="5436" calcext:value-type="float">
            <text:p>5.436</text:p>
          </table:table-cell>
          <table:table-cell/>
          <table:table-cell table:formula="of:=IF([.CF12]=0;0;[.CE12]/[.CF12])" office:value-type="float" office:value="0.0697674418604651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46" calcext:value-type="float">
            <text:p>0,4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43" calcext:value-type="float">
            <text:p>0,43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67.67" calcext:value-type="float">
            <text:p>67,67</text:p>
          </table:table-cell>
          <table:table-cell office:value-type="float" office:value="0.83" calcext:value-type="float">
            <text:p>0,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office:value-type="float" office:value="721" calcext:value-type="float">
            <text:p>7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70" calcext:value-type="float">
            <text:p>67.670</text:p>
          </table:table-cell>
          <table:table-cell/>
          <table:table-cell office:value-type="float" office:value="2.58" calcext:value-type="float">
            <text:p>2,58</text:p>
          </table:table-cell>
          <table:table-cell office:value-type="float" office:value="7.72" calcext:value-type="float">
            <text:p>7,72</text:p>
          </table:table-cell>
          <table:table-cell office:value-type="float" office:value="515" calcext:value-type="float">
            <text:p>515</text:p>
          </table:table-cell>
          <table:table-cell office:value-type="float" office:value="0.01" calcext:value-type="float">
            <text:p>0,01</text:p>
          </table:table-cell>
          <table:table-cell office:value-type="float" office:value="69" calcext:value-type="float">
            <text:p>69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zen Mehl Type 1050</text:p>
          </table:table-cell>
          <table:table-cell table:formula="of:=([.N13]/(['Allgemeine Informationen'.$B$2]-[.P13])*['Allgemeine Informationen'.$B$2])" office:value-type="float" office:value="77.096959265634" calcext:value-type="float">
            <text:p>77,1</text:p>
          </table:table-cell>
          <table:table-cell table:formula="of:=[.L13]/(['Allgemeine Informationen'.$B$2]-[.P13])*['Allgemeine Informationen'.$B$2]" office:value-type="float" office:value="13.8841078600115" calcext:value-type="float">
            <text:p>13,88</text:p>
          </table:table-cell>
          <table:table-cell table:formula="of:=[.M13]/(['Allgemeine Informationen'.$B$2]-[.P13])*['Allgemeine Informationen'.$B$2]" office:value-type="float" office:value="2.00803212851406" calcext:value-type="float">
            <text:p>2,01</text:p>
          </table:table-cell>
          <table:table-cell table:formula="of:=[.Q13]/(['Allgemeine Informationen'.$B$2]-[.P13])*['Allgemeine Informationen'.$B$2]" office:value-type="float" office:value="5.9667240390132" calcext:value-type="float">
            <text:p>5,97</text:p>
          </table:table-cell>
          <table:table-cell/>
          <table:table-cell table:formula="of:=[.N13]/['Allgemeine Informationen'.$B$1]" office:value-type="float" office:value="6.719" calcext:value-type="float">
            <text:p>6,7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1454" calcext:value-type="float">
            <text:p>1.454</text:p>
          </table:table-cell>
          <table:table-cell office:value-type="float" office:value="12.1" calcext:value-type="float">
            <text:p>12,1</text:p>
          </table:table-cell>
          <table:table-cell office:value-type="float" office:value="1.75" calcext:value-type="float">
            <text:p>1,75</text:p>
          </table:table-cell>
          <table:table-cell office:value-type="float" office:value="67.19" calcext:value-type="float">
            <text:p>67,19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,85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" calcext:value-type="float">
            <text:p>3.5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.18" calcext:value-type="float">
            <text:p>2,18</text:p>
          </table:table-cell>
          <table:table-cell office:value-type="float" office:value="212" calcext:value-type="float">
            <text:p>212</text:p>
          </table:table-cell>
          <table:table-cell office:value-type="float" office:value="263" calcext:value-type="float">
            <text:p>263</text:p>
          </table:table-cell>
          <table:table-cell office:value-type="float" office:value="1.89" calcext:value-type="float">
            <text:p>1,8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.841</text:p>
          </table:table-cell>
          <table:table-cell office:value-type="float" office:value="50000" calcext:value-type="float">
            <text:p>50.00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870" calcext:value-type="float">
            <text:p>87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30" calcext:value-type="float">
            <text:p>630</text:p>
          </table:table-cell>
          <table:table-cell office:value-type="float" office:value="380" calcext:value-type="float">
            <text:p>380</text:p>
          </table:table-cell>
          <table:table-cell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office:value-type="float" office:value="4270" calcext:value-type="float">
            <text:p>4.270</text:p>
          </table:table-cell>
          <table:table-cell office:value-type="float" office:value="500" calcext:value-type="float">
            <text:p>500</text:p>
          </table:table-cell>
          <table:table-cell office:value-type="float" office:value="1610" calcext:value-type="float">
            <text:p>1.61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4920" calcext:value-type="float">
            <text:p>4.920</text:p>
          </table:table-cell>
          <table:table-cell office:value-type="float" office:value="0" calcext:value-type="float">
            <text:p>0</text:p>
          </table:table-cell>
          <table:table-cell office:value-type="float" office:value="8050" calcext:value-type="float">
            <text:p>8.050</text:p>
          </table:table-cell>
          <table:table-cell/>
          <table:table-cell table:formula="of:=IF([.CF13]=0;0;[.CE13]/[.CF13])" office:value-type="float" office:value="0.0666666666666667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,8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312" calcext:value-type="float">
            <text:p>3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00" calcext:value-type="float">
            <text:p>65.800</text:p>
          </table:table-cell>
          <table:table-cell/>
          <table:table-cell office:value-type="float" office:value="2.11" calcext:value-type="float">
            <text:p>2,11</text:p>
          </table:table-cell>
          <table:table-cell office:value-type="float" office:value="3.11" calcext:value-type="float">
            <text:p>3,1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.14" calcext:value-type="float">
            <text:p>3,1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Couscous roh</text:p>
          </table:table-cell>
          <table:table-cell table:formula="of:=([.N14]/(['Allgemeine Informationen'.$B$2]-[.P14])*['Allgemeine Informationen'.$B$2])" office:value-type="float" office:value="77.2231590781338" calcext:value-type="float">
            <text:p>77,22</text:p>
          </table:table-cell>
          <table:table-cell table:formula="of:=[.L14]/(['Allgemeine Informationen'.$B$2]-[.P14])*['Allgemeine Informationen'.$B$2]" office:value-type="float" office:value="13.1422147273749" calcext:value-type="float">
            <text:p>13,14</text:p>
          </table:table-cell>
          <table:table-cell table:formula="of:=[.M14]/(['Allgemeine Informationen'.$B$2]-[.P14])*['Allgemeine Informationen'.$B$2]" office:value-type="float" office:value="1.91118605958404" calcext:value-type="float">
            <text:p>1,91</text:p>
          </table:table-cell>
          <table:table-cell table:formula="of:=[.Q14]/(['Allgemeine Informationen'.$B$2]-[.P14])*['Allgemeine Informationen'.$B$2]" office:value-type="float" office:value="6.93648116919618" calcext:value-type="float">
            <text:p>6,94</text:p>
          </table:table-cell>
          <table:table-cell/>
          <table:table-cell table:formula="of:=[.N14]/['Allgemeine Informationen'.$B$1]" office:value-type="float" office:value="6.869" calcext:value-type="float">
            <text:p>6,8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479" calcext:value-type="float">
            <text:p>1.479</text:p>
          </table:table-cell>
          <table:table-cell office:value-type="float" office:value="11.69" calcext:value-type="float">
            <text:p>11,69</text:p>
          </table:table-cell>
          <table:table-cell office:value-type="float" office:value="1.7" calcext:value-type="float">
            <text:p>1,7</text:p>
          </table:table-cell>
          <table:table-cell office:value-type="float" office:value="68.69" calcext:value-type="float">
            <text:p>68,69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,05</text:p>
          </table:table-cell>
          <table:table-cell office:value-type="float" office:value="6.17" calcext:value-type="float">
            <text:p>6,1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7" calcext:value-type="float">
            <text:p>17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7" calcext:value-type="float">
            <text:p>3.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2.58" calcext:value-type="float">
            <text:p>2,58</text:p>
          </table:table-cell>
          <table:table-cell office:value-type="float" office:value="254" calcext:value-type="float">
            <text:p>254</text:p>
          </table:table-cell>
          <table:table-cell office:value-type="float" office:value="406" calcext:value-type="float">
            <text:p>406</text:p>
          </table:table-cell>
          <table:table-cell office:value-type="float" office:value="2.05" calcext:value-type="float">
            <text:p>2,05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.284</text:p>
          </table:table-cell>
          <table:table-cell office:value-type="float" office:value="194000" calcext:value-type="float">
            <text:p>194.00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office:value-type="float" office:value="461" calcext:value-type="float">
            <text:p>461</text:p>
          </table:table-cell>
          <table:table-cell office:value-type="float" office:value="791" calcext:value-type="float">
            <text:p>791</text:p>
          </table:table-cell>
          <table:table-cell office:value-type="float" office:value="319" calcext:value-type="float">
            <text:p>319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343" calcext:value-type="float">
            <text:p>343</text:p>
          </table:table-cell>
          <table:table-cell office:value-type="float" office:value="118" calcext:value-type="float">
            <text:p>118</text:p>
          </table:table-cell>
          <table:table-cell office:value-type="float" office:value="354" calcext:value-type="float">
            <text:p>354</text:p>
          </table:table-cell>
          <table:table-cell office:value-type="float" office:value="532" calcext:value-type="float">
            <text:p>532</text:p>
          </table:table-cell>
          <table:table-cell office:value-type="float" office:value="414" calcext:value-type="float">
            <text:p>414</text:p>
          </table:table-cell>
          <table:table-cell office:value-type="float" office:value="579" calcext:value-type="float">
            <text:p>579</text:p>
          </table:table-cell>
          <table:table-cell office:value-type="float" office:value="3575" calcext:value-type="float">
            <text:p>3.575</text:p>
          </table:table-cell>
          <table:table-cell office:value-type="float" office:value="543" calcext:value-type="float">
            <text:p>543</text:p>
          </table:table-cell>
          <table:table-cell office:value-type="float" office:value="1346" calcext:value-type="float">
            <text:p>1.346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633" calcext:value-type="float">
            <text:p>4.633</text:p>
          </table:table-cell>
          <table:table-cell office:value-type="float" office:value="0" calcext:value-type="float">
            <text:p>0</text:p>
          </table:table-cell>
          <table:table-cell office:value-type="float" office:value="7058" calcext:value-type="float">
            <text:p>7.058</text:p>
          </table:table-cell>
          <table:table-cell/>
          <table:table-cell table:formula="of:=IF([.CF14]=0;0;[.CE14]/[.CF14])" office:value-type="float" office:value="0.0684931506849315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67.45" calcext:value-type="float">
            <text:p>67,45</text:p>
          </table:table-cell>
          <table:table-cell office:value-type="float" office:value="0.82" calcext:value-type="float">
            <text:p>0,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432" calcext:value-type="float">
            <text:p>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53" calcext:value-type="float">
            <text:p>67.453</text:p>
          </table:table-cell>
          <table:table-cell/>
          <table:table-cell office:value-type="float" office:value="1.88" calcext:value-type="float">
            <text:p>1,88</text:p>
          </table:table-cell>
          <table:table-cell office:value-type="float" office:value="4.29" calcext:value-type="float">
            <text:p>4,29</text:p>
          </table:table-cell>
          <table:table-cell office:value-type="float" office:value="309" calcext:value-type="float">
            <text:p>309</text:p>
          </table:table-cell>
          <table:table-cell office:value-type="float" office:value="0.02" calcext:value-type="float">
            <text:p>0,02</text:p>
          </table:table-cell>
          <table:table-cell office:value-type="float" office:value="80" calcext:value-type="float">
            <text:p>80</text:p>
          </table:table-cell>
          <table:table-cell office:value-type="float" office:value="3.11" calcext:value-type="float">
            <text:p>3,1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Ebli (Sonnenweizen, Zartweizen)</text:p>
          </table:table-cell>
          <table:table-cell table:formula="of:=([.N15]/(['Allgemeine Informationen'.$B$2]-[.P15])*['Allgemeine Informationen'.$B$2])" office:value-type="float" office:value="78.2463928967814" calcext:value-type="float">
            <text:p>78,25</text:p>
          </table:table-cell>
          <table:table-cell table:formula="of:=[.L15]/(['Allgemeine Informationen'.$B$2]-[.P15])*['Allgemeine Informationen'.$B$2]" office:value-type="float" office:value="13.4295227524972" calcext:value-type="float">
            <text:p>13,43</text:p>
          </table:table-cell>
          <table:table-cell table:formula="of:=[.M15]/(['Allgemeine Informationen'.$B$2]-[.P15])*['Allgemeine Informationen'.$B$2]" office:value-type="float" office:value="1.55382907880133" calcext:value-type="float">
            <text:p>1,55</text:p>
          </table:table-cell>
          <table:table-cell table:formula="of:=[.Q15]/(['Allgemeine Informationen'.$B$2]-[.P15])*['Allgemeine Informationen'.$B$2]" office:value-type="float" office:value="6.77025527192009" calcext:value-type="float">
            <text:p>6,77</text:p>
          </table:table-cell>
          <table:table-cell/>
          <table:table-cell table:formula="of:=[.N15]/['Allgemeine Informationen'.$B$1]" office:value-type="float" office:value="7.05" calcext:value-type="float">
            <text:p>7,05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1440" calcext:value-type="float">
            <text:p>1.440</text:p>
          </table:table-cell>
          <table:table-cell office:value-type="float" office:value="12.1" calcext:value-type="float">
            <text:p>12,1</text:p>
          </table:table-cell>
          <table:table-cell office:value-type="float" office:value="1.4" calcext:value-type="float">
            <text:p>1,4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 table:number-columns-repeated="37"/>
          <table:table-cell table:formula="of:=IF([.CF15]=0;0;[.CE15]/[.CF15]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2"/>
          <table:table-cell office:value-type="float" office:value="1.6" calcext:value-type="float">
            <text:p>1,6</text:p>
          </table:table-cell>
          <table:table-cell table:number-columns-repeated="883"/>
        </table:table-row>
        <table:table-row table:style-name="ro4">
          <table:table-cell office:value-type="string" calcext:value-type="string">
            <text:p>Graupen (Gerste, geschält)</text:p>
          </table:table-cell>
          <table:table-cell table:formula="of:=([.N16]/(['Allgemeine Informationen'.$B$2]-[.P16])*['Allgemeine Informationen'.$B$2])" office:value-type="float" office:value="80.1626751016719" calcext:value-type="float">
            <text:p>80,16</text:p>
          </table:table-cell>
          <table:table-cell table:formula="of:=[.L16]/(['Allgemeine Informationen'.$B$2]-[.P16])*['Allgemeine Informationen'.$B$2]" office:value-type="float" office:value="11.7487573429733" calcext:value-type="float">
            <text:p>11,75</text:p>
          </table:table-cell>
          <table:table-cell table:formula="of:=[.M16]/(['Allgemeine Informationen'.$B$2]-[.P16])*['Allgemeine Informationen'.$B$2]" office:value-type="float" office:value="1.53637596023498" calcext:value-type="float">
            <text:p>1,54</text:p>
          </table:table-cell>
          <table:table-cell table:formula="of:=[.Q16]/(['Allgemeine Informationen'.$B$2]-[.P16])*['Allgemeine Informationen'.$B$2]" office:value-type="float" office:value="5.19656574785359" calcext:value-type="float">
            <text:p>5,2</text:p>
          </table:table-cell>
          <table:table-cell/>
          <table:table-cell table:formula="of:=[.N16]/['Allgemeine Informationen'.$B$1]" office:value-type="float" office:value="7.096" calcext:value-type="float">
            <text:p>7,1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1470" calcext:value-type="float">
            <text:p>1.470</text:p>
          </table:table-cell>
          <table:table-cell office:value-type="float" office:value="10.4" calcext:value-type="float">
            <text:p>10,4</text:p>
          </table:table-cell>
          <table:table-cell office:value-type="float" office:value="1.36" calcext:value-type="float">
            <text:p>1,36</text:p>
          </table:table-cell>
          <table:table-cell office:value-type="float" office:value="70.96" calcext:value-type="float">
            <text:p>70,96</text:p>
          </table:table-cell>
          <table:table-cell office:value-type="float" office:value="0" calcext:value-type="float">
            <text:p>0</text:p>
          </table:table-cell>
          <table:table-cell office:value-type="float" office:value="11.48" calcext:value-type="float">
            <text:p>11,48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0" calcext:value-type="float">
            <text:p>5.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.300</text:p>
          </table:table-cell>
          <table:table-cell office:value-type="float" office:value="120000" calcext:value-type="float">
            <text:p>120.00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10" calcext:value-type="float">
            <text:p>410</text:p>
          </table:table-cell>
          <table:table-cell office:value-type="float" office:value="660" calcext:value-type="float">
            <text:p>660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467" calcext:value-type="float">
            <text:p>467</text:p>
          </table:table-cell>
          <table:table-cell office:value-type="float" office:value="615" calcext:value-type="float">
            <text:p>615</text:p>
          </table:table-cell>
          <table:table-cell office:value-type="float" office:value="2599" calcext:value-type="float">
            <text:p>2.599</text:p>
          </table:table-cell>
          <table:table-cell office:value-type="float" office:value="403" calcext:value-type="float">
            <text:p>403</text:p>
          </table:table-cell>
          <table:table-cell office:value-type="float" office:value="1262" calcext:value-type="float">
            <text:p>1.262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150" calcext:value-type="float">
            <text:p>4.15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.876</text:p>
          </table:table-cell>
          <table:table-cell/>
          <table:table-cell table:formula="of:=IF([.CF16]=0;0;[.CE16]/[.CF16])" office:value-type="float" office:value="0.0909090909090909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61" calcext:value-type="float">
            <text:p>0,61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55" calcext:value-type="float">
            <text:p>0,55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2.2" calcext:value-type="float">
            <text:p>2,2</text:p>
          </table:table-cell>
          <table:table-cell office:value-type="float" office:value="0.71" calcext:value-type="float">
            <text:p>0,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.916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05" calcext:value-type="float">
            <text:p>68.405</text:p>
          </table:table-cell>
          <table:table-cell/>
          <table:table-cell office:value-type="float" office:value="1.94" calcext:value-type="float">
            <text:p>1,94</text:p>
          </table:table-cell>
          <table:table-cell office:value-type="float" office:value="2.69" calcext:value-type="float">
            <text:p>2,69</text:p>
          </table:table-cell>
          <table:table-cell office:value-type="float" office:value="138" calcext:value-type="float">
            <text:p>13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.41" calcext:value-type="float">
            <text:p>2,4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zen Mehl Type 405</text:p>
          </table:table-cell>
          <table:table-cell table:formula="of:=([.N17]/(['Allgemeine Informationen'.$B$2]-[.P17])*['Allgemeine Informationen'.$B$2])" office:value-type="float" office:value="83.717162365467" calcext:value-type="float">
            <text:p>83,72</text:p>
          </table:table-cell>
          <table:table-cell table:formula="of:=[.L17]/(['Allgemeine Informationen'.$B$2]-[.P17])*['Allgemeine Informationen'.$B$2]" office:value-type="float" office:value="11.6190255757435" calcext:value-type="float">
            <text:p>11,62</text:p>
          </table:table-cell>
          <table:table-cell table:formula="of:=[.M17]/(['Allgemeine Informationen'.$B$2]-[.P17])*['Allgemeine Informationen'.$B$2]" office:value-type="float" office:value="1.13412799444509" calcext:value-type="float">
            <text:p>1,13</text:p>
          </table:table-cell>
          <table:table-cell table:formula="of:=[.Q17]/(['Allgemeine Informationen'.$B$2]-[.P17])*['Allgemeine Informationen'.$B$2]" office:value-type="float" office:value="3.18250202522856" calcext:value-type="float">
            <text:p>3,18</text:p>
          </table:table-cell>
          <table:table-cell/>
          <table:table-cell table:formula="of:=[.N17]/['Allgemeine Informationen'.$B$1]" office:value-type="float" office:value="7.234" calcext:value-type="float">
            <text:p>7,23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1459" calcext:value-type="float">
            <text:p>1.459</text:p>
          </table:table-cell>
          <table:table-cell office:value-type="float" office:value="10.04" calcext:value-type="float">
            <text:p>10,04</text:p>
          </table:table-cell>
          <table:table-cell office:value-type="float" office:value="0.98" calcext:value-type="float">
            <text:p>0,98</text:p>
          </table:table-cell>
          <table:table-cell office:value-type="float" office:value="72.34" calcext:value-type="float">
            <text:p>72,34</text:p>
          </table:table-cell>
          <table:table-cell office:value-type="float" office:value="0" calcext:value-type="float">
            <text:p>0</text:p>
          </table:table-cell>
          <table:table-cell office:value-type="float" office:value="13.59" calcext:value-type="float">
            <text:p>13,59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0" calcext:value-type="float">
            <text:p>2.7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00000" calcext:value-type="float">
            <text:p>100.00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460" calcext:value-type="float">
            <text:p>460</text:p>
          </table:table-cell>
          <table:table-cell office:value-type="float" office:value="820" calcext:value-type="float">
            <text:p>82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90" calcext:value-type="float">
            <text:p>490</text:p>
          </table:table-cell>
          <table:table-cell office:value-type="float" office:value="370" calcext:value-type="float">
            <text:p>370</text:p>
          </table:table-cell>
          <table:table-cell office:value-type="float" office:value="480" calcext:value-type="float">
            <text:p>480</text:p>
          </table:table-cell>
          <table:table-cell office:value-type="float" office:value="3660" calcext:value-type="float">
            <text:p>3.660</text:p>
          </table:table-cell>
          <table:table-cell office:value-type="float" office:value="420" calcext:value-type="float">
            <text:p>420</text:p>
          </table:table-cell>
          <table:table-cell office:value-type="float" office:value="1450" calcext:value-type="float">
            <text:p>1.45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.380</text:p>
          </table:table-cell>
          <table:table-cell office:value-type="float" office:value="0" calcext:value-type="float">
            <text:p>0</text:p>
          </table:table-cell>
          <table:table-cell office:value-type="float" office:value="7040" calcext:value-type="float">
            <text:p>7.040</text:p>
          </table:table-cell>
          <table:table-cell/>
          <table:table-cell table:formula="of:=IF([.CF17]=0;0;[.CE17]/[.CF17])" office:value-type="float" office:value="0.0714285714285714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45" calcext:value-type="float">
            <text:p>0,45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42" calcext:value-type="float">
            <text:p>0,4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73" calcext:value-type="float">
            <text:p>0,73</text:p>
          </table:table-cell>
          <table:table-cell office:value-type="float" office:value="0.33" calcext:value-type="float">
            <text:p>0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1000" calcext:value-type="float">
            <text:p>71.00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eis roh</text:p>
          </table:table-cell>
          <table:table-cell table:formula="of:=([.N18]/(['Allgemeine Informationen'.$B$2]-[.P18])*['Allgemeine Informationen'.$B$2])" office:value-type="float" office:value="87.9895856916459" calcext:value-type="float">
            <text:p>87,99</text:p>
          </table:table-cell>
          <table:table-cell table:formula="of:=[.L18]/(['Allgemeine Informationen'.$B$2]-[.P18])*['Allgemeine Informationen'.$B$2]" office:value-type="float" office:value="8.33144668326919" calcext:value-type="float">
            <text:p>8,33</text:p>
          </table:table-cell>
          <table:table-cell table:formula="of:=[.M18]/(['Allgemeine Informationen'.$B$2]-[.P18])*['Allgemeine Informationen'.$B$2]" office:value-type="float" office:value="0.70183382386235" calcext:value-type="float">
            <text:p>0,7</text:p>
          </table:table-cell>
          <table:table-cell table:formula="of:=[.Q18]/(['Allgemeine Informationen'.$B$2]-[.P18])*['Allgemeine Informationen'.$B$2]" office:value-type="float" office:value="2.37717908082409" calcext:value-type="float">
            <text:p>2,38</text:p>
          </table:table-cell>
          <table:table-cell/>
          <table:table-cell table:formula="of:=[.N18]/['Allgemeine Informationen'.$B$1]" office:value-type="float" office:value="7.773" calcext:value-type="float">
            <text:p>7,77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1486" calcext:value-type="float">
            <text:p>1.486</text:p>
          </table:table-cell>
          <table:table-cell office:value-type="float" office:value="7.36" calcext:value-type="float">
            <text:p>7,36</text:p>
          </table:table-cell>
          <table:table-cell office:value-type="float" office:value="0.62" calcext:value-type="float">
            <text:p>0,62</text:p>
          </table:table-cell>
          <table:table-cell office:value-type="float" office:value="77.73" calcext:value-type="float">
            <text:p>77,73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,66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0" calcext:value-type="float">
            <text:p>2.7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.44" calcext:value-type="float">
            <text:p>1,4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78000" calcext:value-type="float">
            <text:p>78.0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office:value-type="float" office:value="613" calcext:value-type="float">
            <text:p>613</text:p>
          </table:table-cell>
          <table:table-cell office:value-type="float" office:value="270" calcext:value-type="float">
            <text:p>270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office:value-type="float" office:value="242" calcext:value-type="float">
            <text:p>242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725" calcext:value-type="float">
            <text:p>725</text:p>
          </table:table-cell>
          <table:table-cell office:value-type="float" office:value="1468" calcext:value-type="float">
            <text:p>1.468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.550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.810</text:p>
          </table:table-cell>
          <table:table-cell/>
          <table:table-cell table:formula="of:=IF([.CF18]=0;0;[.CE18]/[.CF18])"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77.42" calcext:value-type="float">
            <text:p>77,42</text:p>
          </table:table-cell>
          <table:table-cell office:value-type="float" office:value="0.31" calcext:value-type="float">
            <text:p>0,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273" calcext:value-type="float">
            <text:p>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424" calcext:value-type="float">
            <text:p>77.424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5">
          <table:table-cell table:number-columns-repeated="976"/>
        </table:table-row>
        <table:table-row table:style-name="ro3">
          <table:table-cell table:style-name="Heading1" office:value-type="string" calcext:value-type="string">
            <text:p>Früchte, Obst, Beeren</text:p>
          </table:table-cell>
          <table:table-cell table:number-columns-repeated="975"/>
        </table:table-row>
        <table:table-row table:style-name="ro4">
          <table:table-cell office:value-type="string" calcext:value-type="string">
            <text:p>Avocado</text:p>
          </table:table-cell>
          <table:table-cell table:formula="of:=([.N21]/(['Allgemeine Informationen'.$B$2]-[.P21])*['Allgemeine Informationen'.$B$2])" office:value-type="float" office:value="15.5701754385965" calcext:value-type="float">
            <text:p>15,57</text:p>
          </table:table-cell>
          <table:table-cell table:formula="of:=[.L21]/(['Allgemeine Informationen'.$B$2]-[.P21])*['Allgemeine Informationen'.$B$2]" office:value-type="float" office:value="6.00877192982456" calcext:value-type="float">
            <text:p>6,01</text:p>
          </table:table-cell>
          <table:table-cell table:formula="of:=[.M21]/(['Allgemeine Informationen'.$B$2]-[.P21])*['Allgemeine Informationen'.$B$2]" office:value-type="float" office:value="54.8245614035088" calcext:value-type="float">
            <text:p>54,82</text:p>
          </table:table-cell>
          <table:table-cell table:formula="of:=[.Q21]/(['Allgemeine Informationen'.$B$2]-[.P21])*['Allgemeine Informationen'.$B$2]" office:value-type="float" office:value="17.9824561403509" calcext:value-type="float">
            <text:p>17,98</text:p>
          </table:table-cell>
          <table:table-cell/>
          <table:table-cell table:formula="of:=[.N21]/['Allgemeine Informationen'.$B$1]" office:value-type="float" office:value="0.355" calcext:value-type="float">
            <text:p>0,3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579" calcext:value-type="float">
            <text:p>579</text:p>
          </table:table-cell>
          <table:table-cell office:value-type="float" office:value="1.37" calcext:value-type="float">
            <text:p>1,37</text:p>
          </table:table-cell>
          <table:table-cell office:value-type="float" office:value="12.5" calcext:value-type="float">
            <text:p>12,5</text:p>
          </table:table-cell>
          <table:table-cell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,43</text:p>
          </table:table-cell>
          <table:table-cell office:value-type="float" office:value="2.03" calcext:value-type="float">
            <text:p>2,03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,4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010" calcext:value-type="float">
            <text:p>1.0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,44</text:p>
          </table:table-cell>
          <table:table-cell office:value-type="float" office:value="49" calcext:value-type="float">
            <text:p>49</text:p>
          </table:table-cell>
          <table:table-cell office:value-type="float" office:value="390" calcext:value-type="float">
            <text:p>390</text:p>
          </table:table-cell>
          <table:table-cell office:value-type="float" office:value="0.64" calcext:value-type="float">
            <text:p>0,6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IF([.CF21]=0;0;[.CE21]/[.CF21])" office:value-type="float" office:value="0.0728476821192053" calcext:value-type="float">
            <text:p>0,07</text:p>
          </table:table-cell>
          <table:table-cell office:value-type="float" office:value="2.77" calcext:value-type="float">
            <text:p>2,77</text:p>
          </table:table-cell>
          <table:table-cell office:value-type="float" office:value="1.62" calcext:value-type="float">
            <text:p>1,62</text:p>
          </table:table-cell>
          <table:table-cell office:value-type="float" office:value="8.11" calcext:value-type="float">
            <text:p>8,11</text:p>
          </table:table-cell>
          <table:table-cell office:value-type="float" office:value="0.11" calcext:value-type="float">
            <text:p>0,11</text:p>
          </table:table-cell>
          <table:table-cell office:value-type="float" office:value="1.51" calcext:value-type="float">
            <text:p>1,51</text:p>
          </table:table-cell>
          <table:table-cell office:value-type="float" office:value="6.95" calcext:value-type="float">
            <text:p>6,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50" calcext:value-type="float">
            <text:p>3.5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oosbeere/Cranberry</text:p>
          </table:table-cell>
          <table:table-cell table:formula="of:=([.N22]/(['Allgemeine Informationen'.$B$2]-[.P22])*['Allgemeine Informationen'.$B$2])" office:value-type="float" office:value="30.4415182029435" calcext:value-type="float">
            <text:p>30,44</text:p>
          </table:table-cell>
          <table:table-cell table:formula="of:=[.L22]/(['Allgemeine Informationen'.$B$2]-[.P22])*['Allgemeine Informationen'.$B$2]" office:value-type="float" office:value="2.71107668474051" calcext:value-type="float">
            <text:p>2,71</text:p>
          </table:table-cell>
          <table:table-cell table:formula="of:=[.M22]/(['Allgemeine Informationen'.$B$2]-[.P22])*['Allgemeine Informationen'.$B$2]" office:value-type="float" office:value="5.42215336948102" calcext:value-type="float">
            <text:p>5,42</text:p>
          </table:table-cell>
          <table:table-cell table:formula="of:=[.Q22]/(['Allgemeine Informationen'.$B$2]-[.P22])*['Allgemeine Informationen'.$B$2]" office:value-type="float" office:value="29.434546862897" calcext:value-type="float">
            <text:p>29,43</text:p>
          </table:table-cell>
          <table:table-cell/>
          <table:table-cell table:formula="of:=[.N22]/['Allgemeine Informationen'.$B$1]" office:value-type="float" office:value="0.393" calcext:value-type="float">
            <text:p>0,3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office:value-type="float" office:value="3.93" calcext:value-type="float">
            <text:p>3,93</text:p>
          </table:table-cell>
          <table:table-cell office:value-type="float" office:value="0" calcext:value-type="float">
            <text:p>0</text:p>
          </table:table-cell>
          <table:table-cell office:value-type="float" office:value="87.09" calcext:value-type="float">
            <text:p>87,09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,8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.300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IF([.CF22]=0;0;[.CE22]/[.CF22])"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85" calcext:value-type="float">
            <text:p>1,85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" calcext:value-type="float">
            <text:p>3,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950" calcext:value-type="float">
            <text:p>9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94" calcext:value-type="float">
            <text:p>3.69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Himbeere</text:p>
          </table:table-cell>
          <table:table-cell table:formula="of:=([.N23]/(['Allgemeine Informationen'.$B$2]-[.P23])*['Allgemeine Informationen'.$B$2])" office:value-type="float" office:value="35.0583090379009" calcext:value-type="float">
            <text:p>35,06</text:p>
          </table:table-cell>
          <table:table-cell table:formula="of:=[.L23]/(['Allgemeine Informationen'.$B$2]-[.P23])*['Allgemeine Informationen'.$B$2]" office:value-type="float" office:value="9.47521865889213" calcext:value-type="float">
            <text:p>9,48</text:p>
          </table:table-cell>
          <table:table-cell table:formula="of:=[.M23]/(['Allgemeine Informationen'.$B$2]-[.P23])*['Allgemeine Informationen'.$B$2]" office:value-type="float" office:value="2.1865889212828" calcext:value-type="float">
            <text:p>2,19</text:p>
          </table:table-cell>
          <table:table-cell table:formula="of:=[.Q23]/(['Allgemeine Informationen'.$B$2]-[.P23])*['Allgemeine Informationen'.$B$2]" office:value-type="float" office:value="34.2565597667638" calcext:value-type="float">
            <text:p>34,26</text:p>
          </table:table-cell>
          <table:table-cell/>
          <table:table-cell table:formula="of:=[.N23]/['Allgemeine Informationen'.$B$1]" office:value-type="float" office:value="0.481" calcext:value-type="float">
            <text:p>0,4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office:value-type="float" office:value="4.81" calcext:value-type="float">
            <text:p>4,81</text:p>
          </table:table-cell>
          <table:table-cell office:value-type="float" office:value="0" calcext:value-type="float">
            <text:p>0</text:p>
          </table:table-cell>
          <table:table-cell office:value-type="float" office:value="86.28" calcext:value-type="float">
            <text:p>86,28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0.69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0.36" calcext:value-type="float">
            <text:p>0,3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7000" calcext:value-type="float">
            <text:p>17.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IF([.CF23]=0;0;[.CE23]/[.CF23])" office:value-type="float" office:value="0.461538461538462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.78" calcext:value-type="float">
            <text:p>1,78</text:p>
          </table:table-cell>
          <table:table-cell office:value-type="float" office:value="2.05" calcext:value-type="float">
            <text:p>2,0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37" calcext:value-type="float">
            <text:p>3.837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Johannisbeere rot</text:p>
          </table:table-cell>
          <table:table-cell table:formula="of:=([.N24]/(['Allgemeine Informationen'.$B$2]-[.P24])*['Allgemeine Informationen'.$B$2])" office:value-type="float" office:value="37.9064234734338" calcext:value-type="float">
            <text:p>37,91</text:p>
          </table:table-cell>
          <table:table-cell table:formula="of:=[.L24]/(['Allgemeine Informationen'.$B$2]-[.P24])*['Allgemeine Informationen'.$B$2]" office:value-type="float" office:value="8.96114195083267" calcext:value-type="float">
            <text:p>8,96</text:p>
          </table:table-cell>
          <table:table-cell table:formula="of:=[.M24]/(['Allgemeine Informationen'.$B$2]-[.P24])*['Allgemeine Informationen'.$B$2]" office:value-type="float" office:value="1.58604282315623" calcext:value-type="float">
            <text:p>1,59</text:p>
          </table:table-cell>
          <table:table-cell table:formula="of:=[.Q24]/(['Allgemeine Informationen'.$B$2]-[.P24])*['Allgemeine Informationen'.$B$2]" office:value-type="float" office:value="27.7557494052339" calcext:value-type="float">
            <text:p>27,76</text:p>
          </table:table-cell>
          <table:table-cell/>
          <table:table-cell table:formula="of:=[.N24]/['Allgemeine Informationen'.$B$1]" office:value-type="float" office:value="0.478" calcext:value-type="float">
            <text:p>0,4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1.13" calcext:value-type="float">
            <text:p>1,13</text:p>
          </table:table-cell>
          <table:table-cell office:value-type="float" office:value="0.2" calcext:value-type="float">
            <text:p>0,2</text:p>
          </table:table-cell>
          <table:table-cell office:value-type="float" office:value="4.78" calcext:value-type="float">
            <text:p>4,78</text:p>
          </table:table-cell>
          <table:table-cell office:value-type="float" office:value="0" calcext:value-type="float">
            <text:p>0</text:p>
          </table:table-cell>
          <table:table-cell office:value-type="float" office:value="87.39" calcext:value-type="float">
            <text:p>87,39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36" calcext:value-type="float">
            <text:p>36</text:p>
          </table:table-cell>
          <table:table-cell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1" calcext:value-type="float">
            <text:p>0,9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9000" calcext:value-type="float">
            <text:p>29.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IF([.CF24]=0;0;[.CE24]/[.CF24])" office:value-type="float" office:value="0.8" calcext:value-type="float">
            <text:p>0,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2.49" calcext:value-type="float">
            <text:p>2,49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" calcext:value-type="float">
            <text:p>4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931" calcext:value-type="float">
            <text:p>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3" calcext:value-type="float">
            <text:p>4.50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Johannisbeere schwarz</text:p>
          </table:table-cell>
          <table:table-cell table:formula="of:=([.N25]/(['Allgemeine Informationen'.$B$2]-[.P25])*['Allgemeine Informationen'.$B$2])" office:value-type="float" office:value="42.0220082530949" calcext:value-type="float">
            <text:p>42,02</text:p>
          </table:table-cell>
          <table:table-cell table:formula="of:=[.L25]/(['Allgemeine Informationen'.$B$2]-[.P25])*['Allgemeine Informationen'.$B$2]" office:value-type="float" office:value="8.80330123796423" calcext:value-type="float">
            <text:p>8,8</text:p>
          </table:table-cell>
          <table:table-cell table:formula="of:=[.M25]/(['Allgemeine Informationen'.$B$2]-[.P25])*['Allgemeine Informationen'.$B$2]" office:value-type="float" office:value="1.5130674002751" calcext:value-type="float">
            <text:p>1,51</text:p>
          </table:table-cell>
          <table:table-cell table:formula="of:=[.Q25]/(['Allgemeine Informationen'.$B$2]-[.P25])*['Allgemeine Informationen'.$B$2]" office:value-type="float" office:value="24.0715268225584" calcext:value-type="float">
            <text:p>24,07</text:p>
          </table:table-cell>
          <table:table-cell/>
          <table:table-cell table:formula="of:=[.N25]/['Allgemeine Informationen'.$B$1]" office:value-type="float" office:value="0.611" calcext:value-type="float">
            <text:p>0,6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1.28" calcext:value-type="float">
            <text:p>1,28</text:p>
          </table:table-cell>
          <table:table-cell office:value-type="float" office:value="0.22" calcext:value-type="float">
            <text:p>0,22</text:p>
          </table:table-cell>
          <table:table-cell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office:value-type="float" office:value="85.46" calcext:value-type="float">
            <text:p>85,46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177" calcext:value-type="float">
            <text:p>177</text:p>
          </table:table-cell>
          <table:table-cell office:value-type="float" office:value="1.82" calcext:value-type="float">
            <text:p>1,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.29" calcext:value-type="float">
            <text:p>1,2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3000" calcext:value-type="float">
            <text:p>33.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IF([.CF25]=0;0;[.CE25]/[.CF25])" office:value-type="float" office:value="0.5" calcext:value-type="float">
            <text:p>0,5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,33</text:p>
          </table:table-cell>
          <table:table-cell office:value-type="float" office:value="3.1" calcext:value-type="float">
            <text:p>3,1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" calcext:value-type="float">
            <text:p>6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593" calcext:value-type="float">
            <text:p>5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37" calcext:value-type="float">
            <text:p>5.437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Heidelbeere</text:p>
          </table:table-cell>
          <table:table-cell table:formula="of:=([.N26]/(['Allgemeine Informationen'.$B$2]-[.P26])*['Allgemeine Informationen'.$B$2])" office:value-type="float" office:value="43.6823104693141" calcext:value-type="float">
            <text:p>43,68</text:p>
          </table:table-cell>
          <table:table-cell table:formula="of:=[.L26]/(['Allgemeine Informationen'.$B$2]-[.P26])*['Allgemeine Informationen'.$B$2]" office:value-type="float" office:value="4.33212996389892" calcext:value-type="float">
            <text:p>4,33</text:p>
          </table:table-cell>
          <table:table-cell table:formula="of:=[.M26]/(['Allgemeine Informationen'.$B$2]-[.P26])*['Allgemeine Informationen'.$B$2]" office:value-type="float" office:value="4.33212996389892" calcext:value-type="float">
            <text:p>4,33</text:p>
          </table:table-cell>
          <table:table-cell table:formula="of:=[.Q26]/(['Allgemeine Informationen'.$B$2]-[.P26])*['Allgemeine Informationen'.$B$2]" office:value-type="float" office:value="35.3790613718412" calcext:value-type="float">
            <text:p>35,38</text:p>
          </table:table-cell>
          <table:table-cell/>
          <table:table-cell table:formula="of:=[.N26]/['Allgemeine Informationen'.$B$1]" office:value-type="float" office:value="0.605" calcext:value-type="float">
            <text:p>0,6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6.05" calcext:value-type="float">
            <text:p>6,05</text:p>
          </table:table-cell>
          <table:table-cell office:value-type="float" office:value="0" calcext:value-type="float">
            <text:p>0</text:p>
          </table:table-cell>
          <table:table-cell office:value-type="float" office:value="86.15" calcext:value-type="float">
            <text:p>86,15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22" calcext:value-type="float">
            <text:p>22</text:p>
          </table:table-cell>
          <table:table-cell office:value-type="float" office:value="1.85" calcext:value-type="float">
            <text:p>1,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,74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174" calcext:value-type="float">
            <text:p>4.174</text:p>
          </table:table-cell>
          <table:table-cell office:value-type="float" office:value="13000" calcext:value-type="float">
            <text:p>13.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IF([.CF26]=0;0;[.CE26]/[.CF26])" office:value-type="float" office:value="0.681818181818182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office:value-type="float" office:value="0.37" calcext:value-type="float">
            <text:p>0,37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3.34" calcext:value-type="float">
            <text:p>3,34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09" calcext:value-type="float">
            <text:p>5.80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3.5" calcext:value-type="float">
            <text:p>3,5</text:p>
          </table:table-cell>
          <table:table-cell office:value-type="float" office:value="1960" calcext:value-type="float">
            <text:p>1.9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.28" calcext:value-type="float">
            <text:p>10,2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rombeere</text:p>
          </table:table-cell>
          <table:table-cell table:formula="of:=([.N27]/(['Allgemeine Informationen'.$B$2]-[.P27])*['Allgemeine Informationen'.$B$2])" office:value-type="float" office:value="45.0541516245488" calcext:value-type="float">
            <text:p>45,05</text:p>
          </table:table-cell>
          <table:table-cell table:formula="of:=[.L27]/(['Allgemeine Informationen'.$B$2]-[.P27])*['Allgemeine Informationen'.$B$2]" office:value-type="float" office:value="8.66425992779784" calcext:value-type="float">
            <text:p>8,66</text:p>
          </table:table-cell>
          <table:table-cell table:formula="of:=[.M27]/(['Allgemeine Informationen'.$B$2]-[.P27])*['Allgemeine Informationen'.$B$2]" office:value-type="float" office:value="7.2202166064982" calcext:value-type="float">
            <text:p>7,22</text:p>
          </table:table-cell>
          <table:table-cell table:formula="of:=[.Q27]/(['Allgemeine Informationen'.$B$2]-[.P27])*['Allgemeine Informationen'.$B$2]" office:value-type="float" office:value="23.1046931407942" calcext:value-type="float">
            <text:p>23,1</text:p>
          </table:table-cell>
          <table:table-cell/>
          <table:table-cell table:formula="of:=[.N27]/['Allgemeine Informationen'.$B$1]" office:value-type="float" office:value="0.624" calcext:value-type="float">
            <text:p>0,6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,24</text:p>
          </table:table-cell>
          <table:table-cell office:value-type="float" office:value="0" calcext:value-type="float">
            <text:p>0</text:p>
          </table:table-cell>
          <table:table-cell office:value-type="float" office:value="86.15" calcext:value-type="float">
            <text:p>86,15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,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2000" calcext:value-type="float">
            <text:p>12.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IF([.CF27]=0;0;[.CE27]/[.CF27])" office:value-type="float" office:value="0.72222222222222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4.76" calcext:value-type="float">
            <text:p>4,76</text:p>
          </table:table-cell>
          <table:table-cell office:value-type="float" office:value="2.96" calcext:value-type="float">
            <text:p>2,96</text:p>
          </table:table-cell>
          <table:table-cell office:value-type="float" office:value="3.11" calcext:value-type="float">
            <text:p>3,1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" calcext:value-type="float">
            <text:p>6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0" calcext:value-type="float">
            <text:p>4.760</text:p>
          </table:table-cell>
          <table:table-cell office:value-type="float" office:value="0" calcext:value-type="float">
            <text:p>0</text:p>
          </table:table-cell>
          <table:table-cell office:value-type="float" office:value="6074" calcext:value-type="float">
            <text:p>6.07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2.2" calcext:value-type="float">
            <text:p>2,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.27" calcext:value-type="float">
            <text:p>10,2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Johannisbeere weiß</text:p>
          </table:table-cell>
          <table:table-cell table:formula="of:=([.N28]/(['Allgemeine Informationen'.$B$2]-[.P28])*['Allgemeine Informationen'.$B$2])" office:value-type="float" office:value="46.0372157133012" calcext:value-type="float">
            <text:p>46,04</text:p>
          </table:table-cell>
          <table:table-cell table:formula="of:=[.L28]/(['Allgemeine Informationen'.$B$2]-[.P28])*['Allgemeine Informationen'.$B$2]" office:value-type="float" office:value="6.2026188835286" calcext:value-type="float">
            <text:p>6,2</text:p>
          </table:table-cell>
          <table:table-cell table:formula="of:=[.M28]/(['Allgemeine Informationen'.$B$2]-[.P28])*['Allgemeine Informationen'.$B$2]" office:value-type="float" office:value="1.37835975189524" calcext:value-type="float">
            <text:p>1,38</text:p>
          </table:table-cell>
          <table:table-cell table:formula="of:=[.Q28]/(['Allgemeine Informationen'.$B$2]-[.P28])*['Allgemeine Informationen'.$B$2]" office:value-type="float" office:value="24.1212956581668" calcext:value-type="float">
            <text:p>24,12</text:p>
          </table:table-cell>
          <table:table-cell/>
          <table:table-cell table:formula="of:=[.N28]/['Allgemeine Informationen'.$B$1]" office:value-type="float" office:value="0.668" calcext:value-type="float">
            <text:p>0,6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6.68" calcext:value-type="float">
            <text:p>6,68</text:p>
          </table:table-cell>
          <table:table-cell office:value-type="float" office:value="0" calcext:value-type="float">
            <text:p>0</text:p>
          </table:table-cell>
          <table:table-cell office:value-type="float" office:value="85.49" calcext:value-type="float">
            <text:p>85,49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2.6" calcext:value-type="float">
            <text:p>2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7" calcext:value-type="float">
            <text:p>0,9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0" calcext:value-type="float">
            <text:p>24.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IF([.CF28]=0;0;[.CE28]/[.CF28])" office:value-type="float" office:value="0.666666666666667" calcext:value-type="float">
            <text:p>0,67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" calcext:value-type="float">
            <text:p>6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931" calcext:value-type="float">
            <text:p>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00" calcext:value-type="float">
            <text:p>6.1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5" calcext:value-type="float">
            <text:p>3,8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iwi</text:p>
          </table:table-cell>
          <table:table-cell table:formula="of:=([.N29]/(['Allgemeine Informationen'.$B$2]-[.P29])*['Allgemeine Informationen'.$B$2])" office:value-type="float" office:value="51.1784511784512" calcext:value-type="float">
            <text:p>51,18</text:p>
          </table:table-cell>
          <table:table-cell table:formula="of:=[.L29]/(['Allgemeine Informationen'.$B$2]-[.P29])*['Allgemeine Informationen'.$B$2]" office:value-type="float" office:value="5.61167227833895" calcext:value-type="float">
            <text:p>5,61</text:p>
          </table:table-cell>
          <table:table-cell table:formula="of:=[.M29]/(['Allgemeine Informationen'.$B$2]-[.P29])*['Allgemeine Informationen'.$B$2]" office:value-type="float" office:value="3.53535353535354" calcext:value-type="float">
            <text:p>3,54</text:p>
          </table:table-cell>
          <table:table-cell table:formula="of:=[.Q29]/(['Allgemeine Informationen'.$B$2]-[.P29])*['Allgemeine Informationen'.$B$2]" office:value-type="float" office:value="21.8855218855219" calcext:value-type="float">
            <text:p>21,89</text:p>
          </table:table-cell>
          <table:table-cell/>
          <table:table-cell table:formula="of:=[.N29]/['Allgemeine Informationen'.$B$1]" office:value-type="float" office:value="0.912" calcext:value-type="float">
            <text:p>0,9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9.12" calcext:value-type="float">
            <text:p>9,12</text:p>
          </table:table-cell>
          <table:table-cell office:value-type="float" office:value="0" calcext:value-type="float">
            <text:p>0</text:p>
          </table:table-cell>
          <table:table-cell office:value-type="float" office:value="82.18" calcext:value-type="float">
            <text:p>82,18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43.68" calcext:value-type="float">
            <text:p>43,68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0.06" calcext:value-type="float">
            <text:p>0,0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000" calcext:value-type="float">
            <text:p>15.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IF([.CF29]=0;0;[.CE29]/[.CF29])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,32</text:p>
          </table:table-cell>
          <table:table-cell office:value-type="float" office:value="4.59" calcext:value-type="float">
            <text:p>4,5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9.12" calcext:value-type="float">
            <text:p>9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 office:value-type="float" office:value="858" calcext:value-type="float">
            <text:p>8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12" calcext:value-type="float">
            <text:p>8.91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1.53" calcext:value-type="float">
            <text:p>1,53</text:p>
          </table:table-cell>
          <table:table-cell office:value-type="float" office:value="702" calcext:value-type="float">
            <text:p>702</text:p>
          </table:table-cell>
          <table:table-cell office:value-type="float" office:value="0.01" calcext:value-type="float">
            <text:p>0,01</text:p>
          </table:table-cell>
          <table:table-cell office:value-type="float" office:value="19" calcext:value-type="float">
            <text:p>19</text:p>
          </table:table-cell>
          <table:table-cell office:value-type="float" office:value="1.67" calcext:value-type="float">
            <text:p>1,6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Erdbeere</text:p>
          </table:table-cell>
          <table:table-cell table:formula="of:=([.N30]/(['Allgemeine Informationen'.$B$2]-[.P30])*['Allgemeine Informationen'.$B$2])" office:value-type="float" office:value="53.86119257087" calcext:value-type="float">
            <text:p>53,86</text:p>
          </table:table-cell>
          <table:table-cell table:formula="of:=[.L30]/(['Allgemeine Informationen'.$B$2]-[.P30])*['Allgemeine Informationen'.$B$2]" office:value-type="float" office:value="8.01564027370479" calcext:value-type="float">
            <text:p>8,02</text:p>
          </table:table-cell>
          <table:table-cell table:formula="of:=[.M30]/(['Allgemeine Informationen'.$B$2]-[.P30])*['Allgemeine Informationen'.$B$2]" office:value-type="float" office:value="3.91006842619746" calcext:value-type="float">
            <text:p>3,91</text:p>
          </table:table-cell>
          <table:table-cell table:formula="of:=[.Q30]/(['Allgemeine Informationen'.$B$2]-[.P30])*['Allgemeine Informationen'.$B$2]" office:value-type="float" office:value="19.5503421309873" calcext:value-type="float">
            <text:p>19,55</text:p>
          </table:table-cell>
          <table:table-cell/>
          <table:table-cell table:formula="of:=[.N30]/['Allgemeine Informationen'.$B$1]" office:value-type="float" office:value="0.551" calcext:value-type="float">
            <text:p>0,5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float" office:value="0.82" calcext:value-type="float">
            <text:p>0,82</text:p>
          </table:table-cell>
          <table:table-cell office:value-type="float" office:value="0.4" calcext:value-type="float">
            <text:p>0,4</text:p>
          </table:table-cell>
          <table:table-cell office:value-type="float" office:value="5.51" calcext:value-type="float">
            <text:p>5,51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,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57" calcext:value-type="float">
            <text:p>5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64" calcext:value-type="float">
            <text:p>0,6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3000" calcext:value-type="float">
            <text:p>13.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IF([.CF30]=0;0;[.CE30]/[.CF30])" office:value-type="float" office:value="0.769230769230769" calcext:value-type="float">
            <text:p>0,77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.17" calcext:value-type="float">
            <text:p>2,17</text:p>
          </table:table-cell>
          <table:table-cell office:value-type="float" office:value="2.24" calcext:value-type="float">
            <text:p>2,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" calcext:value-type="float">
            <text:p>5,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407" calcext:value-type="float">
            <text:p>4.407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.68" calcext:value-type="float">
            <text:p>7,6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reiselbeere/Kronsbeere</text:p>
          </table:table-cell>
          <table:table-cell table:formula="of:=([.N31]/(['Allgemeine Informationen'.$B$2]-[.P31])*['Allgemeine Informationen'.$B$2])" office:value-type="float" office:value="53.8994800693241" calcext:value-type="float">
            <text:p>53,9</text:p>
          </table:table-cell>
          <table:table-cell table:formula="of:=[.L31]/(['Allgemeine Informationen'.$B$2]-[.P31])*['Allgemeine Informationen'.$B$2]" office:value-type="float" office:value="2.4263431542461" calcext:value-type="float">
            <text:p>2,43</text:p>
          </table:table-cell>
          <table:table-cell table:formula="of:=[.M31]/(['Allgemeine Informationen'.$B$2]-[.P31])*['Allgemeine Informationen'.$B$2]" office:value-type="float" office:value="4.59272097053726" calcext:value-type="float">
            <text:p>4,59</text:p>
          </table:table-cell>
          <table:table-cell table:formula="of:=[.Q31]/(['Allgemeine Informationen'.$B$2]-[.P31])*['Allgemeine Informationen'.$B$2]" office:value-type="float" office:value="25.0433275563258" calcext:value-type="float">
            <text:p>25,04</text:p>
          </table:table-cell>
          <table:table-cell/>
          <table:table-cell table:formula="of:=[.N31]/['Allgemeine Informationen'.$B$1]" office:value-type="float" office:value="0.622" calcext:value-type="float">
            <text:p>0,6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float" office:value="0.28" calcext:value-type="float">
            <text:p>0,28</text:p>
          </table:table-cell>
          <table:table-cell office:value-type="float" office:value="0.53" calcext:value-type="float">
            <text:p>0,53</text:p>
          </table:table-cell>
          <table:table-cell office:value-type="float" office:value="6.22" calcext:value-type="float">
            <text:p>6,22</text:p>
          </table:table-cell>
          <table:table-cell office:value-type="float" office:value="0" calcext:value-type="float">
            <text:p>0</text:p>
          </table:table-cell>
          <table:table-cell office:value-type="float" office:value="88.46" calcext:value-type="float">
            <text:p>88,46</text:p>
          </table:table-cell>
          <table:table-cell office:value-type="float" office:value="2.89" calcext:value-type="float">
            <text:p>2,8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CF31]=0;0;[.CE31]/[.CF31])" office:value-type="float" office:value="1.26666666666667" calcext:value-type="float">
            <text:p>1,27</text:p>
          </table:table-cell>
          <table:table-cell office:value-type="float" office:value="0.02" calcext:value-type="float">
            <text:p>0,02</text:p>
          </table:table-cell>
          <table:table-cell office:value-type="float" office:value="0.34" calcext:value-type="float">
            <text:p>0,34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  <table:table-cell office:value-type="float" office:value="2.93" calcext:value-type="float">
            <text:p>2,93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6.1" calcext:value-type="float">
            <text:p>6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723" calcext:value-type="float">
            <text:p>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60" calcext:value-type="float">
            <text:p>5.96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83" calcext:value-type="float">
            <text:p>1,83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15" calcext:value-type="float">
            <text:p>17,1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Orange/Apfelsine</text:p>
          </table:table-cell>
          <table:table-cell table:formula="of:=([.N32]/(['Allgemeine Informationen'.$B$2]-[.P32])*['Allgemeine Informationen'.$B$2])" office:value-type="float" office:value="61.751497005988" calcext:value-type="float">
            <text:p>61,75</text:p>
          </table:table-cell>
          <table:table-cell table:formula="of:=[.L32]/(['Allgemeine Informationen'.$B$2]-[.P32])*['Allgemeine Informationen'.$B$2]" office:value-type="float" office:value="7.48502994011976" calcext:value-type="float">
            <text:p>7,49</text:p>
          </table:table-cell>
          <table:table-cell table:formula="of:=[.M32]/(['Allgemeine Informationen'.$B$2]-[.P32])*['Allgemeine Informationen'.$B$2]" office:value-type="float" office:value="1.49700598802395" calcext:value-type="float">
            <text:p>1,5</text:p>
          </table:table-cell>
          <table:table-cell table:formula="of:=[.Q32]/(['Allgemeine Informationen'.$B$2]-[.P32])*['Allgemeine Informationen'.$B$2]" office:value-type="float" office:value="16.4670658682635" calcext:value-type="float">
            <text:p>16,47</text:p>
          </table:table-cell>
          <table:table-cell/>
          <table:table-cell table:formula="of:=[.N32]/['Allgemeine Informationen'.$B$1]" office:value-type="float" office:value="0.825" calcext:value-type="float">
            <text:p>0,8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8.25" calcext:value-type="float">
            <text:p>8,25</text:p>
          </table:table-cell>
          <table:table-cell office:value-type="float" office:value="0" calcext:value-type="float">
            <text:p>0</text:p>
          </table:table-cell>
          <table:table-cell office:value-type="float" office:value="86.64" calcext:value-type="float">
            <text:p>86,64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45.48" calcext:value-type="float">
            <text:p>45,4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000" calcext:value-type="float">
            <text:p>9.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IF([.CF32]=0;0;[.CE32]/[.CF32])"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2.57" calcext:value-type="float">
            <text:p>2,57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660" calcext:value-type="float">
            <text:p>6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51" calcext:value-type="float">
            <text:p>4.851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.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62" calcext:value-type="float">
            <text:p>2,6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auerkirsche</text:p>
          </table:table-cell>
          <table:table-cell table:formula="of:=([.N33]/(['Allgemeine Informationen'.$B$2]-[.P33])*['Allgemeine Informationen'.$B$2])" office:value-type="float" office:value="67.3024523160763" calcext:value-type="float">
            <text:p>67,3</text:p>
          </table:table-cell>
          <table:table-cell table:formula="of:=[.L33]/(['Allgemeine Informationen'.$B$2]-[.P33])*['Allgemeine Informationen'.$B$2]" office:value-type="float" office:value="6.13079019073569" calcext:value-type="float">
            <text:p>6,13</text:p>
          </table:table-cell>
          <table:table-cell table:formula="of:=[.M33]/(['Allgemeine Informationen'.$B$2]-[.P33])*['Allgemeine Informationen'.$B$2]" office:value-type="float" office:value="3.40599455040872" calcext:value-type="float">
            <text:p>3,41</text:p>
          </table:table-cell>
          <table:table-cell table:formula="of:=[.Q33]/(['Allgemeine Informationen'.$B$2]-[.P33])*['Allgemeine Informationen'.$B$2]" office:value-type="float" office:value="7.49318801089918" calcext:value-type="float">
            <text:p>7,49</text:p>
          </table:table-cell>
          <table:table-cell/>
          <table:table-cell table:formula="of:=[.N33]/['Allgemeine Informationen'.$B$1]" office:value-type="float" office:value="0.988" calcext:value-type="float">
            <text:p>0,9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27" calcext:value-type="float">
            <text:p>227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9.88" calcext:value-type="float">
            <text:p>9,88</text:p>
          </table:table-cell>
          <table:table-cell office:value-type="float" office:value="0" calcext:value-type="float">
            <text:p>0</text:p>
          </table:table-cell>
          <table:table-cell office:value-type="float" office:value="85.32" calcext:value-type="float">
            <text:p>85,32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53" calcext:value-type="float">
            <text:p>55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IF([.CF33]=0;0;[.CE33]/[.CF33])" office:value-type="float" office:value="0.875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5.18" calcext:value-type="float">
            <text:p>5,18</text:p>
          </table:table-cell>
          <table:table-cell office:value-type="float" office:value="4.28" calcext:value-type="float">
            <text:p>4,28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0" calcext:value-type="float">
            <text:p>1.020</text:p>
          </table:table-cell>
          <table:table-cell office:value-type="float" office:value="0" calcext:value-type="float">
            <text:p>0</text:p>
          </table:table-cell>
          <table:table-cell office:value-type="float" office:value="9463" calcext:value-type="float">
            <text:p>9.46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darine</text:p>
          </table:table-cell>
          <table:table-cell table:formula="of:=([.N34]/(['Allgemeine Informationen'.$B$2]-[.P34])*['Allgemeine Informationen'.$B$2])" office:value-type="float" office:value="68.7074829931973" calcext:value-type="float">
            <text:p>68,71</text:p>
          </table:table-cell>
          <table:table-cell table:formula="of:=[.L34]/(['Allgemeine Informationen'.$B$2]-[.P34])*['Allgemeine Informationen'.$B$2]" office:value-type="float" office:value="4.76190476190476" calcext:value-type="float">
            <text:p>4,76</text:p>
          </table:table-cell>
          <table:table-cell table:formula="of:=[.M34]/(['Allgemeine Informationen'.$B$2]-[.P34])*['Allgemeine Informationen'.$B$2]" office:value-type="float" office:value="2.04081632653061" calcext:value-type="float">
            <text:p>2,04</text:p>
          </table:table-cell>
          <table:table-cell table:formula="of:=[.Q34]/(['Allgemeine Informationen'.$B$2]-[.P34])*['Allgemeine Informationen'.$B$2]" office:value-type="float" office:value="11.5646258503401" calcext:value-type="float">
            <text:p>11,56</text:p>
          </table:table-cell>
          <table:table-cell/>
          <table:table-cell table:formula="of:=[.N34]/['Allgemeine Informationen'.$B$1]" office:value-type="float" office:value="1.01" calcext:value-type="float">
            <text:p>1,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24" calcext:value-type="float">
            <text:p>224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,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.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IF([.CF34]=0;0;[.CE34]/[.CF34])" office:value-type="float" office:value="0.444444444444444" calcext:value-type="float">
            <text:p>0,44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" calcext:value-type="float">
            <text:p>1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510" calcext:value-type="float">
            <text:p>5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0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.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1.03" calcext:value-type="float">
            <text:p>1,0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8" calcext:value-type="float">
            <text:p>1,9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flaumen</text:p>
          </table:table-cell>
          <table:table-cell table:formula="of:=([.N35]/(['Allgemeine Informationen'.$B$2]-[.P35])*['Allgemeine Informationen'.$B$2])" office:value-type="float" office:value="70.7028531663187" calcext:value-type="float">
            <text:p>70,7</text:p>
          </table:table-cell>
          <table:table-cell table:formula="of:=[.L35]/(['Allgemeine Informationen'.$B$2]-[.P35])*['Allgemeine Informationen'.$B$2]" office:value-type="float" office:value="4.17536534446764" calcext:value-type="float">
            <text:p>4,18</text:p>
          </table:table-cell>
          <table:table-cell table:formula="of:=[.M35]/(['Allgemeine Informationen'.$B$2]-[.P35])*['Allgemeine Informationen'.$B$2]" office:value-type="float" office:value="1.1830201809325" calcext:value-type="float">
            <text:p>1,18</text:p>
          </table:table-cell>
          <table:table-cell table:formula="of:=[.Q35]/(['Allgemeine Informationen'.$B$2]-[.P35])*['Allgemeine Informationen'.$B$2]" office:value-type="float" office:value="11.830201809325" calcext:value-type="float">
            <text:p>11,83</text:p>
          </table:table-cell>
          <table:table-cell/>
          <table:table-cell table:formula="of:=[.N35]/['Allgemeine Informationen'.$B$1]" office:value-type="float" office:value="1.016" calcext:value-type="float">
            <text:p>1,0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10.16" calcext:value-type="float">
            <text:p>10,16</text:p>
          </table:table-cell>
          <table:table-cell office:value-type="float" office:value="0" calcext:value-type="float">
            <text:p>0</text:p>
          </table:table-cell>
          <table:table-cell office:value-type="float" office:value="85.63" calcext:value-type="float">
            <text:p>85,6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5.4" calcext:value-type="float">
            <text:p>5,4</text:p>
          </table:table-cell>
          <table:table-cell office:value-type="float" office:value="0.85" calcext:value-type="float">
            <text:p>0,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,2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.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IF([.CF35]=0;0;[.CE35]/[.CF35])"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/>
          <table:table-cell table:style-name="ce17" office:value-type="float" office:value="2.61" calcext:value-type="float">
            <text:p>2,61</text:p>
          </table:table-cell>
          <table:table-cell office:value-type="float" office:value="3.36" calcext:value-type="float">
            <text:p>3,36</text:p>
          </table:table-cell>
          <table:table-cell office:value-type="float" office:value="2.01" calcext:value-type="float">
            <text:p>2,01</text:p>
          </table:table-cell>
          <table:table-cell office:value-type="float" office:value="3.38" calcext:value-type="float">
            <text:p>3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818" calcext:value-type="float">
            <text:p>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0" calcext:value-type="float">
            <text:p>2.610</text:p>
          </table:table-cell>
          <table:table-cell office:value-type="float" office:value="0" calcext:value-type="float">
            <text:p>0</text:p>
          </table:table-cell>
          <table:table-cell office:value-type="float" office:value="5370" calcext:value-type="float">
            <text:p>5.370</text:p>
          </table:table-cell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.3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.55" calcext:value-type="float">
            <text:p>3,5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firsich</text:p>
          </table:table-cell>
          <table:table-cell table:formula="of:=([.N36]/(['Allgemeine Informationen'.$B$2]-[.P36])*['Allgemeine Informationen'.$B$2])" office:value-type="float" office:value="71.2339743589743" calcext:value-type="float">
            <text:p>71,23</text:p>
          </table:table-cell>
          <table:table-cell table:formula="of:=[.L36]/(['Allgemeine Informationen'.$B$2]-[.P36])*['Allgemeine Informationen'.$B$2]" office:value-type="float" office:value="6.08974358974359" calcext:value-type="float">
            <text:p>6,09</text:p>
          </table:table-cell>
          <table:table-cell table:formula="of:=[.M36]/(['Allgemeine Informationen'.$B$2]-[.P36])*['Allgemeine Informationen'.$B$2]" office:value-type="float" office:value="0.881410256410256" calcext:value-type="float">
            <text:p>0,88</text:p>
          </table:table-cell>
          <table:table-cell table:formula="of:=[.Q36]/(['Allgemeine Informationen'.$B$2]-[.P36])*['Allgemeine Informationen'.$B$2]" office:value-type="float" office:value="13.6217948717949" calcext:value-type="float">
            <text:p>13,62</text:p>
          </table:table-cell>
          <table:table-cell/>
          <table:table-cell table:formula="of:=[.N36]/['Allgemeine Informationen'.$B$1]" office:value-type="float" office:value="0.889" calcext:value-type="float">
            <text:p>0,8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office:value-type="float" office:value="87.52" calcext:value-type="float">
            <text:p>87,52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9.5" calcext:value-type="float">
            <text:p>9,5</text:p>
          </table:table-cell>
          <table:table-cell office:value-type="float" office:value="0.96" calcext:value-type="float">
            <text:p>0,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2" calcext:value-type="float">
            <text:p>0,3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000" calcext:value-type="float">
            <text:p>6.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IF([.CF36]=0;0;[.CE36]/[.CF36])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.03" calcext:value-type="float">
            <text:p>1,03</text:p>
          </table:table-cell>
          <table:table-cell office:value-type="float" office:value="1.23" calcext:value-type="float">
            <text:p>1,23</text:p>
          </table:table-cell>
          <table:table-cell office:value-type="float" office:value="5.73" calcext:value-type="float">
            <text:p>5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.269</text:p>
          </table:table-cell>
          <table:table-cell office:value-type="float" office:value="0" calcext:value-type="float">
            <text:p>0</text:p>
          </table:table-cell>
          <table:table-cell office:value-type="float" office:value="5727" calcext:value-type="float">
            <text:p>5.7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.14" calcext:value-type="float">
            <text:p>1,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4" calcext:value-type="float">
            <text:p>4,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Nektarine</text:p>
          </table:table-cell>
          <table:table-cell table:formula="of:=([.N37]/(['Allgemeine Informationen'.$B$2]-[.P37])*['Allgemeine Informationen'.$B$2])" office:value-type="float" office:value="74.0298507462687" calcext:value-type="float">
            <text:p>74,03</text:p>
          </table:table-cell>
          <table:table-cell table:formula="of:=[.L37]/(['Allgemeine Informationen'.$B$2]-[.P37])*['Allgemeine Informationen'.$B$2]" office:value-type="float" office:value="5.37313432835821" calcext:value-type="float">
            <text:p>5,37</text:p>
          </table:table-cell>
          <table:table-cell table:formula="of:=[.M37]/(['Allgemeine Informationen'.$B$2]-[.P37])*['Allgemeine Informationen'.$B$2]" office:value-type="float" office:value="0.597014925373134" calcext:value-type="float">
            <text:p>0,6</text:p>
          </table:table-cell>
          <table:table-cell table:formula="of:=[.Q37]/(['Allgemeine Informationen'.$B$2]-[.P37])*['Allgemeine Informationen'.$B$2]" office:value-type="float" office:value="13.134328358209" calcext:value-type="float">
            <text:p>13,13</text:p>
          </table:table-cell>
          <table:table-cell/>
          <table:table-cell table:formula="of:=[.N37]/['Allgemeine Informationen'.$B$1]" office:value-type="float" office:value="1.24" calcext:value-type="float">
            <text:p>1,2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83.25" calcext:value-type="float">
            <text:p>83,25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1133" calcext:value-type="float">
            <text:p>1.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14" calcext:value-type="float">
            <text:p>0,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.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IF([.CF37]=0;0;[.CE37]/[.CF37])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76" calcext:value-type="float">
            <text:p>0,76</text:p>
          </table:table-cell>
          <table:table-cell table:number-columns-repeated="2" office:value-type="float" office:value="1.69" calcext:value-type="float">
            <text:p>1,69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4" calcext:value-type="float">
            <text:p>11,6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.435</text:p>
          </table:table-cell>
          <table:table-cell office:value-type="float" office:value="0" calcext:value-type="float">
            <text:p>0</text:p>
          </table:table-cell>
          <table:table-cell office:value-type="float" office:value="8201" calcext:value-type="float">
            <text:p>8.2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.26" calcext:value-type="float">
            <text:p>1,26</text:p>
          </table:table-cell>
          <table:table-cell office:value-type="float" office:value="110" calcext:value-type="float">
            <text:p>110</text:p>
          </table:table-cell>
          <table:table-cell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,4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ampelmuse/Pomelo</text:p>
          </table:table-cell>
          <table:table-cell table:formula="of:=([.N38]/(['Allgemeine Informationen'.$B$2]-[.P38])*['Allgemeine Informationen'.$B$2])" office:value-type="float" office:value="74.2722265932337" calcext:value-type="float">
            <text:p>74,27</text:p>
          </table:table-cell>
          <table:table-cell table:formula="of:=[.L38]/(['Allgemeine Informationen'.$B$2]-[.P38])*['Allgemeine Informationen'.$B$2]" office:value-type="float" office:value="5.97954366640441" calcext:value-type="float">
            <text:p>5,98</text:p>
          </table:table-cell>
          <table:table-cell table:formula="of:=[.M38]/(['Allgemeine Informationen'.$B$2]-[.P38])*['Allgemeine Informationen'.$B$2]" office:value-type="float" office:value="0.3147128245476" calcext:value-type="float">
            <text:p>0,31</text:p>
          </table:table-cell>
          <table:table-cell table:formula="of:=[.Q38]/(['Allgemeine Informationen'.$B$2]-[.P38])*['Allgemeine Informationen'.$B$2]" office:value-type="float" office:value="5.66483084185681" calcext:value-type="float">
            <text:p>5,66</text:p>
          </table:table-cell>
          <table:table-cell/>
          <table:table-cell table:formula="of:=[.N38]/['Allgemeine Informationen'.$B$1]" office:value-type="float" office:value="0.944" calcext:value-type="float">
            <text:p>0,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  <table:table-cell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  <table:table-cell office:value-type="float" office:value="87.29" calcext:value-type="float">
            <text:p>87,29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61" calcext:value-type="float">
            <text:p>61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,1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.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IF([.CF38]=0;0;[.CE38]/[.CF38])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,03</text:p>
          </table:table-cell>
          <table:table-cell office:value-type="float" office:value="2.67" calcext:value-type="float">
            <text:p>2,67</text:p>
          </table:table-cell>
          <table:table-cell office:value-type="float" office:value="3.74" calcext:value-type="float">
            <text:p>3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" calcext:value-type="float">
            <text:p>9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02" calcext:value-type="float">
            <text:p>5.702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.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0.48" calcext:value-type="float">
            <text:p>0,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3" calcext:value-type="float">
            <text:p>2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irne</text:p>
          </table:table-cell>
          <table:table-cell table:formula="of:=([.N39]/(['Allgemeine Informationen'.$B$2]-[.P39])*['Allgemeine Informationen'.$B$2])" office:value-type="float" office:value="74.6529873264937" calcext:value-type="float">
            <text:p>74,65</text:p>
          </table:table-cell>
          <table:table-cell table:formula="of:=[.L39]/(['Allgemeine Informationen'.$B$2]-[.P39])*['Allgemeine Informationen'.$B$2]" office:value-type="float" office:value="2.83645141822571" calcext:value-type="float">
            <text:p>2,84</text:p>
          </table:table-cell>
          <table:table-cell table:formula="of:=[.M39]/(['Allgemeine Informationen'.$B$2]-[.P39])*['Allgemeine Informationen'.$B$2]" office:value-type="float" office:value="1.75015087507544" calcext:value-type="float">
            <text:p>1,75</text:p>
          </table:table-cell>
          <table:table-cell table:formula="of:=[.Q39]/(['Allgemeine Informationen'.$B$2]-[.P39])*['Allgemeine Informationen'.$B$2]" office:value-type="float" office:value="16.8980084490042" calcext:value-type="float">
            <text:p>16,9</text:p>
          </table:table-cell>
          <table:table-cell/>
          <table:table-cell table:formula="of:=[.N39]/['Allgemeine Informationen'.$B$1]" office:value-type="float" office:value="1.237" calcext:value-type="float">
            <text:p>1,2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41" calcext:value-type="float">
            <text:p>241</text:p>
          </table:table-cell>
          <table:table-cell office:value-type="float" office:value="0.47" calcext:value-type="float">
            <text:p>0,47</text:p>
          </table:table-cell>
          <table:table-cell office:value-type="float" office:value="0.29" calcext:value-type="float">
            <text:p>0,29</text:p>
          </table:table-cell>
          <table:table-cell office:value-type="float" office:value="12.37" calcext:value-type="float">
            <text:p>12,37</text:p>
          </table:table-cell>
          <table:table-cell office:value-type="float" office:value="0" calcext:value-type="float">
            <text:p>0</text:p>
          </table:table-cell>
          <table:table-cell office:value-type="float" office:value="83.43" calcext:value-type="float">
            <text:p>83,43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4.6" calcext:value-type="float">
            <text:p>4,6</text:p>
          </table:table-cell>
          <table:table-cell office:value-type="float" office:value="0.43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,1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.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IF([.CF39]=0;0;[.CE39]/[.CF39])" office:value-type="float" office:value="0.181818181818182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.68" calcext:value-type="float">
            <text:p>1,68</text:p>
          </table:table-cell>
          <table:table-cell office:value-type="float" office:value="6.77" calcext:value-type="float">
            <text:p>6,77</text:p>
          </table:table-cell>
          <table:table-cell office:value-type="float" office:value="1.82" calcext:value-type="float">
            <text:p>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" calcext:value-type="float">
            <text:p>10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3" calcext:value-type="float">
            <text:p>2.103</text:p>
          </table:table-cell>
          <table:table-cell office:value-type="float" office:value="0" calcext:value-type="float">
            <text:p>0</text:p>
          </table:table-cell>
          <table:table-cell office:value-type="float" office:value="8450" calcext:value-type="float">
            <text:p>8.45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.8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2.66" calcext:value-type="float">
            <text:p>2,6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26" calcext:value-type="float">
            <text:p>3,2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Orangensaft</text:p>
          </table:table-cell>
          <table:table-cell table:formula="of:=([.N40]/(['Allgemeine Informationen'.$B$2]-[.P40])*['Allgemeine Informationen'.$B$2])" office:value-type="float" office:value="74.7205503009459" calcext:value-type="float">
            <text:p>74,72</text:p>
          </table:table-cell>
          <table:table-cell table:formula="of:=[.L40]/(['Allgemeine Informationen'.$B$2]-[.P40])*['Allgemeine Informationen'.$B$2]" office:value-type="float" office:value="5.8469475494411" calcext:value-type="float">
            <text:p>5,85</text:p>
          </table:table-cell>
          <table:table-cell table:formula="of:=[.M40]/(['Allgemeine Informationen'.$B$2]-[.P40])*['Allgemeine Informationen'.$B$2]" office:value-type="float" office:value="1.20378331900258" calcext:value-type="float">
            <text:p>1,2</text:p>
          </table:table-cell>
          <table:table-cell table:formula="of:=[.Q40]/(['Allgemeine Informationen'.$B$2]-[.P40])*['Allgemeine Informationen'.$B$2]" office:value-type="float" office:value="3.52536543422184" calcext:value-type="float">
            <text:p>3,53</text:p>
          </table:table-cell>
          <table:table-cell/>
          <table:table-cell table:formula="of:=[.N40]/['Allgemeine Informationen'.$B$1]" office:value-type="float" office:value="0.869" calcext:value-type="float">
            <text:p>0,8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0.68" calcext:value-type="float">
            <text:p>0,68</text:p>
          </table:table-cell>
          <table:table-cell office:value-type="float" office:value="0.14" calcext:value-type="float">
            <text:p>0,14</text:p>
          </table:table-cell>
          <table:table-cell office:value-type="float" office:value="8.69" calcext:value-type="float">
            <text:p>8,69</text:p>
          </table:table-cell>
          <table:table-cell office:value-type="float" office:value="0" calcext:value-type="float">
            <text:p>0</text:p>
          </table:table-cell>
          <table:table-cell office:value-type="float" office:value="88.37" calcext:value-type="float">
            <text:p>88,37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41.5" calcext:value-type="float">
            <text:p>41,5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27" calcext:value-type="float">
            <text:p>0,2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00" calcext:value-type="float">
            <text:p>9.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IF([.CF40]=0;0;[.CE40]/[.CF40])"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,61</text:p>
          </table:table-cell>
          <table:table-cell office:value-type="float" office:value="2.47" calcext:value-type="float">
            <text:p>2,47</text:p>
          </table:table-cell>
          <table:table-cell office:value-type="float" office:value="3.44" calcext:value-type="float">
            <text:p>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" calcext:value-type="float">
            <text:p>8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123" calcext:value-type="float">
            <text:p>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80" calcext:value-type="float">
            <text:p>5.080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.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2" calcext:value-type="float">
            <text:p>2,5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go</text:p>
          </table:table-cell>
          <table:table-cell table:formula="of:=([.N41]/(['Allgemeine Informationen'.$B$2]-[.P41])*['Allgemeine Informationen'.$B$2])" office:value-type="float" office:value="76.427255985267" calcext:value-type="float">
            <text:p>76,43</text:p>
          </table:table-cell>
          <table:table-cell table:formula="of:=[.L41]/(['Allgemeine Informationen'.$B$2]-[.P41])*['Allgemeine Informationen'.$B$2]" office:value-type="float" office:value="3.68324125230202" calcext:value-type="float">
            <text:p>3,68</text:p>
          </table:table-cell>
          <table:table-cell table:formula="of:=[.M41]/(['Allgemeine Informationen'.$B$2]-[.P41])*['Allgemeine Informationen'.$B$2]" office:value-type="float" office:value="2.76243093922652" calcext:value-type="float">
            <text:p>2,76</text:p>
          </table:table-cell>
          <table:table-cell table:formula="of:=[.Q41]/(['Allgemeine Informationen'.$B$2]-[.P41])*['Allgemeine Informationen'.$B$2]" office:value-type="float" office:value="10.4358502148557" calcext:value-type="float">
            <text:p>10,44</text:p>
          </table:table-cell>
          <table:table-cell/>
          <table:table-cell table:formula="of:=[.N41]/['Allgemeine Informationen'.$B$1]" office:value-type="float" office:value="1.245" calcext:value-type="float">
            <text:p>1,2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12.45" calcext:value-type="float">
            <text:p>12,45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,71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37.34" calcext:value-type="float">
            <text:p>37,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163" calcext:value-type="float">
            <text:p>1.16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000" calcext:value-type="float">
            <text:p>13.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IF([.CF41]=0;0;[.CE41]/[.CF41])"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2.6" calcext:value-type="float">
            <text:p>2,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12.45" calcext:value-type="float">
            <text:p>12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374" calcext:value-type="float">
            <text:p>3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50" calcext:value-type="float">
            <text:p>3.45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.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1.07" calcext:value-type="float">
            <text:p>1,07</text:p>
          </table:table-cell>
          <table:table-cell office:value-type="float" office:value="306" calcext:value-type="float">
            <text:p>306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,7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auerkirschsaft</text:p>
          </table:table-cell>
          <table:table-cell table:formula="of:=([.N42]/(['Allgemeine Informationen'.$B$2]-[.P42])*['Allgemeine Informationen'.$B$2])" office:value-type="float" office:value="79.6221322537112" calcext:value-type="float">
            <text:p>79,62</text:p>
          </table:table-cell>
          <table:table-cell table:formula="of:=[.L42]/(['Allgemeine Informationen'.$B$2]-[.P42])*['Allgemeine Informationen'.$B$2]" office:value-type="float" office:value="2.02429149797571" calcext:value-type="float">
            <text:p>2,02</text:p>
          </table:table-cell>
          <table:table-cell table:formula="of:=[.M42]/(['Allgemeine Informationen'.$B$2]-[.P42])*['Allgemeine Informationen'.$B$2]" office:value-type="float" office:value="2.69905533063428" calcext:value-type="float">
            <text:p>2,7</text:p>
          </table:table-cell>
          <table:table-cell table:formula="of:=[.Q42]/(['Allgemeine Informationen'.$B$2]-[.P42])*['Allgemeine Informationen'.$B$2]" office:value-type="float" office:value="0" calcext:value-type="float">
            <text:p>0</text:p>
          </table:table-cell>
          <table:table-cell/>
          <table:table-cell table:formula="of:=[.N42]/['Allgemeine Informationen'.$B$1]" office:value-type="float" office:value="1.18" calcext:value-type="float">
            <text:p>1,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office:value-type="float" office:value="85.18" calcext:value-type="float">
            <text:p>85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7.27" calcext:value-type="float">
            <text:p>7,27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IF([.CF42]=0;0;[.CE42]/[.CF42])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6.5" calcext:value-type="float">
            <text:p>6,5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.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7" calcext:value-type="float">
            <text:p>1,3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nanas</text:p>
          </table:table-cell>
          <table:table-cell table:formula="of:=([.N43]/(['Allgemeine Informationen'.$B$2]-[.P43])*['Allgemeine Informationen'.$B$2])" office:value-type="float" office:value="79.8969072164949" calcext:value-type="float">
            <text:p>79,9</text:p>
          </table:table-cell>
          <table:table-cell table:formula="of:=[.L43]/(['Allgemeine Informationen'.$B$2]-[.P43])*['Allgemeine Informationen'.$B$2]" office:value-type="float" office:value="2.9639175257732" calcext:value-type="float">
            <text:p>2,96</text:p>
          </table:table-cell>
          <table:table-cell table:formula="of:=[.M43]/(['Allgemeine Informationen'.$B$2]-[.P43])*['Allgemeine Informationen'.$B$2]" office:value-type="float" office:value="0.966494845360825" calcext:value-type="float">
            <text:p>0,97</text:p>
          </table:table-cell>
          <table:table-cell table:formula="of:=[.Q43]/(['Allgemeine Informationen'.$B$2]-[.P43])*['Allgemeine Informationen'.$B$2]" office:value-type="float" office:value="9.02061855670103" calcext:value-type="float">
            <text:p>9,02</text:p>
          </table:table-cell>
          <table:table-cell/>
          <table:table-cell table:formula="of:=[.N43]/['Allgemeine Informationen'.$B$1]" office:value-type="float" office:value="1.24" calcext:value-type="float">
            <text:p>1,2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0.46" calcext:value-type="float">
            <text:p>0,46</text:p>
          </table:table-cell>
          <table:table-cell office:value-type="float" office:value="0.15" calcext:value-type="float">
            <text:p>0,15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84.48" calcext:value-type="float">
            <text:p>84,48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000" calcext:value-type="float">
            <text:p>3.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IF([.CF43]=0;0;[.CE43]/[.CF43])"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2.44" calcext:value-type="float">
            <text:p>2,44</text:p>
          </table:table-cell>
          <table:table-cell office:value-type="float" office:value="7.83" calcext:value-type="float">
            <text:p>7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70" calcext:value-type="float">
            <text:p>4.570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.8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84" calcext:value-type="float">
            <text:p>0,8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88" calcext:value-type="float">
            <text:p>4,8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ntrauben</text:p>
          </table:table-cell>
          <table:table-cell table:formula="of:=([.N44]/(['Allgemeine Informationen'.$B$2]-[.P44])*['Allgemeine Informationen'.$B$2])" office:value-type="float" office:value="79.9160985841637" calcext:value-type="float">
            <text:p>79,92</text:p>
          </table:table-cell>
          <table:table-cell table:formula="of:=[.L44]/(['Allgemeine Informationen'.$B$2]-[.P44])*['Allgemeine Informationen'.$B$2]" office:value-type="float" office:value="3.56581017304667" calcext:value-type="float">
            <text:p>3,57</text:p>
          </table:table-cell>
          <table:table-cell table:formula="of:=[.M44]/(['Allgemeine Informationen'.$B$2]-[.P44])*['Allgemeine Informationen'.$B$2]" office:value-type="float" office:value="1.46827477713687" calcext:value-type="float">
            <text:p>1,47</text:p>
          </table:table-cell>
          <table:table-cell table:formula="of:=[.Q44]/(['Allgemeine Informationen'.$B$2]-[.P44])*['Allgemeine Informationen'.$B$2]" office:value-type="float" office:value="8.39014158363923" calcext:value-type="float">
            <text:p>8,39</text:p>
          </table:table-cell>
          <table:table-cell/>
          <table:table-cell table:formula="of:=[.N44]/['Allgemeine Informationen'.$B$1]" office:value-type="float" office:value="1.524" calcext:value-type="float">
            <text:p>1,5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office:value-type="float" office:value="15.24" calcext:value-type="float">
            <text:p>15,24</text:p>
          </table:table-cell>
          <table:table-cell office:value-type="float" office:value="0" calcext:value-type="float">
            <text:p>0</text:p>
          </table:table-cell>
          <table:table-cell office:value-type="float" office:value="80.93" calcext:value-type="float">
            <text:p>80,9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43" calcext:value-type="float">
            <text:p>43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4.2" calcext:value-type="float">
            <text:p>4,2</text:p>
          </table:table-cell>
          <table:table-cell office:value-type="float" office:value="0.63" calcext:value-type="float">
            <text:p>0,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000" calcext:value-type="float">
            <text:p>8.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IF([.CF44]=0;0;[.CE44]/[.CF44])" office:value-type="float" office:value="0.363636363636364" calcext:value-type="float">
            <text:p>0,36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7.36" calcext:value-type="float">
            <text:p>7,36</text:p>
          </table:table-cell>
          <table:table-cell office:value-type="float" office:value="7.34" calcext:value-type="float">
            <text:p>7,34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4" calcext:value-type="float">
            <text:p>15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4693" calcext:value-type="float">
            <text:p>14.69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1.29" calcext:value-type="float">
            <text:p>1,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.25" calcext:value-type="float">
            <text:p>2,2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anane</text:p>
          </table:table-cell>
          <table:table-cell table:formula="of:=([.N45]/(['Allgemeine Informationen'.$B$2]-[.P45])*['Allgemeine Informationen'.$B$2])" office:value-type="float" office:value="80.6685461135723" calcext:value-type="float">
            <text:p>80,67</text:p>
          </table:table-cell>
          <table:table-cell table:formula="of:=[.L45]/(['Allgemeine Informationen'.$B$2]-[.P45])*['Allgemeine Informationen'.$B$2]" office:value-type="float" office:value="4.63149416028997" calcext:value-type="float">
            <text:p>4,63</text:p>
          </table:table-cell>
          <table:table-cell table:formula="of:=[.M45]/(['Allgemeine Informationen'.$B$2]-[.P45])*['Allgemeine Informationen'.$B$2]" office:value-type="float" office:value="0.724929520741039" calcext:value-type="float">
            <text:p>0,72</text:p>
          </table:table-cell>
          <table:table-cell table:formula="of:=[.Q45]/(['Allgemeine Informationen'.$B$2]-[.P45])*['Allgemeine Informationen'.$B$2]" office:value-type="float" office:value="8.05477245267821" calcext:value-type="float">
            <text:p>8,05</text:p>
          </table:table-cell>
          <table:table-cell/>
          <table:table-cell table:formula="of:=[.N45]/['Allgemeine Informationen'.$B$1]" office:value-type="float" office:value="2.003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91" calcext:value-type="float">
            <text:p>391</text:p>
          </table:table-cell>
          <table:table-cell office:value-type="float" office:value="1.15" calcext:value-type="float">
            <text:p>1,15</text:p>
          </table:table-cell>
          <table:table-cell office:value-type="float" office:value="0.18" calcext:value-type="float">
            <text:p>0,18</text:p>
          </table:table-cell>
          <table:table-cell office:value-type="float" office:value="20.03" calcext:value-type="float">
            <text:p>20,03</text:p>
          </table:table-cell>
          <table:table-cell office:value-type="float" office:value="0" calcext:value-type="float">
            <text:p>0</text:p>
          </table:table-cell>
          <table:table-cell office:value-type="float" office:value="75.17" calcext:value-type="float">
            <text:p>75,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36" calcext:value-type="float">
            <text:p>0,36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33" calcext:value-type="float">
            <text:p>1.0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,3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0.16" calcext:value-type="float">
            <text:p>0,16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3000" calcext:value-type="float">
            <text:p>13.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IF([.CF45]=0;0;[.CE45]/[.CF45])" office:value-type="float" office:value="0.75" calcext:value-type="float">
            <text:p>0,7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office:value-type="float" office:value="3.4" calcext:value-type="float">
            <text:p>3,4</text:p>
          </table:table-cell>
          <table:table-cell office:value-type="float" office:value="10.32" calcext:value-type="float">
            <text:p>10,32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,76</text:p>
          </table:table-cell>
          <table:table-cell office:value-type="float" office:value="17.27" calcext:value-type="float">
            <text:p>17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551" calcext:value-type="float">
            <text:p>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49" calcext:value-type="float">
            <text:p>6.949</text:p>
          </table:table-cell>
          <table:table-cell office:value-type="float" office:value="0" calcext:value-type="float">
            <text:p>0</text:p>
          </table:table-cell>
          <table:table-cell office:value-type="float" office:value="10321" calcext:value-type="float">
            <text:p>10.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0" calcext:value-type="float">
            <text:p>2.760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1.2" calcext:value-type="float">
            <text:p>1,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02" calcext:value-type="float">
            <text:p>1,0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pfel</text:p>
          </table:table-cell>
          <table:table-cell table:formula="of:=([.N46]/(['Allgemeine Informationen'.$B$2]-[.P46])*['Allgemeine Informationen'.$B$2])" office:value-type="float" office:value="81.8596691386195" calcext:value-type="float">
            <text:p>81,86</text:p>
          </table:table-cell>
          <table:table-cell table:formula="of:=[.L46]/(['Allgemeine Informationen'.$B$2]-[.P46])*['Allgemeine Informationen'.$B$2]" office:value-type="float" office:value="1.93953223046207" calcext:value-type="float">
            <text:p>1,94</text:p>
          </table:table-cell>
          <table:table-cell table:formula="of:=[.M46]/(['Allgemeine Informationen'.$B$2]-[.P46])*['Allgemeine Informationen'.$B$2]" office:value-type="float" office:value="0.285225328009127" calcext:value-type="float">
            <text:p>0,29</text:p>
          </table:table-cell>
          <table:table-cell table:formula="of:=[.Q46]/(['Allgemeine Informationen'.$B$2]-[.P46])*['Allgemeine Informationen'.$B$2]" office:value-type="float" office:value="11.4660581859669" calcext:value-type="float">
            <text:p>11,47</text:p>
          </table:table-cell>
          <table:table-cell/>
          <table:table-cell table:formula="of:=[.N46]/['Allgemeine Informationen'.$B$1]" office:value-type="float" office:value="1.435" calcext:value-type="float">
            <text:p>1,4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71" calcext:value-type="float">
            <text:p>271</text:p>
          </table:table-cell>
          <table:table-cell office:value-type="float" office:value="0.34" calcext:value-type="float">
            <text:p>0,34</text:p>
          </table:table-cell>
          <table:table-cell office:value-type="float" office:value="0.05" calcext:value-type="float">
            <text:p>0,05</text:p>
          </table:table-cell>
          <table:table-cell office:value-type="float" office:value="14.35" calcext:value-type="float">
            <text:p>14,35</text:p>
          </table:table-cell>
          <table:table-cell office:value-type="float" office:value="0" calcext:value-type="float">
            <text:p>0</text:p>
          </table:table-cell>
          <table:table-cell office:value-type="float" office:value="82.47" calcext:value-type="float">
            <text:p>82,47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,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00" calcext:value-type="float">
            <text:p>6.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IF([.CF46]=0;0;[.CE46]/[.CF46])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2.59" calcext:value-type="float">
            <text:p>2,59</text:p>
          </table:table-cell>
          <table:table-cell office:value-type="float" office:value="7.32" calcext:value-type="float">
            <text:p>7,32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13.16" calcext:value-type="float">
            <text:p>13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9913" calcext:value-type="float">
            <text:p>9.913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.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1.54" calcext:value-type="float">
            <text:p>1,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Zuckermelone/Honigmelone/Cantaloupe</text:p>
          </table:table-cell>
          <table:table-cell table:formula="of:=([.N47]/(['Allgemeine Informationen'.$B$2]-[.P47])*['Allgemeine Informationen'.$B$2])" office:value-type="float" office:value="84.7573479152427" calcext:value-type="float">
            <text:p>84,76</text:p>
          </table:table-cell>
          <table:table-cell table:formula="of:=[.L47]/(['Allgemeine Informationen'.$B$2]-[.P47])*['Allgemeine Informationen'.$B$2]" office:value-type="float" office:value="6.15174299384826" calcext:value-type="float">
            <text:p>6,15</text:p>
          </table:table-cell>
          <table:table-cell table:formula="of:=[.M47]/(['Allgemeine Informationen'.$B$2]-[.P47])*['Allgemeine Informationen'.$B$2]" office:value-type="float" office:value="0.683526999316473" calcext:value-type="float">
            <text:p>0,68</text:p>
          </table:table-cell>
          <table:table-cell table:formula="of:=[.Q47]/(['Allgemeine Informationen'.$B$2]-[.P47])*['Allgemeine Informationen'.$B$2]" office:value-type="float" office:value="4.98974709501025" calcext:value-type="float">
            <text:p>4,99</text:p>
          </table:table-cell>
          <table:table-cell/>
          <table:table-cell table:formula="of:=[.N47]/['Allgemeine Informationen'.$B$1]" office:value-type="float" office:value="1.24" calcext:value-type="float">
            <text:p>1,2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85.37" calcext:value-type="float">
            <text:p>85,37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4672" calcext:value-type="float">
            <text:p>4.672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19" calcext:value-type="float">
            <text:p>0,1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IF([.CF47]=0;0;[.CE47]/[.CF47])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0" calcext:value-type="float">
            <text:p>2.900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.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54" calcext:value-type="float">
            <text:p>0,54</text:p>
          </table:table-cell>
          <table:table-cell office:value-type="float" office:value="131" calcext:value-type="float">
            <text:p>131</text:p>
          </table:table-cell>
          <table:table-cell office:value-type="float" office:value="0.04" calcext:value-type="float">
            <text:p>0,04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,5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gosaft</text:p>
          </table:table-cell>
          <table:table-cell table:formula="of:=([.N48]/(['Allgemeine Informationen'.$B$2]-[.P48])*['Allgemeine Informationen'.$B$2])" office:value-type="float" office:value="86.468200270636" calcext:value-type="float">
            <text:p>86,47</text:p>
          </table:table-cell>
          <table:table-cell table:formula="of:=[.L48]/(['Allgemeine Informationen'.$B$2]-[.P48])*['Allgemeine Informationen'.$B$2]" office:value-type="float" office:value="3.7212449255751" calcext:value-type="float">
            <text:p>3,72</text:p>
          </table:table-cell>
          <table:table-cell table:formula="of:=[.M48]/(['Allgemeine Informationen'.$B$2]-[.P48])*['Allgemeine Informationen'.$B$2]" office:value-type="float" office:value="2.50338294993234" calcext:value-type="float">
            <text:p>2,5</text:p>
          </table:table-cell>
          <table:table-cell table:formula="of:=[.Q48]/(['Allgemeine Informationen'.$B$2]-[.P48])*['Allgemeine Informationen'.$B$2]" office:value-type="float" office:value="0" calcext:value-type="float">
            <text:p>0</text:p>
          </table:table-cell>
          <table:table-cell/>
          <table:table-cell table:formula="of:=[.N48]/['Allgemeine Informationen'.$B$1]" office:value-type="float" office:value="1.278" calcext:value-type="float">
            <text:p>1,2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0.55" calcext:value-type="float">
            <text:p>0,55</text:p>
          </table:table-cell>
          <table:table-cell office:value-type="float" office:value="0.37" calcext:value-type="float">
            <text:p>0,37</text:p>
          </table:table-cell>
          <table:table-cell office:value-type="float" office:value="12.78" calcext:value-type="float">
            <text:p>12,78</text:p>
          </table:table-cell>
          <table:table-cell office:value-type="float" office:value="0" calcext:value-type="float">
            <text:p>0</text:p>
          </table:table-cell>
          <table:table-cell office:value-type="float" office:value="85.22" calcext:value-type="float">
            <text:p>85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,0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22.81" calcext:value-type="float">
            <text:p>22,8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49" calcext:value-type="float">
            <text:p>1.14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000" calcext:value-type="float">
            <text:p>13.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[.CF48]=0;0;[.CE48]/[.CF48])" office:value-type="float" office:value="5" calcext:value-type="float">
            <text:p>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2.34" calcext:value-type="float">
            <text:p>2,34</text:p>
          </table:table-cell>
          <table:table-cell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12.54" calcext:value-type="float">
            <text:p>12,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02" calcext:value-type="float">
            <text:p>3.102</text:p>
          </table:table-cell>
          <table:table-cell office:value-type="float" office:value="0" calcext:value-type="float">
            <text:p>0</text:p>
          </table:table-cell>
          <table:table-cell office:value-type="float" office:value="9441" calcext:value-type="float">
            <text:p>9.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0.76" calcext:value-type="float">
            <text:p>0,7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nanas Fruchtsaft</text:p>
          </table:table-cell>
          <table:table-cell table:formula="of:=([.N49]/(['Allgemeine Informationen'.$B$2]-[.P49])*['Allgemeine Informationen'.$B$2])" office:value-type="float" office:value="86.541889483066" calcext:value-type="float">
            <text:p>86,54</text:p>
          </table:table-cell>
          <table:table-cell table:formula="of:=[.L49]/(['Allgemeine Informationen'.$B$2]-[.P49])*['Allgemeine Informationen'.$B$2]" office:value-type="float" office:value="3.5650623885918" calcext:value-type="float">
            <text:p>3,57</text:p>
          </table:table-cell>
          <table:table-cell table:formula="of:=[.M49]/(['Allgemeine Informationen'.$B$2]-[.P49])*['Allgemeine Informationen'.$B$2]" office:value-type="float" office:value="0.89126559714795" calcext:value-type="float">
            <text:p>0,89</text:p>
          </table:table-cell>
          <table:table-cell table:formula="of:=[.Q49]/(['Allgemeine Informationen'.$B$2]-[.P49])*['Allgemeine Informationen'.$B$2]" office:value-type="float" office:value="0" calcext:value-type="float">
            <text:p>0</text:p>
          </table:table-cell>
          <table:table-cell/>
          <table:table-cell table:formula="of:=[.N49]/['Allgemeine Informationen'.$B$1]" office:value-type="float" office:value="0.971" calcext:value-type="float">
            <text:p>0,9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  <table:table-cell office:value-type="float" office:value="88.78" calcext:value-type="float">
            <text:p>88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12.1" calcext:value-type="float">
            <text:p>12,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,0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000" calcext:value-type="float">
            <text:p>2.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IF([.CF49]=0;0;[.CE49]/[.CF49])" office:value-type="float" office:value="0.666666666666667" calcext:value-type="float">
            <text:p>0,6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2.59" calcext:value-type="float">
            <text:p>2,59</text:p>
          </table:table-cell>
          <table:table-cell office:value-type="float" office:value="4.51" calcext:value-type="float">
            <text:p>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1" calcext:value-type="float">
            <text:p>9,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196" calcext:value-type="float">
            <text:p>5.196</text:p>
          </table:table-cell>
          <table:table-cell office:value-type="float" office:value="0" calcext:value-type="float">
            <text:p>0</text:p>
          </table:table-cell>
          <table:table-cell office:value-type="float" office:value="4513" calcext:value-type="float">
            <text:p>4.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4.64" calcext:value-type="float">
            <text:p>4,6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pfelsaft</text:p>
          </table:table-cell>
          <table:table-cell table:formula="of:=([.N50]/(['Allgemeine Informationen'.$B$2]-[.P50])*['Allgemeine Informationen'.$B$2])" office:value-type="float" office:value="91.7842323651453" calcext:value-type="float">
            <text:p>91,78</text:p>
          </table:table-cell>
          <table:table-cell table:formula="of:=[.L50]/(['Allgemeine Informationen'.$B$2]-[.P50])*['Allgemeine Informationen'.$B$2]" office:value-type="float" office:value="0.58091286307054" calcext:value-type="float">
            <text:p>0,58</text:p>
          </table:table-cell>
          <table:table-cell table:formula="of:=[.M50]/(['Allgemeine Informationen'.$B$2]-[.P50])*['Allgemeine Informationen'.$B$2]" office:value-type="float" office:value="0.33195020746888" calcext:value-type="float">
            <text:p>0,33</text:p>
          </table:table-cell>
          <table:table-cell table:formula="of:=[.Q50]/(['Allgemeine Informationen'.$B$2]-[.P50])*['Allgemeine Informationen'.$B$2]" office:value-type="float" office:value="0" calcext:value-type="float">
            <text:p>0</text:p>
          </table:table-cell>
          <table:table-cell/>
          <table:table-cell table:formula="of:=[.N50]/['Allgemeine Informationen'.$B$1]" office:value-type="float" office:value="1.106" calcext:value-type="float">
            <text:p>1,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11.06" calcext:value-type="float">
            <text:p>11,06</text:p>
          </table:table-cell>
          <table:table-cell office:value-type="float" office:value="0.14" calcext:value-type="float">
            <text:p>0,14</text:p>
          </table:table-cell>
          <table:table-cell office:value-type="float" office:value="87.95" calcext:value-type="float">
            <text:p>87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,2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000" calcext:value-type="float">
            <text:p>5.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CF50]=0;0;[.CE50]/[.CF50])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2.4" calcext:value-type="float">
            <text:p>2,4</text:p>
          </table:table-cell>
          <table:table-cell office:value-type="float" office:value="6.4" calcext:value-type="float">
            <text:p>6,4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10.5" calcext:value-type="float">
            <text:p>1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.8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.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31" calcext:value-type="float">
            <text:p>1,3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anane Fruchtnektar</text:p>
          </table:table-cell>
          <table:table-cell table:formula="of:=([.N51]/(['Allgemeine Informationen'.$B$2]-[.P51])*['Allgemeine Informationen'.$B$2])" office:value-type="float" office:value="94.6686976389947" calcext:value-type="float">
            <text:p>94,67</text:p>
          </table:table-cell>
          <table:table-cell table:formula="of:=[.L51]/(['Allgemeine Informationen'.$B$2]-[.P51])*['Allgemeine Informationen'.$B$2]" office:value-type="float" office:value="2.05635948210206" calcext:value-type="float">
            <text:p>2,06</text:p>
          </table:table-cell>
          <table:table-cell table:formula="of:=[.M51]/(['Allgemeine Informationen'.$B$2]-[.P51])*['Allgemeine Informationen'.$B$2]" office:value-type="float" office:value="0.304645849200305" calcext:value-type="float">
            <text:p>0,3</text:p>
          </table:table-cell>
          <table:table-cell table:formula="of:=[.Q51]/(['Allgemeine Informationen'.$B$2]-[.P51])*['Allgemeine Informationen'.$B$2]" office:value-type="float" office:value="0" calcext:value-type="float">
            <text:p>0</text:p>
          </table:table-cell>
          <table:table-cell/>
          <table:table-cell table:formula="of:=[.N51]/['Allgemeine Informationen'.$B$1]" office:value-type="float" office:value="1.243" calcext:value-type="float">
            <text:p>1,2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19" calcext:value-type="float">
            <text:p>219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12.43" calcext:value-type="float">
            <text:p>12,43</text:p>
          </table:table-cell>
          <table:table-cell office:value-type="float" office:value="0" calcext:value-type="float">
            <text:p>0</text:p>
          </table:table-cell>
          <table:table-cell office:value-type="float" office:value="86.87" calcext:value-type="float">
            <text:p>86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1.71" calcext:value-type="float">
            <text:p>1,7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000" calcext:value-type="float">
            <text:p>4.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IF([.CF51]=0;0;[.CE51]/[.CF51])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10.42" calcext:value-type="float">
            <text:p>10,4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11.86" calcext:value-type="float">
            <text:p>11,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42" calcext:value-type="float">
            <text:p>1.442</text:p>
          </table:table-cell>
          <table:table-cell office:value-type="float" office:value="0" calcext:value-type="float">
            <text:p>0</text:p>
          </table:table-cell>
          <table:table-cell office:value-type="float" office:value="10417" calcext:value-type="float">
            <text:p>10.4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5">
          <table:table-cell table:number-columns-repeated="976"/>
        </table:table-row>
        <table:table-row table:style-name="ro3">
          <table:table-cell table:style-name="Heading1" office:value-type="string" calcext:value-type="string">
            <text:p>Gemüse</text:p>
          </table:table-cell>
          <table:table-cell table:number-columns-repeated="975"/>
        </table:table-row>
        <table:table-row table:style-name="ro6">
          <table:table-cell office:value-type="string" calcext:value-type="string">
            <text:p>Spinat</text:p>
          </table:table-cell>
          <table:table-cell table:formula="of:=([.N54]/(['Allgemeine Informationen'.$B$2]-[.P54])*['Allgemeine Informationen'.$B$2])" office:value-type="float" office:value="7.66331658291458" calcext:value-type="float">
            <text:p>7,66</text:p>
          </table:table-cell>
          <table:table-cell table:formula="of:=[.L54]/(['Allgemeine Informationen'.$B$2]-[.P54])*['Allgemeine Informationen'.$B$2]" office:value-type="float" office:value="35.3015075376885" calcext:value-type="float">
            <text:p>35,3</text:p>
          </table:table-cell>
          <table:table-cell table:formula="of:=[.M54]/(['Allgemeine Informationen'.$B$2]-[.P54])*['Allgemeine Informationen'.$B$2]" office:value-type="float" office:value="3.76884422110553" calcext:value-type="float">
            <text:p>3,77</text:p>
          </table:table-cell>
          <table:table-cell table:formula="of:=[.Q54]/(['Allgemeine Informationen'.$B$2]-[.P54])*['Allgemeine Informationen'.$B$2]" office:value-type="float" office:value="22.6130653266332" calcext:value-type="float">
            <text:p>22,61</text:p>
          </table:table-cell>
          <table:table-cell/>
          <table:table-cell table:formula="of:=[.N54]/['Allgemeine Informationen'.$B$1]" office:value-type="float" office:value="0.061" calcext:value-type="float">
            <text:p>0,0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2.81" calcext:value-type="float">
            <text:p>2,81</text:p>
          </table:table-cell>
          <table:table-cell office:value-type="float" office:value="0.3" calcext:value-type="float">
            <text:p>0,3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92.04" calcext:value-type="float">
            <text:p>92,04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141" calcext:value-type="float">
            <text:p>141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50.58" calcext:value-type="float">
            <text:p>50,58</text:p>
          </table:table-cell>
          <table:table-cell office:value-type="float" office:value="1.35" calcext:value-type="float">
            <text:p>1,35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4771" calcext:value-type="float">
            <text:p>4.771</text:p>
          </table:table-cell>
          <table:table-cell office:value-type="float" office:value="1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3.42" calcext:value-type="float">
            <text:p>3,42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0.74" calcext:value-type="float">
            <text:p>0,7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0000" calcext:value-type="float">
            <text:p>20.0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281" calcext:value-type="float">
            <text:p>281</text:p>
          </table:table-cell>
          <table:table-cell office:value-type="float" office:value="369" calcext:value-type="float">
            <text:p>369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.215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.224</text:p>
          </table:table-cell>
          <table:table-cell/>
          <table:table-cell table:formula="of:=IF([.CF54]=0;0;[.CE54]/[.CF54])" office:value-type="float" office:value="4.33333333333333" calcext:value-type="float">
            <text:p>4,33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.36" calcext:value-type="float">
            <text:p>1,36</text:p>
          </table:table-cell>
          <table:table-cell office:value-type="float" office:value="1.22" calcext:value-type="float">
            <text:p>1,22</text:p>
          </table:table-cell>
          <table:table-cell office:value-type="float" office:value="90" calcext:value-type="float">
            <text:p>90</text:p>
          </table:table-cell>
          <table:table-cell office:value-type="float" office:value="0.09" calcext:value-type="float">
            <text:p>0,09</text:p>
          </table:table-cell>
          <table:table-cell office:value-type="float" office:value="57" calcext:value-type="float">
            <text:p>57</text:p>
          </table:table-cell>
          <table:table-cell office:value-type="float" office:value="5.06" calcext:value-type="float">
            <text:p>5,06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Mangold</text:p>
          </table:table-cell>
          <table:table-cell table:formula="of:=([.N55]/(['Allgemeine Informationen'.$B$2]-[.P55])*['Allgemeine Informationen'.$B$2])" office:value-type="float" office:value="8.56079404466501" calcext:value-type="float">
            <text:p>8,56</text:p>
          </table:table-cell>
          <table:table-cell table:formula="of:=[.L55]/(['Allgemeine Informationen'.$B$2]-[.P55])*['Allgemeine Informationen'.$B$2]" office:value-type="float" office:value="26.4267990074442" calcext:value-type="float">
            <text:p>26,43</text:p>
          </table:table-cell>
          <table:table-cell table:formula="of:=[.M55]/(['Allgemeine Informationen'.$B$2]-[.P55])*['Allgemeine Informationen'.$B$2]" office:value-type="float" office:value="3.47394540942928" calcext:value-type="float">
            <text:p>3,47</text:p>
          </table:table-cell>
          <table:table-cell table:formula="of:=[.Q55]/(['Allgemeine Informationen'.$B$2]-[.P55])*['Allgemeine Informationen'.$B$2]" office:value-type="float" office:value="32.0099255583126" calcext:value-type="float">
            <text:p>32,01</text:p>
          </table:table-cell>
          <table:table-cell/>
          <table:table-cell table:formula="of:=[.N55]/['Allgemeine Informationen'.$B$1]" office:value-type="float" office:value="0.069" calcext:value-type="float">
            <text:p>0,0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13" calcext:value-type="float">
            <text:p>2,13</text:p>
          </table:table-cell>
          <table:table-cell office:value-type="float" office:value="0.28" calcext:value-type="float">
            <text:p>0,2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91.94" calcext:value-type="float">
            <text:p>91,94</text:p>
          </table:table-cell>
          <table:table-cell office:value-type="float" office:value="2.5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09" calcext:value-type="float">
            <text:p>0,09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3530" calcext:value-type="float">
            <text:p>3.530</text:p>
          </table:table-cell>
          <table:table-cell office:value-type="float" office:value="1433" calcext:value-type="float">
            <text:p>1.4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76" calcext:value-type="float">
            <text:p>376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2.7" calcext:value-type="float">
            <text:p>2,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00" calcext:value-type="float">
            <text:p>20.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.190</text:p>
          </table:table-cell>
          <table:table-cell/>
          <table:table-cell table:formula="of:=IF([.CF55]=0;0;[.CE55]/[.CF55])"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6" calcext:value-type="float">
            <text:p>1,16</text:p>
          </table:table-cell>
          <table:table-cell office:value-type="float" office:value="619" calcext:value-type="float">
            <text:p>6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1.93" calcext:value-type="float">
            <text:p>1,93</text:p>
          </table:table-cell>
          <table:table-cell office:value-type="float" office:value="103" calcext:value-type="float">
            <text:p>103</text:p>
          </table:table-cell>
          <table:table-cell office:value-type="float" office:value="0.17" calcext:value-type="float">
            <text:p>0,17</text:p>
          </table:table-cell>
          <table:table-cell office:value-type="float" office:value="57" calcext:value-type="float">
            <text:p>57</text:p>
          </table:table-cell>
          <table:table-cell office:value-type="float" office:value="3.19" calcext:value-type="float">
            <text:p>3,19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Feldsalat</text:p>
          </table:table-cell>
          <table:table-cell table:formula="of:=([.N56]/(['Allgemeine Informationen'.$B$2]-[.P56])*['Allgemeine Informationen'.$B$2])" office:value-type="float" office:value="13.7055837563452" calcext:value-type="float">
            <text:p>13,71</text:p>
          </table:table-cell>
          <table:table-cell table:formula="of:=[.L56]/(['Allgemeine Informationen'.$B$2]-[.P56])*['Allgemeine Informationen'.$B$2]" office:value-type="float" office:value="31.1336717428088" calcext:value-type="float">
            <text:p>31,13</text:p>
          </table:table-cell>
          <table:table-cell table:formula="of:=[.M56]/(['Allgemeine Informationen'.$B$2]-[.P56])*['Allgemeine Informationen'.$B$2]" office:value-type="float" office:value="6.09137055837564" calcext:value-type="float">
            <text:p>6,09</text:p>
          </table:table-cell>
          <table:table-cell table:formula="of:=[.Q56]/(['Allgemeine Informationen'.$B$2]-[.P56])*['Allgemeine Informationen'.$B$2]" office:value-type="float" office:value="30.4568527918782" calcext:value-type="float">
            <text:p>30,46</text:p>
          </table:table-cell>
          <table:table-cell/>
          <table:table-cell table:formula="of:=[.N56]/['Allgemeine Informationen'.$B$1]" office:value-type="float" office:value="0.081" calcext:value-type="float">
            <text:p>0,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.84" calcext:value-type="float">
            <text:p>1,84</text:p>
          </table:table-cell>
          <table:table-cell office:value-type="float" office:value="0.36" calcext:value-type="float">
            <text:p>0,36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94.09" calcext:value-type="float">
            <text:p>94,09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45" calcext:value-type="float">
            <text:p>14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900" calcext:value-type="float">
            <text:p>3.90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0.31" calcext:value-type="float">
            <text:p>0,3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7000" calcext:value-type="float">
            <text:p>57.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IF([.CF56]=0;0;[.CE56]/[.CF56])" office:value-type="float" office:value="2.33333333333333" calcext:value-type="float">
            <text:p>2,33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8" calcext:value-type="float">
            <text:p>0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1.37" calcext:value-type="float">
            <text:p>1,37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office:value-type="float" office:value="34" calcext:value-type="float">
            <text:p>34</text:p>
          </table:table-cell>
          <table:table-cell office:value-type="float" office:value="3.04" calcext:value-type="float">
            <text:p>3,0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Rosenkohl</text:p>
          </table:table-cell>
          <table:table-cell table:formula="of:=([.N57]/(['Allgemeine Informationen'.$B$2]-[.P57])*['Allgemeine Informationen'.$B$2])" office:value-type="float" office:value="22.7997227997228" calcext:value-type="float">
            <text:p>22,8</text:p>
          </table:table-cell>
          <table:table-cell table:formula="of:=[.L57]/(['Allgemeine Informationen'.$B$2]-[.P57])*['Allgemeine Informationen'.$B$2]" office:value-type="float" office:value="30.8385308385308" calcext:value-type="float">
            <text:p>30,84</text:p>
          </table:table-cell>
          <table:table-cell table:formula="of:=[.M57]/(['Allgemeine Informationen'.$B$2]-[.P57])*['Allgemeine Informationen'.$B$2]" office:value-type="float" office:value="2.35620235620236" calcext:value-type="float">
            <text:p>2,36</text:p>
          </table:table-cell>
          <table:table-cell table:formula="of:=[.Q57]/(['Allgemeine Informationen'.$B$2]-[.P57])*['Allgemeine Informationen'.$B$2]" office:value-type="float" office:value="30.4920304920305" calcext:value-type="float">
            <text:p>30,49</text:p>
          </table:table-cell>
          <table:table-cell/>
          <table:table-cell table:formula="of:=[.N57]/['Allgemeine Informationen'.$B$1]" office:value-type="float" office:value="0.329" calcext:value-type="float">
            <text:p>0,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4.45" calcext:value-type="float">
            <text:p>4,45</text:p>
          </table:table-cell>
          <table:table-cell office:value-type="float" office:value="0.34" calcext:value-type="float">
            <text:p>0,34</text:p>
          </table:table-cell>
          <table:table-cell office:value-type="float" office:value="3.29" calcext:value-type="float">
            <text:p>3,29</text:p>
          </table:table-cell>
          <table:table-cell office:value-type="float" office:value="0" calcext:value-type="float">
            <text:p>0</text:p>
          </table:table-cell>
          <table:table-cell office:value-type="float" office:value="85.57" calcext:value-type="float">
            <text:p>85,57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35" calcext:value-type="float">
            <text:p>0,35</text:p>
          </table:table-cell>
          <table:table-cell office:value-type="float" office:value="112" calcext:value-type="float">
            <text:p>112</text:p>
          </table:table-cell>
          <table:table-cell office:value-type="float" office:value="0.56" calcext:value-type="float">
            <text:p>0,56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73" calcext:value-type="float">
            <text:p>473</text:p>
          </table:table-cell>
          <table:table-cell office:value-type="float" office:value="1503" calcext:value-type="float">
            <text:p>1.5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92" calcext:value-type="float">
            <text:p>0,9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0.54" calcext:value-type="float">
            <text:p>0,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93000" calcext:value-type="float">
            <text:p>93.0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488" calcext:value-type="float">
            <text:p>488</text:p>
          </table:table-cell>
          <table:table-cell office:value-type="float" office:value="766" calcext:value-type="float">
            <text:p>766</text:p>
          </table:table-cell>
          <table:table-cell office:value-type="float" office:value="182" calcext:value-type="float">
            <text:p>182</text:p>
          </table:table-cell>
          <table:table-cell office:value-type="float" office:value="847" calcext:value-type="float">
            <text:p>84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.840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.757</text:p>
          </table:table-cell>
          <table:table-cell/>
          <table:table-cell table:formula="of:=IF([.CF57]=0;0;[.CE57]/[.CF57])"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87" calcext:value-type="float">
            <text:p>0,87</text:p>
          </table:table-cell>
          <table:table-cell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2.77" calcext:value-type="float">
            <text:p>2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  <table:table-cell office:value-type="float" office:value="792" calcext:value-type="float">
            <text:p>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.66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.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.45" calcext:value-type="float">
            <text:p>1,45</text:p>
          </table:table-cell>
          <table:table-cell office:value-type="float" office:value="2.95" calcext:value-type="float">
            <text:p>2,95</text:p>
          </table:table-cell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,02</text:p>
          </table:table-cell>
          <table:table-cell office:value-type="float" office:value="69" calcext:value-type="float">
            <text:p>69</text:p>
          </table:table-cell>
          <table:table-cell office:value-type="float" office:value="3.68" calcext:value-type="float">
            <text:p>3,68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nollensellerie</text:p>
          </table:table-cell>
          <table:table-cell table:formula="of:=([.N58]/(['Allgemeine Informationen'.$B$2]-[.P58])*['Allgemeine Informationen'.$B$2])" office:value-type="float" office:value="23.7592397043295" calcext:value-type="float">
            <text:p>23,76</text:p>
          </table:table-cell>
          <table:table-cell table:formula="of:=[.L58]/(['Allgemeine Informationen'.$B$2]-[.P58])*['Allgemeine Informationen'.$B$2]" office:value-type="float" office:value="16.3674762407603" calcext:value-type="float">
            <text:p>16,37</text:p>
          </table:table-cell>
          <table:table-cell table:formula="of:=[.M58]/(['Allgemeine Informationen'.$B$2]-[.P58])*['Allgemeine Informationen'.$B$2]" office:value-type="float" office:value="3.48468848996832" calcext:value-type="float">
            <text:p>3,48</text:p>
          </table:table-cell>
          <table:table-cell table:formula="of:=[.Q58]/(['Allgemeine Informationen'.$B$2]-[.P58])*['Allgemeine Informationen'.$B$2]" office:value-type="float" office:value="44.350580781415" calcext:value-type="float">
            <text:p>44,35</text:p>
          </table:table-cell>
          <table:table-cell/>
          <table:table-cell table:formula="of:=[.N58]/['Allgemeine Informationen'.$B$1]" office:value-type="float" office:value="0.225" calcext:value-type="float">
            <text:p>0,2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1.55" calcext:value-type="float">
            <text:p>1,55</text:p>
          </table:table-cell>
          <table:table-cell office:value-type="float" office:value="0.33" calcext:value-type="float">
            <text:p>0,33</text:p>
          </table:table-cell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office:value-type="float" office:value="90.53" calcext:value-type="float">
            <text:p>90,53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6" calcext:value-type="float">
            <text:p>7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8.25" calcext:value-type="float">
            <text:p>8,2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.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44" calcext:value-type="float">
            <text:p>0,44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00" calcext:value-type="float">
            <text:p>15.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office:value-type="float" office:value="283" calcext:value-type="float">
            <text:p>28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IF([.CF58]=0;0;[.CE58]/[.CF58])" office:value-type="float" office:value="0.125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.86" calcext:value-type="float">
            <text:p>1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092" calcext:value-type="float">
            <text:p>1.0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.7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3.68" calcext:value-type="float">
            <text:p>3,68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2.51" calcext:value-type="float">
            <text:p>2,5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roccoli</text:p>
          </table:table-cell>
          <table:table-cell table:formula="of:=([.N59]/(['Allgemeine Informationen'.$B$2]-[.P59])*['Allgemeine Informationen'.$B$2])" office:value-type="float" office:value="24.0289069557362" calcext:value-type="float">
            <text:p>24,03</text:p>
          </table:table-cell>
          <table:table-cell table:formula="of:=[.L59]/(['Allgemeine Informationen'.$B$2]-[.P59])*['Allgemeine Informationen'.$B$2]" office:value-type="float" office:value="34.1463414634147" calcext:value-type="float">
            <text:p>34,15</text:p>
          </table:table-cell>
          <table:table-cell table:formula="of:=[.M59]/(['Allgemeine Informationen'.$B$2]-[.P59])*['Allgemeine Informationen'.$B$2]" office:value-type="float" office:value="1.806684733514" calcext:value-type="float">
            <text:p>1,81</text:p>
          </table:table-cell>
          <table:table-cell table:formula="of:=[.Q59]/(['Allgemeine Informationen'.$B$2]-[.P59])*['Allgemeine Informationen'.$B$2]" office:value-type="float" office:value="27.10027100271" calcext:value-type="float">
            <text:p>27,1</text:p>
          </table:table-cell>
          <table:table-cell/>
          <table:table-cell table:formula="of:=[.N59]/['Allgemeine Informationen'.$B$1]" office:value-type="float" office:value="0.266" calcext:value-type="float">
            <text:p>0,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3.78" calcext:value-type="float">
            <text:p>3,78</text:p>
          </table:table-cell>
          <table:table-cell office:value-type="float" office:value="0.2" calcext:value-type="float">
            <text:p>0,2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88.93" calcext:value-type="float">
            <text:p>88,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94" calcext:value-type="float">
            <text:p>94</text:p>
          </table:table-cell>
          <table:table-cell office:value-type="float" office:value="0.61" calcext:value-type="float">
            <text:p>0,6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850" calcext:value-type="float">
            <text:p>850</text:p>
          </table:table-cell>
          <table:table-cell office:value-type="float" office:value="1617" calcext:value-type="float">
            <text:p>1.6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0.82" calcext:value-type="float">
            <text:p>0,8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46" calcext:value-type="float">
            <text:p>0,4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30000" calcext:value-type="float">
            <text:p>130.0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 office:value-type="float" office:value="373" calcext:value-type="float">
            <text:p>373</text:p>
          </table:table-cell>
          <table:table-cell office:value-type="float" office:value="667" calcext:value-type="float">
            <text:p>667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.353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.781</text:p>
          </table:table-cell>
          <table:table-cell/>
          <table:table-cell table:formula="of:=IF([.CF59]=0;0;[.CE59]/[.CF59])"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2.66" calcext:value-type="float">
            <text:p>2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.17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,06</text:p>
          </table:table-cell>
          <table:table-cell office:value-type="float" office:value="81" calcext:value-type="float">
            <text:p>81</text:p>
          </table:table-cell>
          <table:table-cell office:value-type="float" office:value="2.92" calcext:value-type="float">
            <text:p>2,9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Rauke/Rucola</text:p>
          </table:table-cell>
          <table:table-cell table:formula="of:=([.N60]/(['Allgemeine Informationen'.$B$2]-[.P60])*['Allgemeine Informationen'.$B$2])" office:value-type="float" office:value="24.7058823529412" calcext:value-type="float">
            <text:p>24,71</text:p>
          </table:table-cell>
          <table:table-cell table:formula="of:=[.L60]/(['Allgemeine Informationen'.$B$2]-[.P60])*['Allgemeine Informationen'.$B$2]" office:value-type="float" office:value="30.5882352941176" calcext:value-type="float">
            <text:p>30,59</text:p>
          </table:table-cell>
          <table:table-cell table:formula="of:=[.M60]/(['Allgemeine Informationen'.$B$2]-[.P60])*['Allgemeine Informationen'.$B$2]" office:value-type="float" office:value="8.23529411764706" calcext:value-type="float">
            <text:p>8,24</text:p>
          </table:table-cell>
          <table:table-cell table:formula="of:=[.Q60]/(['Allgemeine Informationen'.$B$2]-[.P60])*['Allgemeine Informationen'.$B$2]" office:value-type="float" office:value="18.8235294117647" calcext:value-type="float">
            <text:p>18,82</text:p>
          </table:table-cell>
          <table:table-cell/>
          <table:table-cell table:formula="of:=[.N60]/['Allgemeine Informationen'.$B$1]" office:value-type="float" office:value="0.21" calcext:value-type="float">
            <text:p>0,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400" calcext:value-type="float">
            <text:p>1.400</text:p>
          </table:table-cell>
          <table:table-cell office:value-type="float" office:value="1200" calcext:value-type="float">
            <text:p>1.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,5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0.4" calcext:value-type="float">
            <text:p>0,4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.0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office:value-type="float" office:value="245" calcext:value-type="float">
            <text:p>245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.186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.414</text:p>
          </table:table-cell>
          <table:table-cell/>
          <table:table-cell table:formula="of:=IF([.CF60]=0;0;[.CE60]/[.CF60])" office:value-type="float" office:value="1.8" calcext:value-type="float">
            <text:p>1,8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1.78" calcext:value-type="float">
            <text:p>1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384" calcext:value-type="float">
            <text:p>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74" calcext:value-type="float">
            <text:p>1.57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88" calcext:value-type="float">
            <text:p>0,88</text:p>
          </table:table-cell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lumenkohl</text:p>
          </table:table-cell>
          <table:table-cell table:formula="of:=([.N61]/(['Allgemeine Informationen'.$B$2]-[.P61])*['Allgemeine Informationen'.$B$2])" office:value-type="float" office:value="26.0579064587973" calcext:value-type="float">
            <text:p>26,06</text:p>
          </table:table-cell>
          <table:table-cell table:formula="of:=[.L61]/(['Allgemeine Informationen'.$B$2]-[.P61])*['Allgemeine Informationen'.$B$2]" office:value-type="float" office:value="27.3942093541203" calcext:value-type="float">
            <text:p>27,39</text:p>
          </table:table-cell>
          <table:table-cell table:formula="of:=[.M61]/(['Allgemeine Informationen'.$B$2]-[.P61])*['Allgemeine Informationen'.$B$2]" office:value-type="float" office:value="3.11804008908686" calcext:value-type="float">
            <text:p>3,12</text:p>
          </table:table-cell>
          <table:table-cell table:formula="of:=[.Q61]/(['Allgemeine Informationen'.$B$2]-[.P61])*['Allgemeine Informationen'.$B$2]" office:value-type="float" office:value="32.293986636971" calcext:value-type="float">
            <text:p>32,29</text:p>
          </table:table-cell>
          <table:table-cell/>
          <table:table-cell table:formula="of:=[.N61]/['Allgemeine Informationen'.$B$1]" office:value-type="float" office:value="0.234" calcext:value-type="float">
            <text:p>0,2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2.46" calcext:value-type="float">
            <text:p>2,46</text:p>
          </table:table-cell>
          <table:table-cell office:value-type="float" office:value="0.28" calcext:value-type="float">
            <text:p>0,28</text:p>
          </table:table-cell>
          <table:table-cell office:value-type="float" office:value="2.34" calcext:value-type="float">
            <text:p>2,34</text:p>
          </table:table-cell>
          <table:table-cell office:value-type="float" office:value="0" calcext:value-type="float">
            <text:p>0</text:p>
          </table:table-cell>
          <table:table-cell office:value-type="float" office:value="91.02" calcext:value-type="float">
            <text:p>91,02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,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67" calcext:value-type="float">
            <text:p>1.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51" calcext:value-type="float">
            <text:p>0,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.29" calcext:value-type="float">
            <text:p>0,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5000" calcext:value-type="float">
            <text:p>55.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311" calcext:value-type="float">
            <text:p>311</text:p>
          </table:table-cell>
          <table:table-cell office:value-type="float" office:value="368" calcext:value-type="float">
            <text:p>368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.064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.194</text:p>
          </table:table-cell>
          <table:table-cell/>
          <table:table-cell table:formula="of:=IF([.CF61]=0;0;[.CE61]/[.CF61])" office:value-type="float" office:value="3.66666666666667" calcext:value-type="float">
            <text:p>3,67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2.05" calcext:value-type="float">
            <text:p>2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2.43" calcext:value-type="float">
            <text:p>2,43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51" calcext:value-type="float">
            <text:p>51</text:p>
          </table:table-cell>
          <table:table-cell office:value-type="float" office:value="3.29" calcext:value-type="float">
            <text:p>3,29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leichsellerie/Staudensellerie</text:p>
          </table:table-cell>
          <table:table-cell table:formula="of:=([.N62]/(['Allgemeine Informationen'.$B$2]-[.P62])*['Allgemeine Informationen'.$B$2])" office:value-type="float" office:value="28.2018111254851" calcext:value-type="float">
            <text:p>28,2</text:p>
          </table:table-cell>
          <table:table-cell table:formula="of:=[.L62]/(['Allgemeine Informationen'.$B$2]-[.P62])*['Allgemeine Informationen'.$B$2]" office:value-type="float" office:value="15.5239327296248" calcext:value-type="float">
            <text:p>15,52</text:p>
          </table:table-cell>
          <table:table-cell table:formula="of:=[.M62]/(['Allgemeine Informationen'.$B$2]-[.P62])*['Allgemeine Informationen'.$B$2]" office:value-type="float" office:value="2.58732212160414" calcext:value-type="float">
            <text:p>2,59</text:p>
          </table:table-cell>
          <table:table-cell table:formula="of:=[.Q62]/(['Allgemeine Informationen'.$B$2]-[.P62])*['Allgemeine Informationen'.$B$2]" office:value-type="float" office:value="32.9883570504528" calcext:value-type="float">
            <text:p>32,99</text:p>
          </table:table-cell>
          <table:table-cell/>
          <table:table-cell table:formula="of:=[.N62]/['Allgemeine Informationen'.$B$1]" office:value-type="float" office:value="0.218" calcext:value-type="float">
            <text:p>0,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.18" calcext:value-type="float">
            <text:p>2,18</text:p>
          </table:table-cell>
          <table:table-cell office:value-type="float" office:value="0" calcext:value-type="float">
            <text:p>0</text:p>
          </table:table-cell>
          <table:table-cell office:value-type="float" office:value="92.27" calcext:value-type="float">
            <text:p>92,27</text:p>
          </table:table-cell>
          <table:table-cell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2900" calcext:value-type="float">
            <text:p>2.900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18" calcext:value-type="float">
            <text:p>0,1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,1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5000" calcext:value-type="float">
            <text:p>15.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IF([.CF62]=0;0;[.CE62]/[.CF62])" office:value-type="float" office:value="2.666666666666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.08" calcext:value-type="float">
            <text:p>2,08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2.18" calcext:value-type="float">
            <text:p>2,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611" calcext:value-type="float">
            <text:p>611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.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57" calcext:value-type="float">
            <text:p>1,57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,21</text:p>
          </table:table-cell>
          <table:table-cell office:value-type="float" office:value="70" calcext:value-type="float">
            <text:p>70</text:p>
          </table:table-cell>
          <table:table-cell office:value-type="float" office:value="3.11" calcext:value-type="float">
            <text:p>3,1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Spitzkohl</text:p>
          </table:table-cell>
          <table:table-cell table:formula="of:=([.N63]/(['Allgemeine Informationen'.$B$2]-[.P63])*['Allgemeine Informationen'.$B$2])" office:value-type="float" office:value="31.5789473684211" calcext:value-type="float">
            <text:p>31,58</text:p>
          </table:table-cell>
          <table:table-cell table:formula="of:=[.L63]/(['Allgemeine Informationen'.$B$2]-[.P63])*['Allgemeine Informationen'.$B$2]" office:value-type="float" office:value="24.5614035087719" calcext:value-type="float">
            <text:p>24,56</text:p>
          </table:table-cell>
          <table:table-cell table:formula="of:=[.M63]/(['Allgemeine Informationen'.$B$2]-[.P63])*['Allgemeine Informationen'.$B$2]" office:value-type="float" office:value="3.50877192982456" calcext:value-type="float">
            <text:p>3,51</text:p>
          </table:table-cell>
          <table:table-cell table:formula="of:=[.Q63]/(['Allgemeine Informationen'.$B$2]-[.P63])*['Allgemeine Informationen'.$B$2]" office:value-type="float" office:value="29.2397660818714" calcext:value-type="float">
            <text:p>29,24</text:p>
          </table:table-cell>
          <table:table-cell/>
          <table:table-cell table:formula="of:=[.N63]/['Allgemeine Informationen'.$B$1]" office:value-type="float" office:value="0.27" calcext:value-type="float">
            <text:p>0,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91.45" calcext:value-type="float">
            <text:p>91,45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0000" calcext:value-type="float">
            <text:p>70.0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.296</text:p>
          </table:table-cell>
          <table:table-cell/>
          <table:table-cell table:formula="of:=IF([.CF63]=0;0;[.CE63]/[.CF63])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2.59" calcext:value-type="float">
            <text:p>2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350" calcext:value-type="float">
            <text:p>3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8" calcext:value-type="float">
            <text:p>1.918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175" calcext:value-type="float">
            <text:p>175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,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Spargel</text:p>
          </table:table-cell>
          <table:table-cell table:formula="of:=([.N64]/(['Allgemeine Informationen'.$B$2]-[.P64])*['Allgemeine Informationen'.$B$2])" office:value-type="float" office:value="32.4324324324324" calcext:value-type="float">
            <text:p>32,43</text:p>
          </table:table-cell>
          <table:table-cell table:formula="of:=[.L64]/(['Allgemeine Informationen'.$B$2]-[.P64])*['Allgemeine Informationen'.$B$2]" office:value-type="float" office:value="31.1605723370429" calcext:value-type="float">
            <text:p>31,16</text:p>
          </table:table-cell>
          <table:table-cell table:formula="of:=[.M64]/(['Allgemeine Informationen'.$B$2]-[.P64])*['Allgemeine Informationen'.$B$2]" office:value-type="float" office:value="2.54372019077901" calcext:value-type="float">
            <text:p>2,54</text:p>
          </table:table-cell>
          <table:table-cell table:formula="of:=[.Q64]/(['Allgemeine Informationen'.$B$2]-[.P64])*['Allgemeine Informationen'.$B$2]" office:value-type="float" office:value="22.2575516693163" calcext:value-type="float">
            <text:p>22,26</text:p>
          </table:table-cell>
          <table:table-cell/>
          <table:table-cell table:formula="of:=[.N64]/['Allgemeine Informationen'.$B$1]" office:value-type="float" office:value="0.204" calcext:value-type="float">
            <text:p>0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.96" calcext:value-type="float">
            <text:p>1,96</text:p>
          </table:table-cell>
          <table:table-cell office:value-type="float" office:value="0.16" calcext:value-type="float">
            <text:p>0,16</text:p>
          </table:table-cell>
          <table:table-cell office:value-type="float" office:value="2.04" calcext:value-type="float">
            <text:p>2,04</text:p>
          </table:table-cell>
          <table:table-cell office:value-type="float" office:value="0" calcext:value-type="float">
            <text:p>0</text:p>
          </table:table-cell>
          <table:table-cell office:value-type="float" office:value="93.71" calcext:value-type="float">
            <text:p>93,71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19.89" calcext:value-type="float">
            <text:p>19,8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1383" calcext:value-type="float">
            <text:p>1.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68" calcext:value-type="float">
            <text:p>0,68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0.44" calcext:value-type="float">
            <text:p>0,4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7000" calcext:value-type="float">
            <text:p>47.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273" calcext:value-type="float">
            <text:p>273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.177</text:p>
          </table:table-cell>
          <table:table-cell/>
          <table:table-cell table:formula="of:=IF([.CF64]=0;0;[.CE64]/[.CF64])" office:value-type="float" office:value="0.142857142857143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99" calcext:value-type="float">
            <text:p>0,99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0" calcext:value-type="float">
            <text:p>1.8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91" calcext:value-type="float">
            <text:p>0,9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23" calcext:value-type="float">
            <text:p>23</text:p>
          </table:table-cell>
          <table:table-cell office:value-type="float" office:value="2.24" calcext:value-type="float">
            <text:p>2,2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Lauch/Porree</text:p>
          </table:table-cell>
          <table:table-cell table:formula="of:=([.N65]/(['Allgemeine Informationen'.$B$2]-[.P65])*['Allgemeine Informationen'.$B$2])" office:value-type="float" office:value="33.6776859504132" calcext:value-type="float">
            <text:p>33,68</text:p>
          </table:table-cell>
          <table:table-cell table:formula="of:=[.L65]/(['Allgemeine Informationen'.$B$2]-[.P65])*['Allgemeine Informationen'.$B$2]" office:value-type="float" office:value="22.1074380165289" calcext:value-type="float">
            <text:p>22,11</text:p>
          </table:table-cell>
          <table:table-cell table:formula="of:=[.M65]/(['Allgemeine Informationen'.$B$2]-[.P65])*['Allgemeine Informationen'.$B$2]" office:value-type="float" office:value="2.99586776859504" calcext:value-type="float">
            <text:p>3</text:p>
          </table:table-cell>
          <table:table-cell table:formula="of:=[.Q65]/(['Allgemeine Informationen'.$B$2]-[.P65])*['Allgemeine Informationen'.$B$2]" office:value-type="float" office:value="22.7272727272727" calcext:value-type="float">
            <text:p>22,73</text:p>
          </table:table-cell>
          <table:table-cell/>
          <table:table-cell table:formula="of:=[.N65]/['Allgemeine Informationen'.$B$1]" office:value-type="float" office:value="0.326" calcext:value-type="float">
            <text:p>0,3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2.14" calcext:value-type="float">
            <text:p>2,14</text:p>
          </table:table-cell>
          <table:table-cell office:value-type="float" office:value="0.29" calcext:value-type="float">
            <text:p>0,29</text:p>
          </table:table-cell>
          <table:table-cell office:value-type="float" office:value="3.26" calcext:value-type="float">
            <text:p>3,26</text:p>
          </table:table-cell>
          <table:table-cell office:value-type="float" office:value="0" calcext:value-type="float">
            <text:p>0</text:p>
          </table:table-cell>
          <table:table-cell office:value-type="float" office:value="90.32" calcext:value-type="float">
            <text:p>90,32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103" calcext:value-type="float">
            <text:p>103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24" calcext:value-type="float">
            <text:p>24</text:p>
          </table:table-cell>
          <table:table-cell office:value-type="float" office:value="0.53" calcext:value-type="float">
            <text:p>0,5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39" calcext:value-type="float">
            <text:p>739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81" calcext:value-type="float">
            <text:p>0,8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0.28" calcext:value-type="float">
            <text:p>0,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8000" calcext:value-type="float">
            <text:p>58.0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386" calcext:value-type="float">
            <text:p>38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IF([.CF65]=0;0;[.CE65]/[.CF65])" office:value-type="float" office:value="0.285714285714286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1.24" calcext:value-type="float">
            <text:p>1,2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3.14" calcext:value-type="float">
            <text:p>3,14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office:value-type="float" office:value="286" calcext:value-type="float">
            <text:p>28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.251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489" calcext:value-type="float">
            <text:p>48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1.75" calcext:value-type="float">
            <text:p>1,75</text:p>
          </table:table-cell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,01</text:p>
          </table:table-cell>
          <table:table-cell office:value-type="float" office:value="74" calcext:value-type="float">
            <text:p>74</text:p>
          </table:table-cell>
          <table:table-cell office:value-type="float" office:value="2.26" calcext:value-type="float">
            <text:p>2,26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Eisbergsalat</text:p>
          </table:table-cell>
          <table:table-cell table:formula="of:=([.N66]/(['Allgemeine Informationen'.$B$2]-[.P66])*['Allgemeine Informationen'.$B$2])" office:value-type="float" office:value="34.2047930283224" calcext:value-type="float">
            <text:p>34,2</text:p>
          </table:table-cell>
          <table:table-cell table:formula="of:=[.L66]/(['Allgemeine Informationen'.$B$2]-[.P66])*['Allgemeine Informationen'.$B$2]" office:value-type="float" office:value="21.7864923747277" calcext:value-type="float">
            <text:p>21,79</text:p>
          </table:table-cell>
          <table:table-cell table:formula="of:=[.M66]/(['Allgemeine Informationen'.$B$2]-[.P66])*['Allgemeine Informationen'.$B$2]" office:value-type="float" office:value="4.35729847494553" calcext:value-type="float">
            <text:p>4,36</text:p>
          </table:table-cell>
          <table:table-cell table:formula="of:=[.Q66]/(['Allgemeine Informationen'.$B$2]-[.P66])*['Allgemeine Informationen'.$B$2]" office:value-type="float" office:value="23.3115468409586" calcext:value-type="float">
            <text:p>23,31</text:p>
          </table:table-cell>
          <table:table-cell/>
          <table:table-cell table:formula="of:=[.N66]/['Allgemeine Informationen'.$B$1]" office:value-type="float" office:value="0.157" calcext:value-type="float">
            <text:p>0,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.57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95.41" calcext:value-type="float">
            <text:p>95,41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53" calcext:value-type="float">
            <text:p>53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4.3" calcext:value-type="float">
            <text:p>4,3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600" calcext:value-type="float">
            <text:p>3.600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000" calcext:value-type="float">
            <text:p>16.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IF([.CF66]=0;0;[.CE66]/[.CF66])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1.97" calcext:value-type="float">
            <text:p>1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2" calcext:value-type="float">
            <text:p>1.59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,03</text:p>
          </table:table-cell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,8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Zucchini</text:p>
          </table:table-cell>
          <table:table-cell table:formula="of:=([.N67]/(['Allgemeine Informationen'.$B$2]-[.P67])*['Allgemeine Informationen'.$B$2])" office:value-type="float" office:value="34.7692307692308" calcext:value-type="float">
            <text:p>34,77</text:p>
          </table:table-cell>
          <table:table-cell table:formula="of:=[.L67]/(['Allgemeine Informationen'.$B$2]-[.P67])*['Allgemeine Informationen'.$B$2]" office:value-type="float" office:value="31.2307692307692" calcext:value-type="float">
            <text:p>31,23</text:p>
          </table:table-cell>
          <table:table-cell table:formula="of:=[.M67]/(['Allgemeine Informationen'.$B$2]-[.P67])*['Allgemeine Informationen'.$B$2]" office:value-type="float" office:value="4.46153846153846" calcext:value-type="float">
            <text:p>4,46</text:p>
          </table:table-cell>
          <table:table-cell table:formula="of:=[.Q67]/(['Allgemeine Informationen'.$B$2]-[.P67])*['Allgemeine Informationen'.$B$2]" office:value-type="float" office:value="16.9230769230769" calcext:value-type="float">
            <text:p>16,92</text:p>
          </table:table-cell>
          <table:table-cell/>
          <table:table-cell table:formula="of:=[.N67]/['Allgemeine Informationen'.$B$1]" office:value-type="float" office:value="0.226" calcext:value-type="float">
            <text:p>0,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2.03" calcext:value-type="float">
            <text:p>2,03</text:p>
          </table:table-cell>
          <table:table-cell office:value-type="float" office:value="0.29" calcext:value-type="float">
            <text:p>0,29</text:p>
          </table:table-cell>
          <table:table-cell office:value-type="float" office:value="2.26" calcext:value-type="float">
            <text:p>2,26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17.6" calcext:value-type="float">
            <text:p>17,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.02" calcext:value-type="float">
            <text:p>1,0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,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5000" calcext:value-type="float">
            <text:p>25.0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313" calcext:value-type="float">
            <text:p>313</text:p>
          </table:table-cell>
          <table:table-cell office:value-type="float" office:value="401" calcext:value-type="float">
            <text:p>40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.102</text:p>
          </table:table-cell>
          <table:table-cell/>
          <table:table-cell table:formula="of:=IF([.CF67]=0;0;[.CE67]/[.CF67])" office:value-type="float" office:value="1.8" calcext:value-type="float">
            <text:p>1,8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2.26" calcext:value-type="float">
            <text:p>2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385" calcext:value-type="float">
            <text:p>385</text:p>
          </table:table-cell>
          <table:table-cell office:value-type="float" office:value="0.01" calcext:value-type="float">
            <text:p>0,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.1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82" calcext:value-type="float">
            <text:p>0,82</text:p>
          </table:table-cell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,0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Fenchel Knolle</text:p>
          </table:table-cell>
          <table:table-cell table:formula="of:=([.N68]/(['Allgemeine Informationen'.$B$2]-[.P68])*['Allgemeine Informationen'.$B$2])" office:value-type="float" office:value="39.4736842105263" calcext:value-type="float">
            <text:p>39,47</text:p>
          </table:table-cell>
          <table:table-cell table:formula="of:=[.L68]/(['Allgemeine Informationen'.$B$2]-[.P68])*['Allgemeine Informationen'.$B$2]" office:value-type="float" office:value="18.421052631579" calcext:value-type="float">
            <text:p>18,42</text:p>
          </table:table-cell>
          <table:table-cell table:formula="of:=[.M68]/(['Allgemeine Informationen'.$B$2]-[.P68])*['Allgemeine Informationen'.$B$2]" office:value-type="float" office:value="2.63157894736842" calcext:value-type="float">
            <text:p>2,63</text:p>
          </table:table-cell>
          <table:table-cell table:formula="of:=[.Q68]/(['Allgemeine Informationen'.$B$2]-[.P68])*['Allgemeine Informationen'.$B$2]" office:value-type="float" office:value="26.3157894736842" calcext:value-type="float">
            <text:p>26,32</text:p>
          </table:table-cell>
          <table:table-cell/>
          <table:table-cell table:formula="of:=[.N68]/['Allgemeine Informationen'.$B$1]" office:value-type="float" office:value="0.3" calcext:value-type="float">
            <text:p>0,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IF([.CF68]=0;0;[.CE68]/[.CF68])" office:value-type="float" office:value="0.375" calcext:value-type="float">
            <text:p>0,38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1.41" calcext:value-type="float">
            <text:p>1,41</text:p>
          </table:table-cell>
          <table:table-cell office:value-type="float" office:value="1.2" calcext:value-type="float">
            <text:p>1,2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.61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,5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ärlauch</text:p>
          </table:table-cell>
          <table:table-cell table:formula="of:=([.N69]/(['Allgemeine Informationen'.$B$2]-[.P69])*['Allgemeine Informationen'.$B$2])" office:value-type="float" office:value="39.8097826086957" calcext:value-type="float">
            <text:p>39,81</text:p>
          </table:table-cell>
          <table:table-cell table:formula="of:=[.L69]/(['Allgemeine Informationen'.$B$2]-[.P69])*['Allgemeine Informationen'.$B$2]" office:value-type="float" office:value="12.2282608695652" calcext:value-type="float">
            <text:p>12,23</text:p>
          </table:table-cell>
          <table:table-cell table:formula="of:=[.M69]/(['Allgemeine Informationen'.$B$2]-[.P69])*['Allgemeine Informationen'.$B$2]" office:value-type="float" office:value="4.07608695652174" calcext:value-type="float">
            <text:p>4,08</text:p>
          </table:table-cell>
          <table:table-cell table:formula="of:=[.Q69]/(['Allgemeine Informationen'.$B$2]-[.P69])*['Allgemeine Informationen'.$B$2]" office:value-type="float" office:value="29.6195652173913" calcext:value-type="float">
            <text:p>29,62</text:p>
          </table:table-cell>
          <table:table-cell/>
          <table:table-cell table:formula="of:=[.N69]/['Allgemeine Informationen'.$B$1]" office:value-type="float" office:value="0.293" calcext:value-type="float">
            <text:p>0,2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2.93" calcext:value-type="float">
            <text:p>2,93</text:p>
          </table:table-cell>
          <table:table-cell office:value-type="float" office:value="0" calcext:value-type="float">
            <text:p>0</text:p>
          </table:table-cell>
          <table:table-cell office:value-type="float" office:value="92.64" calcext:value-type="float">
            <text:p>92,64</text:p>
          </table:table-cell>
          <table:table-cell office:value-type="float" office:value="2.18" calcext:value-type="float">
            <text:p>2,18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.200</text:p>
          </table:table-cell>
          <table:table-cell office:value-type="float" office:value="1017" calcext:value-type="float">
            <text:p>1.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.87" calcext:value-type="float">
            <text:p>2,87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,2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1000" calcext:value-type="float">
            <text:p>61.0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IF([.CF69]=0;0;[.CE69]/[.CF69])" office:value-type="float" office:value="0.0833333333333333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2.89" calcext:value-type="float">
            <text:p>2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610" calcext:value-type="float">
            <text:p>6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0" calcext:value-type="float">
            <text:p>1.53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.36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1.26" calcext:value-type="float">
            <text:p>1,2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,04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Rotkohl</text:p>
          </table:table-cell>
          <table:table-cell table:formula="of:=([.N70]/(['Allgemeine Informationen'.$B$2]-[.P70])*['Allgemeine Informationen'.$B$2])" office:value-type="float" office:value="40.9722222222222" calcext:value-type="float">
            <text:p>40,97</text:p>
          </table:table-cell>
          <table:table-cell table:formula="of:=[.L70]/(['Allgemeine Informationen'.$B$2]-[.P70])*['Allgemeine Informationen'.$B$2]" office:value-type="float" office:value="17.3611111111111" calcext:value-type="float">
            <text:p>17,36</text:p>
          </table:table-cell>
          <table:table-cell table:formula="of:=[.M70]/(['Allgemeine Informationen'.$B$2]-[.P70])*['Allgemeine Informationen'.$B$2]" office:value-type="float" office:value="2.08333333333333" calcext:value-type="float">
            <text:p>2,08</text:p>
          </table:table-cell>
          <table:table-cell table:formula="of:=[.Q70]/(['Allgemeine Informationen'.$B$2]-[.P70])*['Allgemeine Informationen'.$B$2]" office:value-type="float" office:value="28.9351851851852" calcext:value-type="float">
            <text:p>28,94</text:p>
          </table:table-cell>
          <table:table-cell/>
          <table:table-cell table:formula="of:=[.N70]/['Allgemeine Informationen'.$B$1]" office:value-type="float" office:value="0.354" calcext:value-type="float">
            <text:p>0,3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office:value-type="float" office:value="0.18" calcext:value-type="float">
            <text:p>0,18</text:p>
          </table:table-cell>
          <table:table-cell office:value-type="float" office:value="3.54" calcext:value-type="float">
            <text:p>3,54</text:p>
          </table:table-cell>
          <table:table-cell office:value-type="float" office:value="0" calcext:value-type="float">
            <text:p>0</text:p>
          </table:table-cell>
          <table:table-cell office:value-type="float" office:value="91.36" calcext:value-type="float">
            <text:p>91,36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57.14" calcext:value-type="float">
            <text:p>57,14</text:p>
          </table:table-cell>
          <table:table-cell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44" calcext:value-type="float">
            <text:p>0,4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8000" calcext:value-type="float">
            <text:p>68.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IF([.CF70]=0;0;[.CE70]/[.CF70])"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office:value-type="float" office:value="1.28" calcext:value-type="float">
            <text:p>1,28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3.47" calcext:value-type="float">
            <text:p>3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475" calcext:value-type="float">
            <text:p>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3" calcext:value-type="float">
            <text:p>2.95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.7" calcext:value-type="float">
            <text:p>1,7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,03</text:p>
          </table:table-cell>
          <table:table-cell office:value-type="float" office:value="32" calcext:value-type="float">
            <text:p>32</text:p>
          </table:table-cell>
          <table:table-cell office:value-type="float" office:value="2.88" calcext:value-type="float">
            <text:p>2,88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aprika grün</text:p>
          </table:table-cell>
          <table:table-cell table:formula="of:=([.N71]/(['Allgemeine Informationen'.$B$2]-[.P71])*['Allgemeine Informationen'.$B$2])" office:value-type="float" office:value="41.2765957446809" calcext:value-type="float">
            <text:p>41,28</text:p>
          </table:table-cell>
          <table:table-cell table:formula="of:=[.L71]/(['Allgemeine Informationen'.$B$2]-[.P71])*['Allgemeine Informationen'.$B$2]" office:value-type="float" office:value="15.3191489361702" calcext:value-type="float">
            <text:p>15,32</text:p>
          </table:table-cell>
          <table:table-cell table:formula="of:=[.M71]/(['Allgemeine Informationen'.$B$2]-[.P71])*['Allgemeine Informationen'.$B$2]" office:value-type="float" office:value="3.40425531914894" calcext:value-type="float">
            <text:p>3,4</text:p>
          </table:table-cell>
          <table:table-cell table:formula="of:=[.Q71]/(['Allgemeine Informationen'.$B$2]-[.P71])*['Allgemeine Informationen'.$B$2]" office:value-type="float" office:value="28.3687943262411" calcext:value-type="float">
            <text:p>28,37</text:p>
          </table:table-cell>
          <table:table-cell/>
          <table:table-cell table:formula="of:=[.N71]/['Allgemeine Informationen'.$B$1]" office:value-type="float" office:value="0.291" calcext:value-type="float">
            <text:p>0,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.08" calcext:value-type="float">
            <text:p>1,08</text:p>
          </table:table-cell>
          <table:table-cell office:value-type="float" office:value="0.24" calcext:value-type="float">
            <text:p>0,24</text:p>
          </table:table-cell>
          <table:table-cell office:value-type="float" office:value="2.91" calcext:value-type="float">
            <text:p>2,91</text:p>
          </table:table-cell>
          <table:table-cell office:value-type="float" office:value="0" calcext:value-type="float">
            <text:p>0</text:p>
          </table:table-cell>
          <table:table-cell office:value-type="float" office:value="92.95" calcext:value-type="float">
            <text:p>92,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24" calcext:value-type="float">
            <text:p>0,24</text:p>
          </table:table-cell>
          <table:table-cell office:value-type="float" office:value="117" calcext:value-type="float">
            <text:p>117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28" calcext:value-type="float">
            <text:p>528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.14" calcext:value-type="float">
            <text:p>0,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1000" calcext:value-type="float">
            <text:p>21.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IF([.CF71]=0;0;[.CE71]/[.CF71])" office:value-type="float" office:value="0.181818181818182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1.19" calcext:value-type="float">
            <text:p>1,1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2.76" calcext:value-type="float">
            <text:p>2,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.64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,0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Gurke</text:p>
          </table:table-cell>
          <table:table-cell table:formula="of:=([.N72]/(['Allgemeine Informationen'.$B$2]-[.P72])*['Allgemeine Informationen'.$B$2])" office:value-type="float" office:value="41.4187643020595" calcext:value-type="float">
            <text:p>41,42</text:p>
          </table:table-cell>
          <table:table-cell table:formula="of:=[.L72]/(['Allgemeine Informationen'.$B$2]-[.P72])*['Allgemeine Informationen'.$B$2]" office:value-type="float" office:value="13.7299771167048" calcext:value-type="float">
            <text:p>13,73</text:p>
          </table:table-cell>
          <table:table-cell table:formula="of:=[.M72]/(['Allgemeine Informationen'.$B$2]-[.P72])*['Allgemeine Informationen'.$B$2]" office:value-type="float" office:value="4.5766590389016" calcext:value-type="float">
            <text:p>4,58</text:p>
          </table:table-cell>
          <table:table-cell table:formula="of:=[.Q72]/(['Allgemeine Informationen'.$B$2]-[.P72])*['Allgemeine Informationen'.$B$2]" office:value-type="float" office:value="20.5949656750572" calcext:value-type="float">
            <text:p>20,59</text:p>
          </table:table-cell>
          <table:table-cell/>
          <table:table-cell table:formula="of:=[.N72]/['Allgemeine Informationen'.$B$1]" office:value-type="float" office:value="0.181" calcext:value-type="float">
            <text:p>0,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95.63" calcext:value-type="float">
            <text:p>95,6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,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2" calcext:value-type="float">
            <text:p>0,2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11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IF([.CF72]=0;0;[.CE72]/[.CF72])" office:value-type="float" office:value="0.8" calcext:value-type="float">
            <text:p>0,8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261" calcext:value-type="float">
            <text:p>26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.7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Aubergine</text:p>
          </table:table-cell>
          <table:table-cell table:formula="of:=([.N73]/(['Allgemeine Informationen'.$B$2]-[.P73])*['Allgemeine Informationen'.$B$2])" office:value-type="float" office:value="41.5692821368949" calcext:value-type="float">
            <text:p>41,57</text:p>
          </table:table-cell>
          <table:table-cell table:formula="of:=[.L73]/(['Allgemeine Informationen'.$B$2]-[.P73])*['Allgemeine Informationen'.$B$2]" office:value-type="float" office:value="20.7011686143573" calcext:value-type="float">
            <text:p>20,7</text:p>
          </table:table-cell>
          <table:table-cell table:formula="of:=[.M73]/(['Allgemeine Informationen'.$B$2]-[.P73])*['Allgemeine Informationen'.$B$2]" office:value-type="float" office:value="3.00500834724541" calcext:value-type="float">
            <text:p>3,01</text:p>
          </table:table-cell>
          <table:table-cell table:formula="of:=[.Q73]/(['Allgemeine Informationen'.$B$2]-[.P73])*['Allgemeine Informationen'.$B$2]" office:value-type="float" office:value="23.3722871452421" calcext:value-type="float">
            <text:p>23,37</text:p>
          </table:table-cell>
          <table:table-cell/>
          <table:table-cell table:formula="of:=[.N73]/['Allgemeine Informationen'.$B$1]" office:value-type="float" office:value="0.249" calcext:value-type="float">
            <text:p>0,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.24" calcext:value-type="float">
            <text:p>1,24</text:p>
          </table:table-cell>
          <table:table-cell office:value-type="float" office:value="0.18" calcext:value-type="float">
            <text:p>0,18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94.01" calcext:value-type="float">
            <text:p>94,01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31" calcext:value-type="float">
            <text:p>31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.12" calcext:value-type="float">
            <text:p>0,1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000" calcext:value-type="float">
            <text:p>29.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241" calcext:value-type="float">
            <text:p>2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IF([.CF73]=0;0;[.CE73]/[.CF73])" office:value-type="float" office:value="0.142857142857143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2.27" calcext:value-type="float">
            <text:p>2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.06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repeated="2" office:value-type="float" office:value="1.41" calcext:value-type="float">
            <text:p>1,41</text:p>
          </table:table-cell>
          <table:table-cell office:value-type="float" office:value="42" calcext:value-type="float">
            <text:p>42</text:p>
          </table:table-cell>
          <table:table-cell office:value-type="float" office:value="0.01" calcext:value-type="float">
            <text:p>0,01</text:p>
          </table:table-cell>
          <table:table-cell office:value-type="float" office:value="21" calcext:value-type="float">
            <text:p>21</text:p>
          </table:table-cell>
          <table:table-cell office:value-type="float" office:value="2.23" calcext:value-type="float">
            <text:p>2,2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Tomate rot</text:p>
          </table:table-cell>
          <table:table-cell table:formula="of:=([.N74]/(['Allgemeine Informationen'.$B$2]-[.P74])*['Allgemeine Informationen'.$B$2])" office:value-type="float" office:value="42.9042904290429" calcext:value-type="float">
            <text:p>42,9</text:p>
          </table:table-cell>
          <table:table-cell table:formula="of:=[.L74]/(['Allgemeine Informationen'.$B$2]-[.P74])*['Allgemeine Informationen'.$B$2]" office:value-type="float" office:value="15.6765676567657" calcext:value-type="float">
            <text:p>15,68</text:p>
          </table:table-cell>
          <table:table-cell table:formula="of:=[.M74]/(['Allgemeine Informationen'.$B$2]-[.P74])*['Allgemeine Informationen'.$B$2]" office:value-type="float" office:value="3.46534653465346" calcext:value-type="float">
            <text:p>3,47</text:p>
          </table:table-cell>
          <table:table-cell table:formula="of:=[.Q74]/(['Allgemeine Informationen'.$B$2]-[.P74])*['Allgemeine Informationen'.$B$2]" office:value-type="float" office:value="21.4521452145214" calcext:value-type="float">
            <text:p>21,45</text:p>
          </table:table-cell>
          <table:table-cell/>
          <table:table-cell table:formula="of:=[.N74]/['Allgemeine Informationen'.$B$1]" office:value-type="float" office:value="0.26" calcext:value-type="float">
            <text:p>0,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5" calcext:value-type="float">
            <text:p>0,95</text:p>
          </table:table-cell>
          <table:table-cell office:value-type="float" office:value="0.21" calcext:value-type="float">
            <text:p>0,21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93.94" calcext:value-type="float">
            <text:p>93,9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33" calcext:value-type="float">
            <text:p>33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19.25" calcext:value-type="float">
            <text:p>19,25</text:p>
          </table:table-cell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93" calcext:value-type="float">
            <text:p>593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32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09" calcext:value-type="float">
            <text:p>0,0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IF([.CF74]=0;0;[.CE74]/[.CF74])" office:value-type="float" office:value="0.1111111111111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1.36" calcext:value-type="float">
            <text:p>1,3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2.52" calcext:value-type="float">
            <text:p>2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325" calcext:value-type="float">
            <text:p>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39" calcext:value-type="float">
            <text:p>2.43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0.73" calcext:value-type="float">
            <text:p>0,73</text:p>
          </table:table-cell>
          <table:table-cell office:value-type="float" office:value="234" calcext:value-type="float">
            <text:p>234</text:p>
          </table:table-cell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,7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Weißkohl</text:p>
          </table:table-cell>
          <table:table-cell table:formula="of:=([.N75]/(['Allgemeine Informationen'.$B$2]-[.P75])*['Allgemeine Informationen'.$B$2])" office:value-type="float" office:value="43.2264736297828" calcext:value-type="float">
            <text:p>43,23</text:p>
          </table:table-cell>
          <table:table-cell table:formula="of:=[.L75]/(['Allgemeine Informationen'.$B$2]-[.P75])*['Allgemeine Informationen'.$B$2]" office:value-type="float" office:value="14.2709410548087" calcext:value-type="float">
            <text:p>14,27</text:p>
          </table:table-cell>
          <table:table-cell table:formula="of:=[.M75]/(['Allgemeine Informationen'.$B$2]-[.P75])*['Allgemeine Informationen'.$B$2]" office:value-type="float" office:value="1.96483971044467" calcext:value-type="float">
            <text:p>1,96</text:p>
          </table:table-cell>
          <table:table-cell table:formula="of:=[.Q75]/(['Allgemeine Informationen'.$B$2]-[.P75])*['Allgemeine Informationen'.$B$2]" office:value-type="float" office:value="31.023784901758" calcext:value-type="float">
            <text:p>31,02</text:p>
          </table:table-cell>
          <table:table-cell/>
          <table:table-cell table:formula="of:=[.N75]/['Allgemeine Informationen'.$B$1]" office:value-type="float" office:value="0.418" calcext:value-type="float">
            <text:p>0,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.38" calcext:value-type="float">
            <text:p>1,38</text:p>
          </table:table-cell>
          <table:table-cell office:value-type="float" office:value="0.19" calcext:value-type="float">
            <text:p>0,19</text:p>
          </table:table-cell>
          <table:table-cell office:value-type="float" office:value="4.18" calcext:value-type="float">
            <text:p>4,18</text:p>
          </table:table-cell>
          <table:table-cell office:value-type="float" office:value="0" calcext:value-type="float">
            <text:p>0</text:p>
          </table:table-cell>
          <table:table-cell office:value-type="float" office:value="90.33" calcext:value-type="float">
            <text:p>90,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51.5" calcext:value-type="float">
            <text:p>51,5</text:p>
          </table:table-cell>
          <table:table-cell office:value-type="float" office:value="1.7" calcext:value-type="float">
            <text:p>1,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,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.16" calcext:value-type="float">
            <text:p>0,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4000" calcext:value-type="float">
            <text:p>54.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IF([.CF75]=0;0;[.CE75]/[.CF75])"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2.04" calcext:value-type="float">
            <text:p>2,04</text:p>
          </table:table-cell>
          <table:table-cell office:value-type="float" office:value="1.76" calcext:value-type="float">
            <text:p>1,76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4.15" calcext:value-type="float">
            <text:p>4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1080" calcext:value-type="float">
            <text:p>1.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.80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.33" calcext:value-type="float">
            <text:p>1,33</text:p>
          </table:table-cell>
          <table:table-cell office:value-type="float" office:value="1.62" calcext:value-type="float">
            <text:p>1,62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 office:value-type="float" office:value="22" calcext:value-type="float">
            <text:p>22</text:p>
          </table:table-cell>
          <table:table-cell office:value-type="float" office:value="3.45" calcext:value-type="float">
            <text:p>3,4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ohlrabi</text:p>
          </table:table-cell>
          <table:table-cell table:formula="of:=([.N76]/(['Allgemeine Informationen'.$B$2]-[.P76])*['Allgemeine Informationen'.$B$2])" office:value-type="float" office:value="43.9952437574317" calcext:value-type="float">
            <text:p>44</text:p>
          </table:table-cell>
          <table:table-cell table:formula="of:=[.L76]/(['Allgemeine Informationen'.$B$2]-[.P76])*['Allgemeine Informationen'.$B$2]" office:value-type="float" office:value="23.0677764565993" calcext:value-type="float">
            <text:p>23,07</text:p>
          </table:table-cell>
          <table:table-cell table:formula="of:=[.M76]/(['Allgemeine Informationen'.$B$2]-[.P76])*['Allgemeine Informationen'.$B$2]" office:value-type="float" office:value="1.9024970273484" calcext:value-type="float">
            <text:p>1,9</text:p>
          </table:table-cell>
          <table:table-cell table:formula="of:=[.Q76]/(['Allgemeine Informationen'.$B$2]-[.P76])*['Allgemeine Informationen'.$B$2]" office:value-type="float" office:value="17.8359096313912" calcext:value-type="float">
            <text:p>17,84</text:p>
          </table:table-cell>
          <table:table-cell/>
          <table:table-cell table:formula="of:=[.N76]/['Allgemeine Informationen'.$B$1]" office:value-type="float" office:value="0.37" calcext:value-type="float">
            <text:p>0,3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1.94" calcext:value-type="float">
            <text:p>1,94</text:p>
          </table:table-cell>
          <table:table-cell office:value-type="float" office:value="0.16" calcext:value-type="float">
            <text:p>0,16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91.59" calcext:value-type="float">
            <text:p>91,59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63.3" calcext:value-type="float">
            <text:p>63,3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.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47" calcext:value-type="float">
            <text:p>0,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,2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0000" calcext:value-type="float">
            <text:p>50.0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334" calcext:value-type="float">
            <text:p>334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.203</text:p>
          </table:table-cell>
          <table:table-cell/>
          <table:table-cell table:formula="of:=IF([.CF76]=0;0;[.CE76]/[.CF76])" office:value-type="float" office:value="2.5" calcext:value-type="float">
            <text:p>2,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,38</text:p>
          </table:table-cell>
          <table:table-cell office:value-type="float" office:value="1.23" calcext:value-type="float">
            <text:p>1,23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3.7" calcext:value-type="float">
            <text:p>3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8" calcext:value-type="float">
            <text:p>2.618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.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0.96" calcext:value-type="float">
            <text:p>0,96</text:p>
          </table:table-cell>
          <table:table-cell office:value-type="float" office:value="75" calcext:value-type="float">
            <text:p>75</text:p>
          </table:table-cell>
          <table:table-cell office:value-type="float" office:value="0.05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 office:value-type="float" office:value="2.54" calcext:value-type="float">
            <text:p>2,5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aprika gelb</text:p>
          </table:table-cell>
          <table:table-cell table:formula="of:=([.N77]/(['Allgemeine Informationen'.$B$2]-[.P77])*['Allgemeine Informationen'.$B$2])" office:value-type="float" office:value="46.9441984056687" calcext:value-type="float">
            <text:p>46,94</text:p>
          </table:table-cell>
          <table:table-cell table:formula="of:=[.L77]/(['Allgemeine Informationen'.$B$2]-[.P77])*['Allgemeine Informationen'.$B$2]" office:value-type="float" office:value="10.6288751107174" calcext:value-type="float">
            <text:p>10,63</text:p>
          </table:table-cell>
          <table:table-cell table:formula="of:=[.M77]/(['Allgemeine Informationen'.$B$2]-[.P77])*['Allgemeine Informationen'.$B$2]" office:value-type="float" office:value="2.65721877767936" calcext:value-type="float">
            <text:p>2,66</text:p>
          </table:table-cell>
          <table:table-cell table:formula="of:=[.Q77]/(['Allgemeine Informationen'.$B$2]-[.P77])*['Allgemeine Informationen'.$B$2]" office:value-type="float" office:value="31.7980513728964" calcext:value-type="float">
            <text:p>31,8</text:p>
          </table:table-cell>
          <table:table-cell/>
          <table:table-cell table:formula="of:=[.N77]/['Allgemeine Informationen'.$B$1]" office:value-type="float" office:value="0.53" calcext:value-type="float">
            <text:p>0,5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88.71" calcext:value-type="float">
            <text:p>88,71</text:p>
          </table:table-cell>
          <table:table-cell office:value-type="float" office:value="3.59" calcext:value-type="float">
            <text:p>3,59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33" calcext:value-type="float">
            <text:p>0,33</text:p>
          </table:table-cell>
          <table:table-cell office:value-type="float" office:value="130" calcext:value-type="float">
            <text:p>130</text:p>
          </table:table-cell>
          <table:table-cell office:value-type="float" office:value="2.52" calcext:value-type="float">
            <text:p>2,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.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IF([.CF77]=0;0;[.CE77]/[.CF77])" office:value-type="float" office:value="0.214285714285714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,65</text:p>
          </table:table-cell>
          <table:table-cell office:value-type="float" office:value="2.17" calcext:value-type="float">
            <text:p>2,17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5.03" calcext:value-type="float">
            <text:p>5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1257" calcext:value-type="float">
            <text:p>1.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23" calcext:value-type="float">
            <text:p>4.82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3.05" calcext:value-type="float">
            <text:p>3,05</text:p>
          </table:table-cell>
          <table:table-cell office:value-type="float" office:value="503" calcext:value-type="float">
            <text:p>503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,09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Gartenkürbis</text:p>
          </table:table-cell>
          <table:table-cell table:formula="of:=([.N78]/(['Allgemeine Informationen'.$B$2]-[.P78])*['Allgemeine Informationen'.$B$2])" office:value-type="float" office:value="47.6190476190476" calcext:value-type="float">
            <text:p>47,62</text:p>
          </table:table-cell>
          <table:table-cell table:formula="of:=[.L78]/(['Allgemeine Informationen'.$B$2]-[.P78])*['Allgemeine Informationen'.$B$2]" office:value-type="float" office:value="10.8225108225108" calcext:value-type="float">
            <text:p>10,82</text:p>
          </table:table-cell>
          <table:table-cell table:formula="of:=[.M78]/(['Allgemeine Informationen'.$B$2]-[.P78])*['Allgemeine Informationen'.$B$2]" office:value-type="float" office:value="4.32900432900432" calcext:value-type="float">
            <text:p>4,33</text:p>
          </table:table-cell>
          <table:table-cell table:formula="of:=[.Q78]/(['Allgemeine Informationen'.$B$2]-[.P78])*['Allgemeine Informationen'.$B$2]" office:value-type="float" office:value="23.8095238095238" calcext:value-type="float">
            <text:p>23,81</text:p>
          </table:table-cell>
          <table:table-cell/>
          <table:table-cell table:formula="of:=[.N78]/['Allgemeine Informationen'.$B$1]" office:value-type="float" office:value="0.22" calcext:value-type="float">
            <text:p>0,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95.38" calcext:value-type="float">
            <text:p>95,38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00" calcext:value-type="float">
            <text:p>6.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IF([.CF78]=0;0;[.CE78]/[.CF78])"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75" calcext:value-type="float">
            <text:p>0,7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.74" calcext:value-type="float">
            <text:p>1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330" calcext:value-type="float">
            <text:p>330</text:p>
          </table:table-cell>
          <table:table-cell office:value-type="float" office:value="0.01" calcext:value-type="float">
            <text:p>0,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.38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84" calcext:value-type="float">
            <text:p>0,8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98" calcext:value-type="float">
            <text:p>1,98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Erbsen grün</text:p>
          </table:table-cell>
          <table:table-cell table:formula="of:=([.N79]/(['Allgemeine Informationen'.$B$2]-[.P79])*['Allgemeine Informationen'.$B$2])" office:value-type="float" office:value="48.1786133960047" calcext:value-type="float">
            <text:p>48,18</text:p>
          </table:table-cell>
          <table:table-cell table:formula="of:=[.L79]/(['Allgemeine Informationen'.$B$2]-[.P79])*['Allgemeine Informationen'.$B$2]" office:value-type="float" office:value="25.6560908734822" calcext:value-type="float">
            <text:p>25,66</text:p>
          </table:table-cell>
          <table:table-cell table:formula="of:=[.M79]/(['Allgemeine Informationen'.$B$2]-[.P79])*['Allgemeine Informationen'.$B$2]" office:value-type="float" office:value="1.88014101057579" calcext:value-type="float">
            <text:p>1,88</text:p>
          </table:table-cell>
          <table:table-cell table:formula="of:=[.Q79]/(['Allgemeine Informationen'.$B$2]-[.P79])*['Allgemeine Informationen'.$B$2]" office:value-type="float" office:value="19.5848021934978" calcext:value-type="float">
            <text:p>19,58</text:p>
          </table:table-cell>
          <table:table-cell/>
          <table:table-cell table:formula="of:=[.N79]/['Allgemeine Informationen'.$B$1]" office:value-type="float" office:value="1.23" calcext:value-type="float">
            <text:p>1,2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82" calcext:value-type="float">
            <text:p>382</text:p>
          </table:table-cell>
          <table:table-cell office:value-type="float" office:value="6.55" calcext:value-type="float">
            <text:p>6,55</text:p>
          </table:table-cell>
          <table:table-cell office:value-type="float" office:value="0.48" calcext:value-type="float">
            <text:p>0,48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office:value-type="float" office:value="74.47" calcext:value-type="float">
            <text:p>74,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159" calcext:value-type="float">
            <text:p>15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,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4047" calcext:value-type="float">
            <text:p>4.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.58" calcext:value-type="float">
            <text:p>1,58</text:p>
          </table:table-cell>
          <table:table-cell office:value-type="float" office:value="118" calcext:value-type="float">
            <text:p>118</text:p>
          </table:table-cell>
          <table:table-cell office:value-type="float" office:value="246" calcext:value-type="float">
            <text:p>246</text:p>
          </table:table-cell>
          <table:table-cell office:value-type="float" office:value="0.96" calcext:value-type="float">
            <text:p>0,9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50000" calcext:value-type="float">
            <text:p>50.000</text:p>
          </table:table-cell>
          <table:table-cell/>
          <table:table-cell office:value-type="float" office:value="1060" calcext:value-type="float">
            <text:p>1.06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540" calcext:value-type="float">
            <text:p>540</text:p>
          </table:table-cell>
          <table:table-cell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140" calcext:value-type="float">
            <text:p>140</text:p>
          </table:table-cell>
          <table:table-cell office:value-type="float" office:value="550" calcext:value-type="float">
            <text:p>550</text:p>
          </table:table-cell>
          <table:table-cell office:value-type="float" office:value="990" calcext:value-type="float">
            <text:p>990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.150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.270</text:p>
          </table:table-cell>
          <table:table-cell/>
          <table:table-cell table:formula="of:=IF([.CF79]=0;0;[.CE79]/[.CF79])"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9" calcext:value-type="float">
            <text:p>2,09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.15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0" calcext:value-type="float">
            <text:p>11.000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3.99" calcext:value-type="float">
            <text:p>3,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75" calcext:value-type="float">
            <text:p>2,7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aprika rot</text:p>
          </table:table-cell>
          <table:table-cell table:formula="of:=([.N80]/(['Allgemeine Informationen'.$B$2]-[.P80])*['Allgemeine Informationen'.$B$2])" office:value-type="float" office:value="50.314465408805" calcext:value-type="float">
            <text:p>50,31</text:p>
          </table:table-cell>
          <table:table-cell table:formula="of:=[.L80]/(['Allgemeine Informationen'.$B$2]-[.P80])*['Allgemeine Informationen'.$B$2]" office:value-type="float" office:value="10.2201257861635" calcext:value-type="float">
            <text:p>10,22</text:p>
          </table:table-cell>
          <table:table-cell table:formula="of:=[.M80]/(['Allgemeine Informationen'.$B$2]-[.P80])*['Allgemeine Informationen'.$B$2]" office:value-type="float" office:value="3.93081761006289" calcext:value-type="float">
            <text:p>3,93</text:p>
          </table:table-cell>
          <table:table-cell table:formula="of:=[.Q80]/(['Allgemeine Informationen'.$B$2]-[.P80])*['Allgemeine Informationen'.$B$2]" office:value-type="float" office:value="28.2232704402516" calcext:value-type="float">
            <text:p>28,22</text:p>
          </table:table-cell>
          <table:table-cell/>
          <table:table-cell table:formula="of:=[.N80]/['Allgemeine Informationen'.$B$1]" office:value-type="float" office:value="0.64" calcext:value-type="float">
            <text:p>0,6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float" office:value="1.3" calcext:value-type="float">
            <text:p>1,3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87.28" calcext:value-type="float">
            <text:p>87,28</text:p>
          </table:table-cell>
          <table:table-cell office:value-type="float" office:value="3.59" calcext:value-type="float">
            <text:p>3,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55" calcext:value-type="float">
            <text:p>55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40" calcext:value-type="float">
            <text:p>14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125" calcext:value-type="float">
            <text:p>2.125</text:p>
          </table:table-cell>
          <table:table-cell office:value-type="float" office:value="1883" calcext:value-type="float">
            <text:p>1.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,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.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IF([.CF80]=0;0;[.CE80]/[.CF80])" office:value-type="float" office:value="0.217391304347826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office:value-type="float" office:value="3.74" calcext:value-type="float">
            <text:p>3,7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1257" calcext:value-type="float">
            <text:p>1.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36" calcext:value-type="float">
            <text:p>6.3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3.05" calcext:value-type="float">
            <text:p>3,05</text:p>
          </table:table-cell>
          <table:table-cell office:value-type="float" office:value="503" calcext:value-type="float">
            <text:p>503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3.04" calcext:value-type="float">
            <text:p>3,0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arotte/Mohrrübe/Möhre</text:p>
          </table:table-cell>
          <table:table-cell table:formula="of:=([.N81]/(['Allgemeine Informationen'.$B$2]-[.P81])*['Allgemeine Informationen'.$B$2])" office:value-type="float" office:value="56.6666666666667" calcext:value-type="float">
            <text:p>56,67</text:p>
          </table:table-cell>
          <table:table-cell table:formula="of:=[.L81]/(['Allgemeine Informationen'.$B$2]-[.P81])*['Allgemeine Informationen'.$B$2]" office:value-type="float" office:value="7" calcext:value-type="float">
            <text:p>7</text:p>
          </table:table-cell>
          <table:table-cell table:formula="of:=[.M81]/(['Allgemeine Informationen'.$B$2]-[.P81])*['Allgemeine Informationen'.$B$2]" office:value-type="float" office:value="1.5" calcext:value-type="float">
            <text:p>1,5</text:p>
          </table:table-cell>
          <table:table-cell table:formula="of:=[.Q81]/(['Allgemeine Informationen'.$B$2]-[.P81])*['Allgemeine Informationen'.$B$2]" office:value-type="float" office:value="25.5" calcext:value-type="float">
            <text:p>25,5</text:p>
          </table:table-cell>
          <table:table-cell/>
          <table:table-cell table:formula="of:=[.N81]/['Allgemeine Informationen'.$B$1]" office:value-type="float" office:value="0.68" calcext:value-type="float">
            <text:p>0,6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.06" calcext:value-type="float">
            <text:p>3,06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7" calcext:value-type="float">
            <text:p>17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.637</text:p>
          </table:table-cell>
          <table:table-cell office:value-type="float" office:value="9820" calcext:value-type="float">
            <text:p>9.820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35" calcext:value-type="float">
            <text:p>0,3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0.26" calcext:value-type="float">
            <text:p>0,2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000" calcext:value-type="float">
            <text:p>7.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IF([.CF81]=0;0;[.CE81]/[.CF81])"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7" calcext:value-type="float">
            <text:p>6,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826" calcext:value-type="float">
            <text:p>82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.520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.8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1.89" calcext:value-type="float">
            <text:p>1,89</text:p>
          </table:table-cell>
          <table:table-cell office:value-type="float" office:value="61" calcext:value-type="float">
            <text:p>61</text:p>
          </table:table-cell>
          <table:table-cell office:value-type="float" office:value="0.06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2.93" calcext:value-type="float">
            <text:p>2,9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Zwiebel</text:p>
          </table:table-cell>
          <table:table-cell table:formula="of:=([.N82]/(['Allgemeine Informationen'.$B$2]-[.P82])*['Allgemeine Informationen'.$B$2])" office:value-type="float" office:value="58.0873671782763" calcext:value-type="float">
            <text:p>58,09</text:p>
          </table:table-cell>
          <table:table-cell table:formula="of:=[.L82]/(['Allgemeine Informationen'.$B$2]-[.P82])*['Allgemeine Informationen'.$B$2]" office:value-type="float" office:value="13.9315230224321" calcext:value-type="float">
            <text:p>13,93</text:p>
          </table:table-cell>
          <table:table-cell table:formula="of:=[.M82]/(['Allgemeine Informationen'.$B$2]-[.P82])*['Allgemeine Informationen'.$B$2]" office:value-type="float" office:value="2.95159386068477" calcext:value-type="float">
            <text:p>2,95</text:p>
          </table:table-cell>
          <table:table-cell table:formula="of:=[.Q82]/(['Allgemeine Informationen'.$B$2]-[.P82])*['Allgemeine Informationen'.$B$2]" office:value-type="float" office:value="16.5289256198347" calcext:value-type="float">
            <text:p>16,53</text:p>
          </table:table-cell>
          <table:table-cell/>
          <table:table-cell table:formula="of:=[.N82]/['Allgemeine Informationen'.$B$1]" office:value-type="float" office:value="0.492" calcext:value-type="float">
            <text:p>0,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1.18" calcext:value-type="float">
            <text:p>1,18</text:p>
          </table:table-cell>
          <table:table-cell office:value-type="float" office:value="0.25" calcext:value-type="float">
            <text:p>0,25</text:p>
          </table:table-cell>
          <table:table-cell office:value-type="float" office:value="4.92" calcext:value-type="float">
            <text:p>4,92</text:p>
          </table:table-cell>
          <table:table-cell office:value-type="float" office:value="0" calcext:value-type="float">
            <text:p>0</text:p>
          </table:table-cell>
          <table:table-cell office:value-type="float" office:value="91.53" calcext:value-type="float">
            <text:p>91,53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7.4" calcext:value-type="float">
            <text:p>7,4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,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0.18" calcext:value-type="float">
            <text:p>0,1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1000" calcext:value-type="float">
            <text:p>51.00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IF([.CF82]=0;0;[.CE82]/[.CF82])" office:value-type="float" office:value="0.125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355" calcext:value-type="float">
            <text:p>3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1" calcext:value-type="float">
            <text:p>2.45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.550</text:p>
          </table:table-cell>
          <table:table-cell office:value-type="float" office:value="920" calcext:value-type="float">
            <text:p>9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1.52" calcext:value-type="float">
            <text:p>1,52</text:p>
          </table:table-cell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,01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Rote Rübe/Rote Bete</text:p>
          </table:table-cell>
          <table:table-cell table:formula="of:=([.N83]/(['Allgemeine Informationen'.$B$2]-[.P83])*['Allgemeine Informationen'.$B$2])" office:value-type="float" office:value="60.9898107714702" calcext:value-type="float">
            <text:p>60,99</text:p>
          </table:table-cell>
          <table:table-cell table:formula="of:=[.L83]/(['Allgemeine Informationen'.$B$2]-[.P83])*['Allgemeine Informationen'.$B$2]" office:value-type="float" office:value="11.1353711790393" calcext:value-type="float">
            <text:p>11,14</text:p>
          </table:table-cell>
          <table:table-cell table:formula="of:=[.M83]/(['Allgemeine Informationen'.$B$2]-[.P83])*['Allgemeine Informationen'.$B$2]" office:value-type="float" office:value="0.727802037845706" calcext:value-type="float">
            <text:p>0,73</text:p>
          </table:table-cell>
          <table:table-cell table:formula="of:=[.Q83]/(['Allgemeine Informationen'.$B$2]-[.P83])*['Allgemeine Informationen'.$B$2]" office:value-type="float" office:value="18.1950509461427" calcext:value-type="float">
            <text:p>18,2</text:p>
          </table:table-cell>
          <table:table-cell/>
          <table:table-cell table:formula="of:=[.N83]/['Allgemeine Informationen'.$B$1]" office:value-type="float" office:value="0.838" calcext:value-type="float">
            <text:p>0,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1.53" calcext:value-type="float">
            <text:p>1,53</text:p>
          </table:table-cell>
          <table:table-cell office:value-type="float" office:value="0.1" calcext:value-type="float">
            <text:p>0,1</text:p>
          </table:table-cell>
          <table:table-cell office:value-type="float" office:value="8.38" calcext:value-type="float">
            <text:p>8,38</text:p>
          </table:table-cell>
          <table:table-cell office:value-type="float" office:value="0" calcext:value-type="float">
            <text:p>0</text:p>
          </table:table-cell>
          <table:table-cell office:value-type="float" office:value="86.26" calcext:value-type="float">
            <text:p>86,26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89" calcext:value-type="float">
            <text:p>0,89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6" calcext:value-type="float">
            <text:p>0,36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6000" calcext:value-type="float">
            <text:p>16.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51" calcext:value-type="float">
            <text:p>151</text:p>
          </table:table-cell>
          <table:table-cell office:value-type="float" office:value="546" calcext:value-type="float">
            <text:p>5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IF([.CF83]=0;0;[.CE83]/[.CF83])"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7.86" calcext:value-type="float">
            <text:p>7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" calcext:value-type="float">
            <text:p>8,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7857" calcext:value-type="float">
            <text:p>7.8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2.05" calcext:value-type="float">
            <text:p>2,05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 office:value-type="float" office:value="19" calcext:value-type="float">
            <text:p>19</text:p>
          </table:table-cell>
          <table:table-cell office:value-type="float" office:value="2.72" calcext:value-type="float">
            <text:p>2,7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astinake</text:p>
          </table:table-cell>
          <table:table-cell table:formula="of:=([.N84]/(['Allgemeine Informationen'.$B$2]-[.P84])*['Allgemeine Informationen'.$B$2])" office:value-type="float" office:value="66.1724327292697" calcext:value-type="float">
            <text:p>66,17</text:p>
          </table:table-cell>
          <table:table-cell table:formula="of:=[.L84]/(['Allgemeine Informationen'.$B$2]-[.P84])*['Allgemeine Informationen'.$B$2]" office:value-type="float" office:value="7.19384953322351" calcext:value-type="float">
            <text:p>7,19</text:p>
          </table:table-cell>
          <table:table-cell table:formula="of:=[.M84]/(['Allgemeine Informationen'.$B$2]-[.P84])*['Allgemeine Informationen'.$B$2]" office:value-type="float" office:value="2.36133992311917" calcext:value-type="float">
            <text:p>2,36</text:p>
          </table:table-cell>
          <table:table-cell table:formula="of:=[.Q84]/(['Allgemeine Informationen'.$B$2]-[.P84])*['Allgemeine Informationen'.$B$2]" office:value-type="float" office:value="11.6968698517298" calcext:value-type="float">
            <text:p>11,7</text:p>
          </table:table-cell>
          <table:table-cell/>
          <table:table-cell table:formula="of:=[.N84]/['Allgemeine Informationen'.$B$1]" office:value-type="float" office:value="1.205" calcext:value-type="float">
            <text:p>1,2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66" calcext:value-type="float">
            <text:p>266</text:p>
          </table:table-cell>
          <table:table-cell office:value-type="float" office:value="1.31" calcext:value-type="float">
            <text:p>1,31</text:p>
          </table:table-cell>
          <table:table-cell office:value-type="float" office:value="0.43" calcext:value-type="float">
            <text:p>0,43</text:p>
          </table:table-cell>
          <table:table-cell office:value-type="float" office:value="12.05" calcext:value-type="float">
            <text:p>12,05</text:p>
          </table:table-cell>
          <table:table-cell office:value-type="float" office:value="0" calcext:value-type="float">
            <text:p>0</text:p>
          </table:table-cell>
          <table:table-cell office:value-type="float" office:value="81.79" calcext:value-type="float">
            <text:p>81,79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59" calcext:value-type="float">
            <text:p>59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73" calcext:value-type="float">
            <text:p>1.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3" calcext:value-type="float">
            <text:p>52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0.71" calcext:value-type="float">
            <text:p>0,71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0.85" calcext:value-type="float">
            <text:p>0,8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00" calcext:value-type="float">
            <text:p>17.0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IF([.CF84]=0;0;[.CE84]/[.CF84])" office:value-type="float" office:value="0.0869565217391304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</text:p>
          </table:table-cell>
          <table:table-cell office:value-type="float" office:value="8.99" calcext:value-type="float">
            <text:p>8,99</text:p>
          </table:table-cell>
          <table:table-cell office:value-type="float" office:value="3.06" calcext:value-type="float">
            <text:p>3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575" calcext:value-type="float">
            <text:p>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.560</text:p>
          </table:table-cell>
          <table:table-cell office:value-type="float" office:value="1808" calcext:value-type="float">
            <text:p>1.808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8990" calcext:value-type="float">
            <text:p>8.990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1.51" calcext:value-type="float">
            <text:p>1,51</text:p>
          </table:table-cell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noblauch</text:p>
          </table:table-cell>
          <table:table-cell table:formula="of:=([.N85]/(['Allgemeine Informationen'.$B$2]-[.P85])*['Allgemeine Informationen'.$B$2])" office:value-type="float" office:value="74.7434885556433" calcext:value-type="float">
            <text:p>74,74</text:p>
          </table:table-cell>
          <table:table-cell table:formula="of:=[.L85]/(['Allgemeine Informationen'.$B$2]-[.P85])*['Allgemeine Informationen'.$B$2]" office:value-type="float" office:value="15.9168639831623" calcext:value-type="float">
            <text:p>15,92</text:p>
          </table:table-cell>
          <table:table-cell table:formula="of:=[.M85]/(['Allgemeine Informationen'.$B$2]-[.P85])*['Allgemeine Informationen'.$B$2]" office:value-type="float" office:value="0.315706393054459" calcext:value-type="float">
            <text:p>0,32</text:p>
          </table:table-cell>
          <table:table-cell table:formula="of:=[.Q85]/(['Allgemeine Informationen'.$B$2]-[.P85])*['Allgemeine Informationen'.$B$2]" office:value-type="float" office:value="4.76190476190476" calcext:value-type="float">
            <text:p>4,76</text:p>
          </table:table-cell>
          <table:table-cell/>
          <table:table-cell table:formula="of:=[.N85]/['Allgemeine Informationen'.$B$1]" office:value-type="float" office:value="2.841" calcext:value-type="float">
            <text:p>2,8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607" calcext:value-type="float">
            <text:p>607</text:p>
          </table:table-cell>
          <table:table-cell office:value-type="float" office:value="6.05" calcext:value-type="float">
            <text:p>6,05</text:p>
          </table:table-cell>
          <table:table-cell office:value-type="float" office:value="0.12" calcext:value-type="float">
            <text:p>0,12</text:p>
          </table:table-cell>
          <table:table-cell office:value-type="float" office:value="28.41" calcext:value-type="float">
            <text:p>28,41</text:p>
          </table:table-cell>
          <table:table-cell office:value-type="float" office:value="0" calcext:value-type="float">
            <text:p>0</text:p>
          </table:table-cell>
          <table:table-cell office:value-type="float" office:value="61.99" calcext:value-type="float">
            <text:p>61,99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,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3" calcext:value-type="float">
            <text:p>2.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0.58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.00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303" calcext:value-type="float">
            <text:p>303</text:p>
          </table:table-cell>
          <table:table-cell office:value-type="float" office:value="476" calcext:value-type="float">
            <text:p>476</text:p>
          </table:table-cell>
          <table:table-cell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office:value-type="float" office:value="657" calcext:value-type="float">
            <text:p>657</text:p>
          </table:table-cell>
          <table:table-cell office:value-type="float" office:value="1089" calcext:value-type="float">
            <text:p>1.089</text:p>
          </table:table-cell>
          <table:table-cell office:value-type="float" office:value="269" calcext:value-type="float">
            <text:p>269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.483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.568</text:p>
          </table:table-cell>
          <table:table-cell/>
          <table:table-cell table:formula="of:=IF([.CF85]=0;0;[.CE85]/[.CF85])" office:value-type="float" office:value="0.16666666666666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507" calcext:value-type="float">
            <text:p>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749" calcext:value-type="float">
            <text:p>3.7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,05</text:p>
          </table:table-cell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,7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artoffeln</text:p>
          </table:table-cell>
          <table:table-cell table:formula="of:=([.N86]/(['Allgemeine Informationen'.$B$2]-[.P86])*['Allgemeine Informationen'.$B$2])" office:value-type="float" office:value="76.456191874694" calcext:value-type="float">
            <text:p>76,46</text:p>
          </table:table-cell>
          <table:table-cell table:formula="of:=[.L86]/(['Allgemeine Informationen'.$B$2]-[.P86])*['Allgemeine Informationen'.$B$2]" office:value-type="float" office:value="9.49583945178659" calcext:value-type="float">
            <text:p>9,5</text:p>
          </table:table-cell>
          <table:table-cell table:formula="of:=[.M86]/(['Allgemeine Informationen'.$B$2]-[.P86])*['Allgemeine Informationen'.$B$2]" office:value-type="float" office:value="0.048947626040137" calcext:value-type="float">
            <text:p>0,05</text:p>
          </table:table-cell>
          <table:table-cell table:formula="of:=[.Q86]/(['Allgemeine Informationen'.$B$2]-[.P86])*['Allgemeine Informationen'.$B$2]" office:value-type="float" office:value="6.02055800293686" calcext:value-type="float">
            <text:p>6,02</text:p>
          </table:table-cell>
          <table:table-cell/>
          <table:table-cell table:formula="of:=[.N86]/['Allgemeine Informationen'.$B$1]" office:value-type="float" office:value="1.562" calcext:value-type="float">
            <text:p>1,5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  <table:table-cell office:value-type="float" office:value="1.94" calcext:value-type="float">
            <text:p>1,94</text:p>
          </table:table-cell>
          <table:table-cell office:value-type="float" office:value="0.01" calcext:value-type="float">
            <text:p>0,01</text:p>
          </table:table-cell>
          <table:table-cell office:value-type="float" office:value="15.62" calcext:value-type="float">
            <text:p>15,62</text:p>
          </table:table-cell>
          <table:table-cell office:value-type="float" office:value="0" calcext:value-type="float">
            <text:p>0</text:p>
          </table:table-cell>
          <table:table-cell office:value-type="float" office:value="79.57" calcext:value-type="float">
            <text:p>79,57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18.76" calcext:value-type="float">
            <text:p>18,76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20" calcext:value-type="float">
            <text:p>1.7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,89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0.42" calcext:value-type="float">
            <text:p>0,4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5000" calcext:value-type="float">
            <text:p>35.0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336" calcext:value-type="float">
            <text:p>336</text:p>
          </table:table-cell>
          <table:table-cell office:value-type="float" office:value="359" calcext:value-type="float">
            <text:p>35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.014</text:p>
          </table:table-cell>
          <table:table-cell/>
          <table:table-cell table:formula="of:=IF([.CF86]=0;0;[.CE86]/[.CF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14.91" calcext:value-type="float">
            <text:p>14,91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14" calcext:value-type="float">
            <text:p>14.914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,67</text:p>
          </table:table-cell>
          <table:table-cell table:number-columns-repeated="857"/>
        </table:table-row>
        <table:table-row table:style-name="ro5">
          <table:table-cell table:number-columns-repeated="976"/>
        </table:table-row>
        <table:table-row table:style-name="ro3">
          <table:table-cell table:style-name="Heading1" office:value-type="string" calcext:value-type="string">
            <text:p>Hülsenfrüchte, Nüsse</text:p>
          </table:table-cell>
          <table:table-cell table:number-columns-repeated="975"/>
        </table:table-row>
        <table:table-row table:style-name="ro6">
          <table:table-cell office:value-type="string" calcext:value-type="string">
            <text:p>Chiasamen (Salbeisamen)</text:p>
          </table:table-cell>
          <table:table-cell table:formula="of:=([.N89]/(['Allgemeine Informationen'.$B$2]-[.P89])*['Allgemeine Informationen'.$B$2])" office:value-type="float" office:value="4.5" calcext:value-type="float">
            <text:p>4,5</text:p>
          </table:table-cell>
          <table:table-cell table:formula="of:=[.L89]/(['Allgemeine Informationen'.$B$2]-[.P89])*['Allgemeine Informationen'.$B$2]" office:value-type="float" office:value="21.2" calcext:value-type="float">
            <text:p>21,2</text:p>
          </table:table-cell>
          <table:table-cell table:formula="of:=[.M89]/(['Allgemeine Informationen'.$B$2]-[.P89])*['Allgemeine Informationen'.$B$2]" office:value-type="float" office:value="31.1" calcext:value-type="float">
            <text:p>31,1</text:p>
          </table:table-cell>
          <table:table-cell table:formula="of:=[.Q89]/(['Allgemeine Informationen'.$B$2]-[.P89])*['Allgemeine Informationen'.$B$2]" office:value-type="float" office:value="31.4" calcext:value-type="float">
            <text:p>31,4</text:p>
          </table:table-cell>
          <table:table-cell/>
          <table:table-cell table:formula="of:=[.N89]/['Allgemeine Informationen'.$B$1]" office:value-type="float" office:value="0.45" calcext:value-type="float">
            <text:p>0,45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1832" calcext:value-type="float">
            <text:p>1.832</text:p>
          </table:table-cell>
          <table:table-cell office:value-type="float" office:value="21.2" calcext:value-type="float">
            <text:p>21,2</text:p>
          </table:table-cell>
          <table:table-cell office:value-type="float" office:value="31.1" calcext:value-type="float">
            <text:p>31,1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" calcext:value-type="float">
            <text:p>31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89]=0;0;[.CE89]/[.CF89])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Mandel süß</text:p>
          </table:table-cell>
          <table:table-cell table:formula="of:=([.N90]/(['Allgemeine Informationen'.$B$2]-[.P90])*['Allgemeine Informationen'.$B$2])" office:value-type="float" office:value="5.95263047579124" calcext:value-type="float">
            <text:p>5,95</text:p>
          </table:table-cell>
          <table:table-cell table:formula="of:=[.L90]/(['Allgemeine Informationen'.$B$2]-[.P90])*['Allgemeine Informationen'.$B$2]" office:value-type="float" office:value="25.1729197233284" calcext:value-type="float">
            <text:p>25,17</text:p>
          </table:table-cell>
          <table:table-cell table:formula="of:=[.M90]/(['Allgemeine Informationen'.$B$2]-[.P90])*['Allgemeine Informationen'.$B$2]" office:value-type="float" office:value="55.5648710962062" calcext:value-type="float">
            <text:p>55,56</text:p>
          </table:table-cell>
          <table:table-cell table:formula="of:=[.Q90]/(['Allgemeine Informationen'.$B$2]-[.P90])*['Allgemeine Informationen'.$B$2]" office:value-type="float" office:value="11.9052609515825" calcext:value-type="float">
            <text:p>11,91</text:p>
          </table:table-cell>
          <table:table-cell/>
          <table:table-cell table:formula="of:=[.N90]/['Allgemeine Informationen'.$B$1]" office:value-type="float" office:value="0.568" calcext:value-type="float">
            <text:p>0,57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2558" calcext:value-type="float">
            <text:p>2.558</text:p>
          </table:table-cell>
          <table:table-cell office:value-type="float" office:value="24.02" calcext:value-type="float">
            <text:p>24,02</text:p>
          </table:table-cell>
          <table:table-cell office:value-type="float" office:value="53.02" calcext:value-type="float">
            <text:p>53,02</text:p>
          </table:table-cell>
          <table:table-cell office:value-type="float" office:value="5.68" calcext:value-type="float">
            <text:p>5,68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,58</text:p>
          </table:table-cell>
          <table:table-cell office:value-type="float" office:value="11.36" calcext:value-type="float">
            <text:p>11,3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office:value-type="float" office:value="45" calcext:value-type="float">
            <text:p>45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113" calcext:value-type="float">
            <text:p>7.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office:value-type="float" office:value="3.11" calcext:value-type="float">
            <text:p>3,11</text:p>
          </table:table-cell>
          <table:table-cell office:value-type="float" office:value="347" calcext:value-type="float">
            <text:p>347</text:p>
          </table:table-cell>
          <table:table-cell office:value-type="float" office:value="902" calcext:value-type="float">
            <text:p>902</text:p>
          </table:table-cell>
          <table:table-cell office:value-type="float" office:value="3.16" calcext:value-type="float">
            <text:p>3,1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.814</text:p>
          </table:table-cell>
          <table:table-cell office:value-type="float" office:value="150000" calcext:value-type="float">
            <text:p>150.000</text:p>
          </table:table-cell>
          <table:table-cell/>
          <table:table-cell office:value-type="float" office:value="2845" calcext:value-type="float">
            <text:p>2.845</text:p>
          </table:table-cell>
          <table:table-cell office:value-type="float" office:value="393" calcext:value-type="float">
            <text:p>393</text:p>
          </table:table-cell>
          <table:table-cell office:value-type="float" office:value="538" calcext:value-type="float">
            <text:p>538</text:p>
          </table:table-cell>
          <table:table-cell office:value-type="float" office:value="911" calcext:value-type="float">
            <text:p>911</text:p>
          </table:table-cell>
          <table:table-cell office:value-type="float" office:value="1511" calcext:value-type="float">
            <text:p>1.511</text:p>
          </table:table-cell>
          <table:table-cell office:value-type="float" office:value="600" calcext:value-type="float">
            <text:p>600</text:p>
          </table:table-cell>
          <table:table-cell office:value-type="float" office:value="279" calcext:value-type="float">
            <text:p>279</text:p>
          </table:table-cell>
          <table:table-cell office:value-type="float" office:value="1200" calcext:value-type="float">
            <text:p>1.200</text:p>
          </table:table-cell>
          <table:table-cell office:value-type="float" office:value="631" calcext:value-type="float">
            <text:p>631</text:p>
          </table:table-cell>
          <table:table-cell office:value-type="float" office:value="176" calcext:value-type="float">
            <text:p>176</text:p>
          </table:table-cell>
          <table:table-cell office:value-type="float" office:value="642" calcext:value-type="float">
            <text:p>642</text:p>
          </table:table-cell>
          <table:table-cell office:value-type="float" office:value="1180" calcext:value-type="float">
            <text:p>1.180</text:p>
          </table:table-cell>
          <table:table-cell office:value-type="float" office:value="1000" calcext:value-type="float">
            <text:p>1.000</text:p>
          </table:table-cell>
          <table:table-cell office:value-type="float" office:value="2498" calcext:value-type="float">
            <text:p>2.498</text:p>
          </table:table-cell>
          <table:table-cell office:value-type="float" office:value="6095" calcext:value-type="float">
            <text:p>6.095</text:p>
          </table:table-cell>
          <table:table-cell office:value-type="float" office:value="1324" calcext:value-type="float">
            <text:p>1.324</text:p>
          </table:table-cell>
          <table:table-cell office:value-type="float" office:value="1274" calcext:value-type="float">
            <text:p>1.274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10906" calcext:value-type="float">
            <text:p>10.906</text:p>
          </table:table-cell>
          <table:table-cell office:value-type="float" office:value="0" calcext:value-type="float">
            <text:p>0</text:p>
          </table:table-cell>
          <table:table-cell office:value-type="float" office:value="13115" calcext:value-type="float">
            <text:p>13.115</text:p>
          </table:table-cell>
          <table:table-cell/>
          <table:table-cell table:formula="of:=IF([.CF90]=0;0;[.CE90]/[.CF90])" office:value-type="float" office:value="0.00347222222222222" calcext:value-type="float">
            <text:p>0</text:p>
          </table:table-cell>
          <table:table-cell office:value-type="float" office:value="4.54" calcext:value-type="float">
            <text:p>4,54</text:p>
          </table:table-cell>
          <table:table-cell office:value-type="float" office:value="11.56" calcext:value-type="float">
            <text:p>11,56</text:p>
          </table:table-cell>
          <table:table-cell office:value-type="float" office:value="34.18" calcext:value-type="float">
            <text:p>34,18</text:p>
          </table:table-cell>
          <table:table-cell office:value-type="float" office:value="0.04" calcext:value-type="float">
            <text:p>0,04</text:p>
          </table:table-cell>
          <table:table-cell office:value-type="float" office:value="11.52" calcext:value-type="float">
            <text:p>11,52</text:p>
          </table:table-cell>
          <table:table-cell office:value-type="float" office:value="33.91" calcext:value-type="float">
            <text:p>33,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4.59" calcext:value-type="float">
            <text:p>4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" calcext:value-type="float">
            <text:p>5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227" calcext:value-type="float">
            <text:p>2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0" calcext:value-type="float">
            <text:p>1.090</text:p>
          </table:table-cell>
          <table:table-cell office:value-type="float" office:value="0" calcext:value-type="float">
            <text:p>0</text:p>
          </table:table-cell>
          <table:table-cell office:value-type="float" office:value="4588" calcext:value-type="float">
            <text:p>4.5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6.5" calcext:value-type="float">
            <text:p>6,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.54" calcext:value-type="float">
            <text:p>2,5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Walnuss</text:p>
          </table:table-cell>
          <table:table-cell table:formula="of:=([.N91]/(['Allgemeine Informationen'.$B$2]-[.P91])*['Allgemeine Informationen'.$B$2])" office:value-type="float" office:value="6.15462354724608" calcext:value-type="float">
            <text:p>6,15</text:p>
          </table:table-cell>
          <table:table-cell table:formula="of:=[.L91]/(['Allgemeine Informationen'.$B$2]-[.P91])*['Allgemeine Informationen'.$B$2]" office:value-type="float" office:value="16.2405255179384" calcext:value-type="float">
            <text:p>16,24</text:p>
          </table:table-cell>
          <table:table-cell table:formula="of:=[.M91]/(['Allgemeine Informationen'.$B$2]-[.P91])*['Allgemeine Informationen'.$B$2]" office:value-type="float" office:value="71.3491662455786" calcext:value-type="float">
            <text:p>71,35</text:p>
          </table:table-cell>
          <table:table-cell table:formula="of:=[.Q91]/(['Allgemeine Informationen'.$B$2]-[.P91])*['Allgemeine Informationen'.$B$2]" office:value-type="float" office:value="4.64881253158161" calcext:value-type="float">
            <text:p>4,65</text:p>
          </table:table-cell>
          <table:table-cell/>
          <table:table-cell table:formula="of:=[.N91]/['Allgemeine Informationen'.$B$1]" office:value-type="float" office:value="0.609" calcext:value-type="float">
            <text:p>0,61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3026" calcext:value-type="float">
            <text:p>3.026</text:p>
          </table:table-cell>
          <table:table-cell office:value-type="float" office:value="16.07" calcext:value-type="float">
            <text:p>16,07</text:p>
          </table:table-cell>
          <table:table-cell office:value-type="float" office:value="70.6" calcext:value-type="float">
            <text:p>70,6</text:p>
          </table:table-cell>
          <table:table-cell office:value-type="float" office:value="6.09" calcext:value-type="float">
            <text:p>6,0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,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.45" calcext:value-type="float">
            <text:p>25,45</text:p>
          </table:table-cell>
          <table:table-cell office:value-type="float" office:value="73" calcext:value-type="float">
            <text:p>73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377" calcext:value-type="float">
            <text:p>4.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2.78" calcext:value-type="float">
            <text:p>2,78</text:p>
          </table:table-cell>
          <table:table-cell office:value-type="float" office:value="320" calcext:value-type="float">
            <text:p>320</text:p>
          </table:table-cell>
          <table:table-cell office:value-type="float" office:value="1340" calcext:value-type="float">
            <text:p>1.340</text:p>
          </table:table-cell>
          <table:table-cell office:value-type="float" office:value="2.64" calcext:value-type="float">
            <text:p>2,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.740</text:p>
          </table:table-cell>
          <table:table-cell office:value-type="float" office:value="130000" calcext:value-type="float">
            <text:p>130.000</text:p>
          </table:table-cell>
          <table:table-cell/>
          <table:table-cell office:value-type="float" office:value="2200" calcext:value-type="float">
            <text:p>2.200</text:p>
          </table:table-cell>
          <table:table-cell office:value-type="float" office:value="220" calcext:value-type="float">
            <text:p>220</text:p>
          </table:table-cell>
          <table:table-cell office:value-type="float" office:value="370" calcext:value-type="float">
            <text:p>370</text:p>
          </table:table-cell>
          <table:table-cell office:value-type="float" office:value="570" calcext:value-type="float">
            <text:p>570</text:p>
          </table:table-cell>
          <table:table-cell office:value-type="float" office:value="1060" calcext:value-type="float">
            <text:p>1.060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office:value-type="float" office:value="490" calcext:value-type="float">
            <text:p>490</text:p>
          </table:table-cell>
          <table:table-cell office:value-type="float" office:value="190" calcext:value-type="float">
            <text:p>190</text:p>
          </table:table-cell>
          <table:table-cell office:value-type="float" office:value="470" calcext:value-type="float">
            <text:p>47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1490" calcext:value-type="float">
            <text:p>1.490</text:p>
          </table:table-cell>
          <table:table-cell office:value-type="float" office:value="3130" calcext:value-type="float">
            <text:p>3.130</text:p>
          </table:table-cell>
          <table:table-cell office:value-type="float" office:value="740" calcext:value-type="float">
            <text:p>740</text:p>
          </table:table-cell>
          <table:table-cell office:value-type="float" office:value="550" calcext:value-type="float">
            <text:p>55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7590" calcext:value-type="float">
            <text:p>7.590</text:p>
          </table:table-cell>
          <table:table-cell office:value-type="float" office:value="0" calcext:value-type="float">
            <text:p>0</text:p>
          </table:table-cell>
          <table:table-cell office:value-type="float" office:value="7330" calcext:value-type="float">
            <text:p>7.330</text:p>
          </table:table-cell>
          <table:table-cell/>
          <table:table-cell table:formula="of:=IF([.CF91]=0;0;[.CE91]/[.CF91])" office:value-type="float" office:value="0.242059672762271" calcext:value-type="float">
            <text:p>0,24</text:p>
          </table:table-cell>
          <table:table-cell office:value-type="float" office:value="6.52" calcext:value-type="float">
            <text:p>6,52</text:p>
          </table:table-cell>
          <table:table-cell office:value-type="float" office:value="51.64" calcext:value-type="float">
            <text:p>51,64</text:p>
          </table:table-cell>
          <table:table-cell office:value-type="float" office:value="11.67" calcext:value-type="float">
            <text:p>11,67</text:p>
          </table:table-cell>
          <table:table-cell office:value-type="float" office:value="10.06" calcext:value-type="float">
            <text:p>10,06</text:p>
          </table:table-cell>
          <table:table-cell office:value-type="float" office:value="41.56" calcext:value-type="float">
            <text:p>41,56</text:p>
          </table:table-cell>
          <table:table-cell office:value-type="float" office:value="11.6" calcext:value-type="float">
            <text:p>11,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80" calcext:value-type="float">
            <text:p>2.6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3" calcext:value-type="float">
            <text:p>7,9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Haselnuss</text:p>
          </table:table-cell>
          <table:table-cell table:formula="of:=([.N92]/(['Allgemeine Informationen'.$B$2]-[.P92])*['Allgemeine Informationen'.$B$2])" office:value-type="float" office:value="6.23824451410658" calcext:value-type="float">
            <text:p>6,24</text:p>
          </table:table-cell>
          <table:table-cell table:formula="of:=[.L92]/(['Allgemeine Informationen'.$B$2]-[.P92])*['Allgemeine Informationen'.$B$2]" office:value-type="float" office:value="16.9801462904911" calcext:value-type="float">
            <text:p>16,98</text:p>
          </table:table-cell>
          <table:table-cell table:formula="of:=[.M92]/(['Allgemeine Informationen'.$B$2]-[.P92])*['Allgemeine Informationen'.$B$2]" office:value-type="float" office:value="66.1442006269592" calcext:value-type="float">
            <text:p>66,14</text:p>
          </table:table-cell>
          <table:table-cell table:formula="of:=[.Q92]/(['Allgemeine Informationen'.$B$2]-[.P92])*['Allgemeine Informationen'.$B$2]" office:value-type="float" office:value="8.04597701149425" calcext:value-type="float">
            <text:p>8,05</text:p>
          </table:table-cell>
          <table:table-cell/>
          <table:table-cell table:formula="of:=[.N92]/['Allgemeine Informationen'.$B$1]" office:value-type="float" office:value="0.597" calcext:value-type="float">
            <text:p>0,6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2781" calcext:value-type="float">
            <text:p>2.781</text:p>
          </table:table-cell>
          <table:table-cell office:value-type="float" office:value="16.25" calcext:value-type="float">
            <text:p>16,25</text:p>
          </table:table-cell>
          <table:table-cell office:value-type="float" office:value="63.3" calcext:value-type="float">
            <text:p>63,3</text:p>
          </table:table-cell>
          <table:table-cell office:value-type="float" office:value="5.97" calcext:value-type="float">
            <text:p>5,9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,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.52" calcext:value-type="float">
            <text:p>24,52</text:p>
          </table:table-cell>
          <table:table-cell office:value-type="float" office:value="90" calcext:value-type="float">
            <text:p>90</text:p>
          </table:table-cell>
          <table:table-cell office:value-type="float" office:value="0.46" calcext:value-type="float">
            <text:p>0,46</text:p>
          </table:table-cell>
          <table:table-cell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753" calcext:value-type="float">
            <text:p>4.7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3.43" calcext:value-type="float">
            <text:p>3,43</text:p>
          </table:table-cell>
          <table:table-cell office:value-type="float" office:value="288" calcext:value-type="float">
            <text:p>288</text:p>
          </table:table-cell>
          <table:table-cell office:value-type="float" office:value="1600" calcext:value-type="float">
            <text:p>1.600</text:p>
          </table:table-cell>
          <table:table-cell office:value-type="float" office:value="2.08" calcext:value-type="float">
            <text:p>2,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.460</text:p>
          </table:table-cell>
          <table:table-cell office:value-type="float" office:value="160000" calcext:value-type="float">
            <text:p>160.000</text:p>
          </table:table-cell>
          <table:table-cell/>
          <table:table-cell office:value-type="float" office:value="2170" calcext:value-type="float">
            <text:p>2.17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550" calcext:value-type="float">
            <text:p>550</text:p>
          </table:table-cell>
          <table:table-cell office:value-type="float" office:value="1050" calcext:value-type="float">
            <text:p>1.050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office:value-type="float" office:value="410" calcext:value-type="float">
            <text:p>4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1570" calcext:value-type="float">
            <text:p>1.570</text:p>
          </table:table-cell>
          <table:table-cell office:value-type="float" office:value="3670" calcext:value-type="float">
            <text:p>3.670</text:p>
          </table:table-cell>
          <table:table-cell office:value-type="float" office:value="720" calcext:value-type="float">
            <text:p>720</text:p>
          </table:table-cell>
          <table:table-cell office:value-type="float" office:value="550" calcext:value-type="float">
            <text:p>55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7590" calcext:value-type="float">
            <text:p>7.590</text:p>
          </table:table-cell>
          <table:table-cell office:value-type="float" office:value="0" calcext:value-type="float">
            <text:p>0</text:p>
          </table:table-cell>
          <table:table-cell office:value-type="float" office:value="7920" calcext:value-type="float">
            <text:p>7.920</text:p>
          </table:table-cell>
          <table:table-cell/>
          <table:table-cell table:formula="of:=IF([.CF92]=0;0;[.CE92]/[.CF92])" office:value-type="float" office:value="0.00958466453674121" calcext:value-type="float">
            <text:p>0,01</text:p>
          </table:table-cell>
          <table:table-cell office:value-type="float" office:value="5.27" calcext:value-type="float">
            <text:p>5,27</text:p>
          </table:table-cell>
          <table:table-cell office:value-type="float" office:value="6.32" calcext:value-type="float">
            <text:p>6,32</text:p>
          </table:table-cell>
          <table:table-cell office:value-type="float" office:value="50.65" calcext:value-type="float">
            <text:p>50,65</text:p>
          </table:table-cell>
          <table:table-cell office:value-type="float" office:value="0.06" calcext:value-type="float">
            <text:p>0,06</text:p>
          </table:table-cell>
          <table:table-cell office:value-type="float" office:value="6.26" calcext:value-type="float">
            <text:p>6,26</text:p>
          </table:table-cell>
          <table:table-cell office:value-type="float" office:value="50.46" calcext:value-type="float">
            <text:p>50,4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5" calcext:value-type="float">
            <text:p>3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,8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850" calcext:value-type="float">
            <text:p>3.8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office:annotation draw:style-name="gr1" draw:text-style-name="P2" svg:width="28.99mm" svg:height="16.44mm" svg:x="94.98mm" svg:y="490.42mm" draw:caption-point-x="-6.1mm" draw:caption-point-y="15.1mm">
              <dc:creator>fr</dc:creator>
              <dc:date>2017-12-12T00:00:00</dc:date>
              <text:p text:style-name="P1"><text:span text:style-name="T1">Vegane-fitnessernaehrung.de</text:span></text:p>
            </office:annotation>
            <text:p>Lupine</text:p>
          </table:table-cell>
          <table:table-cell table:formula="of:=([.N93]/(['Allgemeine Informationen'.$B$2]-[.P93])*['Allgemeine Informationen'.$B$2])" office:value-type="float" office:value="6.49350649350649" calcext:value-type="float">
            <text:p>6,49</text:p>
          </table:table-cell>
          <table:table-cell table:formula="of:=[.L93]/(['Allgemeine Informationen'.$B$2]-[.P93])*['Allgemeine Informationen'.$B$2]" office:value-type="float" office:value="54.5454545454545" calcext:value-type="float">
            <text:p>54,55</text:p>
          </table:table-cell>
          <table:table-cell table:formula="of:=[.M93]/(['Allgemeine Informationen'.$B$2]-[.P93])*['Allgemeine Informationen'.$B$2]" office:value-type="float" office:value="7.79220779220779" calcext:value-type="float">
            <text:p>7,79</text:p>
          </table:table-cell>
          <table:table-cell table:formula="of:=[.Q93]/(['Allgemeine Informationen'.$B$2]-[.P93])*['Allgemeine Informationen'.$B$2]" office:value-type="float" office:value="24.6753246753247" calcext:value-type="float">
            <text:p>24,68</text:p>
          </table:table-cell>
          <table:table-cell/>
          <table:table-cell table:formula="of:=[.N93]/['Allgemeine Informationen'.$B$1]" office:value-type="float" office:value="0.5" calcext:value-type="float">
            <text:p>0,5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062" calcext:value-type="float">
            <text:p>1.06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9"/>
          <table:table-cell table:formula="of:=IF([.CF93]=0;0;[.CE93]/[.CF93])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89"/>
        </table:table-row>
        <table:table-row table:style-name="ro6">
          <table:table-cell office:value-type="string" calcext:value-type="string">
            <text:p>Erdnuss</text:p>
          </table:table-cell>
          <table:table-cell table:formula="of:=([.N94]/(['Allgemeine Informationen'.$B$2]-[.P94])*['Allgemeine Informationen'.$B$2])" office:value-type="float" office:value="7.53197059712013" calcext:value-type="float">
            <text:p>7,53</text:p>
          </table:table-cell>
          <table:table-cell table:formula="of:=[.L94]/(['Allgemeine Informationen'.$B$2]-[.P94])*['Allgemeine Informationen'.$B$2]" office:value-type="float" office:value="29.9869096767697" calcext:value-type="float">
            <text:p>29,99</text:p>
          </table:table-cell>
          <table:table-cell table:formula="of:=[.M94]/(['Allgemeine Informationen'.$B$2]-[.P94])*['Allgemeine Informationen'.$B$2]" office:value-type="float" office:value="48.4341959520693" calcext:value-type="float">
            <text:p>48,43</text:p>
          </table:table-cell>
          <table:table-cell table:formula="of:=[.Q94]/(['Allgemeine Informationen'.$B$2]-[.P94])*['Allgemeine Informationen'.$B$2]" office:value-type="float" office:value="11.8215688248918" calcext:value-type="float">
            <text:p>11,82</text:p>
          </table:table-cell>
          <table:table-cell/>
          <table:table-cell table:formula="of:=[.N94]/['Allgemeine Informationen'.$B$1]" office:value-type="float" office:value="0.748" calcext:value-type="float">
            <text:p>0,75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2507" calcext:value-type="float">
            <text:p>2.507</text:p>
          </table:table-cell>
          <table:table-cell office:value-type="float" office:value="29.78" calcext:value-type="float">
            <text:p>29,78</text:p>
          </table:table-cell>
          <table:table-cell office:value-type="float" office:value="48.1" calcext:value-type="float">
            <text:p>48,1</text:p>
          </table:table-cell>
          <table:table-cell office:value-type="float" office:value="7.48" calcext:value-type="float">
            <text:p>7,48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11.74" calcext:value-type="float">
            <text:p>11,74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169" calcext:value-type="float">
            <text:p>169</text:p>
          </table:table-cell>
          <table:table-cell office:value-type="float" office:value="0.9" calcext:value-type="float">
            <text:p>0,9</text:p>
          </table:table-cell>
          <table:table-cell office:value-type="float" office:value="0.16" calcext:value-type="float">
            <text:p>0,1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33" calcext:value-type="float">
            <text:p>20.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float" office:value="1.81" calcext:value-type="float">
            <text:p>1,81</text:p>
          </table:table-cell>
          <table:table-cell office:value-type="float" office:value="340" calcext:value-type="float">
            <text:p>340</text:p>
          </table:table-cell>
          <table:table-cell office:value-type="float" office:value="767" calcext:value-type="float">
            <text:p>767</text:p>
          </table:table-cell>
          <table:table-cell office:value-type="float" office:value="2.83" calcext:value-type="float">
            <text:p>2,83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.604</text:p>
          </table:table-cell>
          <table:table-cell office:value-type="float" office:value="380000" calcext:value-type="float">
            <text:p>380.000</text:p>
          </table:table-cell>
          <table:table-cell/>
          <table:table-cell office:value-type="float" office:value="3460" calcext:value-type="float">
            <text:p>3.460</text:p>
          </table:table-cell>
          <table:table-cell office:value-type="float" office:value="430" calcext:value-type="float">
            <text:p>430</text:p>
          </table:table-cell>
          <table:table-cell office:value-type="float" office:value="710" calcext:value-type="float">
            <text:p>710</text:p>
          </table:table-cell>
          <table:table-cell office:value-type="float" office:value="1230" calcext:value-type="float">
            <text:p>1.230</text:p>
          </table:table-cell>
          <table:table-cell office:value-type="float" office:value="2030" calcext:value-type="float">
            <text:p>2.030</text:p>
          </table:table-cell>
          <table:table-cell office:value-type="float" office:value="1100" calcext:value-type="float">
            <text:p>1.100</text:p>
          </table:table-cell>
          <table:table-cell office:value-type="float" office:value="310" calcext:value-type="float">
            <text:p>310</text:p>
          </table:table-cell>
          <table:table-cell office:value-type="float" office:value="1540" calcext:value-type="float">
            <text:p>1.540</text:p>
          </table:table-cell>
          <table:table-cell office:value-type="float" office:value="850" calcext:value-type="float">
            <text:p>850</text:p>
          </table:table-cell>
          <table:table-cell office:value-type="float" office:value="320" calcext:value-type="float">
            <text:p>320</text:p>
          </table:table-cell>
          <table:table-cell office:value-type="float" office:value="1190" calcext:value-type="float">
            <text:p>1.190</text:p>
          </table:table-cell>
          <table:table-cell office:value-type="float" office:value="1450" calcext:value-type="float">
            <text:p>1.450</text:p>
          </table:table-cell>
          <table:table-cell office:value-type="float" office:value="810" calcext:value-type="float">
            <text:p>810</text:p>
          </table:table-cell>
          <table:table-cell office:value-type="float" office:value="3310" calcext:value-type="float">
            <text:p>3.310</text:p>
          </table:table-cell>
          <table:table-cell office:value-type="float" office:value="5630" calcext:value-type="float">
            <text:p>5.630</text:p>
          </table:table-cell>
          <table:table-cell office:value-type="float" office:value="1640" calcext:value-type="float">
            <text:p>1.640</text:p>
          </table:table-cell>
          <table:table-cell office:value-type="float" office:value="1430" calcext:value-type="float">
            <text:p>1.430</text:p>
          </table:table-cell>
          <table:table-cell office:value-type="float" office:value="1830" calcext:value-type="float">
            <text:p>1.830</text:p>
          </table:table-cell>
          <table:table-cell office:value-type="float" office:value="0" calcext:value-type="float">
            <text:p>0</text:p>
          </table:table-cell>
          <table:table-cell office:value-type="float" office:value="14620" calcext:value-type="float">
            <text:p>14.620</text:p>
          </table:table-cell>
          <table:table-cell office:value-type="float" office:value="0" calcext:value-type="float">
            <text:p>0</text:p>
          </table:table-cell>
          <table:table-cell office:value-type="float" office:value="14650" calcext:value-type="float">
            <text:p>14.650</text:p>
          </table:table-cell>
          <table:table-cell/>
          <table:table-cell table:formula="of:=IF([.CF94]=0;0;[.CE94]/[.CF94])" office:value-type="float" office:value="0.0381294964028777" calcext:value-type="float">
            <text:p>0,04</text:p>
          </table:table-cell>
          <table:table-cell office:value-type="float" office:value="9.12" calcext:value-type="float">
            <text:p>9,12</text:p>
          </table:table-cell>
          <table:table-cell office:value-type="float" office:value="14.43" calcext:value-type="float">
            <text:p>14,43</text:p>
          </table:table-cell>
          <table:table-cell office:value-type="float" office:value="22.65" calcext:value-type="float">
            <text:p>22,65</text:p>
          </table:table-cell>
          <table:table-cell office:value-type="float" office:value="0.53" calcext:value-type="float">
            <text:p>0,53</text:p>
          </table:table-cell>
          <table:table-cell office:value-type="float" office:value="13.9" calcext:value-type="float">
            <text:p>13,9</text:p>
          </table:table-cell>
          <table:table-cell office:value-type="float" office:value="22.66" calcext:value-type="float">
            <text:p>22,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9" calcext:value-type="float">
            <text:p>2,99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2.99" calcext:value-type="float">
            <text:p>2,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935" calcext:value-type="float">
            <text:p>2.9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2" calcext:value-type="float">
            <text:p>2.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0" calcext:value-type="float">
            <text:p>5.500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10.53" calcext:value-type="float">
            <text:p>10,53</text:p>
          </table:table-cell>
          <table:table-cell office:value-type="float" office:value="1174" calcext:value-type="float">
            <text:p>1.174</text:p>
          </table:table-cell>
          <table:table-cell office:value-type="float" office:value="0.01" calcext:value-type="float">
            <text:p>0,01</text:p>
          </table:table-cell>
          <table:table-cell office:value-type="float" office:value="74" calcext:value-type="float">
            <text:p>74</text:p>
          </table:table-cell>
          <table:table-cell office:value-type="float" office:value="1.58" calcext:value-type="float">
            <text:p>1,58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inienkern</text:p>
          </table:table-cell>
          <table:table-cell table:formula="of:=([.N95]/(['Allgemeine Informationen'.$B$2]-[.P95])*['Allgemeine Informationen'.$B$2])" office:value-type="float" office:value="7.7991452991453" calcext:value-type="float">
            <text:p>7,8</text:p>
          </table:table-cell>
          <table:table-cell table:formula="of:=[.L95]/(['Allgemeine Informationen'.$B$2]-[.P95])*['Allgemeine Informationen'.$B$2]" office:value-type="float" office:value="25.6410256410256" calcext:value-type="float">
            <text:p>25,64</text:p>
          </table:table-cell>
          <table:table-cell table:formula="of:=[.M95]/(['Allgemeine Informationen'.$B$2]-[.P95])*['Allgemeine Informationen'.$B$2]" office:value-type="float" office:value="54.1666666666667" calcext:value-type="float">
            <text:p>54,17</text:p>
          </table:table-cell>
          <table:table-cell table:formula="of:=[.Q95]/(['Allgemeine Informationen'.$B$2]-[.P95])*['Allgemeine Informationen'.$B$2]" office:value-type="float" office:value="7.69230769230769" calcext:value-type="float">
            <text:p>7,69</text:p>
          </table:table-cell>
          <table:table-cell/>
          <table:table-cell table:formula="of:=[.N95]/['Allgemeine Informationen'.$B$1]" office:value-type="float" office:value="0.73" calcext:value-type="float">
            <text:p>0,73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2466" calcext:value-type="float">
            <text:p>2.466</text:p>
          </table:table-cell>
          <table:table-cell office:value-type="float" office:value="24" calcext:value-type="float">
            <text:p>24</text:p>
          </table:table-cell>
          <table:table-cell office:value-type="float" office:value="50.7" calcext:value-type="float">
            <text:p>50,7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.47" calcext:value-type="float">
            <text:p>12,47</text:p>
          </table:table-cell>
          <table:table-cell office:value-type="float" office:value="57" calcext:value-type="float">
            <text:p>57</text:p>
          </table:table-cell>
          <table:table-cell office:value-type="float" office:value="0.81" calcext:value-type="float">
            <text:p>0,81</text:p>
          </table:table-cell>
          <table:table-cell office:value-type="float" office:value="0.19" calcext:value-type="float">
            <text:p>0,19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12.47" calcext:value-type="float">
            <text:p>12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417" calcext:value-type="float">
            <text:p>8.4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office:value-type="float" office:value="9.2" calcext:value-type="float">
            <text:p>9,2</text:p>
          </table:table-cell>
          <table:table-cell office:value-type="float" office:value="510" calcext:value-type="float">
            <text:p>510</text:p>
          </table:table-cell>
          <table:table-cell office:value-type="float" office:value="1030" calcext:value-type="float">
            <text:p>1.030</text:p>
          </table:table-cell>
          <table:table-cell office:value-type="float" office:value="4.25" calcext:value-type="float">
            <text:p>4,2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.300</text:p>
          </table:table-cell>
          <table:table-cell office:value-type="float" office:value="150000" calcext:value-type="float">
            <text:p>150.000</text:p>
          </table:table-cell>
          <table:table-cell/>
          <table:table-cell office:value-type="float" office:value="4510" calcext:value-type="float">
            <text:p>4.510</text:p>
          </table:table-cell>
          <table:table-cell office:value-type="float" office:value="410" calcext:value-type="float">
            <text:p>410</text:p>
          </table:table-cell>
          <table:table-cell office:value-type="float" office:value="531" calcext:value-type="float">
            <text:p>531</text:p>
          </table:table-cell>
          <table:table-cell office:value-type="float" office:value="892" calcext:value-type="float">
            <text:p>892</text:p>
          </table:table-cell>
          <table:table-cell office:value-type="float" office:value="1688" calcext:value-type="float">
            <text:p>1.688</text:p>
          </table:table-cell>
          <table:table-cell office:value-type="float" office:value="868" calcext:value-type="float">
            <text:p>868</text:p>
          </table:table-cell>
          <table:table-cell office:value-type="float" office:value="386" calcext:value-type="float">
            <text:p>386</text:p>
          </table:table-cell>
          <table:table-cell office:value-type="float" office:value="892" calcext:value-type="float">
            <text:p>892</text:p>
          </table:table-cell>
          <table:table-cell office:value-type="float" office:value="724" calcext:value-type="float">
            <text:p>724</text:p>
          </table:table-cell>
          <table:table-cell office:value-type="float" office:value="289" calcext:value-type="float">
            <text:p>289</text:p>
          </table:table-cell>
          <table:table-cell office:value-type="float" office:value="844" calcext:value-type="float">
            <text:p>844</text:p>
          </table:table-cell>
          <table:table-cell office:value-type="float" office:value="1206" calcext:value-type="float">
            <text:p>1.206</text:p>
          </table:table-cell>
          <table:table-cell office:value-type="float" office:value="1230" calcext:value-type="float">
            <text:p>1.230</text:p>
          </table:table-cell>
          <table:table-cell office:value-type="float" office:value="2123" calcext:value-type="float">
            <text:p>2.123</text:p>
          </table:table-cell>
          <table:table-cell office:value-type="float" office:value="3980" calcext:value-type="float">
            <text:p>3.980</text:p>
          </table:table-cell>
          <table:table-cell office:value-type="float" office:value="1182" calcext:value-type="float">
            <text:p>1.182</text:p>
          </table:table-cell>
          <table:table-cell office:value-type="float" office:value="1254" calcext:value-type="float">
            <text:p>1.254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3240" calcext:value-type="float">
            <text:p>13.240</text:p>
          </table:table-cell>
          <table:table-cell office:value-type="float" office:value="0" calcext:value-type="float">
            <text:p>0</text:p>
          </table:table-cell>
          <table:table-cell office:value-type="float" office:value="10758" calcext:value-type="float">
            <text:p>10.758</text:p>
          </table:table-cell>
          <table:table-cell/>
          <table:table-cell table:formula="of:=IF([.CF95]=0;0;[.CE95]/[.CF95])" office:value-type="float" office:value="0.0285067873303167" calcext:value-type="float">
            <text:p>0,03</text:p>
          </table:table-cell>
          <table:table-cell office:value-type="float" office:value="6.11" calcext:value-type="float">
            <text:p>6,11</text:p>
          </table:table-cell>
          <table:table-cell office:value-type="float" office:value="22.73" calcext:value-type="float">
            <text:p>22,73</text:p>
          </table:table-cell>
          <table:table-cell office:value-type="float" office:value="19.63" calcext:value-type="float">
            <text:p>19,63</text:p>
          </table:table-cell>
          <table:table-cell office:value-type="float" office:value="0.63" calcext:value-type="float">
            <text:p>0,63</text:p>
          </table:table-cell>
          <table:table-cell office:value-type="float" office:value="22.1" calcext:value-type="float">
            <text:p>22,1</text:p>
          </table:table-cell>
          <table:table-cell office:value-type="float" office:value="19.48" calcext:value-type="float">
            <text:p>19,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7.15" calcext:value-type="float">
            <text:p>7,1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4" calcext:value-type="float">
            <text:p>7.154</text:p>
          </table:table-cell>
          <table:table-cell/>
          <table:table-cell office:value-type="float" office:value="1.44" calcext:value-type="float">
            <text:p>1,44</text:p>
          </table:table-cell>
          <table:table-cell office:value-type="float" office:value="5.76" calcext:value-type="float">
            <text:p>5,76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,7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Leinsamen</text:p>
          </table:table-cell>
          <table:table-cell table:formula="of:=([.N96]/(['Allgemeine Informationen'.$B$2]-[.P96])*['Allgemeine Informationen'.$B$2])" office:value-type="float" office:value="8.33513513513514" calcext:value-type="float">
            <text:p>8,34</text:p>
          </table:table-cell>
          <table:table-cell table:formula="of:=[.L96]/(['Allgemeine Informationen'.$B$2]-[.P96])*['Allgemeine Informationen'.$B$2]" office:value-type="float" office:value="24.0756756756757" calcext:value-type="float">
            <text:p>24,08</text:p>
          </table:table-cell>
          <table:table-cell table:formula="of:=[.M96]/(['Allgemeine Informationen'.$B$2]-[.P96])*['Allgemeine Informationen'.$B$2]" office:value-type="float" office:value="39.4594594594595" calcext:value-type="float">
            <text:p>39,46</text:p>
          </table:table-cell>
          <table:table-cell table:formula="of:=[.Q96]/(['Allgemeine Informationen'.$B$2]-[.P96])*['Allgemeine Informationen'.$B$2]" office:value-type="float" office:value="24.5405405405405" calcext:value-type="float">
            <text:p>24,54</text:p>
          </table:table-cell>
          <table:table-cell/>
          <table:table-cell table:formula="of:=[.N96]/['Allgemeine Informationen'.$B$1]" office:value-type="float" office:value="0.771" calcext:value-type="float">
            <text:p>0,7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2042" calcext:value-type="float">
            <text:p>2.042</text:p>
          </table:table-cell>
          <table:table-cell office:value-type="float" office:value="22.27" calcext:value-type="float">
            <text:p>22,27</text:p>
          </table:table-cell>
          <table:table-cell office:value-type="float" office:value="36.5" calcext:value-type="float">
            <text:p>36,5</text:p>
          </table:table-cell>
          <table:table-cell office:value-type="float" office:value="7.71" calcext:value-type="float">
            <text:p>7,7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22.7" calcext:value-type="float">
            <text:p>22,7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0.46" calcext:value-type="float">
            <text:p>0,46</text:p>
          </table:table-cell>
          <table:table-cell office:value-type="float" office:value="0.15" calcext:value-type="float">
            <text:p>0,15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893" calcext:value-type="float">
            <text:p>8.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31" calcext:value-type="float">
            <text:p>731</text:p>
          </table:table-cell>
          <table:table-cell office:value-type="float" office:value="323" calcext:value-type="float">
            <text:p>323</text:p>
          </table:table-cell>
          <table:table-cell office:value-type="float" office:value="206" calcext:value-type="float">
            <text:p>206</text:p>
          </table:table-cell>
          <table:table-cell office:value-type="float" office:value="6.75" calcext:value-type="float">
            <text:p>6,75</text:p>
          </table:table-cell>
          <table:table-cell office:value-type="float" office:value="533" calcext:value-type="float">
            <text:p>533</text:p>
          </table:table-cell>
          <table:table-cell office:value-type="float" office:value="1200" calcext:value-type="float">
            <text:p>1.200</text:p>
          </table:table-cell>
          <table:table-cell office:value-type="float" office:value="4.17" calcext:value-type="float">
            <text:p>4,1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.260</text:p>
          </table:table-cell>
          <table:table-cell office:value-type="float" office:value="220000" calcext:value-type="float">
            <text:p>220.000</text:p>
          </table:table-cell>
          <table:table-cell/>
          <table:table-cell office:value-type="float" office:value="2160" calcext:value-type="float">
            <text:p>2.160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office:value-type="float" office:value="920" calcext:value-type="float">
            <text:p>920</text:p>
          </table:table-cell>
          <table:table-cell office:value-type="float" office:value="1310" calcext:value-type="float">
            <text:p>1.310</text:p>
          </table:table-cell>
          <table:table-cell office:value-type="float" office:value="880" calcext:value-type="float">
            <text:p>880</text:p>
          </table:table-cell>
          <table:table-cell office:value-type="float" office:value="430" calcext:value-type="float">
            <text:p>430</text:p>
          </table:table-cell>
          <table:table-cell office:value-type="float" office:value="1070" calcext:value-type="float">
            <text:p>1.070</text:p>
          </table:table-cell>
          <table:table-cell office:value-type="float" office:value="840" calcext:value-type="float">
            <text:p>840</text:p>
          </table:table-cell>
          <table:table-cell office:value-type="float" office:value="380" calcext:value-type="float">
            <text:p>380</text:p>
          </table:table-cell>
          <table:table-cell office:value-type="float" office:value="570" calcext:value-type="float">
            <text:p>570</text:p>
          </table:table-cell>
          <table:table-cell office:value-type="float" office:value="1110" calcext:value-type="float">
            <text:p>1.110</text:p>
          </table:table-cell>
          <table:table-cell office:value-type="float" office:value="1030" calcext:value-type="float">
            <text:p>1.030</text:p>
          </table:table-cell>
          <table:table-cell office:value-type="float" office:value="2150" calcext:value-type="float">
            <text:p>2.150</text:p>
          </table:table-cell>
          <table:table-cell office:value-type="float" office:value="4540" calcext:value-type="float">
            <text:p>4.540</text:p>
          </table:table-cell>
          <table:table-cell office:value-type="float" office:value="1330" calcext:value-type="float">
            <text:p>1.330</text:p>
          </table:table-cell>
          <table:table-cell office:value-type="float" office:value="820" calcext:value-type="float">
            <text:p>820</text:p>
          </table:table-cell>
          <table:table-cell office:value-type="float" office:value="1070" calcext:value-type="float">
            <text:p>1.070</text:p>
          </table:table-cell>
          <table:table-cell office:value-type="float" office:value="0" calcext:value-type="float">
            <text:p>0</text:p>
          </table:table-cell>
          <table:table-cell office:value-type="float" office:value="10580" calcext:value-type="float">
            <text:p>10.580</text:p>
          </table:table-cell>
          <table:table-cell office:value-type="float" office:value="0" calcext:value-type="float">
            <text:p>0</text:p>
          </table:table-cell>
          <table:table-cell office:value-type="float" office:value="10940" calcext:value-type="float">
            <text:p>10.940</text:p>
          </table:table-cell>
          <table:table-cell/>
          <table:table-cell table:formula="of:=IF([.CF96]=0;0;[.CE96]/[.CF96])" office:value-type="float" office:value="3.70500927643785" calcext:value-type="float">
            <text:p>3,71</text:p>
          </table:table-cell>
          <table:table-cell office:value-type="float" office:value="3.6" calcext:value-type="float">
            <text:p>3,6</text:p>
          </table:table-cell>
          <table:table-cell office:value-type="float" office:value="25.37" calcext:value-type="float">
            <text:p>25,37</text:p>
          </table:table-cell>
          <table:table-cell office:value-type="float" office:value="7.16" calcext:value-type="float">
            <text:p>7,16</text:p>
          </table:table-cell>
          <table:table-cell office:value-type="float" office:value="19.97" calcext:value-type="float">
            <text:p>19,97</text:p>
          </table:table-cell>
          <table:table-cell office:value-type="float" office:value="5.39" calcext:value-type="float">
            <text:p>5,39</text:p>
          </table:table-cell>
          <table:table-cell office:value-type="float" office:value="7.12" calcext:value-type="float">
            <text:p>7,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10" calcext:value-type="float">
            <text:p>1.2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istazie</text:p>
          </table:table-cell>
          <table:table-cell table:formula="of:=([.N97]/(['Allgemeine Informationen'.$B$2]-[.P97])*['Allgemeine Informationen'.$B$2])" office:value-type="float" office:value="11.8753855644664" calcext:value-type="float">
            <text:p>11,88</text:p>
          </table:table-cell>
          <table:table-cell table:formula="of:=[.L97]/(['Allgemeine Informationen'.$B$2]-[.P97])*['Allgemeine Informationen'.$B$2]" office:value-type="float" office:value="21.3859757351429" calcext:value-type="float">
            <text:p>21,39</text:p>
          </table:table-cell>
          <table:table-cell table:formula="of:=[.M97]/(['Allgemeine Informationen'.$B$2]-[.P97])*['Allgemeine Informationen'.$B$2]" office:value-type="float" office:value="53.0536705737199" calcext:value-type="float">
            <text:p>53,05</text:p>
          </table:table-cell>
          <table:table-cell table:formula="of:=[.Q97]/(['Allgemeine Informationen'.$B$2]-[.P97])*['Allgemeine Informationen'.$B$2]" office:value-type="float" office:value="10.9089039687436" calcext:value-type="float">
            <text:p>10,91</text:p>
          </table:table-cell>
          <table:table-cell/>
          <table:table-cell table:formula="of:=[.N97]/['Allgemeine Informationen'.$B$1]" office:value-type="float" office:value="1.155" calcext:value-type="float">
            <text:p>1,16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2544" calcext:value-type="float">
            <text:p>2.544</text:p>
          </table:table-cell>
          <table:table-cell office:value-type="float" office:value="20.8" calcext:value-type="float">
            <text:p>20,8</text:p>
          </table:table-cell>
          <table:table-cell office:value-type="float" office:value="51.6" calcext:value-type="float">
            <text:p>51,6</text:p>
          </table:table-cell>
          <table:table-cell office:value-type="float" office:value="11.55" calcext:value-type="float">
            <text:p>11,55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,74</text:p>
          </table:table-cell>
          <table:table-cell office:value-type="float" office:value="10.61" calcext:value-type="float">
            <text:p>10,6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58" calcext:value-type="float">
            <text:p>58</text:p>
          </table:table-cell>
          <table:table-cell office:value-type="float" office:value="0.69" calcext:value-type="float">
            <text:p>0,69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,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,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4933" calcext:value-type="float">
            <text:p>4.9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0" calcext:value-type="float">
            <text:p>1.020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7.3" calcext:value-type="float">
            <text:p>7,3</text:p>
          </table:table-cell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.180</text:p>
          </table:table-cell>
          <table:table-cell office:value-type="float" office:value="3.34" calcext:value-type="float">
            <text:p>3,34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50000" calcext:value-type="float">
            <text:p>250.000</text:p>
          </table:table-cell>
          <table:table-cell/>
          <table:table-cell office:value-type="float" office:value="1944" calcext:value-type="float">
            <text:p>1.944</text:p>
          </table:table-cell>
          <table:table-cell office:value-type="float" office:value="397" calcext:value-type="float">
            <text:p>397</text:p>
          </table:table-cell>
          <table:table-cell office:value-type="float" office:value="460" calcext:value-type="float">
            <text:p>460</text:p>
          </table:table-cell>
          <table:table-cell office:value-type="float" office:value="878" calcext:value-type="float">
            <text:p>878</text:p>
          </table:table-cell>
          <table:table-cell office:value-type="float" office:value="1505" calcext:value-type="float">
            <text:p>1.505</text:p>
          </table:table-cell>
          <table:table-cell office:value-type="float" office:value="1108" calcext:value-type="float">
            <text:p>1.108</text:p>
          </table:table-cell>
          <table:table-cell office:value-type="float" office:value="356" calcext:value-type="float">
            <text:p>356</text:p>
          </table:table-cell>
          <table:table-cell office:value-type="float" office:value="1066" calcext:value-type="float">
            <text:p>1.066</text:p>
          </table:table-cell>
          <table:table-cell office:value-type="float" office:value="606" calcext:value-type="float">
            <text:p>606</text:p>
          </table:table-cell>
          <table:table-cell office:value-type="float" office:value="209" calcext:value-type="float">
            <text:p>209</text:p>
          </table:table-cell>
          <table:table-cell office:value-type="float" office:value="648" calcext:value-type="float">
            <text:p>648</text:p>
          </table:table-cell>
          <table:table-cell office:value-type="float" office:value="1275" calcext:value-type="float">
            <text:p>1.275</text:p>
          </table:table-cell>
          <table:table-cell office:value-type="float" office:value="920" calcext:value-type="float">
            <text:p>920</text:p>
          </table:table-cell>
          <table:table-cell office:value-type="float" office:value="1923" calcext:value-type="float">
            <text:p>1.923</text:p>
          </table:table-cell>
          <table:table-cell office:value-type="float" office:value="4432" calcext:value-type="float">
            <text:p>4.432</text:p>
          </table:table-cell>
          <table:table-cell office:value-type="float" office:value="983" calcext:value-type="float">
            <text:p>9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.233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.452</text:p>
          </table:table-cell>
          <table:table-cell office:value-type="float" office:value="0" calcext:value-type="float">
            <text:p>0</text:p>
          </table:table-cell>
          <table:table-cell office:value-type="float" office:value="10348" calcext:value-type="float">
            <text:p>10.348</text:p>
          </table:table-cell>
          <table:table-cell/>
          <table:table-cell table:formula="of:=IF([.CF97]=0;0;[.CE97]/[.CF97])" office:value-type="float" office:value="0.0256410256410256" calcext:value-type="float">
            <text:p>0,03</text:p>
          </table:table-cell>
          <table:table-cell office:value-type="float" office:value="6.14" calcext:value-type="float">
            <text:p>6,14</text:p>
          </table:table-cell>
          <table:table-cell office:value-type="float" office:value="7.61" calcext:value-type="float">
            <text:p>7,61</text:p>
          </table:table-cell>
          <table:table-cell office:value-type="float" office:value="34.56" calcext:value-type="float">
            <text:p>34,56</text:p>
          </table:table-cell>
          <table:table-cell office:value-type="float" office:value="0.19" calcext:value-type="float">
            <text:p>0,19</text:p>
          </table:table-cell>
          <table:table-cell office:value-type="float" office:value="7.41" calcext:value-type="float">
            <text:p>7,41</text:p>
          </table:table-cell>
          <table:table-cell office:value-type="float" office:value="34.21" calcext:value-type="float">
            <text:p>34,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,24</text:p>
          </table:table-cell>
          <table:table-cell office:value-type="float" office:value="2.31" calcext:value-type="float">
            <text:p>2,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9" calcext:value-type="float">
            <text:p>1,59</text:p>
          </table:table-cell>
          <table:table-cell office:value-type="float" office:value="212" calcext:value-type="float">
            <text:p>2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10" calcext:value-type="float">
            <text:p>2.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40" calcext:value-type="float">
            <text:p>9.240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10.3" calcext:value-type="float">
            <text:p>10,3</text:p>
          </table:table-cell>
          <table:table-cell office:value-type="float" office:value="212" calcext:value-type="float">
            <text:p>2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table:number-columns-repeated="857"/>
        </table:table-row>
        <table:table-row table:style-name="ro6">
          <table:table-cell office:value-type="string" calcext:value-type="string">
            <office:annotation draw:style-name="gr2" draw:text-style-name="P2" svg:width="76.61mm" svg:height="12.94mm" svg:x="88.88mm" svg:y="531.8mm" draw:caption-point-x="0mm" draw:caption-point-y="0mm">
              <dc:date>2017-12-01T00:00:00</dc:date>
              <text:p text:style-name="P1"><text:span text:style-name="T1">vegane-fitnessernaehrung.de</text:span></text:p>
            </office:annotation>
            <text:p>Flohsamen-/Wegerichsamenschalen</text:p>
          </table:table-cell>
          <table:table-cell table:formula="of:=([.N98]/(['Allgemeine Informationen'.$B$2]-[.P98])*['Allgemeine Informationen'.$B$2])" office:value-type="float" office:value="12.7659574468085" calcext:value-type="float">
            <text:p>12,77</text:p>
          </table:table-cell>
          <table:table-cell table:formula="of:=[.L98]/(['Allgemeine Informationen'.$B$2]-[.P98])*['Allgemeine Informationen'.$B$2]" office:value-type="float" office:value="2.4468085106383" calcext:value-type="float">
            <text:p>2,45</text:p>
          </table:table-cell>
          <table:table-cell table:formula="of:=[.M98]/(['Allgemeine Informationen'.$B$2]-[.P98])*['Allgemeine Informationen'.$B$2]" office:value-type="float" office:value="0.74468085106383" calcext:value-type="float">
            <text:p>0,74</text:p>
          </table:table-cell>
          <table:table-cell table:formula="of:=[.Q98]/(['Allgemeine Informationen'.$B$2]-[.P98])*['Allgemeine Informationen'.$B$2]" office:value-type="float" office:value="84.0425531914894" calcext:value-type="float">
            <text:p>84,04</text:p>
          </table:table-cell>
          <table:table-cell/>
          <table:table-cell table:formula="of:=[.N98]/['Allgemeine Informationen'.$B$1]" office:value-type="float" office:value="1.2" calcext:value-type="float">
            <text:p>1,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901" calcext:value-type="float">
            <text:p>901</text:p>
          </table:table-cell>
          <table:table-cell office:value-type="float" office:value="2.3" calcext:value-type="float">
            <text:p>2,3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59" calcext:value-type="float">
            <text:p>5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IF([.CF98]=0;0;[.CE98]/[.CF98])" office:value-type="float" office:value="0.0598425196850394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1.67" calcext:value-type="float">
            <text:p>1,67</text:p>
          </table:table-cell>
          <table:table-cell office:value-type="float" office:value="0.62" calcext:value-type="float">
            <text:p>0,62</text:p>
          </table:table-cell>
          <table:table-cell office:value-type="float" office:value="0.076" calcext:value-type="float">
            <text:p>0,08</text:p>
          </table:table-cell>
          <table:table-cell office:value-type="float" office:value="1.27" calcext:value-type="float">
            <text:p>1,27</text:p>
          </table:table-cell>
          <table:table-cell office:value-type="float" office:value="0.588" calcext:value-type="float">
            <text:p>0,59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Cashewnuss</text:p>
          </table:table-cell>
          <table:table-cell table:formula="of:=([.N99]/(['Allgemeine Informationen'.$B$2]-[.P99])*['Allgemeine Informationen'.$B$2])" office:value-type="float" office:value="23.1234361968307" calcext:value-type="float">
            <text:p>23,12</text:p>
          </table:table-cell>
          <table:table-cell table:formula="of:=[.L99]/(['Allgemeine Informationen'.$B$2]-[.P99])*['Allgemeine Informationen'.$B$2]" office:value-type="float" office:value="21.9036697247706" calcext:value-type="float">
            <text:p>21,9</text:p>
          </table:table-cell>
          <table:table-cell table:formula="of:=[.M99]/(['Allgemeine Informationen'.$B$2]-[.P99])*['Allgemeine Informationen'.$B$2]" office:value-type="float" office:value="49.1034195162636" calcext:value-type="float">
            <text:p>49,1</text:p>
          </table:table-cell>
          <table:table-cell table:formula="of:=[.Q99]/(['Allgemeine Informationen'.$B$2]-[.P99])*['Allgemeine Informationen'.$B$2]" office:value-type="float" office:value="3.23185988323603" calcext:value-type="float">
            <text:p>3,23</text:p>
          </table:table-cell>
          <table:table-cell/>
          <table:table-cell table:formula="of:=[.N99]/['Allgemeine Informationen'.$B$1]" office:value-type="float" office:value="2.218" calcext:value-type="float">
            <text:p>2,22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2502" calcext:value-type="float">
            <text:p>2.502</text:p>
          </table:table-cell>
          <table:table-cell office:value-type="float" office:value="21.01" calcext:value-type="float">
            <text:p>21,01</text:p>
          </table:table-cell>
          <table:table-cell office:value-type="float" office:value="47.1" calcext:value-type="float">
            <text:p>47,1</text:p>
          </table:table-cell>
          <table:table-cell office:value-type="float" office:value="22.18" calcext:value-type="float">
            <text:p>22,18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,08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,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7" calcext:value-type="float">
            <text:p>7.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258" calcext:value-type="float">
            <text:p>258</text:p>
          </table:table-cell>
          <table:table-cell office:value-type="float" office:value="38" calcext:value-type="float">
            <text:p>38</text:p>
          </table:table-cell>
          <table:table-cell office:value-type="float" office:value="6.41" calcext:value-type="float">
            <text:p>6,41</text:p>
          </table:table-cell>
          <table:table-cell office:value-type="float" office:value="500" calcext:value-type="float">
            <text:p>500</text:p>
          </table:table-cell>
          <table:table-cell office:value-type="float" office:value="2060" calcext:value-type="float">
            <text:p>2.060</text:p>
          </table:table-cell>
          <table:table-cell office:value-type="float" office:value="5.15" calcext:value-type="float">
            <text:p>5,15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.960</text:p>
          </table:table-cell>
          <table:table-cell office:value-type="float" office:value="210000" calcext:value-type="float">
            <text:p>210.000</text:p>
          </table:table-cell>
          <table:table-cell/>
          <table:table-cell office:value-type="float" office:value="2280" calcext:value-type="float">
            <text:p>2.280</text:p>
          </table:table-cell>
          <table:table-cell office:value-type="float" office:value="410" calcext:value-type="float">
            <text:p>410</text:p>
          </table:table-cell>
          <table:table-cell office:value-type="float" office:value="480" calcext:value-type="float">
            <text:p>480</text:p>
          </table:table-cell>
          <table:table-cell office:value-type="float" office:value="810" calcext:value-type="float">
            <text:p>810</text:p>
          </table:table-cell>
          <table:table-cell office:value-type="float" office:value="1500" calcext:value-type="float">
            <text:p>1.500</text:p>
          </table:table-cell>
          <table:table-cell office:value-type="float" office:value="1000" calcext:value-type="float">
            <text:p>1.000</text:p>
          </table:table-cell>
          <table:table-cell office:value-type="float" office:value="360" calcext:value-type="float">
            <text:p>360</text:p>
          </table:table-cell>
          <table:table-cell office:value-type="float" office:value="970" calcext:value-type="float">
            <text:p>970</text:p>
          </table:table-cell>
          <table:table-cell office:value-type="float" office:value="730" calcext:value-type="float">
            <text:p>730</text:p>
          </table:table-cell>
          <table:table-cell office:value-type="float" office:value="310" calcext:value-type="float">
            <text:p>310</text:p>
          </table:table-cell>
          <table:table-cell office:value-type="float" office:value="670" calcext:value-type="float">
            <text:p>670</text:p>
          </table:table-cell>
          <table:table-cell office:value-type="float" office:value="1110" calcext:value-type="float">
            <text:p>1.110</text:p>
          </table:table-cell>
          <table:table-cell office:value-type="float" office:value="840" calcext:value-type="float">
            <text:p>840</text:p>
          </table:table-cell>
          <table:table-cell office:value-type="float" office:value="1890" calcext:value-type="float">
            <text:p>1.890</text:p>
          </table:table-cell>
          <table:table-cell office:value-type="float" office:value="4570" calcext:value-type="float">
            <text:p>4.570</text:p>
          </table:table-cell>
          <table:table-cell office:value-type="float" office:value="920" calcext:value-type="float">
            <text:p>920</text:p>
          </table:table-cell>
          <table:table-cell office:value-type="float" office:value="790" calcext:value-type="float">
            <text:p>790</text:p>
          </table:table-cell>
          <table:table-cell office:value-type="float" office:value="1080" calcext:value-type="float">
            <text:p>1.080</text:p>
          </table:table-cell>
          <table:table-cell office:value-type="float" office:value="0" calcext:value-type="float">
            <text:p>0</text:p>
          </table:table-cell>
          <table:table-cell office:value-type="float" office:value="10630" calcext:value-type="float">
            <text:p>10.630</text:p>
          </table:table-cell>
          <table:table-cell office:value-type="float" office:value="0" calcext:value-type="float">
            <text:p>0</text:p>
          </table:table-cell>
          <table:table-cell office:value-type="float" office:value="10090" calcext:value-type="float">
            <text:p>10.090</text:p>
          </table:table-cell>
          <table:table-cell/>
          <table:table-cell table:formula="of:=IF([.CF99]=0;0;[.CE99]/[.CF99])" office:value-type="float" office:value="0.00935672514619883" calcext:value-type="float">
            <text:p>0,01</text:p>
          </table:table-cell>
          <table:table-cell office:value-type="float" office:value="9.26" calcext:value-type="float">
            <text:p>9,26</text:p>
          </table:table-cell>
          <table:table-cell office:value-type="float" office:value="8.63" calcext:value-type="float">
            <text:p>8,63</text:p>
          </table:table-cell>
          <table:table-cell office:value-type="float" office:value="28.83" calcext:value-type="float">
            <text:p>28,83</text:p>
          </table:table-cell>
          <table:table-cell office:value-type="float" office:value="0.08" calcext:value-type="float">
            <text:p>0,08</text:p>
          </table:table-cell>
          <table:table-cell office:value-type="float" office:value="8.55" calcext:value-type="float">
            <text:p>8,55</text:p>
          </table:table-cell>
          <table:table-cell office:value-type="float" office:value="28.63" calcext:value-type="float">
            <text:p>28,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150" calcext:value-type="float">
            <text:p>6.1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Sojabohnen</text:p>
          </table:table-cell>
          <table:table-cell table:formula="of:=([.N100]/(['Allgemeine Informationen'.$B$2]-[.P100])*['Allgemeine Informationen'.$B$2])" office:value-type="float" office:value="32.0493066255778" calcext:value-type="float">
            <text:p>32,05</text:p>
          </table:table-cell>
          <table:table-cell table:formula="of:=[.L100]/(['Allgemeine Informationen'.$B$2]-[.P100])*['Allgemeine Informationen'.$B$2]" office:value-type="float" office:value="36.6718027734977" calcext:value-type="float">
            <text:p>36,67</text:p>
          </table:table-cell>
          <table:table-cell table:formula="of:=[.M100]/(['Allgemeine Informationen'.$B$2]-[.P100])*['Allgemeine Informationen'.$B$2]" office:value-type="float" office:value="18.1818181818182" calcext:value-type="float">
            <text:p>18,18</text:p>
          </table:table-cell>
          <table:table-cell table:formula="of:=[.Q100]/(['Allgemeine Informationen'.$B$2]-[.P100])*['Allgemeine Informationen'.$B$2]" office:value-type="float" office:value="9.24499229583975" calcext:value-type="float">
            <text:p>9,24</text:p>
          </table:table-cell>
          <table:table-cell/>
          <table:table-cell table:formula="of:=[.N100]/['Allgemeine Informationen'.$B$1]" office:value-type="float" office:value="1.04" calcext:value-type="float">
            <text:p>1,0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625" calcext:value-type="float">
            <text:p>625</text:p>
          </table:table-cell>
          <table:table-cell office:value-type="float" office:value="11.9" calcext:value-type="float">
            <text:p>11,9</text:p>
          </table:table-cell>
          <table:table-cell office:value-type="float" office:value="5.9" calcext:value-type="float">
            <text:p>5,9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office:value-type="float" office:value="67.55" calcext:value-type="float">
            <text:p>67,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44" calcext:value-type="float">
            <text:p>44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3950" calcext:value-type="float">
            <text:p>3.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3.1" calcext:value-type="float">
            <text:p>3,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0000" calcext:value-type="float">
            <text:p>30.00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8" calcext:value-type="float">
            <text:p>98</text:p>
          </table:table-cell>
          <table:table-cell office:value-type="float" office:value="319" calcext:value-type="float">
            <text:p>319</text:p>
          </table:table-cell>
          <table:table-cell office:value-type="float" office:value="553" calcext:value-type="float">
            <text:p>553</text:p>
          </table:table-cell>
          <table:table-cell office:value-type="float" office:value="871" calcext:value-type="float">
            <text:p>871</text:p>
          </table:table-cell>
          <table:table-cell office:value-type="float" office:value="736" calcext:value-type="float">
            <text:p>736</text:p>
          </table:table-cell>
          <table:table-cell office:value-type="float" office:value="123" calcext:value-type="float">
            <text:p>123</text:p>
          </table:table-cell>
          <table:table-cell office:value-type="float" office:value="564" calcext:value-type="float">
            <text:p>564</text:p>
          </table:table-cell>
          <table:table-cell office:value-type="float" office:value="478" calcext:value-type="float">
            <text:p>478</text:p>
          </table:table-cell>
          <table:table-cell office:value-type="float" office:value="147" calcext:value-type="float">
            <text:p>147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1411" calcext:value-type="float">
            <text:p>1.411</text:p>
          </table:table-cell>
          <table:table-cell office:value-type="float" office:value="2331" calcext:value-type="float">
            <text:p>2.331</text:p>
          </table:table-cell>
          <table:table-cell office:value-type="float" office:value="515" calcext:value-type="float">
            <text:p>515</text:p>
          </table:table-cell>
          <table:table-cell office:value-type="float" office:value="564" calcext:value-type="float">
            <text:p>564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854" calcext:value-type="float">
            <text:p>5.854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.048</text:p>
          </table:table-cell>
          <table:table-cell/>
          <table:table-cell table:formula="of:=IF([.CF100]=0;0;[.CE100]/[.CF100])" office:value-type="float" office:value="0.141129032258065" calcext:value-type="float">
            <text:p>0,14</text:p>
          </table:table-cell>
          <table:table-cell office:value-type="float" office:value="0.7" calcext:value-type="float">
            <text:p>0,7</text:p>
          </table:table-cell>
          <table:table-cell office:value-type="float" office:value="2.83" calcext:value-type="float">
            <text:p>2,83</text:p>
          </table:table-cell>
          <table:table-cell office:value-type="float" office:value="1.19" calcext:value-type="float">
            <text:p>1,19</text:p>
          </table:table-cell>
          <table:table-cell office:value-type="float" office:value="0.35" calcext:value-type="float">
            <text:p>0,35</text:p>
          </table:table-cell>
          <table:table-cell office:value-type="float" office:value="2.48" calcext:value-type="float">
            <text:p>2,48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,45</text:p>
          </table:table-cell>
          <table:table-cell office:value-type="float" office:value="1.88" calcext:value-type="float">
            <text:p>1,8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,29</text:p>
          </table:table-cell>
          <table:table-cell office:value-type="float" office:value="3.97" calcext:value-type="float">
            <text:p>3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390" calcext:value-type="float">
            <text:p>3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24" calcext:value-type="float">
            <text:p>3.32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2144" calcext:value-type="float">
            <text:p>2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9" calcext:value-type="float">
            <text:p>4.289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.02" calcext:value-type="float">
            <text:p>4,0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ohnen grün</text:p>
          </table:table-cell>
          <table:table-cell table:formula="of:=([.N101]/(['Allgemeine Informationen'.$B$2]-[.P101])*['Allgemeine Informationen'.$B$2])" office:value-type="float" office:value="42.2056384742952" calcext:value-type="float">
            <text:p>42,21</text:p>
          </table:table-cell>
          <table:table-cell table:formula="of:=[.L101]/(['Allgemeine Informationen'.$B$2]-[.P101])*['Allgemeine Informationen'.$B$2]" office:value-type="float" office:value="19.8175787728027" calcext:value-type="float">
            <text:p>19,82</text:p>
          </table:table-cell>
          <table:table-cell table:formula="of:=[.M101]/(['Allgemeine Informationen'.$B$2]-[.P101])*['Allgemeine Informationen'.$B$2]" office:value-type="float" office:value="1.99004975124378" calcext:value-type="float">
            <text:p>1,99</text:p>
          </table:table-cell>
          <table:table-cell table:formula="of:=[.Q101]/(['Allgemeine Informationen'.$B$2]-[.P101])*['Allgemeine Informationen'.$B$2]" office:value-type="float" office:value="15.6716417910448" calcext:value-type="float">
            <text:p>15,67</text:p>
          </table:table-cell>
          <table:table-cell/>
          <table:table-cell table:formula="of:=[.N101]/['Allgemeine Informationen'.$B$1]" office:value-type="float" office:value="0.509" calcext:value-type="float">
            <text:p>0,5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2.39" calcext:value-type="float">
            <text:p>2,39</text:p>
          </table:table-cell>
          <table:table-cell office:value-type="float" office:value="0.24" calcext:value-type="float">
            <text:p>0,24</text:p>
          </table:table-cell>
          <table:table-cell office:value-type="float" office:value="5.09" calcext:value-type="float">
            <text:p>5,09</text:p>
          </table:table-cell>
          <table:table-cell office:value-type="float" office:value="0" calcext:value-type="float">
            <text:p>0</text:p>
          </table:table-cell>
          <table:table-cell office:value-type="float" office:value="87.94" calcext:value-type="float">
            <text:p>87,94</text:p>
          </table:table-cell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56" calcext:value-type="float">
            <text:p>56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26" calcext:value-type="float">
            <text:p>0,26</text:p>
          </table:table-cell>
          <table:table-cell office:value-type="float" office:value="18.94" calcext:value-type="float">
            <text:p>18,94</text:p>
          </table:table-cell>
          <table:table-cell office:value-type="float" office:value="0.1" calcext:value-type="float">
            <text:p>0,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23" calcext:value-type="float">
            <text:p>323</text:p>
          </table:table-cell>
          <table:table-cell office:value-type="float" office:value="1020" calcext:value-type="float">
            <text:p>1.0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0.74" calcext:value-type="float">
            <text:p>0,7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7000" calcext:value-type="float">
            <text:p>17.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.175</text:p>
          </table:table-cell>
          <table:table-cell/>
          <table:table-cell table:formula="of:=IF([.CF101]=0;0;[.CE101]/[.CF101])"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96" calcext:value-type="float">
            <text:p>0,96</text:p>
          </table:table-cell>
          <table:table-cell office:value-type="float" office:value="1.31" calcext:value-type="float">
            <text:p>1,31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2.69" calcext:value-type="float">
            <text:p>2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.272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050" calcext:value-type="float">
            <text:p>1.050</text:p>
          </table:table-cell>
          <table:table-cell office:value-type="float" office:value="1600" calcext:value-type="float">
            <text:p>1.6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.400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2" calcext:value-type="float">
            <text:p>1,6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Bohnen weiß</text:p>
          </table:table-cell>
          <table:table-cell table:formula="of:=([.N102]/(['Allgemeine Informationen'.$B$2]-[.P102])*['Allgemeine Informationen'.$B$2])" office:value-type="float" office:value="50.468948035488" calcext:value-type="float">
            <text:p>50,47</text:p>
          </table:table-cell>
          <table:table-cell table:formula="of:=[.L102]/(['Allgemeine Informationen'.$B$2]-[.P102])*['Allgemeine Informationen'.$B$2]" office:value-type="float" office:value="26.9961977186312" calcext:value-type="float">
            <text:p>27</text:p>
          </table:table-cell>
          <table:table-cell table:formula="of:=[.M102]/(['Allgemeine Informationen'.$B$2]-[.P102])*['Allgemeine Informationen'.$B$2]" office:value-type="float" office:value="2.02788339670469" calcext:value-type="float">
            <text:p>2,03</text:p>
          </table:table-cell>
          <table:table-cell table:formula="of:=[.Q102]/(['Allgemeine Informationen'.$B$2]-[.P102])*['Allgemeine Informationen'.$B$2]" office:value-type="float" office:value="9.50570342205323" calcext:value-type="float">
            <text:p>9,51</text:p>
          </table:table-cell>
          <table:table-cell/>
          <table:table-cell table:formula="of:=[.N102]/['Allgemeine Informationen'.$B$1]" office:value-type="float" office:value="3.982" calcext:value-type="float">
            <text:p>3,98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1161" calcext:value-type="float">
            <text:p>1.161</text:p>
          </table:table-cell>
          <table:table-cell office:value-type="float" office:value="21.3" calcext:value-type="float">
            <text:p>21,3</text:p>
          </table:table-cell>
          <table:table-cell office:value-type="float" office:value="1.6" calcext:value-type="float">
            <text:p>1,6</text:p>
          </table:table-cell>
          <table:table-cell office:value-type="float" office:value="39.82" calcext:value-type="float">
            <text:p>39,82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0.41" calcext:value-type="float">
            <text:p>0,41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5403" calcext:value-type="float">
            <text:p>5.4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6" calcext:value-type="float">
            <text:p>1.33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6.17" calcext:value-type="float">
            <text:p>6,17</text:p>
          </table:table-cell>
          <table:table-cell office:value-type="float" office:value="426" calcext:value-type="float">
            <text:p>426</text:p>
          </table:table-cell>
          <table:table-cell office:value-type="float" office:value="635" calcext:value-type="float">
            <text:p>635</text:p>
          </table:table-cell>
          <table:table-cell office:value-type="float" office:value="2.63" calcext:value-type="float">
            <text:p>2,63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.615</text:p>
          </table:table-cell>
          <table:table-cell office:value-type="float" office:value="170000" calcext:value-type="float">
            <text:p>170.000</text:p>
          </table:table-cell>
          <table:table-cell/>
          <table:table-cell office:value-type="float" office:value="1374" calcext:value-type="float">
            <text:p>1.374</text:p>
          </table:table-cell>
          <table:table-cell office:value-type="float" office:value="206" calcext:value-type="float">
            <text:p>206</text:p>
          </table:table-cell>
          <table:table-cell office:value-type="float" office:value="641" calcext:value-type="float">
            <text:p>641</text:p>
          </table:table-cell>
          <table:table-cell office:value-type="float" office:value="1283" calcext:value-type="float">
            <text:p>1.283</text:p>
          </table:table-cell>
          <table:table-cell office:value-type="float" office:value="1947" calcext:value-type="float">
            <text:p>1.947</text:p>
          </table:table-cell>
          <table:table-cell office:value-type="float" office:value="1694" calcext:value-type="float">
            <text:p>1.694</text:p>
          </table:table-cell>
          <table:table-cell office:value-type="float" office:value="229" calcext:value-type="float">
            <text:p>229</text:p>
          </table:table-cell>
          <table:table-cell office:value-type="float" office:value="1260" calcext:value-type="float">
            <text:p>1.260</text:p>
          </table:table-cell>
          <table:table-cell office:value-type="float" office:value="985" calcext:value-type="float">
            <text:p>985</text:p>
          </table:table-cell>
          <table:table-cell office:value-type="float" office:value="206" calcext:value-type="float">
            <text:p>206</text:p>
          </table:table-cell>
          <table:table-cell office:value-type="float" office:value="870" calcext:value-type="float">
            <text:p>870</text:p>
          </table:table-cell>
          <table:table-cell office:value-type="float" office:value="1374" calcext:value-type="float">
            <text:p>1.374</text:p>
          </table:table-cell>
          <table:table-cell office:value-type="float" office:value="573" calcext:value-type="float">
            <text:p>573</text:p>
          </table:table-cell>
          <table:table-cell office:value-type="float" office:value="2176" calcext:value-type="float">
            <text:p>2.176</text:p>
          </table:table-cell>
          <table:table-cell office:value-type="float" office:value="3802" calcext:value-type="float">
            <text:p>3.802</text:p>
          </table:table-cell>
          <table:table-cell office:value-type="float" office:value="710" calcext:value-type="float">
            <text:p>710</text:p>
          </table:table-cell>
          <table:table-cell office:value-type="float" office:value="825" calcext:value-type="float">
            <text:p>825</text:p>
          </table:table-cell>
          <table:table-cell office:value-type="float" office:value="1145" calcext:value-type="float">
            <text:p>1.145</text:p>
          </table:table-cell>
          <table:table-cell office:value-type="float" office:value="0" calcext:value-type="float">
            <text:p>0</text:p>
          </table:table-cell>
          <table:table-cell office:value-type="float" office:value="12069" calcext:value-type="float">
            <text:p>12.069</text:p>
          </table:table-cell>
          <table:table-cell office:value-type="float" office:value="0" calcext:value-type="float">
            <text:p>0</text:p>
          </table:table-cell>
          <table:table-cell office:value-type="float" office:value="9231" calcext:value-type="float">
            <text:p>9.231</text:p>
          </table:table-cell>
          <table:table-cell/>
          <table:table-cell table:formula="of:=IF([.CF102]=0;0;[.CE102]/[.CF102])" office:value-type="float" office:value="1.73529411764706" calcext:value-type="float">
            <text:p>1,74</text:p>
          </table:table-cell>
          <table:table-cell office:value-type="float" office:value="0.19" calcext:value-type="float">
            <text:p>0,19</text:p>
          </table:table-cell>
          <table:table-cell office:value-type="float" office:value="0.93" calcext:value-type="float">
            <text:p>0,93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0.34" calcext:value-type="float">
            <text:p>0,34</text:p>
          </table:table-cell>
          <table:table-cell office:value-type="float" office:value="0.12" calcext:value-type="float">
            <text:p>0,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35.44" calcext:value-type="float">
            <text:p>35,44</text:p>
          </table:table-cell>
          <table:table-cell office:value-type="float" office:value="1.2" calcext:value-type="float">
            <text:p>1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office:value-type="float" office:value="975" calcext:value-type="float">
            <text:p>9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95" calcext:value-type="float">
            <text:p>1.195</text:p>
          </table:table-cell>
          <table:table-cell office:value-type="float" office:value="3186" calcext:value-type="float">
            <text:p>3.186</text:p>
          </table:table-cell>
          <table:table-cell office:value-type="float" office:value="4430" calcext:value-type="float">
            <text:p>4.430</text:p>
          </table:table-cell>
          <table:table-cell office:value-type="float" office:value="0" calcext:value-type="float">
            <text:p>0</text:p>
          </table:table-cell>
          <table:table-cell office:value-type="float" office:value="35439" calcext:value-type="float">
            <text:p>35.439</text:p>
          </table:table-cell>
          <table:table-cell/>
          <table:table-cell table:number-columns-repeated="2" office:value-type="float" office:value="3.75" calcext:value-type="float">
            <text:p>3,7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,01</text:p>
          </table:table-cell>
          <table:table-cell office:value-type="float" office:value="180" calcext:value-type="float">
            <text:p>180</text:p>
          </table:table-cell>
          <table:table-cell office:value-type="float" office:value="4.81" calcext:value-type="float">
            <text:p>4,81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Dicke Bohnen</text:p>
          </table:table-cell>
          <table:table-cell table:formula="of:=([.N103]/(['Allgemeine Informationen'.$B$2]-[.P103])*['Allgemeine Informationen'.$B$2])" office:value-type="float" office:value="51.75983436853" calcext:value-type="float">
            <text:p>51,76</text:p>
          </table:table-cell>
          <table:table-cell table:formula="of:=[.L103]/(['Allgemeine Informationen'.$B$2]-[.P103])*['Allgemeine Informationen'.$B$2]" office:value-type="float" office:value="28.9855072463768" calcext:value-type="float">
            <text:p>28,99</text:p>
          </table:table-cell>
          <table:table-cell table:formula="of:=[.M103]/(['Allgemeine Informationen'.$B$2]-[.P103])*['Allgemeine Informationen'.$B$2]" office:value-type="float" office:value="2.0703933747412" calcext:value-type="float">
            <text:p>2,07</text:p>
          </table:table-cell>
          <table:table-cell table:formula="of:=[.Q103]/(['Allgemeine Informationen'.$B$2]-[.P103])*['Allgemeine Informationen'.$B$2]" office:value-type="float" office:value="12.4223602484472" calcext:value-type="float">
            <text:p>12,42</text:p>
          </table:table-cell>
          <table:table-cell/>
          <table:table-cell table:formula="of:=[.N103]/['Allgemeine Informationen'.$B$1]" office:value-type="float" office:value="1.25" calcext:value-type="float">
            <text:p>1,2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75.85" calcext:value-type="float">
            <text:p>75,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44" calcext:value-type="float">
            <text:p>44</text:p>
          </table:table-cell>
          <table:table-cell office:value-type="float" office:value="0.22" calcext:value-type="float">
            <text:p>0,2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2767" calcext:value-type="float">
            <text:p>2.7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,7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0000" calcext:value-type="float">
            <text:p>30.000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327" calcext:value-type="float">
            <text:p>327</text:p>
          </table:table-cell>
          <table:table-cell office:value-type="float" office:value="560" calcext:value-type="float">
            <text:p>560</text:p>
          </table:table-cell>
          <table:table-cell office:value-type="float" office:value="506" calcext:value-type="float">
            <text:p>506</text:p>
          </table:table-cell>
          <table:table-cell office:value-type="float" office:value="54" calcext:value-type="float">
            <text:p>54</text:p>
          </table:table-cell>
          <table:table-cell office:value-type="float" office:value="327" calcext:value-type="float">
            <text:p>327</text:p>
          </table:table-cell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office:value-type="float" office:value="358" calcext:value-type="float">
            <text:p>358</text:p>
          </table:table-cell>
          <table:table-cell office:value-type="float" office:value="319" calcext:value-type="float">
            <text:p>319</text:p>
          </table:table-cell>
          <table:table-cell office:value-type="float" office:value="871" calcext:value-type="float">
            <text:p>871</text:p>
          </table:table-cell>
          <table:table-cell office:value-type="float" office:value="1174" calcext:value-type="float">
            <text:p>1.174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.649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.352</text:p>
          </table:table-cell>
          <table:table-cell/>
          <table:table-cell table:formula="of:=IF([.CF103]=0;0;[.CE103]/[.CF103])" office:value-type="float" office:value="1.33333333333333" calcext:value-type="float">
            <text:p>1,3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2.26" calcext:value-type="float">
            <text:p>2,26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,16</text:p>
          </table:table-cell>
          <table:table-cell office:value-type="float" office:value="4.77" calcext:value-type="float">
            <text:p>4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390" calcext:value-type="float">
            <text:p>3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6" calcext:value-type="float">
            <text:p>3.996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2577" calcext:value-type="float">
            <text:p>2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5" calcext:value-type="float">
            <text:p>5.155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,03</text:p>
          </table:table-cell>
          <table:table-cell office:value-type="float" office:value="42" calcext:value-type="float">
            <text:p>42</text:p>
          </table:table-cell>
          <table:table-cell office:value-type="float" office:value="2.65" calcext:value-type="float">
            <text:p>2,65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Kichererbse</text:p>
          </table:table-cell>
          <table:table-cell table:formula="of:=([.N104]/(['Allgemeine Informationen'.$B$2]-[.P104])*['Allgemeine Informationen'.$B$2])" office:value-type="float" office:value="55.0687062483796" calcext:value-type="float">
            <text:p>55,07</text:p>
          </table:table-cell>
          <table:table-cell table:formula="of:=[.L104]/(['Allgemeine Informationen'.$B$2]-[.P104])*['Allgemeine Informationen'.$B$2]" office:value-type="float" office:value="19.4451646357272" calcext:value-type="float">
            <text:p>19,45</text:p>
          </table:table-cell>
          <table:table-cell table:formula="of:=[.M104]/(['Allgemeine Informationen'.$B$2]-[.P104])*['Allgemeine Informationen'.$B$2]" office:value-type="float" office:value="7.00025926886181" calcext:value-type="float">
            <text:p>7</text:p>
          </table:table-cell>
          <table:table-cell table:formula="of:=[.Q104]/(['Allgemeine Informationen'.$B$2]-[.P104])*['Allgemeine Informationen'.$B$2]" office:value-type="float" office:value="11.4078299196267" calcext:value-type="float">
            <text:p>11,41</text:p>
          </table:table-cell>
          <table:table-cell/>
          <table:table-cell table:formula="of:=[.N104]/['Allgemeine Informationen'.$B$1]" office:value-type="float" office:value="2.124" calcext:value-type="float">
            <text:p>2,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28" calcext:value-type="float">
            <text:p>628</text:p>
          </table:table-cell>
          <table:table-cell office:value-type="float" office:value="7.5" calcext:value-type="float">
            <text:p>7,5</text:p>
          </table:table-cell>
          <table:table-cell office:value-type="float" office:value="2.7" calcext:value-type="float">
            <text:p>2,7</text:p>
          </table:table-cell>
          <table:table-cell office:value-type="float" office:value="21.24" calcext:value-type="float">
            <text:p>21,24</text:p>
          </table:table-cell>
          <table:table-cell office:value-type="float" office:value="0" calcext:value-type="float">
            <text:p>0</text:p>
          </table:table-cell>
          <table:table-cell office:value-type="float" office:value="61.43" calcext:value-type="float">
            <text:p>61,43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710" calcext:value-type="float">
            <text:p>710</text:p>
          </table:table-cell>
          <table:table-cell office:value-type="float" office:value="3583" calcext:value-type="float">
            <text:p>3.5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.95" calcext:value-type="float">
            <text:p>2,95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office:value-type="float" office:value="1.42" calcext:value-type="float">
            <text:p>1,4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.210</text:p>
          </table:table-cell>
          <table:table-cell office:value-type="float" office:value="50000" calcext:value-type="float">
            <text:p>50.00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94" calcext:value-type="float">
            <text:p>94</text:p>
          </table:table-cell>
          <table:table-cell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office:value-type="float" office:value="586" calcext:value-type="float">
            <text:p>586</text:p>
          </table:table-cell>
          <table:table-cell office:value-type="float" office:value="531" calcext:value-type="float">
            <text:p>531</text:p>
          </table:table-cell>
          <table:table-cell office:value-type="float" office:value="86" calcext:value-type="float">
            <text:p>86</text:p>
          </table:table-cell>
          <table:table-cell office:value-type="float" office:value="375" calcext:value-type="float">
            <text:p>375</text:p>
          </table:table-cell>
          <table:table-cell office:value-type="float" office:value="305" calcext:value-type="float">
            <text:p>305</text:p>
          </table:table-cell>
          <table:table-cell office:value-type="float" office:value="71" calcext:value-type="float">
            <text:p>71</text:p>
          </table:table-cell>
          <table:table-cell office:value-type="float" office:value="274" calcext:value-type="float">
            <text:p>274</text:p>
          </table:table-cell>
          <table:table-cell office:value-type="float" office:value="367" calcext:value-type="float">
            <text:p>367</text:p>
          </table:table-cell>
          <table:table-cell office:value-type="float" office:value="336" calcext:value-type="float">
            <text:p>336</text:p>
          </table:table-cell>
          <table:table-cell office:value-type="float" office:value="914" calcext:value-type="float">
            <text:p>914</text:p>
          </table:table-cell>
          <table:table-cell office:value-type="float" office:value="1249" calcext:value-type="float">
            <text:p>1.249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962" calcext:value-type="float">
            <text:p>3.962</text:p>
          </table:table-cell>
          <table:table-cell office:value-type="float" office:value="0" calcext:value-type="float">
            <text:p>0</text:p>
          </table:table-cell>
          <table:table-cell office:value-type="float" office:value="3538" calcext:value-type="float">
            <text:p>3.538</text:p>
          </table:table-cell>
          <table:table-cell/>
          <table:table-cell table:formula="of:=IF([.CF104]=0;0;[.CE104]/[.CF104])" office:value-type="float" office:value="0.755813953488372" calcext:value-type="float">
            <text:p>0,76</text:p>
          </table:table-cell>
          <table:table-cell office:value-type="float" office:value="0.5" calcext:value-type="float">
            <text:p>0,5</text:p>
          </table:table-cell>
          <table:table-cell office:value-type="float" office:value="1.51" calcext:value-type="float">
            <text:p>1,51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0.86" calcext:value-type="float">
            <text:p>0,86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,8</text:p>
          </table:table-cell>
          <table:table-cell office:value-type="float" office:value="1.5" calcext:value-type="float">
            <text:p>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2" calcext:value-type="float">
            <text:p>1.06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850" calcext:value-type="float">
            <text:p>850</text:p>
          </table:table-cell>
          <table:table-cell office:value-type="float" office:value="1130" calcext:value-type="float">
            <text:p>1.130</text:p>
          </table:table-cell>
          <table:table-cell office:value-type="float" office:value="0" calcext:value-type="float">
            <text:p>0</text:p>
          </table:table-cell>
          <table:table-cell office:value-type="float" office:value="20800" calcext:value-type="float">
            <text:p>20.800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4.14" calcext:value-type="float">
            <text:p>4,14</text:p>
          </table:table-cell>
          <table:table-cell office:value-type="float" office:value="88" calcext:value-type="float">
            <text:p>88</text:p>
          </table:table-cell>
          <table:table-cell office:value-type="float" office:value="0.05" calcext:value-type="float">
            <text:p>0,05</text:p>
          </table:table-cell>
          <table:table-cell office:value-type="float" office:value="150" calcext:value-type="float">
            <text:p>150</text:p>
          </table:table-cell>
          <table:table-cell office:value-type="float" office:value="3.04" calcext:value-type="float">
            <text:p>3,04</text:p>
          </table:table-cell>
          <table:table-cell table:number-columns-repeated="857"/>
        </table:table-row>
        <table:table-row table:style-name="ro1">
          <table:table-cell table:number-columns-repeated="976"/>
        </table:table-row>
        <table:table-row table:style-name="ro3">
          <table:table-cell table:style-name="Heading1" office:value-type="string" calcext:value-type="string">
            <text:p>Fleisch, Fisch, Geflügel</text:p>
          </table:table-cell>
          <table:table-cell table:number-columns-repeated="975"/>
        </table:table-row>
        <table:table-row table:style-name="ro4">
          <table:table-cell office:value-type="string" calcext:value-type="string">
            <text:p>Suppenhuhn roh</text:p>
          </table:table-cell>
          <table:table-cell table:formula="of:=([.N107]/(['Allgemeine Informationen'.$B$2]-[.P107])*['Allgemeine Informationen'.$B$2])" office:value-type="float" office:value="0" calcext:value-type="float">
            <text:p>0</text:p>
          </table:table-cell>
          <table:table-cell table:formula="of:=[.L107]/(['Allgemeine Informationen'.$B$2]-[.P107])*['Allgemeine Informationen'.$B$2]" office:value-type="float" office:value="46.5643090863328" calcext:value-type="float">
            <text:p>46,56</text:p>
          </table:table-cell>
          <table:table-cell table:formula="of:=[.M107]/(['Allgemeine Informationen'.$B$2]-[.P107])*['Allgemeine Informationen'.$B$2]" office:value-type="float" office:value="51.0948905109489" calcext:value-type="float">
            <text:p>51,09</text:p>
          </table:table-cell>
          <table:table-cell table:formula="of:=[.Q107]/(['Allgemeine Informationen'.$B$2]-[.P107])*['Allgemeine Informationen'.$B$2]" office:value-type="float" office:value="0" calcext:value-type="float">
            <text:p>0</text:p>
          </table:table-cell>
          <table:table-cell/>
          <table:table-cell table:formula="of:=[.N107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066" calcext:value-type="float">
            <text:p>1.066</text:p>
          </table:table-cell>
          <table:table-cell office:value-type="float" office:value="18.5" calcext:value-type="float">
            <text:p>18,5</text:p>
          </table:table-cell>
          <table:table-cell office:value-type="float" office:value="20.3" calcext:value-type="float">
            <text:p>2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7" calcext:value-type="float">
            <text:p>60,2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733" calcext:value-type="float">
            <text:p>12.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,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0000" calcext:value-type="float">
            <text:p>200.000</text:p>
          </table:table-cell>
          <table:table-cell/>
          <table:table-cell office:value-type="float" office:value="1201" calcext:value-type="float">
            <text:p>1.201</text:p>
          </table:table-cell>
          <table:table-cell office:value-type="float" office:value="257" calcext:value-type="float">
            <text:p>257</text:p>
          </table:table-cell>
          <table:table-cell office:value-type="float" office:value="544" calcext:value-type="float">
            <text:p>544</text:p>
          </table:table-cell>
          <table:table-cell office:value-type="float" office:value="1006" calcext:value-type="float">
            <text:p>1.006</text:p>
          </table:table-cell>
          <table:table-cell office:value-type="float" office:value="1375" calcext:value-type="float">
            <text:p>1.375</text:p>
          </table:table-cell>
          <table:table-cell office:value-type="float" office:value="1673" calcext:value-type="float">
            <text:p>1.673</text:p>
          </table:table-cell>
          <table:table-cell office:value-type="float" office:value="493" calcext:value-type="float">
            <text:p>493</text:p>
          </table:table-cell>
          <table:table-cell office:value-type="float" office:value="749" calcext:value-type="float">
            <text:p>749</text:p>
          </table:table-cell>
          <table:table-cell office:value-type="float" office:value="811" calcext:value-type="float">
            <text:p>811</text:p>
          </table:table-cell>
          <table:table-cell office:value-type="float" office:value="236" calcext:value-type="float">
            <text:p>236</text:p>
          </table:table-cell>
          <table:table-cell office:value-type="float" office:value="667" calcext:value-type="float">
            <text:p>667</text:p>
          </table:table-cell>
          <table:table-cell office:value-type="float" office:value="934" calcext:value-type="float">
            <text:p>934</text:p>
          </table:table-cell>
          <table:table-cell office:value-type="float" office:value="1079" calcext:value-type="float">
            <text:p>1.079</text:p>
          </table:table-cell>
          <table:table-cell office:value-type="float" office:value="1798" calcext:value-type="float">
            <text:p>1.798</text:p>
          </table:table-cell>
          <table:table-cell office:value-type="float" office:value="2997" calcext:value-type="float">
            <text:p>2.997</text:p>
          </table:table-cell>
          <table:table-cell office:value-type="float" office:value="980" calcext:value-type="float">
            <text:p>98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946" calcext:value-type="float">
            <text:p>9.946</text:p>
          </table:table-cell>
          <table:table-cell office:value-type="float" office:value="0" calcext:value-type="float">
            <text:p>0</text:p>
          </table:table-cell>
          <table:table-cell office:value-type="float" office:value="8554" calcext:value-type="float">
            <text:p>8.554</text:p>
          </table:table-cell>
          <table:table-cell/>
          <table:table-cell table:formula="of:=IF([.CF107]=0;0;[.CE107]/[.CF107])" office:value-type="float" office:value="0.138832997987928" calcext:value-type="float">
            <text:p>0,14</text:p>
          </table:table-cell>
          <table:table-cell office:value-type="float" office:value="6.7" calcext:value-type="float">
            <text:p>6,7</text:p>
          </table:table-cell>
          <table:table-cell office:value-type="float" office:value="5.69" calcext:value-type="float">
            <text:p>5,69</text:p>
          </table:table-cell>
          <table:table-cell office:value-type="float" office:value="6.78" calcext:value-type="float">
            <text:p>6,78</text:p>
          </table:table-cell>
          <table:table-cell office:value-type="float" office:value="0.69" calcext:value-type="float">
            <text:p>0,69</text:p>
          </table:table-cell>
          <table:table-cell office:value-type="float" office:value="4.97" calcext:value-type="float">
            <text:p>4,97</text:p>
          </table:table-cell>
          <table:table-cell office:value-type="float" office:value="5.93" calcext:value-type="float">
            <text:p>5,93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59" calcext:value-type="float">
            <text:p>159</text:p>
          </table:table-cell>
          <table:table-cell office:value-type="float" office:value="0.85" calcext:value-type="float">
            <text:p>0,8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ind Filet (Lende) roh</text:p>
          </table:table-cell>
          <table:table-cell table:formula="of:=([.N108]/(['Allgemeine Informationen'.$B$2]-[.P108])*['Allgemeine Informationen'.$B$2])" office:value-type="float" office:value="0" calcext:value-type="float">
            <text:p>0</text:p>
          </table:table-cell>
          <table:table-cell table:formula="of:=[.L108]/(['Allgemeine Informationen'.$B$2]-[.P108])*['Allgemeine Informationen'.$B$2]" office:value-type="float" office:value="80.4554079696395" calcext:value-type="float">
            <text:p>80,46</text:p>
          </table:table-cell>
          <table:table-cell table:formula="of:=[.M108]/(['Allgemeine Informationen'.$B$2]-[.P108])*['Allgemeine Informationen'.$B$2]" office:value-type="float" office:value="15.180265654649" calcext:value-type="float">
            <text:p>15,18</text:p>
          </table:table-cell>
          <table:table-cell table:formula="of:=[.Q108]/(['Allgemeine Informationen'.$B$2]-[.P108])*['Allgemeine Informationen'.$B$2]" office:value-type="float" office:value="0" calcext:value-type="float">
            <text:p>0</text:p>
          </table:table-cell>
          <table:table-cell/>
          <table:table-cell table:formula="of:=[.N108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508" calcext:value-type="float">
            <text:p>508</text:p>
          </table:table-cell>
          <table:table-cell office:value-type="float" office:value="21.2" calcext:value-type="float">
            <text:p>21,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5" calcext:value-type="float">
            <text:p>73,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15" calcext:value-type="float">
            <text:p>1,15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483" calcext:value-type="float">
            <text:p>8.4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  <table:table-cell office:value-type="float" office:value="4.41" calcext:value-type="float">
            <text:p>4,4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7000" calcext:value-type="float">
            <text:p>187.000</text:p>
          </table:table-cell>
          <table:table-cell/>
          <table:table-cell office:value-type="float" office:value="1269" calcext:value-type="float">
            <text:p>1.269</text:p>
          </table:table-cell>
          <table:table-cell office:value-type="float" office:value="242" calcext:value-type="float">
            <text:p>242</text:p>
          </table:table-cell>
          <table:table-cell office:value-type="float" office:value="699" calcext:value-type="float">
            <text:p>699</text:p>
          </table:table-cell>
          <table:table-cell office:value-type="float" office:value="1053" calcext:value-type="float">
            <text:p>1.053</text:p>
          </table:table-cell>
          <table:table-cell office:value-type="float" office:value="1710" calcext:value-type="float">
            <text:p>1.710</text:p>
          </table:table-cell>
          <table:table-cell office:value-type="float" office:value="1770" calcext:value-type="float">
            <text:p>1.770</text:p>
          </table:table-cell>
          <table:table-cell office:value-type="float" office:value="527" calcext:value-type="float">
            <text:p>527</text:p>
          </table:table-cell>
          <table:table-cell office:value-type="float" office:value="864" calcext:value-type="float">
            <text:p>864</text:p>
          </table:table-cell>
          <table:table-cell office:value-type="float" office:value="959" calcext:value-type="float">
            <text:p>959</text:p>
          </table:table-cell>
          <table:table-cell office:value-type="float" office:value="233" calcext:value-type="float">
            <text:p>233</text:p>
          </table:table-cell>
          <table:table-cell office:value-type="float" office:value="699" calcext:value-type="float">
            <text:p>699</text:p>
          </table:table-cell>
          <table:table-cell office:value-type="float" office:value="1148" calcext:value-type="float">
            <text:p>1.148</text:p>
          </table:table-cell>
          <table:table-cell office:value-type="float" office:value="1399" calcext:value-type="float">
            <text:p>1.399</text:p>
          </table:table-cell>
          <table:table-cell office:value-type="float" office:value="1978" calcext:value-type="float">
            <text:p>1.978</text:p>
          </table:table-cell>
          <table:table-cell office:value-type="float" office:value="3454" calcext:value-type="float">
            <text:p>3.454</text:p>
          </table:table-cell>
          <table:table-cell office:value-type="float" office:value="1295" calcext:value-type="float">
            <text:p>1.295</text:p>
          </table:table-cell>
          <table:table-cell office:value-type="float" office:value="1010" calcext:value-type="float">
            <text:p>1.01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1173" calcext:value-type="float">
            <text:p>11.173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.025</text:p>
          </table:table-cell>
          <table:table-cell/>
          <table:table-cell table:formula="of:=IF([.CF108]=0;0;[.CE108]/[.CF108])" office:value-type="float" office:value="0.357142857142857" calcext:value-type="float">
            <text:p>0,36</text:p>
          </table:table-cell>
          <table:table-cell office:value-type="float" office:value="1.75" calcext:value-type="float">
            <text:p>1,75</text:p>
          </table:table-cell>
          <table:table-cell office:value-type="float" office:value="0.18" calcext:value-type="float">
            <text:p>0,18</text:p>
          </table:table-cell>
          <table:table-cell office:value-type="float" office:value="1.74" calcext:value-type="float">
            <text:p>1,74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.52" calcext:value-type="float">
            <text:p>1,52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,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chaf Filet roh</text:p>
          </table:table-cell>
          <table:table-cell table:formula="of:=([.N109]/(['Allgemeine Informationen'.$B$2]-[.P109])*['Allgemeine Informationen'.$B$2])" office:value-type="float" office:value="0" calcext:value-type="float">
            <text:p>0</text:p>
          </table:table-cell>
          <table:table-cell table:formula="of:=[.L109]/(['Allgemeine Informationen'.$B$2]-[.P109])*['Allgemeine Informationen'.$B$2]" office:value-type="float" office:value="81.9277108433735" calcext:value-type="float">
            <text:p>81,93</text:p>
          </table:table-cell>
          <table:table-cell table:formula="of:=[.M109]/(['Allgemeine Informationen'.$B$2]-[.P109])*['Allgemeine Informationen'.$B$2]" office:value-type="float" office:value="13.6546184738956" calcext:value-type="float">
            <text:p>13,65</text:p>
          </table:table-cell>
          <table:table-cell table:formula="of:=[.Q109]/(['Allgemeine Informationen'.$B$2]-[.P109])*['Allgemeine Informationen'.$B$2]" office:value-type="float" office:value="0" calcext:value-type="float">
            <text:p>0</text:p>
          </table:table-cell>
          <table:table-cell/>
          <table:table-cell table:formula="of:=[.N109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73" calcext:value-type="float">
            <text:p>473</text:p>
          </table:table-cell>
          <table:table-cell office:value-type="float" office:value="20.4" calcext:value-type="float">
            <text:p>20,4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" calcext:value-type="float">
            <text:p>75,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,13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0" calcext:value-type="float">
            <text:p>10.7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.91" calcext:value-type="float">
            <text:p>1,91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3.19" calcext:value-type="float">
            <text:p>3,1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2000" calcext:value-type="float">
            <text:p>202.000</text:p>
          </table:table-cell>
          <table:table-cell/>
          <table:table-cell office:value-type="float" office:value="1318" calcext:value-type="float">
            <text:p>1.318</text:p>
          </table:table-cell>
          <table:table-cell office:value-type="float" office:value="255" calcext:value-type="float">
            <text:p>255</text:p>
          </table:table-cell>
          <table:table-cell office:value-type="float" office:value="574" calcext:value-type="float">
            <text:p>574</text:p>
          </table:table-cell>
          <table:table-cell office:value-type="float" office:value="1042" calcext:value-type="float">
            <text:p>1.042</text:p>
          </table:table-cell>
          <table:table-cell office:value-type="float" office:value="1594" calcext:value-type="float">
            <text:p>1.594</text:p>
          </table:table-cell>
          <table:table-cell office:value-type="float" office:value="1721" calcext:value-type="float">
            <text:p>1.721</text:p>
          </table:table-cell>
          <table:table-cell office:value-type="float" office:value="510" calcext:value-type="float">
            <text:p>510</text:p>
          </table:table-cell>
          <table:table-cell office:value-type="float" office:value="807" calcext:value-type="float">
            <text:p>807</text:p>
          </table:table-cell>
          <table:table-cell office:value-type="float" office:value="956" calcext:value-type="float">
            <text:p>956</text:p>
          </table:table-cell>
          <table:table-cell office:value-type="float" office:value="255" calcext:value-type="float">
            <text:p>255</text:p>
          </table:table-cell>
          <table:table-cell office:value-type="float" office:value="723" calcext:value-type="float">
            <text:p>723</text:p>
          </table:table-cell>
          <table:table-cell office:value-type="float" office:value="1042" calcext:value-type="float">
            <text:p>1.042</text:p>
          </table:table-cell>
          <table:table-cell office:value-type="float" office:value="1275" calcext:value-type="float">
            <text:p>1.275</text:p>
          </table:table-cell>
          <table:table-cell office:value-type="float" office:value="1912" calcext:value-type="float">
            <text:p>1.912</text:p>
          </table:table-cell>
          <table:table-cell office:value-type="float" office:value="3485" calcext:value-type="float">
            <text:p>3.485</text:p>
          </table:table-cell>
          <table:table-cell office:value-type="float" office:value="1042" calcext:value-type="float">
            <text:p>1.042</text:p>
          </table:table-cell>
          <table:table-cell office:value-type="float" office:value="977" calcext:value-type="float">
            <text:p>97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10797" calcext:value-type="float">
            <text:p>10.797</text:p>
          </table:table-cell>
          <table:table-cell office:value-type="float" office:value="0" calcext:value-type="float">
            <text:p>0</text:p>
          </table:table-cell>
          <table:table-cell office:value-type="float" office:value="9604" calcext:value-type="float">
            <text:p>9.604</text:p>
          </table:table-cell>
          <table:table-cell/>
          <table:table-cell table:formula="of:=IF([.CF109]=0;0;[.CE109]/[.CF109])" office:value-type="float" office:value="0.285714285714286" calcext:value-type="float">
            <text:p>0,29</text:p>
          </table:table-cell>
          <table:table-cell office:value-type="float" office:value="1.34" calcext:value-type="float">
            <text:p>1,34</text:p>
          </table:table-cell>
          <table:table-cell office:value-type="float" office:value="0.18" calcext:value-type="float">
            <text:p>0,18</text:p>
          </table:table-cell>
          <table:table-cell office:value-type="float" office:value="1.46" calcext:value-type="float">
            <text:p>1,46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1.34" calcext:value-type="float">
            <text:p>1,34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Fische roh</text:p>
          </table:table-cell>
          <table:table-cell table:formula="of:=([.N110]/(['Allgemeine Informationen'.$B$2]-[.P110])*['Allgemeine Informationen'.$B$2])" office:value-type="float" office:value="0" calcext:value-type="float">
            <text:p>0</text:p>
          </table:table-cell>
          <table:table-cell table:formula="of:=[.L110]/(['Allgemeine Informationen'.$B$2]-[.P110])*['Allgemeine Informationen'.$B$2]" office:value-type="float" office:value="84.811237928007" calcext:value-type="float">
            <text:p>84,81</text:p>
          </table:table-cell>
          <table:table-cell table:formula="of:=[.M110]/(['Allgemeine Informationen'.$B$2]-[.P110])*['Allgemeine Informationen'.$B$2]" office:value-type="float" office:value="10.4916593503073" calcext:value-type="float">
            <text:p>10,49</text:p>
          </table:table-cell>
          <table:table-cell table:formula="of:=[.Q110]/(['Allgemeine Informationen'.$B$2]-[.P110])*['Allgemeine Informationen'.$B$2]" office:value-type="float" office:value="0" calcext:value-type="float">
            <text:p>0</text:p>
          </table:table-cell>
          <table:table-cell/>
          <table:table-cell table:formula="of:=[.N110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17" calcext:value-type="float">
            <text:p>417</text:p>
          </table:table-cell>
          <table:table-cell office:value-type="float" office:value="19.32" calcext:value-type="float">
            <text:p>19,32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2" calcext:value-type="float">
            <text:p>77,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07" calcext:value-type="float">
            <text:p>1,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,16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,08</text:p>
          </table:table-cell>
          <table:table-cell office:value-type="float" office:value="0.44" calcext:value-type="float">
            <text:p>0,44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,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7" calcext:value-type="float">
            <text:p>6.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0" calcext:value-type="float">
            <text:p>230.000</text:p>
          </table:table-cell>
          <table:table-cell/>
          <table:table-cell office:value-type="float" office:value="1213" calcext:value-type="float">
            <text:p>1.213</text:p>
          </table:table-cell>
          <table:table-cell office:value-type="float" office:value="247" calcext:value-type="float">
            <text:p>247</text:p>
          </table:table-cell>
          <table:table-cell office:value-type="float" office:value="442" calcext:value-type="float">
            <text:p>442</text:p>
          </table:table-cell>
          <table:table-cell office:value-type="float" office:value="956" calcext:value-type="float">
            <text:p>956</text:p>
          </table:table-cell>
          <table:table-cell office:value-type="float" office:value="1635" calcext:value-type="float">
            <text:p>1.635</text:p>
          </table:table-cell>
          <table:table-cell office:value-type="float" office:value="1923" calcext:value-type="float">
            <text:p>1.923</text:p>
          </table:table-cell>
          <table:table-cell office:value-type="float" office:value="668" calcext:value-type="float">
            <text:p>668</text:p>
          </table:table-cell>
          <table:table-cell office:value-type="float" office:value="812" calcext:value-type="float">
            <text:p>812</text:p>
          </table:table-cell>
          <table:table-cell office:value-type="float" office:value="895" calcext:value-type="float">
            <text:p>895</text:p>
          </table:table-cell>
          <table:table-cell office:value-type="float" office:value="226" calcext:value-type="float">
            <text:p>226</text:p>
          </table:table-cell>
          <table:table-cell office:value-type="float" office:value="679" calcext:value-type="float">
            <text:p>679</text:p>
          </table:table-cell>
          <table:table-cell office:value-type="float" office:value="1028" calcext:value-type="float">
            <text:p>1.028</text:p>
          </table:table-cell>
          <table:table-cell office:value-type="float" office:value="1162" calcext:value-type="float">
            <text:p>1.162</text:p>
          </table:table-cell>
          <table:table-cell office:value-type="float" office:value="2056" calcext:value-type="float">
            <text:p>2.056</text:p>
          </table:table-cell>
          <table:table-cell office:value-type="float" office:value="3044" calcext:value-type="float">
            <text:p>3.044</text:p>
          </table:table-cell>
          <table:table-cell office:value-type="float" office:value="864" calcext:value-type="float">
            <text:p>864</text:p>
          </table:table-cell>
          <table:table-cell office:value-type="float" office:value="638" calcext:value-type="float">
            <text:p>638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0724" calcext:value-type="float">
            <text:p>10.724</text:p>
          </table:table-cell>
          <table:table-cell office:value-type="float" office:value="0" calcext:value-type="float">
            <text:p>0</text:p>
          </table:table-cell>
          <table:table-cell office:value-type="float" office:value="8597" calcext:value-type="float">
            <text:p>8.597</text:p>
          </table:table-cell>
          <table:table-cell/>
          <table:table-cell table:formula="of:=IF([.CF110]=0;0;[.CE110]/[.CF110])" office:value-type="float" office:value="7.27272727272727" calcext:value-type="float">
            <text:p>7,27</text:p>
          </table:table-cell>
          <table:table-cell office:value-type="float" office:value="0.72" calcext:value-type="float">
            <text:p>0,72</text:p>
          </table:table-cell>
          <table:table-cell office:value-type="float" office:value="0.93" calcext:value-type="float">
            <text:p>0,93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11" calcext:value-type="float">
            <text:p>0,11</text:p>
          </table:table-cell>
          <table:table-cell office:value-type="float" office:value="0.53" calcext:value-type="float">
            <text:p>0,53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chwein Filet (Lende) roh</text:p>
          </table:table-cell>
          <table:table-cell table:formula="of:=([.N111]/(['Allgemeine Informationen'.$B$2]-[.P111])*['Allgemeine Informationen'.$B$2])" office:value-type="float" office:value="0" calcext:value-type="float">
            <text:p>0</text:p>
          </table:table-cell>
          <table:table-cell table:formula="of:=[.L111]/(['Allgemeine Informationen'.$B$2]-[.P111])*['Allgemeine Informationen'.$B$2]" office:value-type="float" office:value="87.3015873015873" calcext:value-type="float">
            <text:p>87,3</text:p>
          </table:table-cell>
          <table:table-cell table:formula="of:=[.M111]/(['Allgemeine Informationen'.$B$2]-[.P111])*['Allgemeine Informationen'.$B$2]" office:value-type="float" office:value="7.93650793650794" calcext:value-type="float">
            <text:p>7,94</text:p>
          </table:table-cell>
          <table:table-cell table:formula="of:=[.Q111]/(['Allgemeine Informationen'.$B$2]-[.P111])*['Allgemeine Informationen'.$B$2]" office:value-type="float" office:value="0" calcext:value-type="float">
            <text:p>0</text:p>
          </table:table-cell>
          <table:table-cell/>
          <table:table-cell table:formula="of:=[.N111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" calcext:value-type="float">
            <text:p>74,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0.23" calcext:value-type="float">
            <text:p>0,2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.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,09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93000" calcext:value-type="float">
            <text:p>193.000</text:p>
          </table:table-cell>
          <table:table-cell/>
          <table:table-cell office:value-type="float" office:value="1316" calcext:value-type="float">
            <text:p>1.316</text:p>
          </table:table-cell>
          <table:table-cell office:value-type="float" office:value="260" calcext:value-type="float">
            <text:p>260</text:p>
          </table:table-cell>
          <table:table-cell office:value-type="float" office:value="857" calcext:value-type="float">
            <text:p>857</text:p>
          </table:table-cell>
          <table:table-cell office:value-type="float" office:value="1100" calcext:value-type="float">
            <text:p>1.100</text:p>
          </table:table-cell>
          <table:table-cell office:value-type="float" office:value="1662" calcext:value-type="float">
            <text:p>1.662</text:p>
          </table:table-cell>
          <table:table-cell office:value-type="float" office:value="1905" calcext:value-type="float">
            <text:p>1.905</text:p>
          </table:table-cell>
          <table:table-cell office:value-type="float" office:value="623" calcext:value-type="float">
            <text:p>623</text:p>
          </table:table-cell>
          <table:table-cell office:value-type="float" office:value="849" calcext:value-type="float">
            <text:p>849</text:p>
          </table:table-cell>
          <table:table-cell office:value-type="float" office:value="1082" calcext:value-type="float">
            <text:p>1.082</text:p>
          </table:table-cell>
          <table:table-cell office:value-type="float" office:value="260" calcext:value-type="float">
            <text:p>260</text:p>
          </table:table-cell>
          <table:table-cell office:value-type="float" office:value="788" calcext:value-type="float">
            <text:p>788</text:p>
          </table:table-cell>
          <table:table-cell office:value-type="float" office:value="1229" calcext:value-type="float">
            <text:p>1.229</text:p>
          </table:table-cell>
          <table:table-cell office:value-type="float" office:value="1333" calcext:value-type="float">
            <text:p>1.333</text:p>
          </table:table-cell>
          <table:table-cell office:value-type="float" office:value="2104" calcext:value-type="float">
            <text:p>2.104</text:p>
          </table:table-cell>
          <table:table-cell office:value-type="float" office:value="3385" calcext:value-type="float">
            <text:p>3.385</text:p>
          </table:table-cell>
          <table:table-cell office:value-type="float" office:value="1229" calcext:value-type="float">
            <text:p>1.229</text:p>
          </table:table-cell>
          <table:table-cell office:value-type="float" office:value="1048" calcext:value-type="float">
            <text:p>1.048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1931" calcext:value-type="float">
            <text:p>11.931</text:p>
          </table:table-cell>
          <table:table-cell office:value-type="float" office:value="0" calcext:value-type="float">
            <text:p>0</text:p>
          </table:table-cell>
          <table:table-cell office:value-type="float" office:value="10069" calcext:value-type="float">
            <text:p>10.069</text:p>
          </table:table-cell>
          <table:table-cell/>
          <table:table-cell table:formula="of:=IF([.CF111]=0;0;[.CE111]/[.CF111])" office:value-type="float" office:value="0.166666666666667" calcext:value-type="float">
            <text:p>0,17</text:p>
          </table:table-cell>
          <table:table-cell office:value-type="float" office:value="0.77" calcext:value-type="float">
            <text:p>0,77</text:p>
          </table:table-cell>
          <table:table-cell office:value-type="float" office:value="0.16" calcext:value-type="float">
            <text:p>0,16</text:p>
          </table:table-cell>
          <table:table-cell office:value-type="float" office:value="0.9" calcext:value-type="float">
            <text:p>0,9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83" calcext:value-type="float">
            <text:p>0,83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,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ute Brust roh</text:p>
          </table:table-cell>
          <table:table-cell table:formula="of:=([.N112]/(['Allgemeine Informationen'.$B$2]-[.P112])*['Allgemeine Informationen'.$B$2])" office:value-type="float" office:value="0" calcext:value-type="float">
            <text:p>0</text:p>
          </table:table-cell>
          <table:table-cell table:formula="of:=[.L112]/(['Allgemeine Informationen'.$B$2]-[.P112])*['Allgemeine Informationen'.$B$2]" office:value-type="float" office:value="91.6349809885932" calcext:value-type="float">
            <text:p>91,63</text:p>
          </table:table-cell>
          <table:table-cell table:formula="of:=[.M112]/(['Allgemeine Informationen'.$B$2]-[.P112])*['Allgemeine Informationen'.$B$2]" office:value-type="float" office:value="3.76425855513308" calcext:value-type="float">
            <text:p>3,76</text:p>
          </table:table-cell>
          <table:table-cell table:formula="of:=[.Q112]/(['Allgemeine Informationen'.$B$2]-[.P112])*['Allgemeine Informationen'.$B$2]" office:value-type="float" office:value="0" calcext:value-type="float">
            <text:p>0</text:p>
          </table:table-cell>
          <table:table-cell/>
          <table:table-cell table:formula="of:=[.N112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46" calcext:value-type="float">
            <text:p>446</text:p>
          </table:table-cell>
          <table:table-cell office:value-type="float" office:value="24.1" calcext:value-type="float">
            <text:p>24,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" calcext:value-type="float">
            <text:p>73,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67" calcext:value-type="float">
            <text:p>14.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0000" calcext:value-type="float">
            <text:p>200.000</text:p>
          </table:table-cell>
          <table:table-cell/>
          <table:table-cell office:value-type="float" office:value="1570" calcext:value-type="float">
            <text:p>1.570</text:p>
          </table:table-cell>
          <table:table-cell office:value-type="float" office:value="260" calcext:value-type="float">
            <text:p>260</text:p>
          </table:table-cell>
          <table:table-cell office:value-type="float" office:value="840" calcext:value-type="float">
            <text:p>840</text:p>
          </table:table-cell>
          <table:table-cell office:value-type="float" office:value="1220" calcext:value-type="float">
            <text:p>1.220</text:p>
          </table:table-cell>
          <table:table-cell office:value-type="float" office:value="1850" calcext:value-type="float">
            <text:p>1.850</text:p>
          </table:table-cell>
          <table:table-cell office:value-type="float" office:value="2110" calcext:value-type="float">
            <text:p>2.110</text:p>
          </table:table-cell>
          <table:table-cell office:value-type="float" office:value="630" calcext:value-type="float">
            <text:p>630</text:p>
          </table:table-cell>
          <table:table-cell office:value-type="float" office:value="880" calcext:value-type="float">
            <text:p>880</text:p>
          </table:table-cell>
          <table:table-cell office:value-type="float" office:value="970" calcext:value-type="float">
            <text:p>970</text:p>
          </table:table-cell>
          <table:table-cell office:value-type="float" office:value="220" calcext:value-type="float">
            <text:p>220</text:p>
          </table:table-cell>
          <table:table-cell office:value-type="float" office:value="360" calcext:value-type="float">
            <text:p>360</text:p>
          </table:table-cell>
          <table:table-cell office:value-type="float" office:value="1240" calcext:value-type="float">
            <text:p>1.240</text:p>
          </table:table-cell>
          <table:table-cell office:value-type="float" office:value="1369" calcext:value-type="float">
            <text:p>1.369</text:p>
          </table:table-cell>
          <table:table-cell office:value-type="float" office:value="2283" calcext:value-type="float">
            <text:p>2.283</text:p>
          </table:table-cell>
          <table:table-cell office:value-type="float" office:value="3805" calcext:value-type="float">
            <text:p>3.805</text:p>
          </table:table-cell>
          <table:table-cell office:value-type="float" office:value="1243" calcext:value-type="float">
            <text:p>1.243</text:p>
          </table:table-cell>
          <table:table-cell office:value-type="float" office:value="1142" calcext:value-type="float">
            <text:p>1.142</text:p>
          </table:table-cell>
          <table:table-cell office:value-type="float" office:value="1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office:value-type="float" office:value="12150" calcext:value-type="float">
            <text:p>12.150</text:p>
          </table:table-cell>
          <table:table-cell office:value-type="float" office:value="0" calcext:value-type="float">
            <text:p>0</text:p>
          </table:table-cell>
          <table:table-cell office:value-type="float" office:value="10857" calcext:value-type="float">
            <text:p>10.857</text:p>
          </table:table-cell>
          <table:table-cell/>
          <table:table-cell table:formula="of:=IF([.CF112]=0;0;[.CE112]/[.CF112])" office:value-type="float" office:value="0.347826086956522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1" calcext:value-type="float">
            <text:p>0,31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,85</text:p>
          </table:table-cell>
          <table:table-cell table:number-columns-repeated="857"/>
        </table:table-row>
        <table:table-row table:style-name="ro1">
          <table:table-cell table:number-columns-repeated="976"/>
        </table:table-row>
        <table:table-row table:style-name="ro3">
          <table:table-cell table:style-name="Heading1" office:value-type="string" calcext:value-type="string">
            <text:p>Milchprodukte</text:p>
          </table:table-cell>
          <table:table-cell table:number-columns-repeated="975"/>
        </table:table-row>
        <table:table-row table:style-name="ro4">
          <table:table-cell office:value-type="string" calcext:value-type="string">
            <text:p>Butter</text:p>
          </table:table-cell>
          <table:table-cell table:formula="of:=([.N115]/(['Allgemeine Informationen'.$B$2]-[.P115])*['Allgemeine Informationen'.$B$2])" office:value-type="float" office:value="0.708549834671705" calcext:value-type="float">
            <text:p>0,71</text:p>
          </table:table-cell>
          <table:table-cell table:formula="of:=[.L115]/(['Allgemeine Informationen'.$B$2]-[.P115])*['Allgemeine Informationen'.$B$2]" office:value-type="float" office:value="0.791213982050071" calcext:value-type="float">
            <text:p>0,79</text:p>
          </table:table-cell>
          <table:table-cell table:formula="of:=[.M115]/(['Allgemeine Informationen'.$B$2]-[.P115])*['Allgemeine Informationen'.$B$2]" office:value-type="float" office:value="98.2522437411431" calcext:value-type="float">
            <text:p>98,25</text:p>
          </table:table-cell>
          <table:table-cell table:formula="of:=[.Q115]/(['Allgemeine Informationen'.$B$2]-[.P115])*['Allgemeine Informationen'.$B$2]" office:value-type="float" office:value="0" calcext:value-type="float">
            <text:p>0</text:p>
          </table:table-cell>
          <table:table-cell/>
          <table:table-cell table:formula="of:=[.N115]/['Allgemeine Informationen'.$B$1]" office:value-type="float" office:value="0.06" calcext:value-type="float">
            <text:p>0,06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3101" calcext:value-type="float">
            <text:p>3.101</text:p>
          </table:table-cell>
          <table:table-cell office:value-type="float" office:value="0.67" calcext:value-type="float">
            <text:p>0,67</text:p>
          </table:table-cell>
          <table:table-cell office:value-type="float" office:value="83.2" calcext:value-type="float">
            <text:p>83,2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5.32" calcext:value-type="float">
            <text:p>15,32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1.24" calcext:value-type="float">
            <text:p>1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.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IF([.CF115]=0;0;[.CE115]/[.CF115])" office:value-type="float" office:value="0.345864661654135" calcext:value-type="float">
            <text:p>0,35</text:p>
          </table:table-cell>
          <table:table-cell office:value-type="float" office:value="53.81" calcext:value-type="float">
            <text:p>53,81</text:p>
          </table:table-cell>
          <table:table-cell office:value-type="float" office:value="1.8" calcext:value-type="float">
            <text:p>1,8</text:p>
          </table:table-cell>
          <table:table-cell office:value-type="float" office:value="22.97" calcext:value-type="float">
            <text:p>22,97</text:p>
          </table:table-cell>
          <table:table-cell office:value-type="float" office:value="0.46" calcext:value-type="float">
            <text:p>0,46</text:p>
          </table:table-cell>
          <table:table-cell office:value-type="float" office:value="1.33" calcext:value-type="float">
            <text:p>1,33</text:p>
          </table:table-cell>
          <table:table-cell office:value-type="float" office:value="18.79" calcext:value-type="float">
            <text:p>18,7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Feta</text:p>
          </table:table-cell>
          <table:table-cell table:formula="of:=([.N116]/(['Allgemeine Informationen'.$B$2]-[.P116])*['Allgemeine Informationen'.$B$2])" office:value-type="float" office:value="1.81614349775785" calcext:value-type="float">
            <text:p>1,82</text:p>
          </table:table-cell>
          <table:table-cell table:formula="of:=[.L116]/(['Allgemeine Informationen'.$B$2]-[.P116])*['Allgemeine Informationen'.$B$2]" office:value-type="float" office:value="35.1569506726457" calcext:value-type="float">
            <text:p>35,16</text:p>
          </table:table-cell>
          <table:table-cell table:formula="of:=[.M116]/(['Allgemeine Informationen'.$B$2]-[.P116])*['Allgemeine Informationen'.$B$2]" office:value-type="float" office:value="54.0134529147982" calcext:value-type="float">
            <text:p>54,01</text:p>
          </table:table-cell>
          <table:table-cell table:formula="of:=[.Q116]/(['Allgemeine Informationen'.$B$2]-[.P116])*['Allgemeine Informationen'.$B$2]" office:value-type="float" office:value="0" calcext:value-type="float">
            <text:p>0</text:p>
          </table:table-cell>
          <table:table-cell/>
          <table:table-cell table:formula="of:=[.N116]/['Allgemeine Informationen'.$B$1]" office:value-type="float" office:value="0.081" calcext:value-type="float">
            <text:p>0,08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190" calcext:value-type="float">
            <text:p>1.190</text:p>
          </table:table-cell>
          <table:table-cell office:value-type="float" office:value="15.68" calcext:value-type="float">
            <text:p>15,68</text:p>
          </table:table-cell>
          <table:table-cell office:value-type="float" office:value="24.09" calcext:value-type="float">
            <text:p>24,09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083" calcext:value-type="float">
            <text:p>4.0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0.14" calcext:value-type="float">
            <text:p>0,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1460" calcext:value-type="float">
            <text:p>1.46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00" calcext:value-type="float">
            <text:p>130.0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float" office:value="820" calcext:value-type="float">
            <text:p>820</text:p>
          </table:table-cell>
          <table:table-cell office:value-type="float" office:value="1660" calcext:value-type="float">
            <text:p>1.660</text:p>
          </table:table-cell>
          <table:table-cell office:value-type="float" office:value="1370" calcext:value-type="float">
            <text:p>1.370</text:p>
          </table:table-cell>
          <table:table-cell office:value-type="float" office:value="430" calcext:value-type="float">
            <text:p>430</text:p>
          </table:table-cell>
          <table:table-cell office:value-type="float" office:value="890" calcext:value-type="float">
            <text:p>890</text:p>
          </table:table-cell>
          <table:table-cell office:value-type="float" office:value="700" calcext:value-type="float">
            <text:p>700</text:p>
          </table:table-cell>
          <table:table-cell office:value-type="float" office:value="230" calcext:value-type="float">
            <text:p>23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.150</text:p>
          </table:table-cell>
          <table:table-cell office:value-type="float" office:value="540" calcext:value-type="float">
            <text:p>540</text:p>
          </table:table-cell>
          <table:table-cell office:value-type="float" office:value="1210" calcext:value-type="float">
            <text:p>1.210</text:p>
          </table:table-cell>
          <table:table-cell office:value-type="float" office:value="3660" calcext:value-type="float">
            <text:p>3.660</text:p>
          </table:table-cell>
          <table:table-cell office:value-type="float" office:value="320" calcext:value-type="float">
            <text:p>320</text:p>
          </table:table-cell>
          <table:table-cell office:value-type="float" office:value="1970" calcext:value-type="float">
            <text:p>1.97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240" calcext:value-type="float">
            <text:p>9.240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.600</text:p>
          </table:table-cell>
          <table:table-cell/>
          <table:table-cell table:formula="of:=IF([.CF116]=0;0;[.CE116]/[.CF116])" office:value-type="float" office:value="0.39344262295082" calcext:value-type="float">
            <text:p>0,39</text:p>
          </table:table-cell>
          <table:table-cell office:value-type="float" office:value="16.06" calcext:value-type="float">
            <text:p>16,06</text:p>
          </table:table-cell>
          <table:table-cell office:value-type="float" office:value="0.87" calcext:value-type="float">
            <text:p>0,87</text:p>
          </table:table-cell>
          <table:table-cell office:value-type="float" office:value="5.14" calcext:value-type="float">
            <text:p>5,14</text:p>
          </table:table-cell>
          <table:table-cell office:value-type="float" office:value="0.24" calcext:value-type="float">
            <text:p>0,24</text:p>
          </table:table-cell>
          <table:table-cell office:value-type="float" office:value="0.61" calcext:value-type="float">
            <text:p>0,61</text:p>
          </table:table-cell>
          <table:table-cell office:value-type="float" office:value="4.78" calcext:value-type="float">
            <text:p>4,78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8" calcext:value-type="float">
            <text:p>3,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ozzarella</text:p>
          </table:table-cell>
          <table:table-cell table:formula="of:=([.N117]/(['Allgemeine Informationen'.$B$2]-[.P117])*['Allgemeine Informationen'.$B$2])" office:value-type="float" office:value="4.1866028708134" calcext:value-type="float">
            <text:p>4,19</text:p>
          </table:table-cell>
          <table:table-cell table:formula="of:=[.L117]/(['Allgemeine Informationen'.$B$2]-[.P117])*['Allgemeine Informationen'.$B$2]" office:value-type="float" office:value="40.9569377990431" calcext:value-type="float">
            <text:p>40,96</text:p>
          </table:table-cell>
          <table:table-cell table:formula="of:=[.M117]/(['Allgemeine Informationen'.$B$2]-[.P117])*['Allgemeine Informationen'.$B$2]" office:value-type="float" office:value="50.2153110047847" calcext:value-type="float">
            <text:p>50,22</text:p>
          </table:table-cell>
          <table:table-cell table:formula="of:=[.Q117]/(['Allgemeine Informationen'.$B$2]-[.P117])*['Allgemeine Informationen'.$B$2]" office:value-type="float" office:value="0" calcext:value-type="float">
            <text:p>0</text:p>
          </table:table-cell>
          <table:table-cell/>
          <table:table-cell table:formula="of:=[.N117]/['Allgemeine Informationen'.$B$1]" office:value-type="float" office:value="0.175" calcext:value-type="float">
            <text:p>0,18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1100" calcext:value-type="float">
            <text:p>1.100</text:p>
          </table:table-cell>
          <table:table-cell office:value-type="float" office:value="17.12" calcext:value-type="float">
            <text:p>17,12</text:p>
          </table:table-cell>
          <table:table-cell office:value-type="float" office:value="20.99" calcext:value-type="float">
            <text:p>20,9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58.2" calcext:value-type="float">
            <text:p>58,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4060" calcext:value-type="float">
            <text:p>4.0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78" calcext:value-type="float">
            <text:p>378</text:p>
          </table:table-cell>
          <table:table-cell office:value-type="float" office:value="0.14" calcext:value-type="float">
            <text:p>0,1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,7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0" calcext:value-type="float">
            <text:p>140.00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office:value-type="float" office:value="860" calcext:value-type="float">
            <text:p>860</text:p>
          </table:table-cell>
          <table:table-cell office:value-type="float" office:value="1670" calcext:value-type="float">
            <text:p>1.670</text:p>
          </table:table-cell>
          <table:table-cell office:value-type="float" office:value="1440" calcext:value-type="float">
            <text:p>1.440</text:p>
          </table:table-cell>
          <table:table-cell office:value-type="float" office:value="500" calcext:value-type="float">
            <text:p>500</text:p>
          </table:table-cell>
          <table:table-cell office:value-type="float" office:value="930" calcext:value-type="float">
            <text:p>930</text:p>
          </table:table-cell>
          <table:table-cell office:value-type="float" office:value="650" calcext:value-type="float">
            <text:p>650</text:p>
          </table:table-cell>
          <table:table-cell office:value-type="float" office:value="240" calcext:value-type="float">
            <text:p>240</text:p>
          </table:table-cell>
          <table:table-cell office:value-type="float" office:value="970" calcext:value-type="float">
            <text:p>970</text:p>
          </table:table-cell>
          <table:table-cell office:value-type="float" office:value="1100" calcext:value-type="float">
            <text:p>1.100</text:p>
          </table:table-cell>
          <table:table-cell office:value-type="float" office:value="540" calcext:value-type="float">
            <text:p>540</text:p>
          </table:table-cell>
          <table:table-cell office:value-type="float" office:value="1260" calcext:value-type="float">
            <text:p>1.260</text:p>
          </table:table-cell>
          <table:table-cell office:value-type="float" office:value="3950" calcext:value-type="float">
            <text:p>3.950</text:p>
          </table:table-cell>
          <table:table-cell office:value-type="float" office:value="340" calcext:value-type="float">
            <text:p>340</text:p>
          </table:table-cell>
          <table:table-cell office:value-type="float" office:value="1870" calcext:value-type="float">
            <text:p>1.87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9650" calcext:value-type="float">
            <text:p>9.650</text:p>
          </table:table-cell>
          <table:table-cell office:value-type="float" office:value="0" calcext:value-type="float">
            <text:p>0</text:p>
          </table:table-cell>
          <table:table-cell office:value-type="float" office:value="8930" calcext:value-type="float">
            <text:p>8.930</text:p>
          </table:table-cell>
          <table:table-cell/>
          <table:table-cell table:formula="of:=IF([.CF117]=0;0;[.CE117]/[.CF117])" office:value-type="float" office:value="0.428571428571429" calcext:value-type="float">
            <text:p>0,43</text:p>
          </table:table-cell>
          <table:table-cell office:value-type="float" office:value="14.26" calcext:value-type="float">
            <text:p>14,26</text:p>
          </table:table-cell>
          <table:table-cell office:value-type="float" office:value="0.53" calcext:value-type="float">
            <text:p>0,53</text:p>
          </table:table-cell>
          <table:table-cell office:value-type="float" office:value="4.79" calcext:value-type="float">
            <text:p>4,79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office:value-type="float" office:value="4.19" calcext:value-type="float">
            <text:p>4,19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Quark 40%</text:p>
          </table:table-cell>
          <table:table-cell table:formula="of:=([.N118]/(['Allgemeine Informationen'.$B$2]-[.P118])*['Allgemeine Informationen'.$B$2])" office:value-type="float" office:value="9.79284369114878" calcext:value-type="float">
            <text:p>9,79</text:p>
          </table:table-cell>
          <table:table-cell table:formula="of:=[.L118]/(['Allgemeine Informationen'.$B$2]-[.P118])*['Allgemeine Informationen'.$B$2]" office:value-type="float" office:value="41.8079096045198" calcext:value-type="float">
            <text:p>41,81</text:p>
          </table:table-cell>
          <table:table-cell table:formula="of:=[.M118]/(['Allgemeine Informationen'.$B$2]-[.P118])*['Allgemeine Informationen'.$B$2]" office:value-type="float" office:value="42.9378531073446" calcext:value-type="float">
            <text:p>42,94</text:p>
          </table:table-cell>
          <table:table-cell table:formula="of:=[.Q118]/(['Allgemeine Informationen'.$B$2]-[.P118])*['Allgemeine Informationen'.$B$2]" office:value-type="float" office:value="0" calcext:value-type="float">
            <text:p>0</text:p>
          </table:table-cell>
          <table:table-cell/>
          <table:table-cell table:formula="of:=[.N118]/['Allgemeine Informationen'.$B$1]" office:value-type="float" office:value="0.26" calcext:value-type="float">
            <text:p>0,2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664" calcext:value-type="float">
            <text:p>664</text:p>
          </table:table-cell>
          <table:table-cell office:value-type="float" office:value="11.1" calcext:value-type="float">
            <text:p>11,1</text:p>
          </table:table-cell>
          <table:table-cell office:value-type="float" office:value="11.4" calcext:value-type="float">
            <text:p>11,4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73.45" calcext:value-type="float">
            <text:p>73,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08" calcext:value-type="float">
            <text:p>0,08</text:p>
          </table:table-cell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453" calcext:value-type="float">
            <text:p>2.4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.34" calcext:value-type="float">
            <text:p>0,34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000" calcext:value-type="float">
            <text:p>90.0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700" calcext:value-type="float">
            <text:p>700</text:p>
          </table:table-cell>
          <table:table-cell office:value-type="float" office:value="1140" calcext:value-type="float">
            <text:p>1.140</text:p>
          </table:table-cell>
          <table:table-cell office:value-type="float" office:value="930" calcext:value-type="float">
            <text:p>930</text:p>
          </table:table-cell>
          <table:table-cell office:value-type="float" office:value="340" calcext:value-type="float">
            <text:p>340</text:p>
          </table:table-cell>
          <table:table-cell office:value-type="float" office:value="580" calcext:value-type="float">
            <text:p>580</text:p>
          </table:table-cell>
          <table:table-cell office:value-type="float" office:value="520" calcext:value-type="float">
            <text:p>52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office:value-type="float" office:value="740" calcext:value-type="float">
            <text:p>740</text:p>
          </table:table-cell>
          <table:table-cell office:value-type="float" office:value="301" calcext:value-type="float">
            <text:p>301</text:p>
          </table:table-cell>
          <table:table-cell office:value-type="float" office:value="691" calcext:value-type="float">
            <text:p>691</text:p>
          </table:table-cell>
          <table:table-cell office:value-type="float" office:value="2331" calcext:value-type="float">
            <text:p>2.331</text:p>
          </table:table-cell>
          <table:table-cell office:value-type="float" office:value="179" calcext:value-type="float">
            <text:p>179</text:p>
          </table:table-cell>
          <table:table-cell office:value-type="float" office:value="1216" calcext:value-type="float">
            <text:p>1.216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6540" calcext:value-type="float">
            <text:p>6.540</text:p>
          </table:table-cell>
          <table:table-cell office:value-type="float" office:value="0" calcext:value-type="float">
            <text:p>0</text:p>
          </table:table-cell>
          <table:table-cell office:value-type="float" office:value="5298" calcext:value-type="float">
            <text:p>5.298</text:p>
          </table:table-cell>
          <table:table-cell/>
          <table:table-cell table:formula="of:=IF([.CF118]=0;0;[.CE118]/[.CF118])" office:value-type="float" office:value="0.260869565217391" calcext:value-type="float">
            <text:p>0,26</text:p>
          </table:table-cell>
          <table:table-cell office:value-type="float" office:value="6.45" calcext:value-type="float">
            <text:p>6,45</text:p>
          </table:table-cell>
          <table:table-cell office:value-type="float" office:value="0.3" calcext:value-type="float">
            <text:p>0,3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office:value-type="float" office:value="2.63" calcext:value-type="float">
            <text:p>2,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600" calcext:value-type="float">
            <text:p>2.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Quark 20%</text:p>
          </table:table-cell>
          <table:table-cell table:formula="of:=([.N119]/(['Allgemeine Informationen'.$B$2]-[.P119])*['Allgemeine Informationen'.$B$2])" office:value-type="float" office:value="12.3287671232877" calcext:value-type="float">
            <text:p>12,33</text:p>
          </table:table-cell>
          <table:table-cell table:formula="of:=[.L119]/(['Allgemeine Informationen'.$B$2]-[.P119])*['Allgemeine Informationen'.$B$2]" office:value-type="float" office:value="57.0776255707762" calcext:value-type="float">
            <text:p>57,08</text:p>
          </table:table-cell>
          <table:table-cell table:formula="of:=[.M119]/(['Allgemeine Informationen'.$B$2]-[.P119])*['Allgemeine Informationen'.$B$2]" office:value-type="float" office:value="23.2876712328767" calcext:value-type="float">
            <text:p>23,29</text:p>
          </table:table-cell>
          <table:table-cell table:formula="of:=[.Q119]/(['Allgemeine Informationen'.$B$2]-[.P119])*['Allgemeine Informationen'.$B$2]" office:value-type="float" office:value="0" calcext:value-type="float">
            <text:p>0</text:p>
          </table:table-cell>
          <table:table-cell/>
          <table:table-cell table:formula="of:=[.N119]/['Allgemeine Informationen'.$B$1]" office:value-type="float" office:value="0.27" calcext:value-type="float">
            <text:p>0,2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office:value-type="float" office:value="12.5" calcext:value-type="float">
            <text:p>12,5</text:p>
          </table:table-cell>
          <table:table-cell office:value-type="float" office:value="5.1" calcext:value-type="float">
            <text:p>5,1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807" calcext:value-type="float">
            <text:p>2.8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0.37" calcext:value-type="float">
            <text:p>0,37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000" calcext:value-type="float">
            <text:p>120.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380" calcext:value-type="float">
            <text:p>380</text:p>
          </table:table-cell>
          <table:table-cell office:value-type="float" office:value="790" calcext:value-type="float">
            <text:p>790</text:p>
          </table:table-cell>
          <table:table-cell office:value-type="float" office:value="1290" calcext:value-type="float">
            <text:p>1.290</text:p>
          </table:table-cell>
          <table:table-cell office:value-type="float" office:value="1050" calcext:value-type="float">
            <text:p>1.050</text:p>
          </table:table-cell>
          <table:table-cell office:value-type="float" office:value="390" calcext:value-type="float">
            <text:p>390</text:p>
          </table:table-cell>
          <table:table-cell office:value-type="float" office:value="650" calcext:value-type="float">
            <text:p>650</text:p>
          </table:table-cell>
          <table:table-cell office:value-type="float" office:value="580" calcext:value-type="float">
            <text:p>580</text:p>
          </table:table-cell>
          <table:table-cell office:value-type="float" office:value="160" calcext:value-type="float">
            <text:p>160</text:p>
          </table:table-cell>
          <table:table-cell office:value-type="float" office:value="650" calcext:value-type="float">
            <text:p>650</text:p>
          </table:table-cell>
          <table:table-cell office:value-type="float" office:value="830" calcext:value-type="float">
            <text:p>830</text:p>
          </table:table-cell>
          <table:table-cell office:value-type="float" office:value="340" calcext:value-type="float">
            <text:p>340</text:p>
          </table:table-cell>
          <table:table-cell office:value-type="float" office:value="779" calcext:value-type="float">
            <text:p>779</text:p>
          </table:table-cell>
          <table:table-cell office:value-type="float" office:value="2625" calcext:value-type="float">
            <text:p>2.625</text:p>
          </table:table-cell>
          <table:table-cell office:value-type="float" office:value="201" calcext:value-type="float">
            <text:p>201</text:p>
          </table:table-cell>
          <table:table-cell office:value-type="float" office:value="1369" calcext:value-type="float">
            <text:p>1.36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7380" calcext:value-type="float">
            <text:p>7.380</text:p>
          </table:table-cell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.967</text:p>
          </table:table-cell>
          <table:table-cell/>
          <table:table-cell table:formula="of:=IF([.CF119]=0;0;[.CE119]/[.CF119])" office:value-type="float" office:value="0.3" calcext:value-type="float">
            <text:p>0,3</text:p>
          </table:table-cell>
          <table:table-cell office:value-type="float" office:value="2.89" calcext:value-type="float">
            <text:p>2,89</text:p>
          </table:table-cell>
          <table:table-cell office:value-type="float" office:value="0.13" calcext:value-type="float">
            <text:p>0,13</text:p>
          </table:table-cell>
          <table:table-cell office:value-type="float" office:value="1.46" calcext:value-type="float">
            <text:p>1,46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1.18" calcext:value-type="float">
            <text:p>1,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700" calcext:value-type="float">
            <text:p>2.7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ozzarella 20%</text:p>
          </table:table-cell>
          <table:table-cell table:formula="of:=([.N120]/(['Allgemeine Informationen'.$B$2]-[.P120])*['Allgemeine Informationen'.$B$2])" office:value-type="float" office:value="14.959202175884" calcext:value-type="float">
            <text:p>14,96</text:p>
          </table:table-cell>
          <table:table-cell table:formula="of:=[.L120]/(['Allgemeine Informationen'.$B$2]-[.P120])*['Allgemeine Informationen'.$B$2]" office:value-type="float" office:value="55.7570262919311" calcext:value-type="float">
            <text:p>55,76</text:p>
          </table:table-cell>
          <table:table-cell table:formula="of:=[.M120]/(['Allgemeine Informationen'.$B$2]-[.P120])*['Allgemeine Informationen'.$B$2]" office:value-type="float" office:value="19.4922937443336" calcext:value-type="float">
            <text:p>19,49</text:p>
          </table:table-cell>
          <table:table-cell table:formula="of:=[.Q120]/(['Allgemeine Informationen'.$B$2]-[.P120])*['Allgemeine Informationen'.$B$2]" office:value-type="float" office:value="0" calcext:value-type="float">
            <text:p>0</text:p>
          </table:table-cell>
          <table:table-cell/>
          <table:table-cell table:formula="of:=[.N120]/['Allgemeine Informationen'.$B$1]" office:value-type="float" office:value="0.33" calcext:value-type="float">
            <text:p>0,3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35" calcext:value-type="float">
            <text:p>435</text:p>
          </table:table-cell>
          <table:table-cell office:value-type="float" office:value="12.3" calcext:value-type="float">
            <text:p>12,3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77.94" calcext:value-type="float">
            <text:p>77,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793" calcext:value-type="float">
            <text:p>2.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.00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62" calcext:value-type="float">
            <text:p>62</text:p>
          </table:table-cell>
          <table:table-cell office:value-type="float" office:value="359" calcext:value-type="float">
            <text:p>359</text:p>
          </table:table-cell>
          <table:table-cell office:value-type="float" office:value="667" calcext:value-type="float">
            <text:p>667</text:p>
          </table:table-cell>
          <table:table-cell office:value-type="float" office:value="1174" calcext:value-type="float">
            <text:p>1.174</text:p>
          </table:table-cell>
          <table:table-cell office:value-type="float" office:value="927" calcext:value-type="float">
            <text:p>927</text:p>
          </table:table-cell>
          <table:table-cell office:value-type="float" office:value="284" calcext:value-type="float">
            <text:p>284</text:p>
          </table:table-cell>
          <table:table-cell office:value-type="float" office:value="569" calcext:value-type="float">
            <text:p>569</text:p>
          </table:table-cell>
          <table:table-cell office:value-type="float" office:value="506" calcext:value-type="float">
            <text:p>506</text:p>
          </table:table-cell>
          <table:table-cell office:value-type="float" office:value="161" calcext:value-type="float">
            <text:p>161</text:p>
          </table:table-cell>
          <table:table-cell office:value-type="float" office:value="569" calcext:value-type="float">
            <text:p>569</text:p>
          </table:table-cell>
          <table:table-cell office:value-type="float" office:value="741" calcext:value-type="float">
            <text:p>741</text:p>
          </table:table-cell>
          <table:table-cell office:value-type="float" office:value="334" calcext:value-type="float">
            <text:p>334</text:p>
          </table:table-cell>
          <table:table-cell office:value-type="float" office:value="767" calcext:value-type="float">
            <text:p>767</text:p>
          </table:table-cell>
          <table:table-cell office:value-type="float" office:value="2583" calcext:value-type="float">
            <text:p>2.583</text:p>
          </table:table-cell>
          <table:table-cell office:value-type="float" office:value="198" calcext:value-type="float">
            <text:p>198</text:p>
          </table:table-cell>
          <table:table-cell office:value-type="float" office:value="1347" calcext:value-type="float">
            <text:p>1.347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.427</text:p>
          </table:table-cell>
          <table:table-cell office:value-type="float" office:value="0" calcext:value-type="float">
            <text:p>0</text:p>
          </table:table-cell>
          <table:table-cell office:value-type="float" office:value="5872" calcext:value-type="float">
            <text:p>5.872</text:p>
          </table:table-cell>
          <table:table-cell/>
          <table:table-cell table:formula="of:=IF([.CF120]=0;0;[.CE120]/[.CF120])" office:value-type="float" office:value="0.363636363636364" calcext:value-type="float">
            <text:p>0,36</text:p>
          </table:table-cell>
          <table:table-cell office:value-type="float" office:value="2.5" calcext:value-type="float">
            <text:p>2,5</text:p>
          </table:table-cell>
          <table:table-cell office:value-type="float" office:value="0.15" calcext:value-type="float">
            <text:p>0,15</text:p>
          </table:table-cell>
          <table:table-cell office:value-type="float" office:value="1.4" calcext:value-type="float">
            <text:p>1,4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300" calcext:value-type="float">
            <text:p>3.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gerquark</text:p>
          </table:table-cell>
          <table:table-cell table:formula="of:=([.N121]/(['Allgemeine Informationen'.$B$2]-[.P121])*['Allgemeine Informationen'.$B$2])" office:value-type="float" office:value="17.2043010752688" calcext:value-type="float">
            <text:p>17,2</text:p>
          </table:table-cell>
          <table:table-cell table:formula="of:=[.L121]/(['Allgemeine Informationen'.$B$2]-[.P121])*['Allgemeine Informationen'.$B$2]" office:value-type="float" office:value="72.5806451612904" calcext:value-type="float">
            <text:p>72,58</text:p>
          </table:table-cell>
          <table:table-cell table:formula="of:=[.M121]/(['Allgemeine Informationen'.$B$2]-[.P121])*['Allgemeine Informationen'.$B$2]" office:value-type="float" office:value="1.34408602150538" calcext:value-type="float">
            <text:p>1,34</text:p>
          </table:table-cell>
          <table:table-cell table:formula="of:=[.Q121]/(['Allgemeine Informationen'.$B$2]-[.P121])*['Allgemeine Informationen'.$B$2]" office:value-type="float" office:value="0" calcext:value-type="float">
            <text:p>0</text:p>
          </table:table-cell>
          <table:table-cell/>
          <table:table-cell table:formula="of:=[.N121]/['Allgemeine Informationen'.$B$1]" office:value-type="float" office:value="0.32" calcext:value-type="float">
            <text:p>0,3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3.5" calcext:value-type="float">
            <text:p>13,5</text:p>
          </table:table-cell>
          <table:table-cell office:value-type="float" office:value="0.25" calcext:value-type="float">
            <text:p>0,25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.8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,57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0000" calcext:value-type="float">
            <text:p>110.00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office:value-type="float" office:value="797" calcext:value-type="float">
            <text:p>797</text:p>
          </table:table-cell>
          <table:table-cell office:value-type="float" office:value="1303" calcext:value-type="float">
            <text:p>1.303</text:p>
          </table:table-cell>
          <table:table-cell office:value-type="float" office:value="1059" calcext:value-type="float">
            <text:p>1.059</text:p>
          </table:table-cell>
          <table:table-cell office:value-type="float" office:value="394" calcext:value-type="float">
            <text:p>394</text:p>
          </table:table-cell>
          <table:table-cell office:value-type="float" office:value="656" calcext:value-type="float">
            <text:p>656</text:p>
          </table:table-cell>
          <table:table-cell office:value-type="float" office:value="590" calcext:value-type="float">
            <text:p>590</text:p>
          </table:table-cell>
          <table:table-cell office:value-type="float" office:value="159" calcext:value-type="float">
            <text:p>159</text:p>
          </table:table-cell>
          <table:table-cell office:value-type="float" office:value="656" calcext:value-type="float">
            <text:p>656</text:p>
          </table:table-cell>
          <table:table-cell office:value-type="float" office:value="843" calcext:value-type="float">
            <text:p>843</text:p>
          </table:table-cell>
          <table:table-cell office:value-type="float" office:value="344" calcext:value-type="float">
            <text:p>344</text:p>
          </table:table-cell>
          <table:table-cell office:value-type="float" office:value="788" calcext:value-type="float">
            <text:p>788</text:p>
          </table:table-cell>
          <table:table-cell office:value-type="float" office:value="2657" calcext:value-type="float">
            <text:p>2.657</text:p>
          </table:table-cell>
          <table:table-cell office:value-type="float" office:value="203" calcext:value-type="float">
            <text:p>203</text:p>
          </table:table-cell>
          <table:table-cell office:value-type="float" office:value="1386" calcext:value-type="float">
            <text:p>1.386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7459" calcext:value-type="float">
            <text:p>7.459</text:p>
          </table:table-cell>
          <table:table-cell office:value-type="float" office:value="0" calcext:value-type="float">
            <text:p>0</text:p>
          </table:table-cell>
          <table:table-cell office:value-type="float" office:value="6039" calcext:value-type="float">
            <text:p>6.039</text:p>
          </table:table-cell>
          <table:table-cell/>
          <table:table-cell table:formula="of:=IF([.CF121]=0;0;[.CE121]/[.CF121])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00" calcext:value-type="float">
            <text:p>3.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uhmilch 3,5%</text:p>
          </table:table-cell>
          <table:table-cell table:formula="of:=([.N122]/(['Allgemeine Informationen'.$B$2]-[.P122])*['Allgemeine Informationen'.$B$2])" office:value-type="float" office:value="37.3015873015873" calcext:value-type="float">
            <text:p>37,3</text:p>
          </table:table-cell>
          <table:table-cell table:formula="of:=[.L122]/(['Allgemeine Informationen'.$B$2]-[.P122])*['Allgemeine Informationen'.$B$2]" office:value-type="float" office:value="26.8253968253968" calcext:value-type="float">
            <text:p>26,83</text:p>
          </table:table-cell>
          <table:table-cell table:formula="of:=[.M122]/(['Allgemeine Informationen'.$B$2]-[.P122])*['Allgemeine Informationen'.$B$2]" office:value-type="float" office:value="28.3333333333333" calcext:value-type="float">
            <text:p>28,33</text:p>
          </table:table-cell>
          <table:table-cell table:formula="of:=[.Q122]/(['Allgemeine Informationen'.$B$2]-[.P122])*['Allgemeine Informationen'.$B$2]" office:value-type="float" office:value="0" calcext:value-type="float">
            <text:p>0</text:p>
          </table:table-cell>
          <table:table-cell/>
          <table:table-cell table:formula="of:=[.N122]/['Allgemeine Informationen'.$B$1]" office:value-type="float" office:value="0.47" calcext:value-type="float">
            <text:p>0,4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office:value-type="float" office:value="3.38" calcext:value-type="float">
            <text:p>3,38</text:p>
          </table:table-cell>
          <table:table-cell office:value-type="float" office:value="3.57" calcext:value-type="float">
            <text:p>3,57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0.06" calcext:value-type="float">
            <text:p>0,0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.0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328" calcext:value-type="float">
            <text:p>328</text:p>
          </table:table-cell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257" calcext:value-type="float">
            <text:p>257</text:p>
          </table:table-cell>
          <table:table-cell office:value-type="float" office:value="705" calcext:value-type="float">
            <text:p>705</text:p>
          </table:table-cell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.74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.640</text:p>
          </table:table-cell>
          <table:table-cell/>
          <table:table-cell table:formula="of:=IF([.CF122]=0;0;[.CE122]/[.CF122])" office:value-type="float" office:value="0.6" calcext:value-type="float">
            <text:p>0,6</text:p>
          </table:table-cell>
          <table:table-cell office:value-type="float" office:value="2.4" calcext:value-type="float">
            <text:p>2,4</text:p>
          </table:table-cell>
          <table:table-cell office:value-type="float" office:value="0.07" calcext:value-type="float">
            <text:p>0,07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85" calcext:value-type="float">
            <text:p>4.6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857"/>
        </table:table-row>
        <table:table-row table:style-name="ro5">
          <table:table-cell table:number-columns-repeated="976"/>
        </table:table-row>
        <table:table-row table:style-name="ro3">
          <table:table-cell table:style-name="Heading1" office:value-type="string" calcext:value-type="string">
            <text:p>Halbfertige Erzeugnisse</text:p>
          </table:table-cell>
          <table:table-cell table:number-columns-repeated="975"/>
        </table:table-row>
        <table:table-row table:style-name="ro4">
          <table:table-cell office:value-type="string" calcext:value-type="string">
            <text:p>Tofu</text:p>
          </table:table-cell>
          <table:table-cell table:formula="of:=([.N125]/(['Allgemeine Informationen'.$B$2]-[.P125])*['Allgemeine Informationen'.$B$2])" office:value-type="float" office:value="3.40599455040872" calcext:value-type="float">
            <text:p>3,41</text:p>
          </table:table-cell>
          <table:table-cell table:formula="of:=[.L125]/(['Allgemeine Informationen'.$B$2]-[.P125])*['Allgemeine Informationen'.$B$2]" office:value-type="float" office:value="55.0408719346049" calcext:value-type="float">
            <text:p>55,04</text:p>
          </table:table-cell>
          <table:table-cell table:formula="of:=[.M125]/(['Allgemeine Informationen'.$B$2]-[.P125])*['Allgemeine Informationen'.$B$2]" office:value-type="float" office:value="32.5613079019073" calcext:value-type="float">
            <text:p>32,56</text:p>
          </table:table-cell>
          <table:table-cell table:formula="of:=[.Q125]/(['Allgemeine Informationen'.$B$2]-[.P125])*['Allgemeine Informationen'.$B$2]" office:value-type="float" office:value="3.40599455040872" calcext:value-type="float">
            <text:p>3,41</text:p>
          </table:table-cell>
          <table:table-cell/>
          <table:table-cell table:formula="of:=[.N125]/['Allgemeine Informationen'.$B$1]" office:value-type="float" office:value="0.05" calcext:value-type="float">
            <text:p>0,0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27" calcext:value-type="float">
            <text:p>327</text:p>
          </table:table-cell>
          <table:table-cell office:value-type="float" office:value="8.08" calcext:value-type="float">
            <text:p>8,08</text:p>
          </table:table-cell>
          <table:table-cell office:value-type="float" office:value="4.78" calcext:value-type="float">
            <text:p>4,7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5.32" calcext:value-type="float">
            <text:p>85,3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00" calcext:value-type="float">
            <text:p>2.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000" calcext:value-type="float">
            <text:p>25.00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414" calcext:value-type="float">
            <text:p>414</text:p>
          </table:table-cell>
          <table:table-cell office:value-type="float" office:value="621" calcext:value-type="float">
            <text:p>621</text:p>
          </table:table-cell>
          <table:table-cell office:value-type="float" office:value="414" calcext:value-type="float">
            <text:p>414</text:p>
          </table:table-cell>
          <table:table-cell office:value-type="float" office:value="108" calcext:value-type="float">
            <text:p>108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108" calcext:value-type="float">
            <text:p>108</text:p>
          </table:table-cell>
          <table:table-cell office:value-type="float" office:value="274" calcext:value-type="float">
            <text:p>274</text:p>
          </table:table-cell>
          <table:table-cell office:value-type="float" office:value="455" calcext:value-type="float">
            <text:p>455</text:p>
          </table:table-cell>
          <table:table-cell office:value-type="float" office:value="356" calcext:value-type="float">
            <text:p>356</text:p>
          </table:table-cell>
          <table:table-cell office:value-type="float" office:value="895" calcext:value-type="float">
            <text:p>895</text:p>
          </table:table-cell>
          <table:table-cell office:value-type="float" office:value="1409" calcext:value-type="float">
            <text:p>1.409</text:p>
          </table:table-cell>
          <table:table-cell office:value-type="float" office:value="398" calcext:value-type="float">
            <text:p>398</text:p>
          </table:table-cell>
          <table:table-cell office:value-type="float" office:value="605" calcext:value-type="float">
            <text:p>605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970" calcext:value-type="float">
            <text:p>3.970</text:p>
          </table:table-cell>
          <table:table-cell office:value-type="float" office:value="0" calcext:value-type="float">
            <text:p>0</text:p>
          </table:table-cell>
          <table:table-cell office:value-type="float" office:value="4110" calcext:value-type="float">
            <text:p>4.110</text:p>
          </table:table-cell>
          <table:table-cell/>
          <table:table-cell table:formula="of:=IF([.CF125]=0;0;[.CE125]/[.CF125])" office:value-type="float" office:value="0.137254901960784" calcext:value-type="float">
            <text:p>0,14</text:p>
          </table:table-cell>
          <table:table-cell office:value-type="float" office:value="0.69" calcext:value-type="float">
            <text:p>0,69</text:p>
          </table:table-cell>
          <table:table-cell office:value-type="float" office:value="2.89" calcext:value-type="float">
            <text:p>2,89</text:p>
          </table:table-cell>
          <table:table-cell office:value-type="float" office:value="0.86" calcext:value-type="float">
            <text:p>0,86</text:p>
          </table:table-cell>
          <table:table-cell office:value-type="float" office:value="0.35" calcext:value-type="float">
            <text:p>0,35</text:p>
          </table:table-cell>
          <table:table-cell office:value-type="float" office:value="2.55" calcext:value-type="float">
            <text:p>2,55</text:p>
          </table:table-cell>
          <table:table-cell office:value-type="float" office:value="0.86" calcext:value-type="float">
            <text:p>0,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70" calcext:value-type="float">
            <text:p>70</text:p>
          </table:table-cell>
          <table:table-cell office:value-type="float" office:value="4.21" calcext:value-type="float">
            <text:p>4,2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eitan/Weizengluten Trockenprodukt</text:p>
          </table:table-cell>
          <table:table-cell table:formula="of:=([.N126]/(['Allgemeine Informationen'.$B$2]-[.P126])*['Allgemeine Informationen'.$B$2])" office:value-type="float" office:value="7.4468085106383" calcext:value-type="float">
            <text:p>7,45</text:p>
          </table:table-cell>
          <table:table-cell table:formula="of:=[.L126]/(['Allgemeine Informationen'.$B$2]-[.P126])*['Allgemeine Informationen'.$B$2]" office:value-type="float" office:value="86.1702127659575" calcext:value-type="float">
            <text:p>86,17</text:p>
          </table:table-cell>
          <table:table-cell table:formula="of:=[.M126]/(['Allgemeine Informationen'.$B$2]-[.P126])*['Allgemeine Informationen'.$B$2]" office:value-type="float" office:value="4.25531914893617" calcext:value-type="float">
            <text:p>4,26</text:p>
          </table:table-cell>
          <table:table-cell table:formula="of:=[.Q126]/(['Allgemeine Informationen'.$B$2]-[.P126])*['Allgemeine Informationen'.$B$2]" office:value-type="float" office:value="1.06382978723404" calcext:value-type="float">
            <text:p>1,06</text:p>
          </table:table-cell>
          <table:table-cell/>
          <table:table-cell table:formula="of:=[.N126]/['Allgemeine Informationen'.$B$1]" office:value-type="float" office:value="0.7" calcext:value-type="float">
            <text:p>0,7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1652" calcext:value-type="float">
            <text:p>1.65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70" calcext:value-type="float">
            <text:p>13.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00" calcext:value-type="float">
            <text:p>6.000</text:p>
          </table:table-cell>
          <table:table-cell/>
          <table:table-cell office:value-type="float" office:value="2349" calcext:value-type="float">
            <text:p>2.349</text:p>
          </table:table-cell>
          <table:table-cell office:value-type="float" office:value="1539" calcext:value-type="float">
            <text:p>1.539</text:p>
          </table:table-cell>
          <table:table-cell office:value-type="float" office:value="1620" calcext:value-type="float">
            <text:p>1.620</text:p>
          </table:table-cell>
          <table:table-cell office:value-type="float" office:value="3240" calcext:value-type="float">
            <text:p>3.240</text:p>
          </table:table-cell>
          <table:table-cell office:value-type="float" office:value="5508" calcext:value-type="float">
            <text:p>5.508</text:p>
          </table:table-cell>
          <table:table-cell office:value-type="float" office:value="1134" calcext:value-type="float">
            <text:p>1.134</text:p>
          </table:table-cell>
          <table:table-cell office:value-type="float" office:value="1296" calcext:value-type="float">
            <text:p>1.296</text:p>
          </table:table-cell>
          <table:table-cell office:value-type="float" office:value="4050" calcext:value-type="float">
            <text:p>4.050</text:p>
          </table:table-cell>
          <table:table-cell office:value-type="float" office:value="1944" calcext:value-type="float">
            <text:p>1.944</text:p>
          </table:table-cell>
          <table:table-cell office:value-type="float" office:value="810" calcext:value-type="float">
            <text:p>810</text:p>
          </table:table-cell>
          <table:table-cell office:value-type="float" office:value="2835" calcext:value-type="float">
            <text:p>2.835</text:p>
          </table:table-cell>
          <table:table-cell office:value-type="float" office:value="3321" calcext:value-type="float">
            <text:p>3.321</text:p>
          </table:table-cell>
          <table:table-cell office:value-type="float" office:value="1944" calcext:value-type="float">
            <text:p>1.944</text:p>
          </table:table-cell>
          <table:table-cell office:value-type="float" office:value="2349" calcext:value-type="float">
            <text:p>2.349</text:p>
          </table:table-cell>
          <table:table-cell office:value-type="float" office:value="30213" calcext:value-type="float">
            <text:p>30.213</text:p>
          </table:table-cell>
          <table:table-cell office:value-type="float" office:value="2430" calcext:value-type="float">
            <text:p>2.430</text:p>
          </table:table-cell>
          <table:table-cell office:value-type="float" office:value="10530" calcext:value-type="float">
            <text:p>10.530</text:p>
          </table:table-cell>
          <table:table-cell office:value-type="float" office:value="3888" calcext:value-type="float">
            <text:p>3.888</text:p>
          </table:table-cell>
          <table:table-cell office:value-type="float" office:value="0" calcext:value-type="float">
            <text:p>0</text:p>
          </table:table-cell>
          <table:table-cell office:value-type="float" office:value="29646" calcext:value-type="float">
            <text:p>29.646</text:p>
          </table:table-cell>
          <table:table-cell office:value-type="float" office:value="0" calcext:value-type="float">
            <text:p>0</text:p>
          </table:table-cell>
          <table:table-cell office:value-type="float" office:value="51354" calcext:value-type="float">
            <text:p>51.354</text:p>
          </table:table-cell>
          <table:table-cell/>
          <table:table-cell table:formula="of:=IF([.CF126]=0;0;[.CE126]/[.CF126])" office:value-type="float" office:value="0.0685714285714286" calcext:value-type="float">
            <text:p>0,07</text:p>
          </table:table-cell>
          <table:table-cell office:value-type="float" office:value="0.81" calcext:value-type="float">
            <text:p>0,81</text:p>
          </table:table-cell>
          <table:table-cell office:value-type="float" office:value="1.87" calcext:value-type="float">
            <text:p>1,87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1.75" calcext:value-type="float">
            <text:p>1,7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6.93" calcext:value-type="float">
            <text:p>6,93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0" calcext:value-type="float">
            <text:p>6.930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.32" calcext:value-type="float">
            <text:p>2,32</text:p>
          </table:table-cell>
          <table:table-cell table:number-columns-repeated="857"/>
        </table:table-row>
        <table:table-row table:style-name="ro1">
          <table:table-cell table:number-columns-repeated="976"/>
        </table:table-row>
        <table:table-row table:style-name="ro3">
          <table:table-cell table:style-name="Heading1" office:value-type="string" calcext:value-type="string">
            <text:p>Fette, Öle</text:p>
          </table:table-cell>
          <table:table-cell table:number-columns-repeated="975"/>
        </table:table-row>
        <table:table-row table:style-name="ro4">
          <table:table-cell table:style-name="ce1" office:value-type="string" calcext:value-type="string">
            <text:p>Leinöl</text:p>
          </table:table-cell>
          <table:table-cell table:formula="of:=([.N129]/(['Allgemeine Informationen'.$B$2]-[.P129])*['Allgemeine Informationen'.$B$2])" office:value-type="float" office:value="0" calcext:value-type="float">
            <text:p>0</text:p>
          </table:table-cell>
          <table:table-cell table:formula="of:=[.L129]/(['Allgemeine Informationen'.$B$2]-[.P129])*['Allgemeine Informationen'.$B$2]" office:value-type="float" office:value="0" calcext:value-type="float">
            <text:p>0</text:p>
          </table:table-cell>
          <table:table-cell table:formula="of:=[.M129]/(['Allgemeine Informationen'.$B$2]-[.P129])*['Allgemeine Informationen'.$B$2]" office:value-type="float" office:value="100" calcext:value-type="float">
            <text:p>100</text:p>
          </table:table-cell>
          <table:table-cell table:formula="of:=[.Q129]/(['Allgemeine Informationen'.$B$2]-[.P129])*['Allgemeine Informationen'.$B$2]" office:value-type="float" office:value="0" calcext:value-type="float">
            <text:p>0</text:p>
          </table:table-cell>
          <table:table-cell/>
          <table:table-cell table:formula="of:=[.N129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29]=0;0;[.CE129]/[.CF129])" office:value-type="float" office:value="3.69230769230769" calcext:value-type="float">
            <text:p>3,69</text:p>
          </table:table-cell>
          <table:table-cell office:value-type="float" office:value="9.98" calcext:value-type="float">
            <text:p>9,98</text:p>
          </table:table-cell>
          <table:table-cell office:value-type="float" office:value="67.1" calcext:value-type="float">
            <text:p>67,1</text:p>
          </table:table-cell>
          <table:table-cell office:value-type="float" office:value="19.2" calcext:value-type="float">
            <text:p>19,2</text:p>
          </table:table-cell>
          <table:table-cell office:value-type="float" office:value="52.8" calcext:value-type="float">
            <text:p>52,8</text:p>
          </table:table-cell>
          <table:table-cell office:value-type="float" office:value="14.3" calcext:value-type="float">
            <text:p>14,3</text:p>
          </table:table-cell>
          <table:table-cell office:value-type="float" office:value="19.1" calcext:value-type="float">
            <text:p>19,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1" office:value-type="string" calcext:value-type="string">
            <text:p>Walnussöl</text:p>
          </table:table-cell>
          <table:table-cell table:formula="of:=([.N130]/(['Allgemeine Informationen'.$B$2]-[.P130])*['Allgemeine Informationen'.$B$2])" office:value-type="float" office:value="0" calcext:value-type="float">
            <text:p>0</text:p>
          </table:table-cell>
          <table:table-cell table:formula="of:=[.L130]/(['Allgemeine Informationen'.$B$2]-[.P130])*['Allgemeine Informationen'.$B$2]" office:value-type="float" office:value="0" calcext:value-type="float">
            <text:p>0</text:p>
          </table:table-cell>
          <table:table-cell table:formula="of:=[.M130]/(['Allgemeine Informationen'.$B$2]-[.P130])*['Allgemeine Informationen'.$B$2]" office:value-type="float" office:value="100" calcext:value-type="float">
            <text:p>100</text:p>
          </table:table-cell>
          <table:table-cell table:formula="of:=[.Q130]/(['Allgemeine Informationen'.$B$2]-[.P130])*['Allgemeine Informationen'.$B$2]" office:value-type="float" office:value="0" calcext:value-type="float">
            <text:p>0</text:p>
          </table:table-cell>
          <table:table-cell/>
          <table:table-cell table:formula="of:=[.N130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30]=0;0;[.CE130]/[.CF130])" office:value-type="float" office:value="0.232824427480916" calcext:value-type="float">
            <text:p>0,23</text:p>
          </table:table-cell>
          <table:table-cell office:value-type="float" office:value="10.51" calcext:value-type="float">
            <text:p>10,51</text:p>
          </table:table-cell>
          <table:table-cell office:value-type="float" office:value="65.46" calcext:value-type="float">
            <text:p>65,46</text:p>
          </table:table-cell>
          <table:table-cell office:value-type="float" office:value="19.16" calcext:value-type="float">
            <text:p>19,16</text:p>
          </table:table-cell>
          <table:table-cell office:value-type="float" office:value="12.2" calcext:value-type="float">
            <text:p>12,2</text:p>
          </table:table-cell>
          <table:table-cell office:value-type="float" office:value="52.4" calcext:value-type="float">
            <text:p>52,4</text:p>
          </table:table-cell>
          <table:table-cell office:value-type="float" office:value="19.06" calcext:value-type="float">
            <text:p>19,06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.23" calcext:value-type="float">
            <text:p>6,23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1" office:value-type="string" calcext:value-type="string">
            <text:p>Rapsöl</text:p>
          </table:table-cell>
          <table:table-cell table:formula="of:=([.N131]/(['Allgemeine Informationen'.$B$2]-[.P131])*['Allgemeine Informationen'.$B$2])" office:value-type="float" office:value="0" calcext:value-type="float">
            <text:p>0</text:p>
          </table:table-cell>
          <table:table-cell table:formula="of:=[.L131]/(['Allgemeine Informationen'.$B$2]-[.P131])*['Allgemeine Informationen'.$B$2]" office:value-type="float" office:value="0" calcext:value-type="float">
            <text:p>0</text:p>
          </table:table-cell>
          <table:table-cell table:formula="of:=[.M131]/(['Allgemeine Informationen'.$B$2]-[.P131])*['Allgemeine Informationen'.$B$2]" office:value-type="float" office:value="100" calcext:value-type="float">
            <text:p>100</text:p>
          </table:table-cell>
          <table:table-cell table:formula="of:=[.Q131]/(['Allgemeine Informationen'.$B$2]-[.P131])*['Allgemeine Informationen'.$B$2]" office:value-type="float" office:value="0" calcext:value-type="float">
            <text:p>0</text:p>
          </table:table-cell>
          <table:table-cell/>
          <table:table-cell table:formula="of:=[.N131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.88" calcext:value-type="float">
            <text:p>18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88" calcext:value-type="float">
            <text:p>18,8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3300" calcext:value-type="float">
            <text:p>3.3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31]=0;0;[.CE131]/[.CF131])" office:value-type="float" office:value="0.573913043478261" calcext:value-type="float">
            <text:p>0,57</text:p>
          </table:table-cell>
          <table:table-cell office:value-type="float" office:value="9.16" calcext:value-type="float">
            <text:p>9,16</text:p>
          </table:table-cell>
          <table:table-cell office:value-type="float" office:value="23.55" calcext:value-type="float">
            <text:p>23,55</text:p>
          </table:table-cell>
          <table:table-cell office:value-type="float" office:value="48.92" calcext:value-type="float">
            <text:p>48,92</text:p>
          </table:table-cell>
          <table:table-cell office:value-type="float" office:value="8.58" calcext:value-type="float">
            <text:p>8,58</text:p>
          </table:table-cell>
          <table:table-cell office:value-type="float" office:value="14.95" calcext:value-type="float">
            <text:p>14,95</text:p>
          </table:table-cell>
          <table:table-cell office:value-type="float" office:value="48.59" calcext:value-type="float">
            <text:p>48,59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57" calcext:value-type="float">
            <text:p>2,57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office:value-type="string" calcext:value-type="string">
            <text:p>Sojaöl</text:p>
          </table:table-cell>
          <table:table-cell table:formula="of:=([.N132]/(['Allgemeine Informationen'.$B$2]-[.P132])*['Allgemeine Informationen'.$B$2])" office:value-type="float" office:value="0" calcext:value-type="float">
            <text:p>0</text:p>
          </table:table-cell>
          <table:table-cell table:formula="of:=[.L132]/(['Allgemeine Informationen'.$B$2]-[.P132])*['Allgemeine Informationen'.$B$2]" office:value-type="float" office:value="0" calcext:value-type="float">
            <text:p>0</text:p>
          </table:table-cell>
          <table:table-cell table:formula="of:=[.M132]/(['Allgemeine Informationen'.$B$2]-[.P132])*['Allgemeine Informationen'.$B$2]" office:value-type="float" office:value="100" calcext:value-type="float">
            <text:p>100</text:p>
          </table:table-cell>
          <table:table-cell table:formula="of:=[.Q132]/(['Allgemeine Informationen'.$B$2]-[.P132])*['Allgemeine Informationen'.$B$2]" office:value-type="float" office:value="0" calcext:value-type="float">
            <text:p>0</text:p>
          </table:table-cell>
          <table:table-cell/>
          <table:table-cell table:formula="of:=[.N132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3500" calcext:value-type="float">
            <text:p>3.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32]=0;0;[.CE132]/[.CF132])" office:value-type="float" office:value="0.145695364238411" calcext:value-type="float">
            <text:p>0,15</text:p>
          </table:table-cell>
          <table:table-cell office:value-type="float" office:value="15.37" calcext:value-type="float">
            <text:p>15,37</text:p>
          </table:table-cell>
          <table:table-cell office:value-type="float" office:value="60.55" calcext:value-type="float">
            <text:p>60,55</text:p>
          </table:table-cell>
          <table:table-cell office:value-type="float" office:value="19.24" calcext:value-type="float">
            <text:p>19,24</text:p>
          </table:table-cell>
          <table:table-cell office:value-type="float" office:value="7.7" calcext:value-type="float">
            <text:p>7,7</text:p>
          </table:table-cell>
          <table:table-cell office:value-type="float" office:value="52.85" calcext:value-type="float">
            <text:p>52,85</text:p>
          </table:table-cell>
          <table:table-cell office:value-type="float" office:value="18.74" calcext:value-type="float">
            <text:p>18,74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94" calcext:value-type="float">
            <text:p>3,94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1" office:value-type="string" calcext:value-type="string">
            <text:p>Olivenöl</text:p>
          </table:table-cell>
          <table:table-cell table:formula="of:=([.N133]/(['Allgemeine Informationen'.$B$2]-[.P133])*['Allgemeine Informationen'.$B$2])" office:value-type="float" office:value="0.2" calcext:value-type="float">
            <text:p>0,2</text:p>
          </table:table-cell>
          <table:table-cell table:formula="of:=[.L133]/(['Allgemeine Informationen'.$B$2]-[.P133])*['Allgemeine Informationen'.$B$2]" office:value-type="float" office:value="0" calcext:value-type="float">
            <text:p>0</text:p>
          </table:table-cell>
          <table:table-cell table:formula="of:=[.M133]/(['Allgemeine Informationen'.$B$2]-[.P133])*['Allgemeine Informationen'.$B$2]" office:value-type="float" office:value="100" calcext:value-type="float">
            <text:p>100</text:p>
          </table:table-cell>
          <table:table-cell table:formula="of:=[.Q133]/(['Allgemeine Informationen'.$B$2]-[.P133])*['Allgemeine Informationen'.$B$2]" office:value-type="float" office:value="0" calcext:value-type="float">
            <text:p>0</text:p>
          </table:table-cell>
          <table:table-cell/>
          <table:table-cell table:formula="of:=[.N133]/['Allgemeine Informationen'.$B$1]" office:value-type="float" office:value="0.02" calcext:value-type="float">
            <text:p>0,02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3" calcext:value-type="float">
            <text:p>3.7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11.91" calcext:value-type="float">
            <text:p>11,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91" calcext:value-type="float">
            <text:p>11,9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33]=0;0;[.CE133]/[.CF133])" office:value-type="float" office:value="0.103739445114596" calcext:value-type="float">
            <text:p>0,1</text:p>
          </table:table-cell>
          <table:table-cell office:value-type="float" office:value="14.38" calcext:value-type="float">
            <text:p>14,38</text:p>
          </table:table-cell>
          <table:table-cell office:value-type="float" office:value="9.17" calcext:value-type="float">
            <text:p>9,17</text:p>
          </table:table-cell>
          <table:table-cell office:value-type="float" office:value="71.24" calcext:value-type="float">
            <text:p>71,24</text:p>
          </table:table-cell>
          <table:table-cell office:value-type="float" office:value="0.86" calcext:value-type="float">
            <text:p>0,86</text:p>
          </table:table-cell>
          <table:table-cell office:value-type="float" office:value="8.29" calcext:value-type="float">
            <text:p>8,29</text:p>
          </table:table-cell>
          <table:table-cell office:value-type="float" office:value="70.01" calcext:value-type="float">
            <text:p>70,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office:value-type="string" calcext:value-type="string">
            <text:p>Sonnenblumenöl</text:p>
          </table:table-cell>
          <table:table-cell table:formula="of:=([.N134]/(['Allgemeine Informationen'.$B$2]-[.P134])*['Allgemeine Informationen'.$B$2])" office:value-type="float" office:value="0" calcext:value-type="float">
            <text:p>0</text:p>
          </table:table-cell>
          <table:table-cell table:formula="of:=[.L134]/(['Allgemeine Informationen'.$B$2]-[.P134])*['Allgemeine Informationen'.$B$2]" office:value-type="float" office:value="0" calcext:value-type="float">
            <text:p>0</text:p>
          </table:table-cell>
          <table:table-cell table:formula="of:=[.M134]/(['Allgemeine Informationen'.$B$2]-[.P134])*['Allgemeine Informationen'.$B$2]" office:value-type="float" office:value="100" calcext:value-type="float">
            <text:p>100</text:p>
          </table:table-cell>
          <table:table-cell table:formula="of:=[.Q134]/(['Allgemeine Informationen'.$B$2]-[.P134])*['Allgemeine Informationen'.$B$2]" office:value-type="float" office:value="0" calcext:value-type="float">
            <text:p>0</text:p>
          </table:table-cell>
          <table:table-cell/>
          <table:table-cell table:formula="of:=[.N134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.2" calcext:value-type="float">
            <text:p>62,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/>
          <table:table-cell table:formula="of:=IF([.CF134]=0;0;[.CE134]/[.CF134])" office:value-type="float" office:value="0.00358708648864089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 office:value-type="float" office:value="50.38" calcext:value-type="float">
            <text:p>50,38</text:p>
          </table:table-cell>
          <table:table-cell office:value-type="float" office:value="24.59" calcext:value-type="float">
            <text:p>24,59</text:p>
          </table:table-cell>
          <table:table-cell office:value-type="float" office:value="0.18" calcext:value-type="float">
            <text:p>0,18</text:p>
          </table:table-cell>
          <table:table-cell office:value-type="float" office:value="50.18" calcext:value-type="float">
            <text:p>50,18</text:p>
          </table:table-cell>
          <table:table-cell office:value-type="float" office:value="24.44" calcext:value-type="float">
            <text:p>24,44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72" calcext:value-type="float">
            <text:p>4,72</text:p>
          </table:table-cell>
          <table:table-cell table:number-columns-repeated="857"/>
        </table:table-row>
        <table:table-row table:style-name="ro4">
          <table:table-cell table:style-name="ce1" office:value-type="string" calcext:value-type="string">
            <text:p>Sesamöl</text:p>
          </table:table-cell>
          <table:table-cell table:formula="of:=([.N135]/(['Allgemeine Informationen'.$B$2]-[.P135])*['Allgemeine Informationen'.$B$2])" office:value-type="float" office:value="0" calcext:value-type="float">
            <text:p>0</text:p>
          </table:table-cell>
          <table:table-cell table:formula="of:=[.L135]/(['Allgemeine Informationen'.$B$2]-[.P135])*['Allgemeine Informationen'.$B$2]" office:value-type="float" office:value="0.2" calcext:value-type="float">
            <text:p>0,2</text:p>
          </table:table-cell>
          <table:table-cell table:formula="of:=[.M135]/(['Allgemeine Informationen'.$B$2]-[.P135])*['Allgemeine Informationen'.$B$2]" office:value-type="float" office:value="100" calcext:value-type="float">
            <text:p>100</text:p>
          </table:table-cell>
          <table:table-cell table:formula="of:=[.Q135]/(['Allgemeine Informationen'.$B$2]-[.P135])*['Allgemeine Informationen'.$B$2]" office:value-type="float" office:value="0" calcext:value-type="float">
            <text:p>0</text:p>
          </table:table-cell>
          <table:table-cell/>
          <table:table-cell table:formula="of:=[.N135]/['Allgemeine Informationen'.$B$1]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3703" calcext:value-type="float">
            <text:p>3.703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CF135]=0;0;[.CE135]/[.CF135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.7" calcext:value-type="float">
            <text:p>42,7</text:p>
          </table:table-cell>
          <table:table-cell office:value-type="float" office:value="40.78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office:value-type="float" office:value="40.49" calcext:value-type="float">
            <text:p>40,49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table:number-columns-repeated="857"/>
        </table:table-row>
        <table:table-row table:style-name="ro1">
          <table:table-cell table:number-columns-repeated="14"/>
          <table:table-cell table:style-name="ce17"/>
          <table:table-cell table:number-columns-repeated="961"/>
        </table:table-row>
        <table:table-row table:style-name="ro3">
          <table:table-cell table:style-name="Heading1" office:value-type="string" calcext:value-type="string">
            <text:p>Pilze</text:p>
          </table:table-cell>
          <table:table-cell table:number-columns-repeated="13"/>
          <table:table-cell table:style-name="ce17"/>
          <table:table-cell table:number-columns-repeated="15"/>
          <table:table-cell table:formula="of:=SUM([.AE3:.AE134])" office:value-type="float" office:value="0" calcext:value-type="float">
            <text:p>0</text:p>
          </table:table-cell>
          <table:table-cell table:number-columns-repeated="6"/>
          <table:table-cell table:formula="of:=SUM([.AL3:.AL134])" office:value-type="float" office:value="0" calcext:value-type="float">
            <text:p>0</text:p>
          </table:table-cell>
          <table:table-cell table:formula="of:=SUM([.AM3:.AM134])" office:value-type="float" office:value="0" calcext:value-type="float">
            <text:p>0</text:p>
          </table:table-cell>
          <table:table-cell table:number-columns-repeated="12"/>
          <table:table-cell table:formula="of:=SUM([.AZ1:.AZ132])" office:value-type="float" office:value="0" calcext:value-type="float">
            <text:p>0</text:p>
          </table:table-cell>
          <table:table-cell table:number-columns-repeated="21"/>
          <table:table-cell table:formula="of:=SUM([.BV1:.BV132])" office:value-type="float" office:value="0" calcext:value-type="float">
            <text:p>0</text:p>
          </table:table-cell>
          <table:table-cell/>
          <table:table-cell table:formula="of:=SUM([.BX1:.BX132])" office:value-type="float" office:value="0" calcext:value-type="float">
            <text:p>0</text:p>
          </table:table-cell>
          <table:table-cell table:number-columns-repeated="20"/>
          <table:table-cell table:formula="of:=SUM([.CS1:.CS132])" office:value-type="float" office:value="0" calcext:value-type="float">
            <text:p>0</text:p>
          </table:table-cell>
          <table:table-cell table:formula="of:=SUM([.CT1:.CT132])" office:value-type="float" office:value="0" calcext:value-type="float">
            <text:p>0</text:p>
          </table:table-cell>
          <table:table-cell table:number-columns-repeated="4"/>
          <table:table-cell table:formula="of:=SUM([.CY1:.CY132])" office:value-type="float" office:value="0" calcext:value-type="float">
            <text:p>0</text:p>
          </table:table-cell>
          <table:table-cell/>
          <table:table-cell table:formula="of:=SUM([.DA1:.DA132])" office:value-type="float" office:value="0" calcext:value-type="float">
            <text:p>0</text:p>
          </table:table-cell>
          <table:table-cell/>
          <table:table-cell table:formula="of:=SUM([.DC1:.DC132])" office:value-type="float" office:value="0" calcext:value-type="float">
            <text:p>0</text:p>
          </table:table-cell>
          <table:table-cell table:number-columns-repeated="3"/>
          <table:table-cell table:formula="of:=SUM([.DG1:.DG132])" office:value-type="float" office:value="0" calcext:value-type="float">
            <text:p>0</text:p>
          </table:table-cell>
          <table:table-cell table:number-columns-repeated="865"/>
        </table:table-row>
        <table:table-row table:style-name="ro6">
          <table:table-cell office:value-type="string" calcext:value-type="string">
            <text:p>Champignon</text:p>
          </table:table-cell>
          <table:table-cell table:formula="of:=([.N138]/(['Allgemeine Informationen'.$B$2]-[.P138])*['Allgemeine Informationen'.$B$2])" office:value-type="float" office:value="7.06179066834804" calcext:value-type="float">
            <text:p>7,06</text:p>
          </table:table-cell>
          <table:table-cell table:formula="of:=[.L138]/(['Allgemeine Informationen'.$B$2]-[.P138])*['Allgemeine Informationen'.$B$2]" office:value-type="float" office:value="51.8284993694829" calcext:value-type="float">
            <text:p>51,83</text:p>
          </table:table-cell>
          <table:table-cell table:formula="of:=[.M138]/(['Allgemeine Informationen'.$B$2]-[.P138])*['Allgemeine Informationen'.$B$2]" office:value-type="float" office:value="3.15258511979823" calcext:value-type="float">
            <text:p>3,15</text:p>
          </table:table-cell>
          <table:table-cell table:formula="of:=[.Q138]/(['Allgemeine Informationen'.$B$2]-[.P138])*['Allgemeine Informationen'.$B$2]" office:value-type="float" office:value="23.9596469104666" calcext:value-type="float">
            <text:p>23,96</text:p>
          </table:table-cell>
          <table:table-cell/>
          <table:table-cell table:formula="of:=[.N138]/['Allgemeine Informationen'.$B$1]" office:value-type="float" office:value="0.056" calcext:value-type="float">
            <text:p>0,06</text:p>
          </table:table-cell>
          <table:table-cell table:style-name="Default" table:number-columns-repeated="2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.11" calcext:value-type="float">
            <text:p>4,1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56" calcext:value-type="float">
            <text:p>0,56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92.07" calcext:value-type="float">
            <text:p>92,07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4" calcext:value-type="float">
            <text:p>1,94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4.9" calcext:value-type="float">
            <text:p>4,9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600" calcext:value-type="float">
            <text:p>5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19" calcext:value-type="float">
            <text:p>1,19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0.52" calcext:value-type="float">
            <text:p>0,5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4000" calcext:value-type="float">
            <text:p>34000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348" calcext:value-type="float">
            <text:p>348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5" calcext:value-type="float">
            <text:p>1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56" calcext:value-type="float">
            <text:p>1756</text:p>
          </table:table-cell>
          <table:table-cell table:style-name="Default"/>
          <table:table-cell table:formula="of:=IF([.CF138]=0;0;[.CE138]/[.CF138])" office:value-type="float" office:value="0.733333333333333" calcext:value-type="float">
            <text:p>0,73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0" calcext:value-type="float">
            <text:p>0</text:p>
          </table:table-cell>
          <table:table-cell table:style-name="ce22" office:value-type="float" office:value="0.11" calcext:value-type="float">
            <text:p>0,11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0.14" calcext:value-type="float">
            <text:p>0,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6" calcext:value-type="float">
            <text:p>0,5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45" calcext:value-type="float">
            <text:p>0,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1.54" calcext:value-type="float">
            <text:p>1,5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.62" calcext:value-type="float">
            <text:p>6,6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Steinpilz</text:p>
          </table:table-cell>
          <table:table-cell table:formula="of:=([.N139]/(['Allgemeine Informationen'.$B$2]-[.P139])*['Allgemeine Informationen'.$B$2])" office:value-type="float" office:value="3.99698340874811" calcext:value-type="float">
            <text:p>4</text:p>
          </table:table-cell>
          <table:table-cell table:formula="of:=[.L139]/(['Allgemeine Informationen'.$B$2]-[.P139])*['Allgemeine Informationen'.$B$2]" office:value-type="float" office:value="40.7239819004525" calcext:value-type="float">
            <text:p>40,72</text:p>
          </table:table-cell>
          <table:table-cell table:formula="of:=[.M139]/(['Allgemeine Informationen'.$B$2]-[.P139])*['Allgemeine Informationen'.$B$2]" office:value-type="float" office:value="3.01659125188537" calcext:value-type="float">
            <text:p>3,02</text:p>
          </table:table-cell>
          <table:table-cell table:formula="of:=[.Q139]/(['Allgemeine Informationen'.$B$2]-[.P139])*['Allgemeine Informationen'.$B$2]" office:value-type="float" office:value="45.3996983408748" calcext:value-type="float">
            <text:p>45,4</text:p>
          </table:table-cell>
          <table:table-cell/>
          <table:table-cell table:formula="of:=[.N139]/['Allgemeine Informationen'.$B$1]" office:value-type="float" office:value="0.053" calcext:value-type="float">
            <text:p>0,05</text:p>
          </table:table-cell>
          <table:table-cell table:style-name="Default" table:number-columns-repeated="2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0.53" calcext:value-type="float">
            <text:p>0,53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86.74" calcext:value-type="float">
            <text:p>86,74</text:p>
          </table:table-cell>
          <table:table-cell table:style-name="Default" office:value-type="float" office:value="6.02" calcext:value-type="float">
            <text:p>6,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5" calcext:value-type="float">
            <text:p>0,8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37" calcext:value-type="float">
            <text:p>0,37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04" calcext:value-type="float">
            <text:p>0,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400" calcext:value-type="float">
            <text:p>8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formula="of:=IF([.CF139]=0;0;[.CE139]/[.CF139])" office:value-type="float" office:value="4.5" calcext:value-type="float">
            <text:p>4,5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22" calcext:value-type="float">
            <text:p>0,22</text:p>
          </table:table-cell>
          <table:table-cell table:style-name="Default" office:value-type="float" office:value="0" calcext:value-type="float">
            <text:p>0</text:p>
          </table:table-cell>
          <table:table-cell table:style-name="ce22" office:value-type="float" office:value="0.18" calcext:value-type="float">
            <text:p>0,18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0.02" calcext:value-type="float">
            <text:p>0,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,5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.43" calcext:value-type="float">
            <text:p>3,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42" calcext:value-type="float">
            <text:p>0,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23" calcext:value-type="float">
            <text:p>4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.14" calcext:value-type="float">
            <text:p>1,14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.32" calcext:value-type="float">
            <text:p>2,32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Pfifferling</text:p>
          </table:table-cell>
          <table:table-cell table:formula="of:=([.N140]/(['Allgemeine Informationen'.$B$2]-[.P140])*['Allgemeine Informationen'.$B$2])" office:value-type="float" office:value="2.10656753407683" calcext:value-type="float">
            <text:p>2,11</text:p>
          </table:table-cell>
          <table:table-cell table:formula="of:=[.L140]/(['Allgemeine Informationen'.$B$2]-[.P140])*['Allgemeine Informationen'.$B$2]" office:value-type="float" office:value="29.4919454770756" calcext:value-type="float">
            <text:p>29,49</text:p>
          </table:table-cell>
          <table:table-cell table:formula="of:=[.M140]/(['Allgemeine Informationen'.$B$2]-[.P140])*['Allgemeine Informationen'.$B$2]" office:value-type="float" office:value="6.07187112763322" calcext:value-type="float">
            <text:p>6,07</text:p>
          </table:table-cell>
          <table:table-cell table:formula="of:=[.Q140]/(['Allgemeine Informationen'.$B$2]-[.P140])*['Allgemeine Informationen'.$B$2]" office:value-type="float" office:value="40.5204460966543" calcext:value-type="float">
            <text:p>40,52</text:p>
          </table:table-cell>
          <table:table-cell/>
          <table:table-cell table:formula="of:=[.N140]/['Allgemeine Informationen'.$B$1]" office:value-type="float" office:value="0.017" calcext:value-type="float">
            <text:p>0,02</text:p>
          </table:table-cell>
          <table:table-cell table:style-name="Default"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2.38" calcext:value-type="float">
            <text:p>2,38</text:p>
          </table:table-cell>
          <table:table-cell table:style-name="Default" office:value-type="float" office:value="0.49" calcext:value-type="float">
            <text:p>0,49</text:p>
          </table:table-cell>
          <table:table-cell table:style-name="Default" office:value-type="float" office:value="0.17" calcext:value-type="float">
            <text:p>0,17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91.93" calcext:value-type="float">
            <text:p>91,93</text:p>
          </table:table-cell>
          <table:table-cell table:style-name="Default" office:value-type="float" office:value="3.27" calcext:value-type="float">
            <text:p>3,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23" calcext:value-type="float">
            <text:p>0,23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6" calcext:value-type="float">
            <text:p>0,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7300" calcext:value-type="float">
            <text:p>73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5" calcext:value-type="float">
            <text:p>6,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/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8" calcext:value-type="float">
            <text:p>7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9" calcext:value-type="float">
            <text:p>499</text:p>
          </table:table-cell>
          <table:table-cell table:style-name="Default"/>
          <table:table-cell table:formula="of:=IF([.CF140]=0;0;[.CE140]/[.CF140])" office:value-type="float" office:value="4.4" calcext:value-type="float">
            <text:p>4,4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0.01" calcext:value-type="float">
            <text:p>0,01</text:p>
          </table:table-cell>
          <table:table-cell table:style-name="ce22" office:value-type="float" office:value="0.22" calcext:value-type="float">
            <text:p>0,22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7" calcext:value-type="float">
            <text:p>0,1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.86" calcext:value-type="float">
            <text:p>1,8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14" calcext:value-type="float">
            <text:p>0,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62" calcext:value-type="float">
            <text:p>0,62</text:p>
          </table:table-cell>
          <table:table-cell table:style-name="Default" office:value-type="float" office:value="2.65" calcext:value-type="float">
            <text:p>2,6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.33" calcext:value-type="float">
            <text:p>2,3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Shiitake</text:p>
          </table:table-cell>
          <table:table-cell table:formula="of:=([.N141]/(['Allgemeine Informationen'.$B$2]-[.P141])*['Allgemeine Informationen'.$B$2])" office:value-type="float" office:value="74.1275571600481" calcext:value-type="float">
            <text:p>74,13</text:p>
          </table:table-cell>
          <table:table-cell table:formula="of:=[.L141]/(['Allgemeine Informationen'.$B$2]-[.P141])*['Allgemeine Informationen'.$B$2]" office:value-type="float" office:value="9.38628158844765" calcext:value-type="float">
            <text:p>9,39</text:p>
          </table:table-cell>
          <table:table-cell table:formula="of:=[.M141]/(['Allgemeine Informationen'.$B$2]-[.P141])*['Allgemeine Informationen'.$B$2]" office:value-type="float" office:value="1.323706377858" calcext:value-type="float">
            <text:p>1,32</text:p>
          </table:table-cell>
          <table:table-cell table:formula="of:=[.Q141]/(['Allgemeine Informationen'.$B$2]-[.P141])*['Allgemeine Informationen'.$B$2]" office:value-type="float" office:value="11.7930204572804" calcext:value-type="float">
            <text:p>11,79</text:p>
          </table:table-cell>
          <table:table-cell/>
          <table:table-cell table:formula="of:=[.N141]/['Allgemeine Informationen'.$B$1]" office:value-type="float" office:value="1.232" calcext:value-type="float">
            <text:p>1,23</text:p>
          </table:table-cell>
          <table:table-cell table:style-name="Default" table:number-columns-repeated="2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.56" calcext:value-type="float">
            <text:p>1,56</text:p>
          </table:table-cell>
          <table:table-cell table:style-name="Default" office:value-type="float" office:value="0.22" calcext:value-type="float">
            <text:p>0,22</text:p>
          </table:table-cell>
          <table:table-cell table:style-name="Default" office:value-type="float" office:value="12.32" calcext:value-type="float">
            <text:p>12,32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83.38" calcext:value-type="float">
            <text:p>83,38</text:p>
          </table:table-cell>
          <table:table-cell table:style-name="Default" office:value-type="float" office:value="1.96" calcext:value-type="float">
            <text:p>1,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067" calcext:value-type="float">
            <text:p>20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4" calcext:value-type="float">
            <text:p>0,4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/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79" calcext:value-type="float">
            <text:p>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418" calcext:value-type="float">
            <text:p>418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6" calcext:value-type="float">
            <text:p>7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6" calcext:value-type="float">
            <text:p>846</text:p>
          </table:table-cell>
          <table:table-cell table:style-name="Default"/>
          <table:table-cell table:formula="of:=IF([.CF141]=0;0;[.CE141]/[.CF141])" office:value-type="float" office:value="5" calcext:value-type="float">
            <text:p>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,1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office:value-type="float" office:value="0.62" calcext:value-type="float">
            <text:p>0,62</text:p>
          </table:table-cell>
          <table:table-cell table:style-name="Default" office:value-type="float" office:value="0.37" calcext:value-type="float">
            <text:p>0,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46" calcext:value-type="float">
            <text:p>2,4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86" calcext:value-type="float">
            <text:p>9,8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856" calcext:value-type="float">
            <text:p>9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0" calcext:value-type="float">
            <text:p>37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37" calcext:value-type="float">
            <text:p>0,37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.33" calcext:value-type="float">
            <text:p>2,33</text:p>
          </table:table-cell>
          <table:table-cell table:number-columns-repeated="857"/>
        </table:table-row>
        <table:table-row table:style-name="ro6">
          <table:table-cell office:value-type="string" calcext:value-type="string">
            <text:p>Austernpilz</text:p>
          </table:table-cell>
          <table:table-cell table:formula="of:=([.N142]/(['Allgemeine Informationen'.$B$2]-[.P142])*['Allgemeine Informationen'.$B$2])" office:value-type="float" office:value="19.9233716475096" calcext:value-type="float">
            <text:p>19,92</text:p>
          </table:table-cell>
          <table:table-cell table:formula="of:=[.L142]/(['Allgemeine Informationen'.$B$2]-[.P142])*['Allgemeine Informationen'.$B$2]" office:value-type="float" office:value="26.5134099616858" calcext:value-type="float">
            <text:p>26,51</text:p>
          </table:table-cell>
          <table:table-cell table:formula="of:=[.M142]/(['Allgemeine Informationen'.$B$2]-[.P142])*['Allgemeine Informationen'.$B$2]" office:value-type="float" office:value="1.68582375478927" calcext:value-type="float">
            <text:p>1,69</text:p>
          </table:table-cell>
          <table:table-cell table:formula="of:=[.Q142]/(['Allgemeine Informationen'.$B$2]-[.P142])*['Allgemeine Informationen'.$B$2]" office:value-type="float" office:value="44.8275862068966" calcext:value-type="float">
            <text:p>44,83</text:p>
          </table:table-cell>
          <table:table-cell/>
          <table:table-cell table:formula="of:=[.N142]/['Allgemeine Informationen'.$B$1]" office:value-type="float" office:value="0.26" calcext:value-type="float">
            <text:p>0,26</text:p>
          </table:table-cell>
          <table:table-cell table:style-name="Default" table:number-columns-repeated="2"/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46" calcext:value-type="float">
            <text:p>3,46</text:p>
          </table:table-cell>
          <table:table-cell table:style-name="Default" office:value-type="float" office:value="0.22" calcext:value-type="float">
            <text:p>0,22</text:p>
          </table:table-cell>
          <table:table-cell table:style-name="Default" office:value-type="float" office:value="2.6" calcext:value-type="float">
            <text:p>2,6</text:p>
          </table:table-cell>
          <table:table-cell table:style-name="ce34" office:value-type="float" office:value="0" calcext:value-type="float">
            <text:p>0</text:p>
          </table:table-cell>
          <table:table-cell table:style-name="ce18" office:value-type="float" office:value="86.95" calcext:value-type="float">
            <text:p>86,95</text:p>
          </table:table-cell>
          <table:table-cell table:style-name="Default" office:value-type="float" office:value="5.85" calcext:value-type="float">
            <text:p>5,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" calcext:value-type="float">
            <text:p>0,7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6" calcext:value-type="float">
            <text:p>0,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00" calcext:value-type="float">
            <text:p>105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.23" calcext:value-type="float">
            <text:p>1,2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0.87" calcext:value-type="float">
            <text:p>0,8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34000" calcext:value-type="float">
            <text:p>34000</text:p>
          </table:table-cell>
          <table:table-cell table:style-name="Default"/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96" calcext:value-type="float">
            <text:p>1296</text:p>
          </table:table-cell>
          <table:table-cell table:style-name="Default"/>
          <table:table-cell table:formula="of:=IF([.CF142]=0;0;[.CE142]/[.CF142])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ce22" office:value-type="float" office:value="0.1" calcext:value-type="float">
            <text:p>0,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" calcext:value-type="float">
            <text:p>0,31</text:p>
          </table:table-cell>
          <table:table-cell table:style-name="Default" office:value-type="float" office:value="0.13" calcext:value-type="float">
            <text:p>0,13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2" calcext:value-type="float">
            <text:p>0,5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.33" calcext:value-type="float">
            <text:p>3,3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.08" calcext:value-type="float">
            <text:p>2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80" calcext:value-type="float">
            <text:p>20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4.74" calcext:value-type="float">
            <text:p>4,7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29" calcext:value-type="float">
            <text:p>6,29</text:p>
          </table:table-cell>
          <table:table-cell table:number-columns-repeated="857"/>
        </table:table-row>
        <calcext:conditional-formats>
          <calcext:conditional-format calcext:target-range-address="Grundnahrungsmittel.P5:Grundnahrungsmittel.P142">
            <calcext:color-scale>
              <calcext:color-scale-entry calcext:value="0" calcext:type="minimum" calcext:color="#c5000b"/>
              <calcext:color-scale-entry calcext:value="50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E5:Grundnahrungsmittel.CE142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A5:Grundnahrungsmittel.CA142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B5:Grundnahrungsmittel.B142">
            <calcext:color-scale>
              <calcext:color-scale-entry calcext:value="0" calcext:type="minimum" calcext:color="#579d1c"/>
              <calcext:color-scale-entry calcext:value="10" calcext:type="number" calcext:color="#ffd320"/>
              <calcext:color-scale-entry calcext:value="0" calcext:type="maximum" calcext:color="#c5000b"/>
            </calcext:color-scale>
          </calcext:conditional-format>
          <calcext:conditional-format calcext:target-range-address="Grundnahrungsmittel.C5:Grundnahrungsmittel.C142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D5:Grundnahrungsmittel.D142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E5:Grundnahrungsmittel.F142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</calcext:conditional-formats>
      </table:table>
      <table:table table:name="Rezepte" table:style-name="ta1">
        <table:table-column table:style-name="co4" table:default-cell-style-name="Default"/>
        <table:table-row table:style-name="ro1">
          <table:table-cell/>
        </table:table-row>
      </table:table>
      <table:table table:name="Allgemeine Informationen" table:style-name="ta1">
        <table:table-column table:style-name="co76" table:default-cell-style-name="Default"/>
        <table:table-column table:style-name="co77" table:default-cell-style-name="ce46"/>
        <table:table-row table:style-name="ro1">
          <table:table-cell office:value-type="string" calcext:value-type="string">
            <text:p>Kohlenhydrate/Kohlenhydrateinheit</text:p>
          </table:table-cell>
          <table:table-cell office:value-type="float" office:value="10" calcext:value-type="float">
            <text:p>10,0 g</text:p>
          </table:table-cell>
        </table:table-row>
        <table:table-row table:style-name="ro1">
          <table:table-cell office:value-type="string" calcext:value-type="string">
            <text:p>Portionsgröße</text:p>
          </table:table-cell>
          <table:table-cell office:value-type="float" office:value="100" calcext:value-type="float">
            <text:p>100,0 g</text:p>
          </table:table-cell>
        </table:table-row>
        <table:table-row table:style-name="ro1">
          <table:table-cell office:value-type="string" calcext:value-type="string">
            <text:p>Omega-3/Omega-6 (1:6)</text:p>
          </table:table-cell>
          <table:table-cell table:style-name="ce47" table:formula="of:=1/6" office:value-type="percentage" office:value="0.166666666666667" calcext:value-type="percentage">
            <text:p>16,67 %</text:p>
          </table:table-cell>
        </table:table-row>
        <table:table-row table:style-name="ro6">
          <table:table-cell office:value-type="string" calcext:value-type="string">
            <text:p>kJ/kcal</text:p>
          </table:table-cell>
          <table:table-cell table:style-name="ce34" office:value-type="float" office:value="4.1868" calcext:value-type="float">
            <text:p>4,1868</text:p>
          </table:table-cell>
        </table:table-row>
      </table:table>
      <table:table table:name="Fettsäuren (übersicht)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3">
          <table:table-cell table:style-name="Heading1" office:value-type="string" calcext:value-type="string">
            <text:p>Omega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adecatriensäure</text:p>
          </table:table-cell>
          <table:table-cell office:value-type="string" calcext:value-type="string">
            <text:p>16:3 (ω−3)</text:p>
          </table:table-cell>
          <table:table-cell office:value-type="string" calcext:value-type="string">
            <text:p>(7Z,10Z,13Z)-Hexadec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-Linolensäure</text:p>
          </table:table-cell>
          <table:table-cell office:value-type="string" calcext:value-type="string">
            <text:p>18:3 (ω−3)</text:p>
          </table:table-cell>
          <table:table-cell office:value-type="string" calcext:value-type="string">
            <text:p>(9Z,12Z,15Z)-Octadec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idonsäure</text:p>
          </table:table-cell>
          <table:table-cell office:value-type="string" calcext:value-type="string">
            <text:p>18:4 (ω−3)</text:p>
          </table:table-cell>
          <table:table-cell office:value-type="string" calcext:value-type="string">
            <text:p>(6Z,9Z,12Z,15Z)-Octadecatetr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triensäure</text:p>
          </table:table-cell>
          <table:table-cell office:value-type="string" calcext:value-type="string">
            <text:p>20:3 (ω−3)</text:p>
          </table:table-cell>
          <table:table-cell office:value-type="string" calcext:value-type="string">
            <text:p>(11Z,14Z,17Z)-Eicos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tetraensäure</text:p>
          </table:table-cell>
          <table:table-cell office:value-type="string" calcext:value-type="string">
            <text:p>20:4 (ω−3)</text:p>
          </table:table-cell>
          <table:table-cell office:value-type="string" calcext:value-type="string">
            <text:p>(8Z,11Z,14Z,17Z)-Eicosatetr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pentaensäure</text:p>
          </table:table-cell>
          <table:table-cell office:value-type="string" calcext:value-type="string">
            <text:p>20:5 (ω−3)</text:p>
          </table:table-cell>
          <table:table-cell office:value-type="string" calcext:value-type="string">
            <text:p>(5Z,8Z,11Z,14Z,17Z)-Eicosapent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pentaensäure</text:p>
          </table:table-cell>
          <table:table-cell office:value-type="string" calcext:value-type="string">
            <text:p>21:5 (ω−3)</text:p>
          </table:table-cell>
          <table:table-cell office:value-type="string" calcext:value-type="string">
            <text:p>(6Z,9Z,12Z,15Z,18Z)-Heneicosapent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panodonsäure</text:p>
          </table:table-cell>
          <table:table-cell office:value-type="string" calcext:value-type="string">
            <text:p>22:5 (ω−3)</text:p>
          </table:table-cell>
          <table:table-cell office:value-type="string" calcext:value-type="string">
            <text:p>(7Z,10Z,13Z,16Z,19Z)-Docosapent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hexaensäure</text:p>
          </table:table-cell>
          <table:table-cell office:value-type="string" calcext:value-type="string">
            <text:p>22:6 (ω−3)</text:p>
          </table:table-cell>
          <table:table-cell office:value-type="string" calcext:value-type="string">
            <text:p>(4Z,7Z,10Z,13Z,16Z,19Z)-Docosahex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pentaensäure</text:p>
          </table:table-cell>
          <table:table-cell office:value-type="string" calcext:value-type="string">
            <text:p>24:5 (ω−3)</text:p>
          </table:table-cell>
          <table:table-cell office:value-type="string" calcext:value-type="string">
            <text:p>(9Z,12Z,15Z,18Z,21Z)-Tetracosapent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hexaensäure</text:p>
          </table:table-cell>
          <table:table-cell office:value-type="string" calcext:value-type="string">
            <text:p>24:6 (ω−3)</text:p>
          </table:table-cell>
          <table:table-cell office:value-type="string" calcext:value-type="string">
            <text:p>(6Z,9Z,12Z,15Z,18Z,21Z)-Tetracosahexaensäur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Omega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olsäure</text:p>
          </table:table-cell>
          <table:table-cell office:value-type="string" calcext:value-type="string">
            <text:p>18:2 (ω−6)</text:p>
          </table:table-cell>
          <table:table-cell office:value-type="string" calcext:value-type="string">
            <text:p>(9Z,12Z)-Octadecad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-Linolensäure</text:p>
          </table:table-cell>
          <table:table-cell office:value-type="string" calcext:value-type="string">
            <text:p>18:3 (ω−6)</text:p>
          </table:table-cell>
          <table:table-cell office:value-type="string" calcext:value-type="string">
            <text:p>(6Z,9Z,12Z)-Octadec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endulasäure</text:p>
          </table:table-cell>
          <table:table-cell office:value-type="string" calcext:value-type="string">
            <text:p>18:3 (ω−6)</text:p>
          </table:table-cell>
          <table:table-cell office:value-type="string" calcext:value-type="string">
            <text:p>(8E,10E,12Z)-Octadec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diensäure</text:p>
          </table:table-cell>
          <table:table-cell office:value-type="string" calcext:value-type="string">
            <text:p>20:2 (ω−6)</text:p>
          </table:table-cell>
          <table:table-cell office:value-type="string" calcext:value-type="string">
            <text:p>(11Z,14Z)-Eicosad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homogammalinolensäure</text:p>
          </table:table-cell>
          <table:table-cell office:value-type="string" calcext:value-type="string">
            <text:p>20:3 (ω−6)</text:p>
          </table:table-cell>
          <table:table-cell office:value-type="string" calcext:value-type="string">
            <text:p>(8Z,11Z,14Z)-Eicos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donsäure</text:p>
          </table:table-cell>
          <table:table-cell office:value-type="string" calcext:value-type="string">
            <text:p>20:4 (ω−6)</text:p>
          </table:table-cell>
          <table:table-cell office:value-type="string" calcext:value-type="string">
            <text:p>(5Z,8Z,11Z,14Z)-Eicosatetr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diensäure</text:p>
          </table:table-cell>
          <table:table-cell office:value-type="string" calcext:value-type="string">
            <text:p>22:2 (ω−6)</text:p>
          </table:table-cell>
          <table:table-cell office:value-type="string" calcext:value-type="string">
            <text:p>(13Z,16Z)-Docosad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tetraensäure</text:p>
          </table:table-cell>
          <table:table-cell office:value-type="string" calcext:value-type="string">
            <text:p>22:4 (ω−6)</text:p>
          </table:table-cell>
          <table:table-cell office:value-type="string" calcext:value-type="string">
            <text:p>(7Z,10Z,13Z,16Z)-Docosatetr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pentaensäure</text:p>
          </table:table-cell>
          <table:table-cell office:value-type="string" calcext:value-type="string">
            <text:p>22:5 (ω−6)</text:p>
          </table:table-cell>
          <table:table-cell office:value-type="string" calcext:value-type="string">
            <text:p>(4Z,7Z,10Z,13Z,16Z)-Docosapent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tetraensäure</text:p>
          </table:table-cell>
          <table:table-cell office:value-type="string" calcext:value-type="string">
            <text:p>24:4 (ω−6)</text:p>
          </table:table-cell>
          <table:table-cell office:value-type="string" calcext:value-type="string">
            <text:p>(9Z,12Z,15Z,18Z)-Tetracosatetra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pentaensäure</text:p>
          </table:table-cell>
          <table:table-cell office:value-type="string" calcext:value-type="string">
            <text:p>24:5 (ω−6)</text:p>
          </table:table-cell>
          <table:table-cell office:value-type="string" calcext:value-type="string">
            <text:p>(6Z,9Z,12Z,15Z,18Z)-Tetracosapentaensäure</text:p>
          </table:table-cell>
          <table:table-cell table:number-columns-repeated="3"/>
        </table:table-row>
        <table:table-row table:style-name="ro6">
          <table:table-cell/>
          <table:table-cell table:style-name="ce55" office:value-type="string" calcext:value-type="string">
            <text:p>16:2 </text:p>
          </table:table-cell>
          <table:table-cell table:style-name="ce34" office:value-type="string" calcext:value-type="string">
            <text:p>Delta-7-cis,10-cis-Hexadecadiensäur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Omega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Ölsäure</text:p>
          </table:table-cell>
          <table:table-cell office:value-type="string" calcext:value-type="string">
            <text:p>18:1 (ω−9)</text:p>
          </table:table-cell>
          <table:table-cell office:value-type="string" calcext:value-type="string">
            <text:p>(9Z)-Octadec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oleinsäure</text:p>
          </table:table-cell>
          <table:table-cell office:value-type="string" calcext:value-type="string">
            <text:p>20:1 (ω−9)</text:p>
          </table:table-cell>
          <table:table-cell office:value-type="string" calcext:value-type="string">
            <text:p>(11Z)-Eicos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’sche Säure</text:p>
          </table:table-cell>
          <table:table-cell office:value-type="string" calcext:value-type="string">
            <text:p>20:3 (ω−9)</text:p>
          </table:table-cell>
          <table:table-cell office:value-type="string" calcext:value-type="string">
            <text:p>(5Z,8Z,11Z)-Eicos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ucasäure</text:p>
          </table:table-cell>
          <table:table-cell office:value-type="string" calcext:value-type="string">
            <text:p>22:1 (ω−9)</text:p>
          </table:table-cell>
          <table:table-cell office:value-type="string" calcext:value-type="string">
            <text:p>(13Z)-Docos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rvonsäure</text:p>
          </table:table-cell>
          <table:table-cell office:value-type="string" calcext:value-type="string">
            <text:p>24:1 (ω−9)</text:p>
          </table:table-cell>
          <table:table-cell office:value-type="string" calcext:value-type="string">
            <text:p>(15Z)-Tetracosensäur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gesätti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isensäure</text:p>
          </table:table-cell>
          <table:table-cell office:value-type="string" calcext:value-type="string">
            <text:p>Methansäure</text:p>
          </table:table-cell>
          <table:table-cell office:value-type="string" calcext:value-type="string">
            <text:p>1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igsäure</text:p>
          </table:table-cell>
          <table:table-cell office:value-type="string" calcext:value-type="string">
            <text:p>Ethansäure</text:p>
          </table:table-cell>
          <table:table-cell office:value-type="string" calcext:value-type="string">
            <text:p>2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ionsäure</text:p>
          </table:table-cell>
          <table:table-cell office:value-type="string" calcext:value-type="string">
            <text:p>Propansäure</text:p>
          </table:table-cell>
          <table:table-cell office:value-type="string" calcext:value-type="string">
            <text:p>3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säure</text:p>
          </table:table-cell>
          <table:table-cell office:value-type="string" calcext:value-type="string">
            <text:p>Butansäure</text:p>
          </table:table-cell>
          <table:table-cell office:value-type="string" calcext:value-type="string">
            <text:p>4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riansäure</text:p>
          </table:table-cell>
          <table:table-cell office:value-type="string" calcext:value-type="string">
            <text:p>Pentansäure</text:p>
          </table:table-cell>
          <table:table-cell office:value-type="string" calcext:value-type="string">
            <text:p>5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ronsäure</text:p>
          </table:table-cell>
          <table:table-cell office:value-type="string" calcext:value-type="string">
            <text:p>Hexansäure</text:p>
          </table:table-cell>
          <table:table-cell office:value-type="string" calcext:value-type="string">
            <text:p>6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Önanthsäure</text:p>
          </table:table-cell>
          <table:table-cell office:value-type="string" calcext:value-type="string">
            <text:p>Heptansäure</text:p>
          </table:table-cell>
          <table:table-cell office:value-type="string" calcext:value-type="string">
            <text:p>7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rylsäure</text:p>
          </table:table-cell>
          <table:table-cell office:value-type="string" calcext:value-type="string">
            <text:p>Octansäure</text:p>
          </table:table-cell>
          <table:table-cell office:value-type="string" calcext:value-type="string">
            <text:p>8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rgonsäure</text:p>
          </table:table-cell>
          <table:table-cell office:value-type="string" calcext:value-type="string">
            <text:p>Nonansäure</text:p>
          </table:table-cell>
          <table:table-cell office:value-type="string" calcext:value-type="string">
            <text:p>9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rinsäure</text:p>
          </table:table-cell>
          <table:table-cell office:value-type="string" calcext:value-type="string">
            <text:p>Decansäure</text:p>
          </table:table-cell>
          <table:table-cell office:value-type="string" calcext:value-type="string">
            <text:p>10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Undecansäure</text:p>
          </table:table-cell>
          <table:table-cell office:value-type="string" calcext:value-type="string">
            <text:p>11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nsäure</text:p>
          </table:table-cell>
          <table:table-cell office:value-type="string" calcext:value-type="string">
            <text:p>Dodecansäure</text:p>
          </table:table-cell>
          <table:table-cell office:value-type="string" calcext:value-type="string">
            <text:p>12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Tridecansäure</text:p>
          </table:table-cell>
          <table:table-cell office:value-type="string" calcext:value-type="string">
            <text:p>13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istinsäure</text:p>
          </table:table-cell>
          <table:table-cell office:value-type="string" calcext:value-type="string">
            <text:p>Tetradecansäure</text:p>
          </table:table-cell>
          <table:table-cell office:value-type="string" calcext:value-type="string">
            <text:p>14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Pentadecansäure</text:p>
          </table:table-cell>
          <table:table-cell office:value-type="string" calcext:value-type="string">
            <text:p>15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insäure</text:p>
          </table:table-cell>
          <table:table-cell office:value-type="string" calcext:value-type="string">
            <text:p>Hexadecansäure</text:p>
          </table:table-cell>
          <table:table-cell office:value-type="string" calcext:value-type="string">
            <text:p>16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arinsäure</text:p>
          </table:table-cell>
          <table:table-cell office:value-type="string" calcext:value-type="string">
            <text:p>Heptadecansäure</text:p>
          </table:table-cell>
          <table:table-cell office:value-type="string" calcext:value-type="string">
            <text:p>17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insäure</text:p>
          </table:table-cell>
          <table:table-cell office:value-type="string" calcext:value-type="string">
            <text:p>Octadecansäure</text:p>
          </table:table-cell>
          <table:table-cell office:value-type="string" calcext:value-type="string">
            <text:p>18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Nonadecansäure</text:p>
          </table:table-cell>
          <table:table-cell office:value-type="string" calcext:value-type="string">
            <text:p>19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nsäure</text:p>
          </table:table-cell>
          <table:table-cell office:value-type="string" calcext:value-type="string">
            <text:p>Eicosan-/Icosansäure</text:p>
          </table:table-cell>
          <table:table-cell office:value-type="string" calcext:value-type="string">
            <text:p>20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Heneicosansäure</text:p>
          </table:table-cell>
          <table:table-cell office:value-type="string" calcext:value-type="string">
            <text:p>21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nsäure</text:p>
          </table:table-cell>
          <table:table-cell office:value-type="string" calcext:value-type="string">
            <text:p>Docosansäure</text:p>
          </table:table-cell>
          <table:table-cell office:value-type="string" calcext:value-type="string">
            <text:p>22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nocerinsäure</text:p>
          </table:table-cell>
          <table:table-cell office:value-type="string" calcext:value-type="string">
            <text:p>Tetracosansäure</text:p>
          </table:table-cell>
          <table:table-cell office:value-type="string" calcext:value-type="string">
            <text:p>24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otinsäure</text:p>
          </table:table-cell>
          <table:table-cell office:value-type="string" calcext:value-type="string">
            <text:p>Hexacosansäure</text:p>
          </table:table-cell>
          <table:table-cell office:value-type="string" calcext:value-type="string">
            <text:p>26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ansäure</text:p>
          </table:table-cell>
          <table:table-cell office:value-type="string" calcext:value-type="string">
            <text:p>Octacosansäure</text:p>
          </table:table-cell>
          <table:table-cell office:value-type="string" calcext:value-type="string">
            <text:p>28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insäure</text:p>
          </table:table-cell>
          <table:table-cell office:value-type="string" calcext:value-type="string">
            <text:p>Triacontansäure</text:p>
          </table:table-cell>
          <table:table-cell office:value-type="string" calcext:value-type="string">
            <text:p>30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cersäure</text:p>
          </table:table-cell>
          <table:table-cell office:value-type="string" calcext:value-type="string">
            <text:p>Dotriacontansäure</text:p>
          </table:table-cell>
          <table:table-cell office:value-type="string" calcext:value-type="string">
            <text:p>32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dinsäure</text:p>
          </table:table-cell>
          <table:table-cell office:value-type="string" calcext:value-type="string">
            <text:p>Tetratriacontansäure</text:p>
          </table:table-cell>
          <table:table-cell office:value-type="string" calcext:value-type="string">
            <text:p>34: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einfach ungesätti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cylensäure</text:p>
          </table:table-cell>
          <table:table-cell office:value-type="string" calcext:value-type="string">
            <text:p>11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ristoleinsäure</text:p>
          </table:table-cell>
          <table:table-cell office:value-type="string" calcext:value-type="string">
            <text:p>14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itoleinsäure</text:p>
          </table:table-cell>
          <table:table-cell office:value-type="string" calcext:value-type="string">
            <text:p>16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roseli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Ölsäure</text:p>
          </table:table-cell>
          <table:table-cell office:value-type="string" calcext:value-type="string">
            <text:p>18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idi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cce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doleinsäure</text:p>
          </table:table-cell>
          <table:table-cell office:value-type="string" calcext:value-type="string">
            <text:p>20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dosäure</text:p>
          </table:table-cell>
          <table:table-cell office:value-type="string" calcext:value-type="string">
            <text:p>20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toleinsäure</text:p>
          </table:table-cell>
          <table:table-cell office:value-type="string" calcext:value-type="string">
            <text:p>22: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ucasäure</text:p>
          </table:table-cell>
          <table:table-cell office:value-type="string" calcext:value-type="string">
            <text:p>22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nsäure</text:p>
          </table:table-cell>
          <table:table-cell office:value-type="string" calcext:value-type="string">
            <text:p>24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mehrfach ungesättig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olsäure</text:p>
          </table:table-cell>
          <table:table-cell office:value-type="string" calcext:value-type="string">
            <text:p>18:2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-Linolen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-Linolen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ula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c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Elaeostear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Elaeostear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ridonsäure</text:p>
          </table:table-cell>
          <table:table-cell office:value-type="string" calcext:value-type="string">
            <text:p>18:4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chidonsäure</text:p>
          </table:table-cell>
          <table:table-cell office:value-type="string" calcext:value-type="string">
            <text:p>20:4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nodonsäure</text:p>
          </table:table-cell>
          <table:table-cell office:value-type="string" calcext:value-type="string">
            <text:p>20: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adiensäure</text:p>
          </table:table-cell>
          <table:table-cell office:value-type="string" calcext:value-type="string">
            <text:p>22:2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tetraensäure</text:p>
          </table:table-cell>
          <table:table-cell office:value-type="string" calcext:value-type="string">
            <text:p>22:4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panodonsäure</text:p>
          </table:table-cell>
          <table:table-cell office:value-type="string" calcext:value-type="string">
            <text:p>22:5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onsäure</text:p>
          </table:table-cell>
          <table:table-cell office:value-type="string" calcext:value-type="string">
            <text:p>22: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table:style-name="Heading1" office:value-type="string" calcext:value-type="string">
            <text:p>weitere Fettsäur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ulmoograsäure</text:p>
          </table:table-cell>
          <table:table-cell office:value-type="string" calcext:value-type="string">
            <text:p>18:1cy</text:p>
          </table:table-cell>
          <table:table-cell office:value-type="string" calcext:value-type="string">
            <text:p>Cyclopenten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irinsäure</text:p>
          </table:table-cell>
          <table:table-cell office:value-type="string" calcext:value-type="string">
            <text:p>18:1-delta-6a</text:p>
          </table:table-cell>
          <table:table-cell table:style-name="ce50" office:value-type="string" calcext:value-type="string">
            <text:p>Dreifachbin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nolsäure</text:p>
          </table:table-cell>
          <table:table-cell office:value-type="string" calcext:value-type="string">
            <text:p>18:1-delta-9c-12,13-O</text:p>
          </table:table-cell>
          <table:table-cell office:value-type="string" calcext:value-type="string">
            <text:p>Epoxy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zinolsäure</text:p>
          </table:table-cell>
          <table:table-cell office:value-type="string" calcext:value-type="string">
            <text:p>18:1-delta-9c-12-OH</text:p>
          </table:table-cell>
          <table:table-cell office:value-type="string" calcext:value-type="string">
            <text:p>Hydroxy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obacillsäure</text:p>
          </table:table-cell>
          <table:table-cell office:value-type="string" calcext:value-type="string">
            <text:p>19:0-11,12-cpa</text:p>
          </table:table-cell>
          <table:table-cell office:value-type="string" calcext:value-type="string">
            <text:p>Cyclopropyl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culiasäure</text:p>
          </table:table-cell>
          <table:table-cell office:value-type="string" calcext:value-type="string">
            <text:p>19:1-9,10-cpe</text:p>
          </table:table-cell>
          <table:table-cell office:value-type="string" calcext:value-type="string">
            <text:p>Cyclopropen-</text:p>
          </table:table-cell>
          <table:table-cell table:number-columns-repeated="3"/>
        </table:table-row>
      </table:table>
      <table:table table:name="Datenquelle (ernaehrung.de)" table:style-name="ta1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23" table:default-cell-style-name="Default"/>
        <table:table-column table:style-name="co4" table:default-cell-style-name="Default"/>
        <table:table-column table:style-name="co84" table:default-cell-style-name="Default"/>
        <table:table-column table:style-name="co86" table:default-cell-style-name="Default"/>
        <table:table-column table:style-name="co4" table:default-cell-style-name="Default"/>
        <table:table-column table:style-name="co84" table:default-cell-style-name="Default"/>
        <table:table-row table:style-name="ro1">
          <table:table-cell table:style-name="ce49" office:value-type="string" calcext:value-type="string">
            <text:p>Hauptnährstoffe</text:p>
          </table:table-cell>
          <table:table-cell table:number-columns-repeated="6"/>
          <table:table-cell office:value-type="string" calcext:value-type="string">
            <text:p>Inhaltsstoff </text:p>
          </table:table-cell>
          <table:table-cell office:value-type="string" calcext:value-type="string">
            <text:p>Men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table:style-name="ce49" office:value-type="string" calcext:value-type="string">
            <text:p>Hauptnährstof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teinheiten 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string" calcext:value-type="string">
            <text:p>Kilokalorien </text:p>
          </table:table-cell>
          <table:table-cell table:formula="of:=SUMPRODUCT([.$A$1:.$A$1048576]=[.H3];[.$B$1:.$B$1048576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kalorien 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Kilojoule </text:p>
          </table:table-cell>
          <table:table-cell table:formula="of:=SUMPRODUCT([.$A$1:.$A$1048576]=[.H4];[.$B$1:.$B$1048576]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joule </text:p>
          </table:table-cell>
          <table:table-cell office:value-type="float" office:value="192" calcext:value-type="float">
            <text:p>192</text:p>
          </table:table-cell>
          <table:table-cell table:number-columns-repeated="5"/>
          <table:table-cell office:value-type="string" calcext:value-type="string">
            <text:p>Eiweiß </text:p>
          </table:table-cell>
          <table:table-cell table:formula="of:=SUMPRODUCT([.$A$1:.$A$1048576]=[.H5];[.$B$1:.$B$1048576])" office:value-type="float" office:value="1.56" calcext:value-type="float">
            <text:p>1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weiß 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Fett </text:p>
          </table:table-cell>
          <table:table-cell table:formula="of:=SUMPRODUCT([.$A$1:.$A$1048576]=[.H6];[.$B$1:.$B$1048576])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 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Kohlenhydrate </text:p>
          </table:table-cell>
          <table:table-cell table:formula="of:=SUMPRODUCT([.$A$1:.$A$1048576]=[.H7];[.$B$1:.$B$1048576])" office:value-type="float" office:value="12.32" calcext:value-type="float">
            <text:p>1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enhydrate 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Alkohol </text:p>
          </table:table-cell>
          <table:table-cell table:formula="of:=SUMPRODUCT([.$A$1:.$A$1048576]=[.H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oho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Wasser </text:p>
          </table:table-cell>
          <table:table-cell table:formula="of:=SUMPRODUCT([.$A$1:.$A$1048576]=[.H9];[.$B$1:.$B$1048576])" office:value-type="float" office:value="83.38" calcext:value-type="float">
            <text:p>83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</text:p>
          </table:table-cell>
          <table:table-cell office:value-type="float" office:value="83.38" calcext:value-type="float">
            <text:p>83,38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Ballaststoffe gesamt </text:p>
          </table:table-cell>
          <table:table-cell table:formula="of:=SUMPRODUCT([.$A$1:.$A$1048576]=[.H10];[.$B$1:.$B$1048576])"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ststoffe gesamt 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Cholesterin </text:p>
          </table:table-cell>
          <table:table-cell table:formula="of:=SUMPRODUCT([.$A$1:.$A$1048576]=[.H1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i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Mineralstoffe </text:p>
          </table:table-cell>
          <table:table-cell table:formula="of:=SUMPRODUCT([.$A$1:.$A$1048576]=[.H12];[.$B$1:.$B$1048576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stoffe 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style-name="ce49" office:value-type="string" calcext:value-type="string">
            <text:p>Vitamine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Vitamine</text:p>
          </table:table-cell>
          <table:table-cell table:number-columns-repeated="6"/>
          <table:table-cell office:value-type="string" calcext:value-type="string">
            <text:p>Vitamin A Retinol </text:p>
          </table:table-cell>
          <table:table-cell table:formula="of:=SUMPRODUCT([.$A$1:.$A$1048576]=[.H1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Vitamin D </text:p>
          </table:table-cell>
          <table:table-cell table:formula="of:=SUMPRODUCT([.$A$1:.$A$1048576]=[.H15];[.$B$1:.$B$104857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A Retino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E Aktiv. </text:p>
          </table:table-cell>
          <table:table-cell table:formula="of:=SUMPRODUCT([.$A$1:.$A$1048576]=[.H16];[.$B$1:.$B$1048576])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olsäure </text:p>
          </table:table-cell>
          <table:table-cell table:formula="of:=SUMPRODUCT([.$A$1:.$A$1048576]=[.H17];[.$B$1:.$B$104857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E Aktiv. 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1 </text:p>
          </table:table-cell>
          <table:table-cell table:formula="of:=SUMPRODUCT([.$A$1:.$A$1048576]=[.H18];[.$B$1:.$B$1048576])"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säure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Vitamin B2 </text:p>
          </table:table-cell>
          <table:table-cell table:formula="of:=SUMPRODUCT([.$A$1:.$A$1048576]=[.H19];[.$B$1:.$B$1048576])"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B1 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6 </text:p>
          </table:table-cell>
          <table:table-cell table:formula="of:=SUMPRODUCT([.$A$1:.$A$1048576]=[.H20];[.$B$1:.$B$1048576])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B2 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C </text:p>
          </table:table-cell>
          <table:table-cell table:formula="of:=SUMPRODUCT([.$A$1:.$A$1048576]=[.H21];[.$B$1:.$B$104857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B6 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a-Tocopherol </text:p>
          </table:table-cell>
          <table:table-cell table:formula="of:=SUMPRODUCT([.$A$1:.$A$1048576]=[.H22];[.$B$1:.$B$1048576])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C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K </text:p>
          </table:table-cell>
          <table:table-cell table:formula="of:=SUMPRODUCT([.$A$1:.$A$1048576]=[.H23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Tocopherol 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Nicotinamid </text:p>
          </table:table-cell>
          <table:table-cell table:formula="of:=SUMPRODUCT([.$A$1:.$A$1048576]=[.H2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Pantothensäure </text:p>
          </table:table-cell>
          <table:table-cell table:formula="of:=SUMPRODUCT([.$A$1:.$A$1048576]=[.H25];[.$B$1:.$B$1048576])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tinamid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Biotin </text:p>
          </table:table-cell>
          <table:table-cell table:formula="of:=SUMPRODUCT([.$A$1:.$A$1048576]=[.H26];[.$B$1:.$B$1048576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thensäure 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12 </text:p>
          </table:table-cell>
          <table:table-cell table:formula="of:=SUMPRODUCT([.$A$1:.$A$1048576]=[.H2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in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Retinoläquivalent </text:p>
          </table:table-cell>
          <table:table-cell table:formula="of:=SUMPRODUCT([.$A$1:.$A$1048576]=[.H2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B1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ß-Carotin </text:p>
          </table:table-cell>
          <table:table-cell table:formula="of:=SUMPRODUCT([.$A$1:.$A$1048576]=[.H2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noläquival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Niacinäquivalent </text:p>
          </table:table-cell>
          <table:table-cell table:formula="of:=SUMPRODUCT([.$A$1:.$A$1048576]=[.H30];[.$B$1:.$B$1048576])" office:value-type="float" office:value="2067" calcext:value-type="float">
            <text:p>2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ß-Caroti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reies Folsäureäquivalent </text:p>
          </table:table-cell>
          <table:table-cell table:formula="of:=SUMPRODUCT([.$A$1:.$A$1048576]=[.H3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cinäquivalent 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reie Folsäure </text:p>
          </table:table-cell>
          <table:table-cell table:formula="of:=SUMPRODUCT([.$A$1:.$A$1048576]=[.H3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es Folsäureäquivalent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table:style-name="ce49" office:value-type="string" calcext:value-type="string">
            <text:p>Mineralstoffe und Spurenelem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e Folsäure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Natrium </text:p>
          </table:table-cell>
          <table:table-cell table:formula="of:=SUMPRODUCT([.$A$1:.$A$1048576]=[.H34];[.$B$1:.$B$10485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Mineralstoffe und Spurenelemente</text:p>
          </table:table-cell>
          <table:table-cell table:number-columns-repeated="6"/>
          <table:table-cell office:value-type="string" calcext:value-type="string">
            <text:p>Kalium </text:p>
          </table:table-cell>
          <table:table-cell table:formula="of:=SUMPRODUCT([.$A$1:.$A$1048576]=[.H35];[.$B$1:.$B$1048576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Magnesium </text:p>
          </table:table-cell>
          <table:table-cell table:formula="of:=SUMPRODUCT([.$A$1:.$A$1048576]=[.H36];[.$B$1:.$B$104857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riu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Calcium </text:p>
          </table:table-cell>
          <table:table-cell table:formula="of:=SUMPRODUCT([.$A$1:.$A$1048576]=[.H37];[.$B$1:.$B$104857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ium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Eisen </text:p>
          </table:table-cell>
          <table:table-cell table:formula="of:=SUMPRODUCT([.$A$1:.$A$1048576]=[.H38];[.$B$1:.$B$1048576])"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Phosphor </text:p>
          </table:table-cell>
          <table:table-cell table:formula="of:=SUMPRODUCT([.$A$1:.$A$1048576]=[.H39];[.$B$1:.$B$104857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u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Kupfer </text:p>
          </table:table-cell>
          <table:table-cell table:formula="of:=SUMPRODUCT([.$A$1:.$A$1048576]=[.H40];[.$B$1:.$B$1048576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 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Zink </text:p>
          </table:table-cell>
          <table:table-cell table:formula="of:=SUMPRODUCT([.$A$1:.$A$1048576]=[.H41];[.$B$1:.$B$1048576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r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Chlorid </text:p>
          </table:table-cell>
          <table:table-cell table:formula="of:=SUMPRODUCT([.$A$1:.$A$1048576]=[.H42];[.$B$1:.$B$104857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fer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luorid </text:p>
          </table:table-cell>
          <table:table-cell table:formula="of:=SUMPRODUCT([.$A$1:.$A$1048576]=[.H43];[.$B$1:.$B$104857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k 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Jodid </text:p>
          </table:table-cell>
          <table:table-cell table:formula="of:=SUMPRODUCT([.$A$1:.$A$1048576]=[.H44];[.$B$1:.$B$104857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id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Selen </text:p>
          </table:table-cell>
          <table:table-cell table:formula="of:=SUMPRODUCT([.$A$1:.$A$1048576]=[.H4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ori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Mangan </text:p>
          </table:table-cell>
          <table:table-cell table:formula="of:=SUMPRODUCT([.$A$1:.$A$1048576]=[.H46];[.$B$1:.$B$1048576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id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Schwefel </text:p>
          </table:table-cell>
          <table:table-cell table:formula="of:=SUMPRODUCT([.$A$1:.$A$1048576]=[.H47];[.$B$1:.$B$1048576])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n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table:style-name="ce49" office:value-type="string" calcext:value-type="string">
            <text:p>Aminosäu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an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Arginin </text:p>
          </table:table-cell>
          <table:table-cell table:formula="of:=SUMPRODUCT([.$A$1:.$A$1048576]=[.H49];[.$B$1:.$B$1048576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efel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Cystin </text:p>
          </table:table-cell>
          <table:table-cell table:formula="of:=SUMPRODUCT([.$A$1:.$A$1048576]=[.H50];[.$B$1:.$B$1048576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Aminosäuren</text:p>
          </table:table-cell>
          <table:table-cell table:number-columns-repeated="6"/>
          <table:table-cell office:value-type="string" calcext:value-type="string">
            <text:p>Histidin </text:p>
          </table:table-cell>
          <table:table-cell table:formula="of:=SUMPRODUCT([.$A$1:.$A$1048576]=[.H51];[.$B$1:.$B$104857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Isoleucin </text:p>
          </table:table-cell>
          <table:table-cell table:formula="of:=SUMPRODUCT([.$A$1:.$A$1048576]=[.H52];[.$B$1:.$B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inin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Leucin </text:p>
          </table:table-cell>
          <table:table-cell table:formula="of:=SUMPRODUCT([.$A$1:.$A$1048576]=[.H53];[.$B$1:.$B$1048576]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in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Lysin </text:p>
          </table:table-cell>
          <table:table-cell table:formula="of:=SUMPRODUCT([.$A$1:.$A$1048576]=[.H54];[.$B$1:.$B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idin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Methionin </text:p>
          </table:table-cell>
          <table:table-cell table:formula="of:=SUMPRODUCT([.$A$1:.$A$1048576]=[.H55];[.$B$1:.$B$104857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ucin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Phenylalanin </text:p>
          </table:table-cell>
          <table:table-cell table:formula="of:=SUMPRODUCT([.$A$1:.$A$1048576]=[.H56];[.$B$1:.$B$1048576]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hreonin </text:p>
          </table:table-cell>
          <table:table-cell table:formula="of:=SUMPRODUCT([.$A$1:.$A$1048576]=[.H57];[.$B$1:.$B$1048576]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ryptophan </text:p>
          </table:table-cell>
          <table:table-cell table:formula="of:=SUMPRODUCT([.$A$1:.$A$1048576]=[.H58];[.$B$1:.$B$10485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yrosin </text:p>
          </table:table-cell>
          <table:table-cell table:formula="of:=SUMPRODUCT([.$A$1:.$A$1048576]=[.H59];[.$B$1:.$B$104857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lalanin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Valin </text:p>
          </table:table-cell>
          <table:table-cell table:formula="of:=SUMPRODUCT([.$A$1:.$A$1048576]=[.H60];[.$B$1:.$B$1048576]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in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Alanin </text:p>
          </table:table-cell>
          <table:table-cell table:formula="of:=SUMPRODUCT([.$A$1:.$A$1048576]=[.H61];[.$B$1:.$B$1048576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Asparaginsäure </text:p>
          </table:table-cell>
          <table:table-cell table:formula="of:=SUMPRODUCT([.$A$1:.$A$1048576]=[.H62];[.$B$1:.$B$1048576]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osin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Glutaminsäure </text:p>
          </table:table-cell>
          <table:table-cell table:formula="of:=SUMPRODUCT([.$A$1:.$A$1048576]=[.H63];[.$B$1:.$B$1048576])"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n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Glycin </text:p>
          </table:table-cell>
          <table:table-cell table:formula="of:=SUMPRODUCT([.$A$1:.$A$1048576]=[.H64];[.$B$1:.$B$1048576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i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Prolin </text:p>
          </table:table-cell>
          <table:table-cell table:formula="of:=SUMPRODUCT([.$A$1:.$A$1048576]=[.H65];[.$B$1:.$B$1048576]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insäure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Serin </text:p>
          </table:table-cell>
          <table:table-cell table:formula="of:=SUMPRODUCT([.$A$1:.$A$1048576]=[.H66];[.$B$1:.$B$1048576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säure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sonst. essent. Aminosäuren </text:p>
          </table:table-cell>
          <table:table-cell table:formula="of:=SUMPRODUCT([.$A$1:.$A$1048576]=[.H6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essent. Aminosäuren </text:p>
          </table:table-cell>
          <table:table-cell table:formula="of:=SUMPRODUCT([.$A$1:.$A$1048576]=[.H68];[.$B$1:.$B$1048576])"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sonst. n. essent. Aminosäuren </text:p>
          </table:table-cell>
          <table:table-cell table:formula="of:=SUMPRODUCT([.$A$1:.$A$1048576]=[.H6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n. essent. Aminosäuren </text:p>
          </table:table-cell>
          <table:table-cell table:formula="of:=SUMPRODUCT([.$A$1:.$A$1048576]=[.H70];[.$B$1:.$B$1048576])"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t. essent. Amino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table:style-name="ce49" office:value-type="string" calcext:value-type="string">
            <text:p>Fettsäu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nt. Aminosäuren 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mg</text:p>
          </table:table-cell>
          <table:table-cell table:number-columns-repeated="4"/>
          <table:table-cell table:style-name="ce49"/>
          <table:table-cell table:number-columns-repeated="3"/>
        </table:table-row>
        <table:table-row table:style-name="ro1">
          <table:table-cell office:value-type="string" calcext:value-type="string">
            <text:p>sonst. n. essent. Amino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gesättigt</text:p>
          </table:table-cell>
          <table:table-cell table:formula="of:=SUMPRODUCT([.$A$1:.$A$1048576]=[.$A$77];[.$B$1:.$B$1048576])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essent. Aminosäuren 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einfach ungesättigt</text:p>
          </table:table-cell>
          <table:table-cell table:formula="of:=SUMPRODUCT([.$A$1:.$A$1048576]=[.$A$78];[.$B$1:.$B$1048576])"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Fettsäuren</text:p>
          </table:table-cell>
          <table:table-cell table:number-columns-repeated="6"/>
          <table:table-cell office:value-type="string" calcext:value-type="string">
            <text:p>mehrfach ungesättigt</text:p>
          </table:table-cell>
          <table:table-cell table:formula="of:=SUMPRODUCT([.$A$1:.$A$1048576]=[.$A$7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Omega-3</text:p>
          </table:table-cell>
          <table:table-cell table:formula="of:=SUMPRODUCT([.$E$1:.$E$171]=[.H76];[.$C$1:.$C$171]=&quot;g&quot;;[.$B$1:.$B$171])+SUMPRODUCT([.$E$1:.$E$171]=[.H76];[.$C$1:.$C$171]=&quot;mg&quot;;[.$B$1:.$B$171])/1000" office:value-type="float" office:value="0.1" calcext:value-type="float">
            <text:p>0,1</text:p>
          </table:table-cell>
          <table:table-cell table:style-name="ce50"/>
          <table:table-cell/>
        </table:table-row>
        <table:table-row table:style-name="ro1">
          <table:table-cell office:value-type="string" calcext:value-type="string">
            <text:p>Ges. Fettsäuren 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mega-6</text:p>
          </table:table-cell>
          <table:table-cell table:formula="of:=SUMPRODUCT([.$E$1:.$E$171]=[.H77];[.$C$1:.$C$171]=&quot;g&quot;;[.$B$1:.$B$171])+SUMPRODUCT([.$E$1:.$E$171]=[.H77];[.$C$1:.$C$171]=&quot;mg&quot;;[.$B$1:.$B$171])/1000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rf. unges. Fettsäuren </text:p>
          </table:table-cell>
          <table:table-cell table:style-name="ce50" office:value-type="float" office:value="0.12" calcext:value-type="float">
            <text:p>0,12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mega-9</text:p>
          </table:table-cell>
          <table:table-cell table:formula="of:=SUMPRODUCT([.$E$1:.$E$171]=[.H78];[.$C$1:.$C$171]=&quot;g&quot;;[.$B$1:.$B$171])+SUMPRODUCT([.$E$1:.$E$171]=[.H78];[.$C$1:.$C$171]=&quot;mg&quot;;[.$B$1:.$B$171])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fach unges. Fettsäuren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style-name="ce49" office:value-type="string" calcext:value-type="string">
            <text:p>Spezielle Kohlenhyd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orbit </text:p>
          </table:table-cell>
          <table:table-cell table:formula="of:=SUMPRODUCT([.$A$1:.$A$1048576]=[.H8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o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lucose </text:p>
          </table:table-cell>
          <table:table-cell table:formula="of:=SUMPRODUCT([.$A$1:.$A$1048576]=[.H81];[.$B$1:.$B$1048576])" office:value-type="float" office:value="1.48" calcext:value-type="float">
            <text:p>1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yl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Fructose </text:p>
          </table:table-cell>
          <table:table-cell table:formula="of:=SUMPRODUCT([.$A$1:.$A$1048576]=[.H82];[.$B$1:.$B$1048576])" office:value-type="float" office:value="0.62" calcext:value-type="float">
            <text:p>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ri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accharose </text:p>
          </table:table-cell>
          <table:table-cell table:formula="of:=SUMPRODUCT([.$A$1:.$A$1048576]=[.H83];[.$B$1:.$B$1048576])" office:value-type="float" office:value="0.37" calcext:value-type="float">
            <text:p>0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Lactose </text:p>
          </table:table-cell>
          <table:table-cell table:formula="of:=SUMPRODUCT([.$A$1:.$A$1048576]=[.H8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ist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tärke </text:p>
          </table:table-cell>
          <table:table-cell table:formula="of:=SUMPRODUCT([.$A$1:.$A$1048576]=[.H8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:O Fett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/>
          <table:table-cell office:value-type="string" calcext:value-type="string">
            <text:p>Pentadecansäure</text:p>
          </table:table-cell>
          <table:table-cell/>
          <table:table-cell office:value-type="string" calcext:value-type="string">
            <text:p>Gesamtzucker </text:p>
          </table:table-cell>
          <table:table-cell table:formula="of:=SUMPRODUCT([.$A$1:.$A$1048576]=[.H86];[.$B$1:.$B$1048576])"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itinsäure </text:p>
          </table:table-cell>
          <table:table-cell table:style-name="ce50" office:value-type="float" office:value="0.05" calcext:value-type="float">
            <text:p>0,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style-name="ce25" table:number-columns-repeated="2"/>
          <table:table-cell/>
          <table:table-cell office:value-type="string" calcext:value-type="string">
            <text:p>Maltose </text:p>
          </table:table-cell>
          <table:table-cell table:formula="of:=SUMPRODUCT([.$A$1:.$A$1048576]=[.H8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alactose </text:p>
          </table:table-cell>
          <table:table-cell table:formula="of:=SUMPRODUCT([.$A$1:.$A$1048576]=[.H8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r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lycogen </text:p>
          </table:table-cell>
          <table:table-cell table:formula="of:=SUMPRODUCT([.$A$1:.$A$1048576]=[.H8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ch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Pentosan </text:p>
          </table:table-cell>
          <table:table-cell table:formula="of:=SUMPRODUCT([.$A$1:.$A$1048576]=[.H9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Hexosan </text:p>
          </table:table-cell>
          <table:table-cell table:formula="of:=SUMPRODUCT([.$A$1:.$A$1048576]=[.H9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oceri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Cellulose </text:p>
          </table:table-cell>
          <table:table-cell table:formula="of:=SUMPRODUCT([.$A$1:.$A$1048576]=[.H92];[.$B$1:.$B$1048576])" office:value-type="float" office:value="1.12" calcext:value-type="float">
            <text:p>1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itole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table:number-columns-repeated="3"/>
          <table:table-cell office:value-type="string" calcext:value-type="string">
            <text:p>Polyuronsäure </text:p>
          </table:table-cell>
          <table:table-cell table:formula="of:=SUMPRODUCT([.$A$1:.$A$1048576]=[.H93];[.$B$1:.$B$10485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l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table:number-columns-repeated="2"/>
          <table:table-cell office:value-type="string" calcext:value-type="string">
            <text:p>Mannit </text:p>
          </table:table-cell>
          <table:table-cell table:formula="of:=SUMPRODUCT([.$A$1:.$A$1048576]=[.H94];[.$B$1:.$B$1048576])" office:value-type="float" office:value="9.86" calcext:value-type="float">
            <text:p>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ose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Gadoleinsäure</text:p>
          </table:table-cell>
          <table:table-cell/>
          <table:table-cell office:value-type="string" calcext:value-type="string">
            <text:p>Xylit </text:p>
          </table:table-cell>
          <table:table-cell table:formula="of:=SUMPRODUCT([.$A$1:.$A$1048576]=[.H9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:1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Erucasäure</text:p>
          </table:table-cell>
          <table:table-cell/>
          <table:table-cell office:value-type="string" calcext:value-type="string">
            <text:p>sonst. Zuckeralkohole </text:p>
          </table:table-cell>
          <table:table-cell table:formula="of:=SUMPRODUCT([.$A$1:.$A$1048576]=[.H96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:1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/>
          <table:table-cell office:value-type="string" calcext:value-type="string">
            <text:p>Myristoleinsäure</text:p>
          </table:table-cell>
          <table:table-cell/>
          <table:table-cell office:value-type="string" calcext:value-type="string">
            <text:p>Summe Zuckeralkohole </text:p>
          </table:table-cell>
          <table:table-cell table:formula="of:=SUMPRODUCT([.$A$1:.$A$1048576]=[.H97];[.$B$1:.$B$1048576])" office:value-type="float" office:value="9856" calcext:value-type="float">
            <text:p>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:1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Nervonsäure</text:p>
          </table:table-cell>
          <table:table-cell/>
          <table:table-cell office:value-type="string" calcext:value-type="string">
            <text:p>sonst. Monosaccharide </text:p>
          </table:table-cell>
          <table:table-cell table:formula="of:=SUMPRODUCT([.$A$1:.$A$1048576]=[.H9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olsäure </text:p>
          </table:table-cell>
          <table:table-cell table:style-name="ce50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Monosaccharide </text:p>
          </table:table-cell>
          <table:table-cell table:formula="of:=SUMPRODUCT([.$A$1:.$A$1048576]=[.H99];[.$B$1:.$B$1048576])" office:value-type="float" office:value="2094" calcext:value-type="float">
            <text:p>2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olensäure </text:p>
          </table:table-cell>
          <table:table-cell table:style-name="ce50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table:number-columns-repeated="2"/>
          <table:table-cell office:value-type="string" calcext:value-type="string">
            <text:p>sonst. Disaccharide </text:p>
          </table:table-cell>
          <table:table-cell table:formula="of:=SUMPRODUCT([.$A$1:.$A$1048576]=[.H10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chido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Disaccharide </text:p>
          </table:table-cell>
          <table:table-cell table:formula="of:=SUMPRODUCT([.$A$1:.$A$1048576]=[.H101];[.$B$1:.$B$1048576])"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:4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Stearidonsäure</text:p>
          </table:table-cell>
          <table:table-cell/>
          <table:table-cell office:value-type="string" calcext:value-type="string">
            <text:p>Oligosaccharide resorb. </text:p>
          </table:table-cell>
          <table:table-cell table:formula="of:=SUMPRODUCT([.$A$1:.$A$1048576]=[.H10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:5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Eicosapentaensäure</text:p>
          </table:table-cell>
          <table:table-cell/>
          <table:table-cell office:value-type="string" calcext:value-type="string">
            <text:p>Oligosaccharide n. resorb. </text:p>
          </table:table-cell>
          <table:table-cell table:formula="of:=SUMPRODUCT([.$A$1:.$A$1048576]=[.H103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:5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Clupanodonsäure</text:p>
          </table:table-cell>
          <table:table-cell/>
          <table:table-cell office:value-type="string" calcext:value-type="string">
            <text:p>sonst. Polysaccharide </text:p>
          </table:table-cell>
          <table:table-cell table:formula="of:=SUMPRODUCT([.$A$1:.$A$1048576]=[.H10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:6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Docosahexaensäure</text:p>
          </table:table-cell>
          <table:table-cell/>
          <table:table-cell office:value-type="string" calcext:value-type="string">
            <text:p>Polysaccharide </text:p>
          </table:table-cell>
          <table:table-cell table:formula="of:=SUMPRODUCT([.$A$1:.$A$1048576]=[.H10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:2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office:value-type="string" calcext:value-type="string">
            <text:p>Hexadecadiensäure </text:p>
          </table:table-cell>
          <table:table-cell/>
          <table:table-cell table:style-name="ce49" office:value-type="string" calcext:value-type="string">
            <text:p>Sonsti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st. gesättigt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Ballaststoffe wasserl. </text:p>
          </table:table-cell>
          <table:table-cell table:formula="of:=SUMPRODUCT([.$A$1:.$A$1048576]=[.H107];[.$B$1:.$B$1048576])" office:value-type="float" office:value="0.37" calcext:value-type="float">
            <text:p>0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t. einfach unges.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Ballaststoffe w.unlösl. </text:p>
          </table:table-cell>
          <table:table-cell table:formula="of:=SUMPRODUCT([.$A$1:.$A$1048576]=[.H108];[.$B$1:.$B$1048576])" office:value-type="float" office:value="1.59" calcext:value-type="float">
            <text:p>1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adecatriensäure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Lignin </text:p>
          </table:table-cell>
          <table:table-cell table:formula="of:=SUMPRODUCT([.$A$1:.$A$1048576]=[.H109];[.$B$1:.$B$10485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osad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Kochsalz </text:p>
          </table:table-cell>
          <table:table-cell table:formula="of:=SUMPRODUCT([.$A$1:.$A$1048576]=[.H110];[.$B$1:.$B$1048576]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osatr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table:number-columns-repeated="2"/>
          <table:table-cell office:value-type="string" calcext:value-type="string">
            <text:p>Harnsäure </text:p>
          </table:table-cell>
          <table:table-cell table:formula="of:=SUMPRODUCT([.$A$1:.$A$1048576]=[.H111];[.$B$1:.$B$104857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d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P/S Verhältnis </text:p>
          </table:table-cell>
          <table:table-cell table:formula="of:=SUMPRODUCT([.$A$1:.$A$1048576]=[.H112];[.$B$1:.$B$1048576])" office:value-type="float" office:value="2.33" calcext:value-type="float">
            <text:p>2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triensäur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osatetra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st. mehrfach unges.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kurz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zkettige Fettsäur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mittel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lkettige Fettsäur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lang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gkettige Fettsäuren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ycerin + Lipoide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Spezielle Kohlenhydr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bi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ucose 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ctose 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ccharose 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c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ärk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samtzucker </text:p>
          </table:table-cell>
          <table:table-cell office:value-type="float" office:value="2.46" calcext:value-type="float">
            <text:p>2,46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c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ycog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tosa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osa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lulose 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uronsäure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nit </text:p>
          </table:table-cell>
          <table:table-cell office:value-type="float" office:value="9.86" calcext:value-type="float">
            <text:p>9,86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li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Zuckeralkohol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me Zuckeralkohole </text:p>
          </table:table-cell>
          <table:table-cell office:value-type="float" office:value="9856" calcext:value-type="float">
            <text:p>9856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Mono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osaccharide 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Di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accharide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igosaccharide resorb.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igosaccharide n. resorb.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Poly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saccharid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Sonstig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laststoffe wasserl. 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laststoffe w.unlösl. 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i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inbasen-Stickstoff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chsalz 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üchenabfäll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Eiweißstoff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risches Eiweiß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flanzliches Eiweiß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nsäure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organischen 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-Diff. Kationen-Anionen </text:p>
          </table:table-cell>
          <table:table-cell/>
          <table:table-cell office:value-type="string" calcext:value-type="string">
            <text:p>m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stoffaktor </text:p>
          </table:table-cell>
          <table:table-cell/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ttsäurenantei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eralstoffantei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/S Verhältnis </text:p>
          </table:table-cell>
          <table:table-cell office:value-type="float" office:value="2.33" calcext:value-type="float">
            <text:p>2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olog. Wertigkeit </text:p>
          </table:table-cell>
          <table:table-cell/>
          <table:table-cell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ktosefreie Broteinheiten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chschn. Verzehr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</table:table>
      <table:table table:name="Datenquelle (vegane-fitnessernaehrung.de)" table:style-name="ta1">
        <office:forms form:automatic-focus="false" form:apply-design-mode="false"/>
        <table:table-column table:style-name="co89" table:default-cell-style-name="Default"/>
        <table:table-column table:style-name="co4" table:default-cell-style-name="Default"/>
        <table:table-column table:style-name="co90" table:default-cell-style-name="Default"/>
        <table:table-column table:style-name="co4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38"/>
        <table:table-column table:style-name="co93" table:default-cell-style-name="Default"/>
        <table:table-column table:style-name="co53" table:default-cell-style-name="Default"/>
        <table:table-column table:style-name="co89" table:default-cell-style-name="Default"/>
        <table:table-column table:style-name="co84" table:default-cell-style-name="Default"/>
        <table:table-column table:style-name="co94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kronährstoffe</text:p>
          </table:table-cell>
          <table:table-cell table:number-columns-repeated="3"/>
          <table:table-cell table:style-name="ce49" office:value-type="string" calcext:value-type="string">
            <text:p>Makronährstoffe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49" office:value-type="string" calcext:value-type="string">
            <text:p>Hauptnährsto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hrwerte</text:p>
          </table:table-cell>
          <table:table-cell table:number-columns-repeated="3"/>
          <table:table-cell table:style-name="ce49" office:value-type="string" calcext:value-type="string">
            <text:p>Nährwerte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Kalorien / Brennwert</text:p>
          </table:table-cell>
          <table:table-cell office:value-type="string" calcext:value-type="string">
            <text:p>Kilokalorien </text:p>
          </table:table-cell>
          <table:table-cell table:style-name="ce40" table:formula="of:=IF([.J2]=&quot;&quot;;&quot;&quot;;SUMPRODUCT([.$E$3:.$E$77]=[.J2];[.$G$3:.$G$77]))"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Kalorien / Brennwert</text:p>
          </table:table-cell>
          <table:table-cell table:number-columns-repeated="3"/>
          <table:table-cell office:value-type="string" calcext:value-type="string">
            <text:p>Kalorien / Brennwert</text:p>
          </table:table-cell>
          <table:table-cell table:style-name="ce37" table:formula="of:=IFERROR(INDEX([.A$1:.A$1048576];MATCH([.E3];[.A$1:.A$1048576];0)+1);&quot;&quot;)" office:value-type="string" office:string-value="20 kcal" calcext:value-type="string">
            <text:p>20 kcal</text:p>
          </table:table-cell>
          <table:table-cell table:formula="of:=IFERROR(VALUE(LEFT([.F3];FIND(&quot; &quot;;[.F3])-1));&quot;&quot;)" office:value-type="float" office:value="20" calcext:value-type="float">
            <text:p>20</text:p>
          </table:table-cell>
          <table:table-cell table:style-name="ce37" table:formula="of:=IFERROR(MID([.F3];FIND(&quot; &quot;;[.F3])+1;LEN([.F3])-FIND(&quot; &quot;;[.F3]));&quot;&quot;)" office:value-type="string" office:string-value="kcal" calcext:value-type="string">
            <text:p>kcal</text:p>
          </table:table-cell>
          <table:table-cell table:style-name="ce50"/>
          <table:table-cell/>
          <table:table-cell office:value-type="string" calcext:value-type="string">
            <text:p>Kilojoule </text:p>
          </table:table-cell>
          <table:table-cell table:style-name="ce41" table:formula="of:=[.L2]*[$'Allgemeine Informationen'.B4]" office:value-type="float" office:value="83.736" calcext:value-type="float">
            <text:p>84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office:value-type="string" calcext:value-type="string">
            <text:p>20 kcal</text:p>
          </table:table-cell>
          <table:table-cell table:number-columns-repeated="3"/>
          <table:table-cell office:value-type="string" calcext:value-type="string">
            <text:p>Wasser</text:p>
          </table:table-cell>
          <table:table-cell table:style-name="ce37" table:formula="of:=IFERROR(INDEX([.A$1:.A$1048576];MATCH([.E4];[.A$1:.A$1048576];0)+1);&quot;&quot;)">
            <text:p/>
          </table:table-cell>
          <table:table-cell table:formula="of:=IFERROR(VALUE(LEFT([.F4];FIND(&quot; &quot;;[.F4])-1));&quot;&quot;)">
            <text:p/>
          </table:table-cell>
          <table:table-cell table:style-name="ce37" table:formula="of:=IFERROR(MID([.F4];FIND(&quot; &quot;;[.F4])+1;LEN([.F4])-FIND(&quot; &quot;;[.F4]));&quot;&quot;)">
            <text:p/>
          </table:table-cell>
          <table:table-cell/>
          <table:table-cell office:value-type="string" calcext:value-type="string">
            <text:p>▽ Eiweiß / Protein</text:p>
          </table:table-cell>
          <table:table-cell office:value-type="string" calcext:value-type="string">
            <text:p>Eiweiß </text:p>
          </table:table-cell>
          <table:table-cell table:style-name="ce40" table:formula="of:=IF([.J4]=&quot;&quot;;&quot;&quot;;SUMPRODUCT([.$E$3:.$E$77]=[.J4];[.$G$3:.$G$77]))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▽ Kohlenhydrate</text:p>
          </table:table-cell>
          <table:table-cell table:number-columns-repeated="3"/>
          <table:table-cell office:value-type="string" calcext:value-type="string">
            <text:p>▽ Kohlenhydrate</text:p>
          </table:table-cell>
          <table:table-cell table:style-name="ce37" table:formula="of:=IFERROR(INDEX([.A$1:.A$1048576];MATCH([.E5];[.A$1:.A$1048576];0)+1);&quot;&quot;)" office:value-type="string" office:string-value="87 g" calcext:value-type="string">
            <text:p>87 g</text:p>
          </table:table-cell>
          <table:table-cell table:formula="of:=IFERROR(VALUE(LEFT([.F5];FIND(&quot; &quot;;[.F5])-1));&quot;&quot;)" office:value-type="float" office:value="87" calcext:value-type="float">
            <text:p>87</text:p>
          </table:table-cell>
          <table:table-cell table:style-name="ce37" table:formula="of:=IFERROR(MID([.F5];FIND(&quot; &quot;;[.F5])+1;LEN([.F5])-FIND(&quot; &quot;;[.F5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▽ Fett</text:p>
          </table:table-cell>
          <table:table-cell office:value-type="string" calcext:value-type="string">
            <text:p>Fett </text:p>
          </table:table-cell>
          <table:table-cell table:style-name="ce40" table:formula="of:=IF([.J5]=&quot;&quot;;&quot;&quot;;SUMPRODUCT([.$E$3:.$E$77]=[.J5];[.$G$3:.$G$77]))" office:value-type="float" office:value="2.85" calcext:value-type="float">
            <text:p>2,8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87 g</text:p>
          </table:table-cell>
          <table:table-cell table:number-columns-repeated="3"/>
          <table:table-cell office:value-type="string" calcext:value-type="string">
            <text:p>▽ Fett</text:p>
          </table:table-cell>
          <table:table-cell table:style-name="ce37" table:formula="of:=IFERROR(INDEX([.A$1:.A$1048576];MATCH([.E6];[.A$1:.A$1048576];0)+1);&quot;&quot;)" office:value-type="string" office:string-value="2,85 g" calcext:value-type="string">
            <text:p>2,85 g</text:p>
          </table:table-cell>
          <table:table-cell table:formula="of:=IFERROR(VALUE(LEFT([.F6];FIND(&quot; &quot;;[.F6])-1));&quot;&quot;)" office:value-type="float" office:value="2.85" calcext:value-type="float">
            <text:p>2,85</text:p>
          </table:table-cell>
          <table:table-cell table:style-name="ce37" table:formula="of:=IFERROR(MID([.F6];FIND(&quot; &quot;;[.F6])+1;LEN([.F6])-FIND(&quot; &quot;;[.F6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▽ Kohlenhydrate</text:p>
          </table:table-cell>
          <table:table-cell office:value-type="string" calcext:value-type="string">
            <text:p>Kohlenhydrate </text:p>
          </table:table-cell>
          <table:table-cell table:style-name="ce40" table:formula="of:=IF([.J6]=&quot;&quot;;&quot;&quot;;SUMPRODUCT([.$E$3:.$E$77]=[.J6];[.$G$3:.$G$77]))"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▽ Fett</text:p>
          </table:table-cell>
          <table:table-cell table:number-columns-repeated="3"/>
          <table:table-cell office:value-type="string" calcext:value-type="string">
            <text:p>▽ Eiweiß / Protein</text:p>
          </table:table-cell>
          <table:table-cell table:style-name="ce37" table:formula="of:=IFERROR(INDEX([.A$1:.A$1048576];MATCH([.E7];[.A$1:.A$1048576];0)+1);&quot;&quot;)" office:value-type="string" office:string-value="2 g" calcext:value-type="string">
            <text:p>2 g</text:p>
          </table:table-cell>
          <table:table-cell table:formula="of:=IFERROR(VALUE(LEFT([.F7];FIND(&quot; &quot;;[.F7])-1));&quot;&quot;)" office:value-type="float" office:value="2" calcext:value-type="float">
            <text:p>2</text:p>
          </table:table-cell>
          <table:table-cell table:style-name="ce37" table:formula="of:=IFERROR(MID([.F7];FIND(&quot; &quot;;[.F7])+1;LEN([.F7])-FIND(&quot; &quot;;[.F7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Alkohol / Ethanol</text:p>
          </table:table-cell>
          <table:table-cell office:value-type="string" calcext:value-type="string">
            <text:p>Alkohol </text:p>
          </table:table-cell>
          <table:table-cell table:style-name="ce40" table:formula="of:=IF([.J7]=&quot;&quot;;&quot;&quot;;SUMPRODUCT([.$E$3:.$E$77]=[.J7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2,85 g</text:p>
          </table:table-cell>
          <table:table-cell table:number-columns-repeated="3"/>
          <table:table-cell table:style-name="ce49" office:value-type="string" calcext:value-type="string">
            <text:p>Kohlenhydrate</text:p>
          </table:table-cell>
          <table:table-cell table:number-columns-repeated="4"/>
          <table:table-cell office:value-type="string" calcext:value-type="string">
            <text:p>Wasser</text:p>
          </table:table-cell>
          <table:table-cell office:value-type="string" calcext:value-type="string">
            <text:p>Wasser </text:p>
          </table:table-cell>
          <table:table-cell table:style-name="ce40" table:formula="of:=IF([.J8]=&quot;&quot;;&quot;&quot;;SUMPRODUCT([.$E$3:.$E$77]=[.J8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▽ Eiweiß / Protein</text:p>
          </table:table-cell>
          <table:table-cell table:number-columns-repeated="3"/>
          <table:table-cell office:value-type="string" calcext:value-type="string">
            <text:p>Ballaststoffe</text:p>
          </table:table-cell>
          <table:table-cell table:style-name="ce37" table:formula="of:=IFERROR(INDEX([.A$1:.A$1048576];MATCH([.E9];[.A$1:.A$1048576];0)+1);&quot;&quot;)" office:value-type="string" office:string-value="87 g" calcext:value-type="string">
            <text:p>87 g</text:p>
          </table:table-cell>
          <table:table-cell table:formula="of:=IFERROR(VALUE(LEFT([.F9];FIND(&quot; &quot;;[.F9])-1));&quot;&quot;)" office:value-type="float" office:value="87" calcext:value-type="float">
            <text:p>87</text:p>
          </table:table-cell>
          <table:table-cell table:style-name="ce37" table:formula="of:=IFERROR(MID([.F9];FIND(&quot; &quot;;[.F9])+1;LEN([.F9])-FIND(&quot; &quot;;[.F9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Ballaststoffe</text:p>
          </table:table-cell>
          <table:table-cell office:value-type="string" calcext:value-type="string">
            <text:p>Ballaststoffe gesamt </text:p>
          </table:table-cell>
          <table:table-cell table:style-name="ce40" table:formula="of:=IF([.J9]=&quot;&quot;;&quot;&quot;;SUMPRODUCT([.$E$3:.$E$77]=[.J9];[.$G$3:.$G$77]))"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2 g</text:p>
          </table:table-cell>
          <table:table-cell table:number-columns-repeated="3"/>
          <table:table-cell office:value-type="string" calcext:value-type="string">
            <text:p>Alkohol / Ethanol</text:p>
          </table:table-cell>
          <table:table-cell table:style-name="ce37" table:formula="of:=IFERROR(INDEX([.A$1:.A$1048576];MATCH([.E10];[.A$1:.A$1048576];0)+1);&quot;&quot;)">
            <text:p/>
          </table:table-cell>
          <table:table-cell table:formula="of:=IFERROR(VALUE(LEFT([.F10];FIND(&quot; &quot;;[.F10])-1));&quot;&quot;)">
            <text:p/>
          </table:table-cell>
          <table:table-cell table:style-name="ce37" table:formula="of:=IFERROR(MID([.F10];FIND(&quot; &quot;;[.F10])+1;LEN([.F10])-FIND(&quot; &quot;;[.F10]));&quot;&quot;)">
            <text:p/>
          </table:table-cell>
          <table:table-cell table:number-columns-repeated="2"/>
          <table:table-cell office:value-type="string" calcext:value-type="string">
            <text:p>Cholesterin </text:p>
          </table:table-cell>
          <table:table-cell table:style-name="ce40" table:formula="of:=IF([.J10]=&quot;&quot;;&quot;&quot;;SUMPRODUCT([.$E$3:.$E$77]=[.J1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Kohlenhydrate</text:p>
          </table:table-cell>
          <table:table-cell table:number-columns-repeated="3"/>
          <table:table-cell table:style-name="ce49" office:value-type="string" calcext:value-type="string">
            <text:p>Fettsäuren</text:p>
          </table:table-cell>
          <table:table-cell table:number-columns-repeated="4"/>
          <table:table-cell office:value-type="string" calcext:value-type="string">
            <text:p>Mineralstoffe</text:p>
          </table:table-cell>
          <table:table-cell office:value-type="string" calcext:value-type="string">
            <text:p>Mineralstoffe </text:p>
          </table:table-cell>
          <table:table-cell table:style-name="ce40" table:formula="of:=IF([.J11]=&quot;&quot;;&quot;&quot;;SUMPRODUCT([.$E$3:.$E$77]=[.J11];[.$G$3:.$G$77]))" office:value-type="float" office:value="1.8575182" calcext:value-type="float">
            <text:p>1,857518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llaststoffe</text:p>
          </table:table-cell>
          <table:table-cell table:number-columns-repeated="3"/>
          <table:table-cell office:value-type="string" calcext:value-type="string">
            <text:p>gesättigte Fettsäuren</text:p>
          </table:table-cell>
          <table:table-cell table:style-name="ce37" table:formula="of:=IFERROR(INDEX([.A$1:.A$1048576];MATCH([.E12];[.A$1:.A$1048576];0)+1);&quot;&quot;)" office:value-type="string" office:string-value="0,57 g" calcext:value-type="string">
            <text:p>0,57 g</text:p>
          </table:table-cell>
          <table:table-cell table:formula="of:=IFERROR(VALUE(LEFT([.F12];FIND(&quot; &quot;;[.F12])-1));&quot;&quot;)" office:value-type="float" office:value="0.57" calcext:value-type="float">
            <text:p>0,57</text:p>
          </table:table-cell>
          <table:table-cell table:style-name="ce37" table:formula="of:=IFERROR(MID([.F12];FIND(&quot; &quot;;[.F12])+1;LEN([.F12])-FIND(&quot; &quot;;[.F12]));&quot;&quot;)" office:value-type="string" office:string-value="g" calcext:value-type="string">
            <text:p>g</text:p>
          </table:table-cell>
          <table:table-cell table:number-columns-repeated="2"/>
          <table:table-cell table:style-name="ce49" office:value-type="string" calcext:value-type="string">
            <text:p>Vita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 g</text:p>
          </table:table-cell>
          <table:table-cell table:number-columns-repeated="3"/>
          <table:table-cell office:value-type="string" calcext:value-type="string">
            <text:p>einfach ungesättigte Fettsäuren</text:p>
          </table:table-cell>
          <table:table-cell table:style-name="ce37" table:formula="of:=IFERROR(INDEX([.A$1:.A$1048576];MATCH([.E13];[.A$1:.A$1048576];0)+1);&quot;&quot;)" office:value-type="string" office:string-value="0,62 g" calcext:value-type="string">
            <text:p>0,62 g</text:p>
          </table:table-cell>
          <table:table-cell table:formula="of:=IFERROR(VALUE(LEFT([.F13];FIND(&quot; &quot;;[.F13])-1));&quot;&quot;)" office:value-type="float" office:value="0.62" calcext:value-type="float">
            <text:p>0,62</text:p>
          </table:table-cell>
          <table:table-cell table:style-name="ce37" table:formula="of:=IFERROR(MID([.F13];FIND(&quot; &quot;;[.F13])+1;LEN([.F13])-FIND(&quot; &quot;;[.F13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Vitamin A</text:p>
          </table:table-cell>
          <table:table-cell office:value-type="string" calcext:value-type="string">
            <text:p>Vitamin A Retinol </text:p>
          </table:table-cell>
          <table:table-cell table:style-name="ce40" table:formula="of:=IF([.J13]=&quot;&quot;;&quot;&quot;;SUMPRODUCT([.$E$3:.$E$99]=[.J13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Fettsäuren</text:p>
          </table:table-cell>
          <table:table-cell table:number-columns-repeated="3"/>
          <table:table-cell office:value-type="string" calcext:value-type="string">
            <text:p>mehrfach ungesättigte Fettsäuren</text:p>
          </table:table-cell>
          <table:table-cell table:style-name="ce37" table:formula="of:=IFERROR(INDEX([.A$1:.A$1048576];MATCH([.E14];[.A$1:.A$1048576];0)+1);&quot;&quot;)" office:value-type="string" office:string-value="1,67 g" calcext:value-type="string">
            <text:p>1,67 g</text:p>
          </table:table-cell>
          <table:table-cell table:formula="of:=IFERROR(VALUE(LEFT([.F14];FIND(&quot; &quot;;[.F14])-1));&quot;&quot;)" office:value-type="float" office:value="1.67" calcext:value-type="float">
            <text:p>1,67</text:p>
          </table:table-cell>
          <table:table-cell table:style-name="ce37" table:formula="of:=IFERROR(MID([.F14];FIND(&quot; &quot;;[.F14])+1;LEN([.F14])-FIND(&quot; &quot;;[.F14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Vitamin D</text:p>
          </table:table-cell>
          <table:table-cell office:value-type="string" calcext:value-type="string">
            <text:p>Vitamin D </text:p>
          </table:table-cell>
          <table:table-cell table:style-name="ce40" table:formula="of:=IF([.J14]=&quot;&quot;;&quot;&quot;;SUMPRODUCT([.$E$3:.$E$99]=[.J14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gesättigte Fettsäuren</text:p>
          </table:table-cell>
          <table:table-cell table:number-columns-repeated="3"/>
          <table:table-cell office:value-type="string" calcext:value-type="string">
            <text:p>Transfette</text:p>
          </table:table-cell>
          <table:table-cell table:style-name="ce37" table:formula="of:=IFERROR(INDEX([.A$1:.A$1048576];MATCH([.E15];[.A$1:.A$1048576];0)+1);&quot;&quot;)">
            <text:p/>
          </table:table-cell>
          <table:table-cell table:formula="of:=IFERROR(VALUE(LEFT([.F15];FIND(&quot; &quot;;[.F15])-1));&quot;&quot;)">
            <text:p/>
          </table:table-cell>
          <table:table-cell table:style-name="ce37" table:formula="of:=IFERROR(MID([.F15];FIND(&quot; &quot;;[.F15])+1;LEN([.F15])-FIND(&quot; &quot;;[.F15]));&quot;&quot;)">
            <text:p/>
          </table:table-cell>
          <table:table-cell/>
          <table:table-cell office:value-type="string" calcext:value-type="string">
            <text:p>Vitamin E</text:p>
          </table:table-cell>
          <table:table-cell office:value-type="string" calcext:value-type="string">
            <text:p>Vitamin E Aktiv. </text:p>
          </table:table-cell>
          <table:table-cell table:style-name="ce40" table:formula="of:=IF([.J15]=&quot;&quot;;&quot;&quot;;SUMPRODUCT([.$E$3:.$E$99]=[.J15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57 g</text:p>
          </table:table-cell>
          <table:table-cell table:number-columns-repeated="3"/>
          <table:table-cell table:style-name="ce49" office:value-type="string" calcext:value-type="string">
            <text:p>Gesättigte Fettsäuren</text:p>
          </table:table-cell>
          <table:table-cell table:number-columns-repeated="4"/>
          <table:table-cell office:value-type="string" calcext:value-type="string">
            <text:p>Folsäure / Folat</text:p>
          </table:table-cell>
          <table:table-cell office:value-type="string" calcext:value-type="string">
            <text:p>Folsäure </text:p>
          </table:table-cell>
          <table:table-cell table:style-name="ce40" table:formula="of:=IF([.J16]=&quot;&quot;;&quot;&quot;;SUMPRODUCT([.$E$3:.$E$99]=[.J16];[.$H$3:.$H$99]=&quot;mg&quot;;[.$G$3:.$G$99])*1000)" office:value-type="float" office:value="360" calcext:value-type="float">
            <text:p>36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einfach ungesättigte Fettsäuren</text:p>
          </table:table-cell>
          <table:table-cell table:number-columns-repeated="3"/>
          <table:table-cell office:value-type="string" calcext:value-type="string">
            <text:p>(12:0) Laurinsäure</text:p>
          </table:table-cell>
          <table:table-cell table:style-name="ce37" table:formula="of:=IFERROR(INDEX([.A$1:.A$1048576];MATCH([.E17];[.A$1:.A$1048576];0)+1);&quot;&quot;)" office:value-type="string" office:string-value="28 mg" calcext:value-type="string">
            <text:p>28 mg</text:p>
          </table:table-cell>
          <table:table-cell table:formula="of:=IFERROR(VALUE(LEFT([.F17];FIND(&quot; &quot;;[.F17])-1));&quot;&quot;)" office:value-type="float" office:value="28" calcext:value-type="float">
            <text:p>28</text:p>
          </table:table-cell>
          <table:table-cell table:style-name="ce37" table:formula="of:=IFERROR(MID([.F17];FIND(&quot; &quot;;[.F17])+1;LEN([.F17])-FIND(&quot; &quot;;[.F17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Vitamin B1 / Thiamin</text:p>
          </table:table-cell>
          <table:table-cell office:value-type="string" calcext:value-type="string">
            <text:p>Vitamin B1 </text:p>
          </table:table-cell>
          <table:table-cell table:style-name="ce40" table:formula="of:=IF([.J17]=&quot;&quot;;&quot;&quot;;SUMPRODUCT([.$E$3:.$E$99]=[.J17];[.$H$3:.$H$99]=&quot;g&quot;;[.$G$3:.$G$99])*1000+SUMPRODUCT([.$E$3:.$E$99]=[.J17];[.$H$3:.$H$99]=&quot;mg&quot;;[.$G$3:.$G$99]))" office:value-type="float" office:value="0.64" calcext:value-type="float">
            <text:p>0,64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62 g</text:p>
          </table:table-cell>
          <table:table-cell table:number-columns-repeated="3"/>
          <table:table-cell office:value-type="string" calcext:value-type="string">
            <text:p>(14:0) Myristinsäure</text:p>
          </table:table-cell>
          <table:table-cell table:style-name="ce37" table:formula="of:=IFERROR(INDEX([.A$1:.A$1048576];MATCH([.E18];[.A$1:.A$1048576];0)+1);&quot;&quot;)" office:value-type="string" office:string-value="7 mg" calcext:value-type="string">
            <text:p>7 mg</text:p>
          </table:table-cell>
          <table:table-cell table:formula="of:=IFERROR(VALUE(LEFT([.F18];FIND(&quot; &quot;;[.F18])-1));&quot;&quot;)" office:value-type="float" office:value="7" calcext:value-type="float">
            <text:p>7</text:p>
          </table:table-cell>
          <table:table-cell table:style-name="ce37" table:formula="of:=IFERROR(MID([.F18];FIND(&quot; &quot;;[.F18])+1;LEN([.F18])-FIND(&quot; &quot;;[.F18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Vitamin B2 / Riboflavin</text:p>
          </table:table-cell>
          <table:table-cell office:value-type="string" calcext:value-type="string">
            <text:p>Vitamin B2 </text:p>
          </table:table-cell>
          <table:table-cell table:style-name="ce40" table:formula="of:=IF([.J18]=&quot;&quot;;&quot;&quot;;SUMPRODUCT([.$E$3:.$E$99]=[.J18];[.$H$3:.$H$99]=&quot;g&quot;;[.$G$3:.$G$99])*1000+SUMPRODUCT([.$E$3:.$E$99]=[.J18];[.$H$3:.$H$99]=&quot;mg&quot;;[.$G$3:.$G$99]))" office:value-type="float" office:value="0.22" calcext:value-type="float">
            <text:p>0,2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ehrfach ungesättigte Fettsäuren</text:p>
          </table:table-cell>
          <table:table-cell table:number-columns-repeated="3"/>
          <table:table-cell office:value-type="string" calcext:value-type="string">
            <text:p>(15:0) Pentadecansäure</text:p>
          </table:table-cell>
          <table:table-cell table:style-name="ce37" table:formula="of:=IFERROR(INDEX([.A$1:.A$1048576];MATCH([.E19];[.A$1:.A$1048576];0)+1);&quot;&quot;)" office:value-type="string" office:string-value="3 mg" calcext:value-type="string">
            <text:p>3 mg</text:p>
          </table:table-cell>
          <table:table-cell table:formula="of:=IFERROR(VALUE(LEFT([.F19];FIND(&quot; &quot;;[.F19])-1));&quot;&quot;)" office:value-type="float" office:value="3" calcext:value-type="float">
            <text:p>3</text:p>
          </table:table-cell>
          <table:table-cell table:style-name="ce37" table:formula="of:=IFERROR(MID([.F19];FIND(&quot; &quot;;[.F19])+1;LEN([.F19])-FIND(&quot; &quot;;[.F19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Vitamin B6</text:p>
          </table:table-cell>
          <table:table-cell office:value-type="string" calcext:value-type="string">
            <text:p>Vitamin B6 </text:p>
          </table:table-cell>
          <table:table-cell table:style-name="ce40" table:formula="of:=IF([.J19]=&quot;&quot;;&quot;&quot;;SUMPRODUCT([.$E$3:.$E$99]=[.J19];[.$H$3:.$H$99]=&quot;g&quot;;[.$G$3:.$G$99])*1000+SUMPRODUCT([.$E$3:.$E$99]=[.J19];[.$H$3:.$H$99]=&quot;mg&quot;;[.$G$3:.$G$99]))" office:value-type="float" office:value="0.36" calcext:value-type="float">
            <text:p>0,36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,67 g</text:p>
          </table:table-cell>
          <table:table-cell table:number-columns-repeated="3"/>
          <table:table-cell office:value-type="string" calcext:value-type="string">
            <text:p>(16:0) Palmitinsäure</text:p>
          </table:table-cell>
          <table:table-cell table:style-name="ce37" table:formula="of:=IFERROR(INDEX([.A$1:.A$1048576];MATCH([.E20];[.A$1:.A$1048576];0)+1);&quot;&quot;)" office:value-type="string" office:string-value="0,35 g" calcext:value-type="string">
            <text:p>0,35 g</text:p>
          </table:table-cell>
          <table:table-cell table:formula="of:=IFERROR(VALUE(LEFT([.F20];FIND(&quot; &quot;;[.F20])-1));&quot;&quot;)" office:value-type="float" office:value="0.35" calcext:value-type="float">
            <text:p>0,35</text:p>
          </table:table-cell>
          <table:table-cell table:style-name="ce37" table:formula="of:=IFERROR(MID([.F20];FIND(&quot; &quot;;[.F20])+1;LEN([.F20])-FIND(&quot; &quot;;[.F20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Vitamin C / Ascorbinsäure</text:p>
          </table:table-cell>
          <table:table-cell office:value-type="string" calcext:value-type="string">
            <text:p>Vitamin C </text:p>
          </table:table-cell>
          <table:table-cell table:style-name="ce40" table:formula="of:=IF([.J20]=&quot;&quot;;&quot;&quot;;SUMPRODUCT([.$E$3:.$E$99]=[.J20];[.$H$3:.$H$99]=&quot;g&quot;;[.$G$3:.$G$99])*10^3+SUMPRODUCT([.$E$3:.$E$99]=[.J20];[.$H$3:.$H$99]=&quot;mg&quot;;[.$G$3:.$G$99])+SUMPRODUCT([.$E$3:.$E$99]=[.J20];[.$H$3:.$H$99]=&quot;µg&quot;;[.$G$3:.$G$99])/10^3)" office:value-type="float" office:value="4.8" calcext:value-type="float">
            <text:p>4,8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Gesättigte Fettsäuren</text:p>
          </table:table-cell>
          <table:table-cell table:number-columns-repeated="3"/>
          <table:table-cell office:value-type="string" calcext:value-type="string">
            <text:p>(17:0) Margarinsäure</text:p>
          </table:table-cell>
          <table:table-cell table:style-name="ce37" table:formula="of:=IFERROR(INDEX([.A$1:.A$1048576];MATCH([.E21];[.A$1:.A$1048576];0)+1);&quot;&quot;)" office:value-type="string" office:string-value="3 mg" calcext:value-type="string">
            <text:p>3 mg</text:p>
          </table:table-cell>
          <table:table-cell table:formula="of:=IFERROR(VALUE(LEFT([.F21];FIND(&quot; &quot;;[.F21])-1));&quot;&quot;)" office:value-type="float" office:value="3" calcext:value-type="float">
            <text:p>3</text:p>
          </table:table-cell>
          <table:table-cell table:style-name="ce37" table:formula="of:=IFERROR(MID([.F21];FIND(&quot; &quot;;[.F21])+1;LEN([.F21])-FIND(&quot; &quot;;[.F21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a-Tocopherol </text:p>
          </table:table-cell>
          <table:table-cell table:style-name="ce40" table:formula="of:=IF([.J15]=&quot;&quot;;&quot;&quot;;SUMPRODUCT([.$E$3:.$E$99]=[.J15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(12:0) Laurinsäure</text:p>
          </table:table-cell>
          <table:table-cell table:number-columns-repeated="3"/>
          <table:table-cell office:value-type="string" calcext:value-type="string">
            <text:p>(18:0) Stearinsäure</text:p>
          </table:table-cell>
          <table:table-cell table:style-name="ce37" table:formula="of:=IFERROR(INDEX([.A$1:.A$1048576];MATCH([.E22];[.A$1:.A$1048576];0)+1);&quot;&quot;)" office:value-type="string" office:string-value="0,14 g" calcext:value-type="string">
            <text:p>0,14 g</text:p>
          </table:table-cell>
          <table:table-cell table:formula="of:=IFERROR(VALUE(LEFT([.F22];FIND(&quot; &quot;;[.F22])-1));&quot;&quot;)" office:value-type="float" office:value="0.14" calcext:value-type="float">
            <text:p>0,14</text:p>
          </table:table-cell>
          <table:table-cell table:style-name="ce37" table:formula="of:=IFERROR(MID([.F22];FIND(&quot; &quot;;[.F22])+1;LEN([.F22])-FIND(&quot; &quot;;[.F22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Vitamin K </text:p>
          </table:table-cell>
          <table:table-cell table:style-name="ce40" table:formula="of:=IF([.J22]=&quot;&quot;;&quot;&quot;;SUMPRODUCT([.$E$3:.$E$99]=[.J22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28 mg</text:p>
          </table:table-cell>
          <table:table-cell table:number-columns-repeated="3"/>
          <table:table-cell office:value-type="string" calcext:value-type="string">
            <text:p>(20:0) Arachinsäure</text:p>
          </table:table-cell>
          <table:table-cell table:style-name="ce37" table:formula="of:=IFERROR(INDEX([.A$1:.A$1048576];MATCH([.E23];[.A$1:.A$1048576];0)+1);&quot;&quot;)" office:value-type="string" office:string-value="16 mg" calcext:value-type="string">
            <text:p>16 mg</text:p>
          </table:table-cell>
          <table:table-cell table:formula="of:=IFERROR(VALUE(LEFT([.F23];FIND(&quot; &quot;;[.F23])-1));&quot;&quot;)" office:value-type="float" office:value="16" calcext:value-type="float">
            <text:p>16</text:p>
          </table:table-cell>
          <table:table-cell table:style-name="ce37" table:formula="of:=IFERROR(MID([.F23];FIND(&quot; &quot;;[.F23])+1;LEN([.F23])-FIND(&quot; &quot;;[.F23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Vitamin B3 / Niacin</text:p>
          </table:table-cell>
          <table:table-cell office:value-type="string" calcext:value-type="string">
            <text:p>Nicotinamid </text:p>
          </table:table-cell>
          <table:table-cell table:style-name="ce40" table:formula="of:=IF([.J23]=&quot;&quot;;&quot;&quot;;SUMPRODUCT([.$E$3:.$E$99]=[.J23];[.$H$3:.$H$99]=&quot;g&quot;;[.$G$3:.$G$99])*10^6+SUMPRODUCT([.$E$3:.$E$99]=[.J23];[.$H$3:.$H$99]=&quot;mg&quot;;[.$G$3:.$G$99])*10^3+SUMPRODUCT([.$E$3:.$E$99]=[.J23];[.$H$3:.$H$99]=&quot;µg&quot;;[.$G$3:.$G$99]))" office:value-type="float" office:value="2190" calcext:value-type="float">
            <text:p>219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4:0) Myristinsäure</text:p>
          </table:table-cell>
          <table:table-cell table:number-columns-repeated="3"/>
          <table:table-cell office:value-type="string" calcext:value-type="string">
            <text:p>(22:0) Behensäure</text:p>
          </table:table-cell>
          <table:table-cell table:style-name="ce37" table:formula="of:=IFERROR(INDEX([.A$1:.A$1048576];MATCH([.E24];[.A$1:.A$1048576];0)+1);&quot;&quot;)" office:value-type="string" office:string-value="11 mg" calcext:value-type="string">
            <text:p>11 mg</text:p>
          </table:table-cell>
          <table:table-cell table:formula="of:=IFERROR(VALUE(LEFT([.F24];FIND(&quot; &quot;;[.F24])-1));&quot;&quot;)" office:value-type="float" office:value="11" calcext:value-type="float">
            <text:p>11</text:p>
          </table:table-cell>
          <table:table-cell table:style-name="ce37" table:formula="of:=IFERROR(MID([.F24];FIND(&quot; &quot;;[.F24])+1;LEN([.F24])-FIND(&quot; &quot;;[.F24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Vitamin B5 / Pantothensäure</text:p>
          </table:table-cell>
          <table:table-cell office:value-type="string" calcext:value-type="string">
            <text:p>Pantothensäure </text:p>
          </table:table-cell>
          <table:table-cell table:style-name="ce40" table:formula="of:=IF([.J24]=&quot;&quot;;&quot;&quot;;SUMPRODUCT([.$E$3:.$E$99]=[.J24];[.$H$3:.$H$99]=&quot;g&quot;;[.$G$3:.$G$99])*1000+SUMPRODUCT([.$E$3:.$E$99]=[.J24];[.$H$3:.$H$99]=&quot;mg&quot;;[.$G$3:.$G$99]))" office:value-type="float" office:value="0.75" calcext:value-type="float">
            <text:p>0,7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7 mg</text:p>
          </table:table-cell>
          <table:table-cell table:number-columns-repeated="3"/>
          <table:table-cell table:style-name="ce49" office:value-type="string" calcext:value-type="string">
            <text:p>Einfach ungesättigte Fettsäuren</text:p>
          </table:table-cell>
          <table:table-cell table:number-columns-repeated="5"/>
          <table:table-cell office:value-type="string" calcext:value-type="string">
            <text:p>Biotin </text:p>
          </table:table-cell>
          <table:table-cell table:style-name="ce40" table:formula="of:=IF([.J25]=&quot;&quot;;&quot;&quot;;SUMPRODUCT([.$E$3:.$E$99]=[.J25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5:0) Pentadecansäure</text:p>
          </table:table-cell>
          <table:table-cell table:number-columns-repeated="3"/>
          <table:table-cell office:value-type="string" calcext:value-type="string">
            <text:p>(14:1) Myristoleinsäure</text:p>
          </table:table-cell>
          <table:table-cell table:style-name="ce37" table:formula="of:=IFERROR(INDEX([.A$1:.A$1048576];MATCH([.E26];[.A$1:.A$1048576];0)+1);&quot;&quot;)">
            <text:p/>
          </table:table-cell>
          <table:table-cell table:formula="of:=IFERROR(VALUE(LEFT([.F26];FIND(&quot; &quot;;[.F26])-1));&quot;&quot;)">
            <text:p/>
          </table:table-cell>
          <table:table-cell table:style-name="ce37" table:formula="of:=IFERROR(MID([.F26];FIND(&quot; &quot;;[.F26])+1;LEN([.F26])-FIND(&quot; &quot;;[.F26]));&quot;&quot;)">
            <text:p/>
          </table:table-cell>
          <table:table-cell/>
          <table:table-cell office:value-type="string" calcext:value-type="string">
            <text:p>Vitamin B12 / Cobalamin</text:p>
          </table:table-cell>
          <table:table-cell office:value-type="string" calcext:value-type="string">
            <text:p>Vitamin B12 </text:p>
          </table:table-cell>
          <table:table-cell table:style-name="ce40" table:formula="of:=IF([.J26]=&quot;&quot;;&quot;&quot;;SUMPRODUCT([.$E$3:.$E$99]=[.J26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3 mg</text:p>
          </table:table-cell>
          <table:table-cell table:number-columns-repeated="3"/>
          <table:table-cell office:value-type="string" calcext:value-type="string">
            <text:p>(16:1) Palmitoleinsäure</text:p>
          </table:table-cell>
          <table:table-cell table:style-name="ce37" table:formula="of:=IFERROR(INDEX([.A$1:.A$1048576];MATCH([.E27];[.A$1:.A$1048576];0)+1);&quot;&quot;)" office:value-type="string" office:string-value="3 mg" calcext:value-type="string">
            <text:p>3 mg</text:p>
          </table:table-cell>
          <table:table-cell table:formula="of:=IFERROR(VALUE(LEFT([.F27];FIND(&quot; &quot;;[.F27])-1));&quot;&quot;)" office:value-type="float" office:value="3" calcext:value-type="float">
            <text:p>3</text:p>
          </table:table-cell>
          <table:table-cell table:style-name="ce37" table:formula="of:=IFERROR(MID([.F27];FIND(&quot; &quot;;[.F27])+1;LEN([.F27])-FIND(&quot; &quot;;[.F27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Retinoläquivalent </text:p>
          </table:table-cell>
          <table:table-cell table:style-name="ce40" table:formula="of:=IF([.J27]=&quot;&quot;;&quot;&quot;;SUMPRODUCT([.$E$3:.$E$99]=[.J27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6:0) Palmitinsäure</text:p>
          </table:table-cell>
          <table:table-cell table:number-columns-repeated="3"/>
          <table:table-cell office:value-type="string" calcext:value-type="string">
            <text:p>(18:1) Ölsäure</text:p>
          </table:table-cell>
          <table:table-cell table:style-name="ce37" table:formula="of:=IFERROR(INDEX([.A$1:.A$1048576];MATCH([.E28];[.A$1:.A$1048576];0)+1);&quot;&quot;)" office:value-type="string" office:string-value="0,53 g" calcext:value-type="string">
            <text:p>0,53 g</text:p>
          </table:table-cell>
          <table:table-cell table:formula="of:=IFERROR(VALUE(LEFT([.F28];FIND(&quot; &quot;;[.F28])-1));&quot;&quot;)" office:value-type="float" office:value="0.53" calcext:value-type="float">
            <text:p>0,53</text:p>
          </table:table-cell>
          <table:table-cell table:style-name="ce37" table:formula="of:=IFERROR(MID([.F28];FIND(&quot; &quot;;[.F28])+1;LEN([.F28])-FIND(&quot; &quot;;[.F28]));&quot;&quot;)" office:value-type="string" office:string-value="g" calcext:value-type="string">
            <text:p>g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Beta-Carotin</text:p>
          </table:table-cell>
          <table:table-cell office:value-type="string" calcext:value-type="string">
            <text:p>ß-Carotin </text:p>
          </table:table-cell>
          <table:table-cell table:style-name="ce40" table:formula="of:=IF([.J28]=&quot;&quot;;&quot;&quot;;SUMPRODUCT([.$E$3:.$E$99]=[.J28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0,35 g</text:p>
          </table:table-cell>
          <table:table-cell table:number-columns-repeated="3"/>
          <table:table-cell office:value-type="string" calcext:value-type="string">
            <text:p>(20:1) Gadoleinsäure</text:p>
          </table:table-cell>
          <table:table-cell table:style-name="ce37" table:formula="of:=IFERROR(INDEX([.A$1:.A$1048576];MATCH([.E29];[.A$1:.A$1048576];0)+1);&quot;&quot;)" office:value-type="string" office:string-value="58 mg" calcext:value-type="string">
            <text:p>58 mg</text:p>
          </table:table-cell>
          <table:table-cell table:formula="of:=IFERROR(VALUE(LEFT([.F29];FIND(&quot; &quot;;[.F29])-1));&quot;&quot;)" office:value-type="float" office:value="58" calcext:value-type="float">
            <text:p>58</text:p>
          </table:table-cell>
          <table:table-cell table:style-name="ce37" table:formula="of:=IFERROR(MID([.F29];FIND(&quot; &quot;;[.F29])+1;LEN([.F29])-FIND(&quot; &quot;;[.F29]));&quot;&quot;)" office:value-type="string" office:string-value="mg" calcext:value-type="string">
            <text:p>mg</text:p>
          </table:table-cell>
          <table:table-cell office:value-type="string" calcext:value-type="string">
            <text:p>Omega-9</text:p>
          </table:table-cell>
          <table:table-cell/>
          <table:table-cell office:value-type="string" calcext:value-type="string">
            <text:p>Niacinäquivalent </text:p>
          </table:table-cell>
          <table:table-cell table:style-name="ce40" table:formula="of:=IF([.J29]=&quot;&quot;;&quot;&quot;;SUMPRODUCT([.$E$3:.$E$99]=[.J29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7:0) Margarinsäure</text:p>
          </table:table-cell>
          <table:table-cell table:number-columns-repeated="3"/>
          <table:table-cell table:style-name="ce49" office:value-type="string" calcext:value-type="string">
            <text:p>Mehrfach ungesättigte Fettsäuren</text:p>
          </table:table-cell>
          <table:table-cell table:number-columns-repeated="5"/>
          <table:table-cell office:value-type="string" calcext:value-type="string">
            <text:p>freies Folsäureäquivalent </text:p>
          </table:table-cell>
          <table:table-cell table:style-name="ce40" table:formula="of:=IF([.J30]=&quot;&quot;;&quot;&quot;;SUMPRODUCT([.$E$3:.$E$99]=[.J30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3 mg</text:p>
          </table:table-cell>
          <table:table-cell table:number-columns-repeated="3"/>
          <table:table-cell office:value-type="string" calcext:value-type="string">
            <text:p>(18:2 omega-6) Linolsäure</text:p>
          </table:table-cell>
          <table:table-cell table:style-name="ce37" table:formula="of:=IFERROR(INDEX([.A$1:.A$1048576];MATCH([.E31];[.A$1:.A$1048576];0)+1);&quot;&quot;)" office:value-type="string" office:string-value="1,27 g" calcext:value-type="string">
            <text:p>1,27 g</text:p>
          </table:table-cell>
          <table:table-cell table:formula="of:=IFERROR(VALUE(LEFT([.F31];FIND(&quot; &quot;;[.F31])-1));&quot;&quot;)" office:value-type="float" office:value="1.27" calcext:value-type="float">
            <text:p>1,27</text:p>
          </table:table-cell>
          <table:table-cell table:style-name="ce37" table:formula="of:=IFERROR(MID([.F31];FIND(&quot; &quot;;[.F31])+1;LEN([.F31])-FIND(&quot; &quot;;[.F31]));&quot;&quot;)" office:value-type="string" office:string-value="g" calcext:value-type="string">
            <text:p>g</text:p>
          </table:table-cell>
          <table:table-cell office:value-type="string" calcext:value-type="string">
            <text:p>Omega-6</text:p>
          </table:table-cell>
          <table:table-cell/>
          <table:table-cell office:value-type="string" calcext:value-type="string">
            <text:p>freie Folsäure </text:p>
          </table:table-cell>
          <table:table-cell table:style-name="ce40" table:formula="of:=IF([.J31]=&quot;&quot;;&quot;&quot;;SUMPRODUCT([.$E$3:.$E$99]=[.J31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8:0) Stearinsäure</text:p>
          </table:table-cell>
          <table:table-cell table:number-columns-repeated="3"/>
          <table:table-cell office:value-type="string" calcext:value-type="string">
            <text:p>(18:3 omega-3) Alpha-Linolensäure</text:p>
          </table:table-cell>
          <table:table-cell table:style-name="ce37" table:formula="of:=IFERROR(INDEX([.A$1:.A$1048576];MATCH([.E32];[.A$1:.A$1048576];0)+1);&quot;&quot;)" office:value-type="string" office:string-value="76 mg" calcext:value-type="string">
            <text:p>76 mg</text:p>
          </table:table-cell>
          <table:table-cell table:formula="of:=IFERROR(VALUE(LEFT([.F32];FIND(&quot; &quot;;[.F32])-1));&quot;&quot;)" office:value-type="float" office:value="76" calcext:value-type="float">
            <text:p>76</text:p>
          </table:table-cell>
          <table:table-cell table:style-name="ce37" table:formula="of:=IFERROR(MID([.F32];FIND(&quot; &quot;;[.F32])+1;LEN([.F32])-FIND(&quot; &quot;;[.F32]));&quot;&quot;)" office:value-type="string" office:string-value="mg" calcext:value-type="string">
            <text:p>mg</text:p>
          </table:table-cell>
          <table:table-cell office:value-type="string" calcext:value-type="string">
            <text:p>Omega-3</text:p>
          </table:table-cell>
          <table:table-cell/>
          <table:table-cell table:style-name="ce49" office:value-type="string" calcext:value-type="string">
            <text:p>Mineralstoffe und Spurenelem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,14 g</text:p>
          </table:table-cell>
          <table:table-cell table:number-columns-repeated="3"/>
          <table:table-cell table:style-name="ce49" office:value-type="string" calcext:value-type="string">
            <text:p>Aminosäuren</text:p>
          </table:table-cell>
          <table:table-cell table:number-columns-repeated="4"/>
          <table:table-cell office:value-type="string" calcext:value-type="string">
            <text:p>Natrium</text:p>
          </table:table-cell>
          <table:table-cell office:value-type="string" calcext:value-type="string">
            <text:p>Natrium </text:p>
          </table:table-cell>
          <table:table-cell table:style-name="ce40" table:formula="of:=IF([.J33]=&quot;&quot;;&quot;&quot;;SUMPRODUCT([.$E$3:.$E$77]=[.J33];[.$G$3:.$G$77]))" office:value-type="float" office:value="15" calcext:value-type="float">
            <text:p>1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(20:0) Arachinsäure</text:p>
          </table:table-cell>
          <table:table-cell table:number-columns-repeated="3"/>
          <table:table-cell table:style-name="ce49" office:value-type="string" calcext:value-type="string">
            <text:p>Essentielle Aminosäuren</text:p>
          </table:table-cell>
          <table:table-cell table:number-columns-repeated="4"/>
          <table:table-cell office:value-type="string" calcext:value-type="string">
            <text:p>Kalium</text:p>
          </table:table-cell>
          <table:table-cell office:value-type="string" calcext:value-type="string">
            <text:p>Kalium </text:p>
          </table:table-cell>
          <table:table-cell table:style-name="ce40" table:formula="of:=IF([.J34]=&quot;&quot;;&quot;&quot;;SUMPRODUCT([.$E$3:.$E$77]=[.J34];[.$G$3:.$G$77])*1000)" office:value-type="float" office:value="1010" calcext:value-type="float">
            <text:p>101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6 mg</text:p>
          </table:table-cell>
          <table:table-cell table:number-columns-repeated="3"/>
          <table:table-cell office:value-type="string" calcext:value-type="string">
            <text:p>Histidin</text:p>
          </table:table-cell>
          <table:table-cell table:style-name="ce37" table:formula="of:=IFERROR(INDEX([.A$1:.A$1048576];MATCH([.E35];[.A$1:.A$1048576];0)+1);&quot;&quot;)" office:value-type="string" office:string-value="5 mg" calcext:value-type="string">
            <text:p>5 mg</text:p>
          </table:table-cell>
          <table:table-cell table:formula="of:=IFERROR(VALUE(LEFT([.F35];FIND(&quot; &quot;;[.F35])-1));&quot;&quot;)" office:value-type="float" office:value="5" calcext:value-type="float">
            <text:p>5</text:p>
          </table:table-cell>
          <table:table-cell table:style-name="ce37" table:formula="of:=IFERROR(MID([.F35];FIND(&quot; &quot;;[.F35])+1;LEN([.F35])-FIND(&quot; &quot;;[.F35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Magnesium</text:p>
          </table:table-cell>
          <table:table-cell office:value-type="string" calcext:value-type="string">
            <text:p>Magnesium </text:p>
          </table:table-cell>
          <table:table-cell table:style-name="ce40" table:formula="of:=IF([.J35]=&quot;&quot;;&quot;&quot;;SUMPRODUCT([.$E$3:.$E$77]=[.J35];[.$G$3:.$G$77]))" office:value-type="float" office:value="0.2" calcext:value-type="float">
            <text:p>0,2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(22:0) Behensäure</text:p>
          </table:table-cell>
          <table:table-cell table:number-columns-repeated="3"/>
          <table:table-cell office:value-type="string" calcext:value-type="string">
            <text:p>Isoleucin</text:p>
          </table:table-cell>
          <table:table-cell table:style-name="ce37" table:formula="of:=IFERROR(INDEX([.A$1:.A$1048576];MATCH([.E36];[.A$1:.A$1048576];0)+1);&quot;&quot;)" office:value-type="string" office:string-value="0,2 g" calcext:value-type="string">
            <text:p>0,2 g</text:p>
          </table:table-cell>
          <table:table-cell table:formula="of:=IFERROR(VALUE(LEFT([.F36];FIND(&quot; &quot;;[.F36])-1));&quot;&quot;)" office:value-type="float" office:value="0.2" calcext:value-type="float">
            <text:p>0,2</text:p>
          </table:table-cell>
          <table:table-cell table:style-name="ce37" table:formula="of:=IFERROR(MID([.F36];FIND(&quot; &quot;;[.F36])+1;LEN([.F36])-FIND(&quot; &quot;;[.F36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Kalzium</text:p>
          </table:table-cell>
          <table:table-cell office:value-type="string" calcext:value-type="string">
            <text:p>Calcium </text:p>
          </table:table-cell>
          <table:table-cell table:style-name="ce40" table:formula="of:=IF([.J36]=&quot;&quot;;&quot;&quot;;SUMPRODUCT([.$E$3:.$E$77]=[.J36];[.$G$3:.$G$77])*1000)" office:value-type="float" office:value="180" calcext:value-type="float">
            <text:p>18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1 mg</text:p>
          </table:table-cell>
          <table:table-cell table:number-columns-repeated="3"/>
          <table:table-cell office:value-type="string" calcext:value-type="string">
            <text:p>Leucin</text:p>
          </table:table-cell>
          <table:table-cell table:style-name="ce37" table:formula="of:=IFERROR(INDEX([.A$1:.A$1048576];MATCH([.E37];[.A$1:.A$1048576];0)+1);&quot;&quot;)">
            <text:p/>
          </table:table-cell>
          <table:table-cell table:formula="of:=IFERROR(VALUE(LEFT([.F37];FIND(&quot; &quot;;[.F37])-1));&quot;&quot;)">
            <text:p/>
          </table:table-cell>
          <table:table-cell table:style-name="ce37" table:formula="of:=IFERROR(MID([.F37];FIND(&quot; &quot;;[.F37])+1;LEN([.F37])-FIND(&quot; &quot;;[.F37]));&quot;&quot;)">
            <text:p/>
          </table:table-cell>
          <table:table-cell/>
          <table:table-cell office:value-type="string" calcext:value-type="string">
            <text:p>Eisen</text:p>
          </table:table-cell>
          <table:table-cell office:value-type="string" calcext:value-type="string">
            <text:p>Eisen </text:p>
          </table:table-cell>
          <table:table-cell table:style-name="ce40" table:formula="of:=IF([.J37]=&quot;&quot;;&quot;&quot;;SUMPRODUCT([.$E$3:.$E$77]=[.J37];[.$G$3:.$G$77]))" office:value-type="float" office:value="4.36" calcext:value-type="float">
            <text:p>4,36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Einfach ungesättigte Fettsäuren</text:p>
          </table:table-cell>
          <table:table-cell table:number-columns-repeated="3"/>
          <table:table-cell office:value-type="string" calcext:value-type="string">
            <text:p>Lysin</text:p>
          </table:table-cell>
          <table:table-cell table:style-name="ce37" table:formula="of:=IFERROR(INDEX([.A$1:.A$1048576];MATCH([.E38];[.A$1:.A$1048576];0)+1);&quot;&quot;)" office:value-type="string" office:string-value="5 mg" calcext:value-type="string">
            <text:p>5 mg</text:p>
          </table:table-cell>
          <table:table-cell table:formula="of:=IFERROR(VALUE(LEFT([.F38];FIND(&quot; &quot;;[.F38])-1));&quot;&quot;)" office:value-type="float" office:value="5" calcext:value-type="float">
            <text:p>5</text:p>
          </table:table-cell>
          <table:table-cell table:style-name="ce37" table:formula="of:=IFERROR(MID([.F38];FIND(&quot; &quot;;[.F38])+1;LEN([.F38])-FIND(&quot; &quot;;[.F38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Phosphor</text:p>
          </table:table-cell>
          <table:table-cell office:value-type="string" calcext:value-type="string">
            <text:p>Phosphor </text:p>
          </table:table-cell>
          <table:table-cell table:style-name="ce40" table:formula="of:=IF([.J38]=&quot;&quot;;&quot;&quot;;SUMPRODUCT([.$E$3:.$E$77]=[.J38];[.$G$3:.$G$77])*1000)" office:value-type="float" office:value="440" calcext:value-type="float">
            <text:p>44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(16:1) Palmitoleinsäure</text:p>
          </table:table-cell>
          <table:table-cell table:number-columns-repeated="3"/>
          <table:table-cell office:value-type="string" calcext:value-type="string">
            <text:p>Methionin</text:p>
          </table:table-cell>
          <table:table-cell table:style-name="ce37" table:formula="of:=IFERROR(INDEX([.A$1:.A$1048576];MATCH([.E39];[.A$1:.A$1048576];0)+1);&quot;&quot;)">
            <text:p/>
          </table:table-cell>
          <table:table-cell table:formula="of:=IFERROR(VALUE(LEFT([.F39];FIND(&quot; &quot;;[.F39])-1));&quot;&quot;)">
            <text:p/>
          </table:table-cell>
          <table:table-cell table:style-name="ce37" table:formula="of:=IFERROR(MID([.F39];FIND(&quot; &quot;;[.F39])+1;LEN([.F39])-FIND(&quot; &quot;;[.F39]));&quot;&quot;)">
            <text:p/>
          </table:table-cell>
          <table:table-cell/>
          <table:table-cell office:value-type="string" calcext:value-type="string">
            <text:p>Kupfer</text:p>
          </table:table-cell>
          <table:table-cell office:value-type="string" calcext:value-type="string">
            <text:p>Kupfer </text:p>
          </table:table-cell>
          <table:table-cell table:style-name="ce40" table:formula="of:=IF([.J39]=&quot;&quot;;&quot;&quot;;SUMPRODUCT([.$E$3:.$E$77]=[.J39];[.$G$3:.$G$77])*1000)" office:value-type="float" office:value="1020" calcext:value-type="float">
            <text:p>102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3 mg</text:p>
          </table:table-cell>
          <table:table-cell table:number-columns-repeated="3"/>
          <table:table-cell office:value-type="string" calcext:value-type="string">
            <text:p>Phenylalanin</text:p>
          </table:table-cell>
          <table:table-cell table:style-name="ce37" table:formula="of:=IFERROR(INDEX([.A$1:.A$1048576];MATCH([.E40];[.A$1:.A$1048576];0)+1);&quot;&quot;)" office:value-type="string" office:string-value="0,18 g" calcext:value-type="string">
            <text:p>0,18 g</text:p>
          </table:table-cell>
          <table:table-cell table:formula="of:=IFERROR(VALUE(LEFT([.F40];FIND(&quot; &quot;;[.F40])-1));&quot;&quot;)" office:value-type="float" office:value="0.18" calcext:value-type="float">
            <text:p>0,18</text:p>
          </table:table-cell>
          <table:table-cell table:style-name="ce37" table:formula="of:=IFERROR(MID([.F40];FIND(&quot; &quot;;[.F40])+1;LEN([.F40])-FIND(&quot; &quot;;[.F40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Zink</text:p>
          </table:table-cell>
          <table:table-cell office:value-type="string" calcext:value-type="string">
            <text:p>Zink </text:p>
          </table:table-cell>
          <table:table-cell table:style-name="ce40" table:formula="of:=IF([.J40]=&quot;&quot;;&quot;&quot;;SUMPRODUCT([.$E$3:.$E$77]=[.J40];[.$G$3:.$G$77]))" office:value-type="float" office:value="4.75" calcext:value-type="float">
            <text:p>4,75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(18:1) Ölsäure</text:p>
          </table:table-cell>
          <table:table-cell table:number-columns-repeated="3"/>
          <table:table-cell office:value-type="string" calcext:value-type="string">
            <text:p>Threonin</text:p>
          </table:table-cell>
          <table:table-cell table:style-name="ce37" table:formula="of:=IFERROR(INDEX([.A$1:.A$1048576];MATCH([.E41];[.A$1:.A$1048576];0)+1);&quot;&quot;)" office:value-type="string" office:string-value="10 mg" calcext:value-type="string">
            <text:p>10 mg</text:p>
          </table:table-cell>
          <table:table-cell table:formula="of:=IFERROR(VALUE(LEFT([.F41];FIND(&quot; &quot;;[.F41])-1));&quot;&quot;)" office:value-type="float" office:value="10" calcext:value-type="float">
            <text:p>10</text:p>
          </table:table-cell>
          <table:table-cell table:style-name="ce37" table:formula="of:=IFERROR(MID([.F41];FIND(&quot; &quot;;[.F41])+1;LEN([.F41])-FIND(&quot; &quot;;[.F41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Chlorid </text:p>
          </table:table-cell>
          <table:table-cell table:style-name="ce40" table:formula="of:=IF([.J41]=&quot;&quot;;&quot;&quot;;SUMPRODUCT([.$E$3:.$E$77]=[.J41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53 g</text:p>
          </table:table-cell>
          <table:table-cell table:number-columns-repeated="3"/>
          <table:table-cell office:value-type="string" calcext:value-type="string">
            <text:p>Tryptophan</text:p>
          </table:table-cell>
          <table:table-cell table:style-name="ce37" table:formula="of:=IFERROR(INDEX([.A$1:.A$1048576];MATCH([.E42];[.A$1:.A$1048576];0)+1);&quot;&quot;)">
            <text:p/>
          </table:table-cell>
          <table:table-cell table:formula="of:=IFERROR(VALUE(LEFT([.F42];FIND(&quot; &quot;;[.F42])-1));&quot;&quot;)">
            <text:p/>
          </table:table-cell>
          <table:table-cell table:style-name="ce37" table:formula="of:=IFERROR(MID([.F42];FIND(&quot; &quot;;[.F42])+1;LEN([.F42])-FIND(&quot; &quot;;[.F42]));&quot;&quot;)">
            <text:p/>
          </table:table-cell>
          <table:table-cell table:number-columns-repeated="2"/>
          <table:table-cell office:value-type="string" calcext:value-type="string">
            <text:p>Fluorid </text:p>
          </table:table-cell>
          <table:table-cell table:style-name="ce40" table:formula="of:=IF([.J42]=&quot;&quot;;&quot;&quot;;SUMPRODUCT([.$E$3:.$E$77]=[.J42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20:1) Gadoleinsäure</text:p>
          </table:table-cell>
          <table:table-cell table:number-columns-repeated="3"/>
          <table:table-cell office:value-type="string" calcext:value-type="string">
            <text:p>Valin</text:p>
          </table:table-cell>
          <table:table-cell table:style-name="ce37" table:formula="of:=IFERROR(INDEX([.A$1:.A$1048576];MATCH([.E43];[.A$1:.A$1048576];0)+1);&quot;&quot;)" office:value-type="string" office:string-value="0,12 g" calcext:value-type="string">
            <text:p>0,12 g</text:p>
          </table:table-cell>
          <table:table-cell table:formula="of:=IFERROR(VALUE(LEFT([.F43];FIND(&quot; &quot;;[.F43])-1));&quot;&quot;)" office:value-type="float" office:value="0.12" calcext:value-type="float">
            <text:p>0,12</text:p>
          </table:table-cell>
          <table:table-cell table:style-name="ce37" table:formula="of:=IFERROR(MID([.F43];FIND(&quot; &quot;;[.F43])+1;LEN([.F43])-FIND(&quot; &quot;;[.F43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Jodid </text:p>
          </table:table-cell>
          <table:table-cell table:style-name="ce40" table:formula="of:=IF([.J43]=&quot;&quot;;&quot;&quot;;SUMPRODUCT([.$E$3:.$E$77]=[.J43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58 mg</text:p>
          </table:table-cell>
          <table:table-cell table:number-columns-repeated="3"/>
          <table:table-cell table:style-name="ce49" office:value-type="string" calcext:value-type="string">
            <text:p>Semi-Essentielle Aminosäuren</text:p>
          </table:table-cell>
          <table:table-cell table:number-columns-repeated="4"/>
          <table:table-cell office:value-type="string" calcext:value-type="string">
            <text:p>Selen</text:p>
          </table:table-cell>
          <table:table-cell office:value-type="string" calcext:value-type="string">
            <text:p>Selen </text:p>
          </table:table-cell>
          <table:table-cell table:style-name="ce40" table:formula="of:=IF([.J44]=&quot;&quot;;&quot;&quot;;SUMPRODUCT([.$E$3:.$E$77]=[.J44];[.$G$3:.$G$77]))" office:value-type="float" office:value="8.2" calcext:value-type="float">
            <text:p>8,2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Mehrfach ungesättigte Fettsäuren</text:p>
          </table:table-cell>
          <table:table-cell table:number-columns-repeated="3"/>
          <table:table-cell office:value-type="string" calcext:value-type="string">
            <text:p>Arginin</text:p>
          </table:table-cell>
          <table:table-cell table:style-name="ce37" table:formula="of:=IFERROR(INDEX([.A$1:.A$1048576];MATCH([.E45];[.A$1:.A$1048576];0)+1);&quot;&quot;)" office:value-type="string" office:string-value="5 mg" calcext:value-type="string">
            <text:p>5 mg</text:p>
          </table:table-cell>
          <table:table-cell table:formula="of:=IFERROR(VALUE(LEFT([.F45];FIND(&quot; &quot;;[.F45])-1));&quot;&quot;)" office:value-type="float" office:value="5" calcext:value-type="float">
            <text:p>5</text:p>
          </table:table-cell>
          <table:table-cell table:style-name="ce37" table:formula="of:=IFERROR(MID([.F45];FIND(&quot; &quot;;[.F45])+1;LEN([.F45])-FIND(&quot; &quot;;[.F45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Mangan</text:p>
          </table:table-cell>
          <table:table-cell office:value-type="string" calcext:value-type="string">
            <text:p>Mangan </text:p>
          </table:table-cell>
          <table:table-cell table:style-name="ce40" table:formula="of:=IF([.J45]=&quot;&quot;;&quot;&quot;;SUMPRODUCT([.$E$3:.$E$77]=[.J45];[.$G$3:.$G$77])*1000)" office:value-type="float" office:value="2380" calcext:value-type="float">
            <text:p>238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(18:2 omega-6) Linolsäure</text:p>
          </table:table-cell>
          <table:table-cell table:number-columns-repeated="3"/>
          <table:table-cell office:value-type="string" calcext:value-type="string">
            <text:p>Cystin</text:p>
          </table:table-cell>
          <table:table-cell table:style-name="ce37" table:formula="of:=IFERROR(INDEX([.A$1:.A$1048576];MATCH([.E46];[.A$1:.A$1048576];0)+1);&quot;&quot;)">
            <text:p/>
          </table:table-cell>
          <table:table-cell table:formula="of:=IFERROR(VALUE(LEFT([.F46];FIND(&quot; &quot;;[.F46])-1));&quot;&quot;)">
            <text:p/>
          </table:table-cell>
          <table:table-cell table:style-name="ce37" table:formula="of:=IFERROR(MID([.F46];FIND(&quot; &quot;;[.F46])+1;LEN([.F46])-FIND(&quot; &quot;;[.F46]));&quot;&quot;)">
            <text:p/>
          </table:table-cell>
          <table:table-cell table:number-columns-repeated="2"/>
          <table:table-cell office:value-type="string" calcext:value-type="string">
            <text:p>Schwefel </text:p>
          </table:table-cell>
          <table:table-cell table:style-name="ce40" table:formula="of:=IF([.J46]=&quot;&quot;;&quot;&quot;;SUMPRODUCT([.$E$3:.$E$77]=[.J46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1,27 g</text:p>
          </table:table-cell>
          <table:table-cell table:number-columns-repeated="3"/>
          <table:table-cell office:value-type="string" calcext:value-type="string">
            <text:p>Glycin</text:p>
          </table:table-cell>
          <table:table-cell table:style-name="ce37" table:formula="of:=IFERROR(INDEX([.A$1:.A$1048576];MATCH([.E47];[.A$1:.A$1048576];0)+1);&quot;&quot;)" office:value-type="string" office:string-value="50 mg" calcext:value-type="string">
            <text:p>50 mg</text:p>
          </table:table-cell>
          <table:table-cell table:formula="of:=IFERROR(VALUE(LEFT([.F47];FIND(&quot; &quot;;[.F47])-1));&quot;&quot;)" office:value-type="float" office:value="50" calcext:value-type="float">
            <text:p>50</text:p>
          </table:table-cell>
          <table:table-cell table:style-name="ce37" table:formula="of:=IFERROR(MID([.F47];FIND(&quot; &quot;;[.F47])+1;LEN([.F47])-FIND(&quot; &quot;;[.F47]));&quot;&quot;)" office:value-type="string" office:string-value="mg" calcext:value-type="string">
            <text:p>mg</text:p>
          </table:table-cell>
          <table:table-cell table:number-columns-repeated="2"/>
          <table:table-cell table:style-name="ce49" office:value-type="string" calcext:value-type="string">
            <text:p>Aminosäu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8:3 omega-3) Alpha-Linolensäure</text:p>
          </table:table-cell>
          <table:table-cell table:number-columns-repeated="3"/>
          <table:table-cell office:value-type="string" calcext:value-type="string">
            <text:p>Prolin</text:p>
          </table:table-cell>
          <table:table-cell table:style-name="ce37" table:formula="of:=IFERROR(INDEX([.A$1:.A$1048576];MATCH([.E48];[.A$1:.A$1048576];0)+1);&quot;&quot;)" office:value-type="string" office:string-value="0,1 g" calcext:value-type="string">
            <text:p>0,1 g</text:p>
          </table:table-cell>
          <table:table-cell table:formula="of:=IFERROR(VALUE(LEFT([.F48];FIND(&quot; &quot;;[.F48])-1));&quot;&quot;)" office:value-type="float" office:value="0.1" calcext:value-type="float">
            <text:p>0,1</text:p>
          </table:table-cell>
          <table:table-cell table:style-name="ce37" table:formula="of:=IFERROR(MID([.F48];FIND(&quot; &quot;;[.F48])+1;LEN([.F48])-FIND(&quot; &quot;;[.F48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Arginin</text:p>
          </table:table-cell>
          <table:table-cell office:value-type="string" calcext:value-type="string">
            <text:p>Arginin </text:p>
          </table:table-cell>
          <table:table-cell table:style-name="ce40" table:formula="of:=IF([.J48]=&quot;&quot;;&quot;&quot;;SUMPRODUCT([.$E$3:.$E$77]=[.J48];[.$G$3:.$G$77])*1000)" office:value-type="float" office:value="5000" calcext:value-type="float">
            <text:p>5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76 mg</text:p>
          </table:table-cell>
          <table:table-cell table:number-columns-repeated="3"/>
          <table:table-cell office:value-type="string" calcext:value-type="string">
            <text:p>Serin</text:p>
          </table:table-cell>
          <table:table-cell table:style-name="ce37" table:formula="of:=IFERROR(INDEX([.A$1:.A$1048576];MATCH([.E49];[.A$1:.A$1048576];0)+1);&quot;&quot;)" office:value-type="string" office:string-value="90 mg" calcext:value-type="string">
            <text:p>90 mg</text:p>
          </table:table-cell>
          <table:table-cell table:formula="of:=IFERROR(VALUE(LEFT([.F49];FIND(&quot; &quot;;[.F49])-1));&quot;&quot;)" office:value-type="float" office:value="90" calcext:value-type="float">
            <text:p>90</text:p>
          </table:table-cell>
          <table:table-cell table:style-name="ce37" table:formula="of:=IFERROR(MID([.F49];FIND(&quot; &quot;;[.F49])+1;LEN([.F49])-FIND(&quot; &quot;;[.F49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Cystin</text:p>
          </table:table-cell>
          <table:table-cell office:value-type="string" calcext:value-type="string">
            <text:p>Cystin </text:p>
          </table:table-cell>
          <table:table-cell table:style-name="ce40" table:formula="of:=IF([.J49]=&quot;&quot;;&quot;&quot;;SUMPRODUCT([.$E$3:.$E$77]=[.J49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Aminosäuren</text:p>
          </table:table-cell>
          <table:table-cell table:number-columns-repeated="3"/>
          <table:table-cell office:value-type="string" calcext:value-type="string">
            <text:p>Tyrosin</text:p>
          </table:table-cell>
          <table:table-cell table:style-name="ce37" table:formula="of:=IFERROR(INDEX([.A$1:.A$1048576];MATCH([.E50];[.A$1:.A$1048576];0)+1);&quot;&quot;)" office:value-type="string" office:string-value="0,23 g" calcext:value-type="string">
            <text:p>0,23 g</text:p>
          </table:table-cell>
          <table:table-cell table:formula="of:=IFERROR(VALUE(LEFT([.F50];FIND(&quot; &quot;;[.F50])-1));&quot;&quot;)" office:value-type="float" office:value="0.23" calcext:value-type="float">
            <text:p>0,23</text:p>
          </table:table-cell>
          <table:table-cell table:style-name="ce37" table:formula="of:=IFERROR(MID([.F50];FIND(&quot; &quot;;[.F50])+1;LEN([.F50])-FIND(&quot; &quot;;[.F50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Histidin</text:p>
          </table:table-cell>
          <table:table-cell office:value-type="string" calcext:value-type="string">
            <text:p>Histidin </text:p>
          </table:table-cell>
          <table:table-cell table:style-name="ce40" table:formula="of:=IF([.J50]=&quot;&quot;;&quot;&quot;;SUMPRODUCT([.$E$3:.$E$77]=[.J50];[.$G$3:.$G$77])*1000)" office:value-type="float" office:value="5000" calcext:value-type="float">
            <text:p>5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Essentielle Aminosäuren</text:p>
          </table:table-cell>
          <table:table-cell table:number-columns-repeated="3"/>
          <table:table-cell table:style-name="ce49" office:value-type="string" calcext:value-type="string">
            <text:p>Nicht-Essentielle Aminosäuren</text:p>
          </table:table-cell>
          <table:table-cell table:number-columns-repeated="4"/>
          <table:table-cell office:value-type="string" calcext:value-type="string">
            <text:p>Isoleucin</text:p>
          </table:table-cell>
          <table:table-cell office:value-type="string" calcext:value-type="string">
            <text:p>Isoleucin </text:p>
          </table:table-cell>
          <table:table-cell table:style-name="ce40" table:formula="of:=IF([.J51]=&quot;&quot;;&quot;&quot;;SUMPRODUCT([.$E$3:.$E$77]=[.J51];[.$G$3:.$G$77])*1000)" office:value-type="float" office:value="200" calcext:value-type="float">
            <text:p>2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Histidin</text:p>
          </table:table-cell>
          <table:table-cell table:number-columns-repeated="3"/>
          <table:table-cell office:value-type="string" calcext:value-type="string">
            <text:p>Alanin</text:p>
          </table:table-cell>
          <table:table-cell table:style-name="ce37" table:formula="of:=IFERROR(INDEX([.A$1:.A$1048576];MATCH([.E52];[.A$1:.A$1048576];0)+1);&quot;&quot;)" office:value-type="string" office:string-value="5 mg" calcext:value-type="string">
            <text:p>5 mg</text:p>
          </table:table-cell>
          <table:table-cell table:formula="of:=IFERROR(VALUE(LEFT([.F52];FIND(&quot; &quot;;[.F52])-1));&quot;&quot;)" office:value-type="float" office:value="5" calcext:value-type="float">
            <text:p>5</text:p>
          </table:table-cell>
          <table:table-cell table:style-name="ce37" table:formula="of:=IFERROR(MID([.F52];FIND(&quot; &quot;;[.F52])+1;LEN([.F52])-FIND(&quot; &quot;;[.F52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Leucin</text:p>
          </table:table-cell>
          <table:table-cell office:value-type="string" calcext:value-type="string">
            <text:p>Leucin </text:p>
          </table:table-cell>
          <table:table-cell table:style-name="ce40" table:formula="of:=IF([.J52]=&quot;&quot;;&quot;&quot;;SUMPRODUCT([.$E$3:.$E$77]=[.J52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5 mg</text:p>
          </table:table-cell>
          <table:table-cell table:number-columns-repeated="3"/>
          <table:table-cell office:value-type="string" calcext:value-type="string">
            <text:p>Asparaginsäure</text:p>
          </table:table-cell>
          <table:table-cell table:style-name="ce37" table:formula="of:=IFERROR(INDEX([.A$1:.A$1048576];MATCH([.E53];[.A$1:.A$1048576];0)+1);&quot;&quot;)" office:value-type="string" office:string-value="5 mg" calcext:value-type="string">
            <text:p>5 mg</text:p>
          </table:table-cell>
          <table:table-cell table:formula="of:=IFERROR(VALUE(LEFT([.F53];FIND(&quot; &quot;;[.F53])-1));&quot;&quot;)" office:value-type="float" office:value="5" calcext:value-type="float">
            <text:p>5</text:p>
          </table:table-cell>
          <table:table-cell table:style-name="ce37" table:formula="of:=IFERROR(MID([.F53];FIND(&quot; &quot;;[.F53])+1;LEN([.F53])-FIND(&quot; &quot;;[.F53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Lysin</text:p>
          </table:table-cell>
          <table:table-cell office:value-type="string" calcext:value-type="string">
            <text:p>Lysin </text:p>
          </table:table-cell>
          <table:table-cell table:style-name="ce40" table:formula="of:=IF([.J53]=&quot;&quot;;&quot;&quot;;SUMPRODUCT([.$E$3:.$E$77]=[.J53];[.$G$3:.$G$77])*1000)" office:value-type="float" office:value="5000" calcext:value-type="float">
            <text:p>5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Isoleucin</text:p>
          </table:table-cell>
          <table:table-cell table:number-columns-repeated="3"/>
          <table:table-cell office:value-type="string" calcext:value-type="string">
            <text:p>Glutaminsäure</text:p>
          </table:table-cell>
          <table:table-cell table:style-name="ce37" table:formula="of:=IFERROR(INDEX([.A$1:.A$1048576];MATCH([.E54];[.A$1:.A$1048576];0)+1);&quot;&quot;)" office:value-type="string" office:string-value="62,5 mg" calcext:value-type="string">
            <text:p>62,5 mg</text:p>
          </table:table-cell>
          <table:table-cell table:formula="of:=IFERROR(VALUE(LEFT([.F54];FIND(&quot; &quot;;[.F54])-1));&quot;&quot;)" office:value-type="float" office:value="62.5" calcext:value-type="float">
            <text:p>62,5</text:p>
          </table:table-cell>
          <table:table-cell table:style-name="ce37" table:formula="of:=IFERROR(MID([.F54];FIND(&quot; &quot;;[.F54])+1;LEN([.F54])-FIND(&quot; &quot;;[.F54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Methionin</text:p>
          </table:table-cell>
          <table:table-cell office:value-type="string" calcext:value-type="string">
            <text:p>Methionin </text:p>
          </table:table-cell>
          <table:table-cell table:style-name="ce40" table:formula="of:=IF([.J54]=&quot;&quot;;&quot;&quot;;SUMPRODUCT([.$E$3:.$E$77]=[.J54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2 g</text:p>
          </table:table-cell>
          <table:table-cell table:number-columns-repeated="3"/>
          <table:table-cell table:style-name="ce49" office:value-type="string" calcext:value-type="string">
            <text:p>Mikronährstoffe</text:p>
          </table:table-cell>
          <table:table-cell table:number-columns-repeated="4"/>
          <table:table-cell office:value-type="string" calcext:value-type="string">
            <text:p>Phenylalanin</text:p>
          </table:table-cell>
          <table:table-cell office:value-type="string" calcext:value-type="string">
            <text:p>Phenylalanin </text:p>
          </table:table-cell>
          <table:table-cell table:style-name="ce40" table:formula="of:=IF([.J55]=&quot;&quot;;&quot;&quot;;SUMPRODUCT([.$E$3:.$E$77]=[.J55];[.$G$3:.$G$77])*1000)" office:value-type="float" office:value="180" calcext:value-type="float">
            <text:p>18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Lysin</text:p>
          </table:table-cell>
          <table:table-cell table:number-columns-repeated="3"/>
          <table:table-cell table:style-name="ce49" office:value-type="string" calcext:value-type="string">
            <text:p>Mineralstoffe</text:p>
          </table:table-cell>
          <table:table-cell/>
          <table:table-cell table:formula="of:=SUMPRODUCT([.H57:.H67]=&quot;g&quot;;[.G57:.G67])+SUMPRODUCT([.H57:.H67]=&quot;mg&quot;;[.G57:.G67])/1000+SUMPRODUCT([.H57:.H67]=&quot;µg&quot;;[.G57:.G67])/10^6" office:value-type="float" office:value="1.8575182" calcext:value-type="float">
            <text:p>1,86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hreonin</text:p>
          </table:table-cell>
          <table:table-cell office:value-type="string" calcext:value-type="string">
            <text:p>Threonin </text:p>
          </table:table-cell>
          <table:table-cell table:style-name="ce40" table:formula="of:=IF([.J56]=&quot;&quot;;&quot;&quot;;SUMPRODUCT([.$E$3:.$E$77]=[.J56];[.$G$3:.$G$77])*1000)" office:value-type="float" office:value="10000" calcext:value-type="float">
            <text:p>10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5 mg</text:p>
          </table:table-cell>
          <table:table-cell table:number-columns-repeated="3"/>
          <table:table-cell office:value-type="string" calcext:value-type="string">
            <text:p>Kalium</text:p>
          </table:table-cell>
          <table:table-cell table:style-name="ce37" table:formula="of:=IFERROR(INDEX([.A$1:.A$1048576];MATCH([.E57];[.A$1:.A$1048576];0)+1);&quot;&quot;)" office:value-type="string" office:string-value="1,01 g" calcext:value-type="string">
            <text:p>1,01 g</text:p>
          </table:table-cell>
          <table:table-cell table:formula="of:=IFERROR(VALUE(LEFT([.F57];FIND(&quot; &quot;;[.F57])-1));&quot;&quot;)" office:value-type="float" office:value="1.01" calcext:value-type="float">
            <text:p>1,01</text:p>
          </table:table-cell>
          <table:table-cell table:style-name="ce37" table:formula="of:=IFERROR(MID([.F57];FIND(&quot; &quot;;[.F57])+1;LEN([.F57])-FIND(&quot; &quot;;[.F57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Tryptophan</text:p>
          </table:table-cell>
          <table:table-cell office:value-type="string" calcext:value-type="string">
            <text:p>Tryptophan </text:p>
          </table:table-cell>
          <table:table-cell table:style-name="ce40" table:formula="of:=IF([.J57]=&quot;&quot;;&quot;&quot;;SUMPRODUCT([.$E$3:.$E$77]=[.J57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Phenylalanin</text:p>
          </table:table-cell>
          <table:table-cell table:number-columns-repeated="3"/>
          <table:table-cell office:value-type="string" calcext:value-type="string">
            <text:p>Kalzium</text:p>
          </table:table-cell>
          <table:table-cell table:style-name="ce37" table:formula="of:=IFERROR(INDEX([.A$1:.A$1048576];MATCH([.E58];[.A$1:.A$1048576];0)+1);&quot;&quot;)" office:value-type="string" office:string-value="0,18 g" calcext:value-type="string">
            <text:p>0,18 g</text:p>
          </table:table-cell>
          <table:table-cell table:formula="of:=IFERROR(VALUE(LEFT([.F58];FIND(&quot; &quot;;[.F58])-1));&quot;&quot;)" office:value-type="float" office:value="0.18" calcext:value-type="float">
            <text:p>0,18</text:p>
          </table:table-cell>
          <table:table-cell table:style-name="ce37" table:formula="of:=IFERROR(MID([.F58];FIND(&quot; &quot;;[.F58])+1;LEN([.F58])-FIND(&quot; &quot;;[.F58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Tyrosin</text:p>
          </table:table-cell>
          <table:table-cell office:value-type="string" calcext:value-type="string">
            <text:p>Tyrosin </text:p>
          </table:table-cell>
          <table:table-cell table:style-name="ce40" table:formula="of:=IF([.J58]=&quot;&quot;;&quot;&quot;;SUMPRODUCT([.$E$3:.$E$77]=[.J58];[.$G$3:.$G$77])*1000)" office:value-type="float" office:value="230" calcext:value-type="float">
            <text:p>23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18 g</text:p>
          </table:table-cell>
          <table:table-cell table:number-columns-repeated="3"/>
          <table:table-cell office:value-type="string" calcext:value-type="string">
            <text:p>Phosphor</text:p>
          </table:table-cell>
          <table:table-cell table:style-name="ce37" table:formula="of:=IFERROR(INDEX([.A$1:.A$1048576];MATCH([.E59];[.A$1:.A$1048576];0)+1);&quot;&quot;)" office:value-type="string" office:string-value="0,44 g" calcext:value-type="string">
            <text:p>0,44 g</text:p>
          </table:table-cell>
          <table:table-cell table:formula="of:=IFERROR(VALUE(LEFT([.F59];FIND(&quot; &quot;;[.F59])-1));&quot;&quot;)" office:value-type="float" office:value="0.44" calcext:value-type="float">
            <text:p>0,44</text:p>
          </table:table-cell>
          <table:table-cell table:style-name="ce37" table:formula="of:=IFERROR(MID([.F59];FIND(&quot; &quot;;[.F59])+1;LEN([.F59])-FIND(&quot; &quot;;[.F59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Valin</text:p>
          </table:table-cell>
          <table:table-cell office:value-type="string" calcext:value-type="string">
            <text:p>Valin </text:p>
          </table:table-cell>
          <table:table-cell table:style-name="ce40" table:formula="of:=IF([.J59]=&quot;&quot;;&quot;&quot;;SUMPRODUCT([.$E$3:.$E$77]=[.J59];[.$G$3:.$G$77])*1000)" office:value-type="float" office:value="120" calcext:value-type="float">
            <text:p>12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Threonin</text:p>
          </table:table-cell>
          <table:table-cell table:number-columns-repeated="3"/>
          <table:table-cell office:value-type="string" calcext:value-type="string">
            <text:p>Natrium</text:p>
          </table:table-cell>
          <table:table-cell table:style-name="ce37" table:formula="of:=IFERROR(INDEX([.A$1:.A$1048576];MATCH([.E60];[.A$1:.A$1048576];0)+1);&quot;&quot;)" office:value-type="string" office:string-value="15 mg" calcext:value-type="string">
            <text:p>15 mg</text:p>
          </table:table-cell>
          <table:table-cell table:formula="of:=IFERROR(VALUE(LEFT([.F60];FIND(&quot; &quot;;[.F60])-1));&quot;&quot;)" office:value-type="float" office:value="15" calcext:value-type="float">
            <text:p>15</text:p>
          </table:table-cell>
          <table:table-cell table:style-name="ce37" table:formula="of:=IFERROR(MID([.F60];FIND(&quot; &quot;;[.F60])+1;LEN([.F60])-FIND(&quot; &quot;;[.F60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Alanin</text:p>
          </table:table-cell>
          <table:table-cell office:value-type="string" calcext:value-type="string">
            <text:p>Alanin </text:p>
          </table:table-cell>
          <table:table-cell table:style-name="ce40" table:formula="of:=IF([.J60]=&quot;&quot;;&quot;&quot;;SUMPRODUCT([.$E$3:.$E$77]=[.J60];[.$G$3:.$G$77])*1000)" office:value-type="float" office:value="5000" calcext:value-type="float">
            <text:p>5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0 mg</text:p>
          </table:table-cell>
          <table:table-cell table:number-columns-repeated="3"/>
          <table:table-cell office:value-type="string" calcext:value-type="string">
            <text:p>Magnesium</text:p>
          </table:table-cell>
          <table:table-cell table:style-name="ce37" table:formula="of:=IFERROR(INDEX([.A$1:.A$1048576];MATCH([.E61];[.A$1:.A$1048576];0)+1);&quot;&quot;)" office:value-type="string" office:string-value="0,2 g" calcext:value-type="string">
            <text:p>0,2 g</text:p>
          </table:table-cell>
          <table:table-cell table:formula="of:=IFERROR(VALUE(LEFT([.F61];FIND(&quot; &quot;;[.F61])-1));&quot;&quot;)" office:value-type="float" office:value="0.2" calcext:value-type="float">
            <text:p>0,2</text:p>
          </table:table-cell>
          <table:table-cell table:style-name="ce37" table:formula="of:=IFERROR(MID([.F61];FIND(&quot; &quot;;[.F61])+1;LEN([.F61])-FIND(&quot; &quot;;[.F61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Asparaginsäure</text:p>
          </table:table-cell>
          <table:table-cell office:value-type="string" calcext:value-type="string">
            <text:p>Asparaginsäure </text:p>
          </table:table-cell>
          <table:table-cell table:style-name="ce40" table:formula="of:=IF([.J61]=&quot;&quot;;&quot;&quot;;SUMPRODUCT([.$E$3:.$E$77]=[.J61];[.$G$3:.$G$77])*1000)" office:value-type="float" office:value="5000" calcext:value-type="float">
            <text:p>5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Valin</text:p>
          </table:table-cell>
          <table:table-cell table:number-columns-repeated="3"/>
          <table:table-cell table:style-name="ce49" office:value-type="string" calcext:value-type="string">
            <text:p>Spurenelemente</text:p>
          </table:table-cell>
          <table:table-cell table:number-columns-repeated="4"/>
          <table:table-cell office:value-type="string" calcext:value-type="string">
            <text:p>Glutaminsäure</text:p>
          </table:table-cell>
          <table:table-cell office:value-type="string" calcext:value-type="string">
            <text:p>Glutaminsäure </text:p>
          </table:table-cell>
          <table:table-cell table:style-name="ce40" table:formula="of:=IF([.J62]=&quot;&quot;;&quot;&quot;;SUMPRODUCT([.$E$3:.$E$77]=[.J62];[.$G$3:.$G$77])*1000)" office:value-type="float" office:value="62500" calcext:value-type="float">
            <text:p>625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12 g</text:p>
          </table:table-cell>
          <table:table-cell table:number-columns-repeated="3"/>
          <table:table-cell office:value-type="string" calcext:value-type="string">
            <text:p>Zink</text:p>
          </table:table-cell>
          <table:table-cell table:style-name="ce37" table:formula="of:=IFERROR(INDEX([.A$1:.A$1048576];MATCH([.E63];[.A$1:.A$1048576];0)+1);&quot;&quot;)" office:value-type="string" office:string-value="4,75 mg" calcext:value-type="string">
            <text:p>4,75 mg</text:p>
          </table:table-cell>
          <table:table-cell table:formula="of:=IFERROR(VALUE(LEFT([.F63];FIND(&quot; &quot;;[.F63])-1));&quot;&quot;)" office:value-type="float" office:value="4.75" calcext:value-type="float">
            <text:p>4,75</text:p>
          </table:table-cell>
          <table:table-cell table:style-name="ce37" table:formula="of:=IFERROR(MID([.F63];FIND(&quot; &quot;;[.F63])+1;LEN([.F63])-FIND(&quot; &quot;;[.F63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Glycin</text:p>
          </table:table-cell>
          <table:table-cell office:value-type="string" calcext:value-type="string">
            <text:p>Glycin </text:p>
          </table:table-cell>
          <table:table-cell table:style-name="ce40" table:formula="of:=IF([.J63]=&quot;&quot;;&quot;&quot;;SUMPRODUCT([.$E$3:.$E$77]=[.J63];[.$G$3:.$G$77])*1000)" office:value-type="float" office:value="50000" calcext:value-type="float">
            <text:p>50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Semi-Essentielle Aminosäuren</text:p>
          </table:table-cell>
          <table:table-cell table:number-columns-repeated="3"/>
          <table:table-cell office:value-type="string" calcext:value-type="string">
            <text:p>Eisen</text:p>
          </table:table-cell>
          <table:table-cell table:style-name="ce37" table:formula="of:=IFERROR(INDEX([.A$1:.A$1048576];MATCH([.E64];[.A$1:.A$1048576];0)+1);&quot;&quot;)" office:value-type="string" office:string-value="4,36 mg" calcext:value-type="string">
            <text:p>4,36 mg</text:p>
          </table:table-cell>
          <table:table-cell table:formula="of:=IFERROR(VALUE(LEFT([.F64];FIND(&quot; &quot;;[.F64])-1));&quot;&quot;)" office:value-type="float" office:value="4.36" calcext:value-type="float">
            <text:p>4,36</text:p>
          </table:table-cell>
          <table:table-cell table:style-name="ce37" table:formula="of:=IFERROR(MID([.F64];FIND(&quot; &quot;;[.F64])+1;LEN([.F64])-FIND(&quot; &quot;;[.F64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Prolin</text:p>
          </table:table-cell>
          <table:table-cell office:value-type="string" calcext:value-type="string">
            <text:p>Prolin </text:p>
          </table:table-cell>
          <table:table-cell table:style-name="ce40" table:formula="of:=IF([.J64]=&quot;&quot;;&quot;&quot;;SUMPRODUCT([.$E$3:.$E$77]=[.J64];[.$G$3:.$G$77])*1000)" office:value-type="float" office:value="100" calcext:value-type="float">
            <text:p>1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Arginin</text:p>
          </table:table-cell>
          <table:table-cell table:number-columns-repeated="3"/>
          <table:table-cell office:value-type="string" calcext:value-type="string">
            <text:p>Mangan</text:p>
          </table:table-cell>
          <table:table-cell table:style-name="ce37" table:formula="of:=IFERROR(INDEX([.A$1:.A$1048576];MATCH([.E65];[.A$1:.A$1048576];0)+1);&quot;&quot;)" office:value-type="string" office:string-value="2,38 mg" calcext:value-type="string">
            <text:p>2,38 mg</text:p>
          </table:table-cell>
          <table:table-cell table:formula="of:=IFERROR(VALUE(LEFT([.F65];FIND(&quot; &quot;;[.F65])-1));&quot;&quot;)" office:value-type="float" office:value="2.38" calcext:value-type="float">
            <text:p>2,38</text:p>
          </table:table-cell>
          <table:table-cell table:style-name="ce37" table:formula="of:=IFERROR(MID([.F65];FIND(&quot; &quot;;[.F65])+1;LEN([.F65])-FIND(&quot; &quot;;[.F65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Serin</text:p>
          </table:table-cell>
          <table:table-cell office:value-type="string" calcext:value-type="string">
            <text:p>Serin </text:p>
          </table:table-cell>
          <table:table-cell table:style-name="ce40" table:formula="of:=IF([.J65]=&quot;&quot;;&quot;&quot;;SUMPRODUCT([.$E$3:.$E$77]=[.J65];[.$G$3:.$G$77])*1000)" office:value-type="float" office:value="90000" calcext:value-type="float">
            <text:p>9000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5 mg</text:p>
          </table:table-cell>
          <table:table-cell table:number-columns-repeated="3"/>
          <table:table-cell office:value-type="string" calcext:value-type="string">
            <text:p>Kupfer</text:p>
          </table:table-cell>
          <table:table-cell table:style-name="ce37" table:formula="of:=IFERROR(INDEX([.A$1:.A$1048576];MATCH([.E66];[.A$1:.A$1048576];0)+1);&quot;&quot;)" office:value-type="string" office:string-value="1,02 mg" calcext:value-type="string">
            <text:p>1,02 mg</text:p>
          </table:table-cell>
          <table:table-cell table:formula="of:=IFERROR(VALUE(LEFT([.F66];FIND(&quot; &quot;;[.F66])-1));&quot;&quot;)" office:value-type="float" office:value="1.02" calcext:value-type="float">
            <text:p>1,02</text:p>
          </table:table-cell>
          <table:table-cell table:style-name="ce37" table:formula="of:=IFERROR(MID([.F66];FIND(&quot; &quot;;[.F66])+1;LEN([.F66])-FIND(&quot; &quot;;[.F66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sonst. essent. Aminosäuren </text:p>
          </table:table-cell>
          <table:table-cell table:style-name="ce40" table:formula="of:=IF([.J66]=&quot;&quot;;&quot;&quot;;SUMPRODUCT([.$E$3:.$E$77]=[.J66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Glycin</text:p>
          </table:table-cell>
          <table:table-cell table:number-columns-repeated="3"/>
          <table:table-cell office:value-type="string" calcext:value-type="string">
            <text:p>Selen</text:p>
          </table:table-cell>
          <table:table-cell table:style-name="ce37" table:formula="of:=IFERROR(INDEX([.A$1:.A$1048576];MATCH([.E67];[.A$1:.A$1048576];0)+1);&quot;&quot;)" office:value-type="string" office:string-value="8,2 µg" calcext:value-type="string">
            <text:p>8,2 µg</text:p>
          </table:table-cell>
          <table:table-cell table:formula="of:=IFERROR(VALUE(LEFT([.F67];FIND(&quot; &quot;;[.F67])-1));&quot;&quot;)" office:value-type="float" office:value="8.2" calcext:value-type="float">
            <text:p>8,2</text:p>
          </table:table-cell>
          <table:table-cell table:style-name="ce37" table:formula="of:=IFERROR(MID([.F67];FIND(&quot; &quot;;[.F67])+1;LEN([.F67])-FIND(&quot; &quot;;[.F67]));&quot;&quot;)" office:value-type="string" office:string-value="µg" calcext:value-type="string">
            <text:p>µg</text:p>
          </table:table-cell>
          <table:table-cell table:number-columns-repeated="2"/>
          <table:table-cell office:value-type="string" calcext:value-type="string">
            <text:p>essent. Aminosäuren </text:p>
          </table:table-cell>
          <table:table-cell table:style-name="ce40" table:formula="of:=IF([.J67]=&quot;&quot;;&quot;&quot;;SUMPRODUCT([.$E$3:.$E$77]=[.J67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50 mg</text:p>
          </table:table-cell>
          <table:table-cell table:number-columns-repeated="3"/>
          <table:table-cell table:style-name="ce49" office:value-type="string" calcext:value-type="string">
            <text:p>Vitamine</text:p>
          </table:table-cell>
          <table:table-cell table:number-columns-repeated="5"/>
          <table:table-cell office:value-type="string" calcext:value-type="string">
            <text:p>sonst. n. essent. Aminosäuren </text:p>
          </table:table-cell>
          <table:table-cell table:style-name="ce40" table:formula="of:=IF([.J68]=&quot;&quot;;&quot;&quot;;SUMPRODUCT([.$E$3:.$E$77]=[.J6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Prolin</text:p>
          </table:table-cell>
          <table:table-cell table:number-columns-repeated="3"/>
          <table:table-cell office:value-type="string" calcext:value-type="string">
            <text:p>Vitamin C / Ascorbinsäure</text:p>
          </table:table-cell>
          <table:table-cell table:style-name="ce37" table:formula="of:=IFERROR(INDEX([.A$1:.A$1048576];MATCH([.E69];[.A$1:.A$1048576];0)+1);&quot;&quot;)" office:value-type="string" office:string-value="4,8 mg" calcext:value-type="string">
            <text:p>4,8 mg</text:p>
          </table:table-cell>
          <table:table-cell table:formula="of:=IFERROR(VALUE(LEFT([.F69];FIND(&quot; &quot;;[.F69])-1));&quot;&quot;)" office:value-type="float" office:value="4.8" calcext:value-type="float">
            <text:p>4,8</text:p>
          </table:table-cell>
          <table:table-cell table:style-name="ce37" table:formula="of:=IFERROR(MID([.F69];FIND(&quot; &quot;;[.F69])+1;LEN([.F69])-FIND(&quot; &quot;;[.F69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n. essent. Aminosäuren </text:p>
          </table:table-cell>
          <table:table-cell table:style-name="ce40" table:formula="of:=IF([.J69]=&quot;&quot;;&quot;&quot;;SUMPRODUCT([.$E$3:.$E$77]=[.J6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1 g</text:p>
          </table:table-cell>
          <table:table-cell table:number-columns-repeated="3"/>
          <table:table-cell office:value-type="string" calcext:value-type="string">
            <text:p>Vitamin E</text:p>
          </table:table-cell>
          <table:table-cell table:style-name="ce37" table:formula="of:=IFERROR(INDEX([.A$1:.A$1048576];MATCH([.E70];[.A$1:.A$1048576];0)+1);&quot;&quot;)">
            <text:p/>
          </table:table-cell>
          <table:table-cell table:formula="of:=IFERROR(VALUE(LEFT([.F70];FIND(&quot; &quot;;[.F70])-1));&quot;&quot;)">
            <text:p/>
          </table:table-cell>
          <table:table-cell table:style-name="ce37" table:formula="of:=IFERROR(MID([.F70];FIND(&quot; &quot;;[.F70])+1;LEN([.F70])-FIND(&quot; &quot;;[.F70]));&quot;&quot;)">
            <text:p/>
          </table:table-cell>
          <table:table-cell table:number-columns-repeated="2"/>
          <table:table-cell table:style-name="ce49" office:value-type="string" calcext:value-type="string">
            <text:p>Fettsäu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</text:p>
          </table:table-cell>
          <table:table-cell table:number-columns-repeated="3"/>
          <table:table-cell office:value-type="string" calcext:value-type="string">
            <text:p>Vitamin B1 / Thiamin</text:p>
          </table:table-cell>
          <table:table-cell table:style-name="ce37" table:formula="of:=IFERROR(INDEX([.A$1:.A$1048576];MATCH([.E71];[.A$1:.A$1048576];0)+1);&quot;&quot;)" office:value-type="string" office:string-value="0,64 mg" calcext:value-type="string">
            <text:p>0,64 mg</text:p>
          </table:table-cell>
          <table:table-cell table:formula="of:=IFERROR(VALUE(LEFT([.F71];FIND(&quot; &quot;;[.F71])-1));&quot;&quot;)" office:value-type="float" office:value="0.64" calcext:value-type="float">
            <text:p>0,64</text:p>
          </table:table-cell>
          <table:table-cell table:style-name="ce37" table:formula="of:=IFERROR(MID([.F71];FIND(&quot; &quot;;[.F71])+1;LEN([.F71])-FIND(&quot; &quot;;[.F71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Transfette</text:p>
          </table:table-cell>
          <table:table-cell table:style-name="ce49"/>
          <table:table-cell table:number-columns-repeated="2"/>
        </table:table-row>
        <table:table-row table:style-name="ro1">
          <table:table-cell office:value-type="string" calcext:value-type="string">
            <text:p>90 mg</text:p>
          </table:table-cell>
          <table:table-cell table:number-columns-repeated="3"/>
          <table:table-cell office:value-type="string" calcext:value-type="string">
            <text:p>Vitamin B2 / Riboflavin</text:p>
          </table:table-cell>
          <table:table-cell table:style-name="ce37" table:formula="of:=IFERROR(INDEX([.A$1:.A$1048576];MATCH([.E72];[.A$1:.A$1048576];0)+1);&quot;&quot;)" office:value-type="string" office:string-value="0,22 mg" calcext:value-type="string">
            <text:p>0,22 mg</text:p>
          </table:table-cell>
          <table:table-cell table:formula="of:=IFERROR(VALUE(LEFT([.F72];FIND(&quot; &quot;;[.F72])-1));&quot;&quot;)" office:value-type="float" office:value="0.22" calcext:value-type="float">
            <text:p>0,22</text:p>
          </table:table-cell>
          <table:table-cell table:style-name="ce37" table:formula="of:=IFERROR(MID([.F72];FIND(&quot; &quot;;[.F72])+1;LEN([.F72])-FIND(&quot; &quot;;[.F72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gesättigte Fettsäuren</text:p>
          </table:table-cell>
          <table:table-cell office:value-type="string" calcext:value-type="string">
            <text:p>gesättigt</text:p>
          </table:table-cell>
          <table:table-cell table:style-name="ce40" table:formula="of:=IF([.J72]=&quot;&quot;;&quot;&quot;;SUMPRODUCT([.$E$3:.$E$77]=[.J72];[.$G$3:.$G$77]))" office:value-type="float" office:value="0.57" calcext:value-type="float">
            <text:p>0,5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yrosin</text:p>
          </table:table-cell>
          <table:table-cell table:number-columns-repeated="3"/>
          <table:table-cell office:value-type="string" calcext:value-type="string">
            <text:p>Vitamin B3 / Niacin</text:p>
          </table:table-cell>
          <table:table-cell table:style-name="ce37" table:formula="of:=IFERROR(INDEX([.A$1:.A$1048576];MATCH([.E73];[.A$1:.A$1048576];0)+1);&quot;&quot;)" office:value-type="string" office:string-value="2,19 mg" calcext:value-type="string">
            <text:p>2,19 mg</text:p>
          </table:table-cell>
          <table:table-cell table:formula="of:=IFERROR(VALUE(LEFT([.F73];FIND(&quot; &quot;;[.F73])-1));&quot;&quot;)" office:value-type="float" office:value="2.19" calcext:value-type="float">
            <text:p>2,19</text:p>
          </table:table-cell>
          <table:table-cell table:style-name="ce37" table:formula="of:=IFERROR(MID([.F73];FIND(&quot; &quot;;[.F73])+1;LEN([.F73])-FIND(&quot; &quot;;[.F73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einfach ungesättigte Fettsäuren</text:p>
          </table:table-cell>
          <table:table-cell office:value-type="string" calcext:value-type="string">
            <text:p>einfach ungesättigt</text:p>
          </table:table-cell>
          <table:table-cell table:style-name="ce40" table:formula="of:=IF([.J73]=&quot;&quot;;&quot;&quot;;SUMPRODUCT([.$E$3:.$E$77]=[.J73];[.$G$3:.$G$77]))" office:value-type="float" office:value="0.62" calcext:value-type="float">
            <text:p>0,6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,23 g</text:p>
          </table:table-cell>
          <table:table-cell table:number-columns-repeated="3"/>
          <table:table-cell office:value-type="string" calcext:value-type="string">
            <text:p>Vitamin B5 / Pantothensäure</text:p>
          </table:table-cell>
          <table:table-cell table:style-name="ce37" table:formula="of:=IFERROR(INDEX([.A$1:.A$1048576];MATCH([.E74];[.A$1:.A$1048576];0)+1);&quot;&quot;)" office:value-type="string" office:string-value="0,75 mg" calcext:value-type="string">
            <text:p>0,75 mg</text:p>
          </table:table-cell>
          <table:table-cell table:formula="of:=IFERROR(VALUE(LEFT([.F74];FIND(&quot; &quot;;[.F74])-1));&quot;&quot;)" office:value-type="float" office:value="0.75" calcext:value-type="float">
            <text:p>0,75</text:p>
          </table:table-cell>
          <table:table-cell table:style-name="ce37" table:formula="of:=IFERROR(MID([.F74];FIND(&quot; &quot;;[.F74])+1;LEN([.F74])-FIND(&quot; &quot;;[.F74]));&quot;&quot;)" office:value-type="string" office:string-value="mg" calcext:value-type="string">
            <text:p>mg</text:p>
          </table:table-cell>
          <table:table-cell/>
          <table:table-cell office:value-type="string" calcext:value-type="string">
            <text:p>mehrfach ungesättigte Fettsäuren</text:p>
          </table:table-cell>
          <table:table-cell office:value-type="string" calcext:value-type="string">
            <text:p>mehrfach ungesättigt</text:p>
          </table:table-cell>
          <table:table-cell table:style-name="ce40" table:formula="of:=IF([.J74]=&quot;&quot;;&quot;&quot;;SUMPRODUCT([.$E$3:.$E$77]=[.J74];[.$G$3:.$G$77]))" office:value-type="float" office:value="1.67" calcext:value-type="float">
            <text:p>1,6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Nicht-Essentielle Aminosäuren</text:p>
          </table:table-cell>
          <table:table-cell table:number-columns-repeated="3"/>
          <table:table-cell office:value-type="string" calcext:value-type="string">
            <text:p>Vitamin B6</text:p>
          </table:table-cell>
          <table:table-cell table:style-name="ce37" table:formula="of:=IFERROR(INDEX([.A$1:.A$1048576];MATCH([.E75];[.A$1:.A$1048576];0)+1);&quot;&quot;)" office:value-type="string" office:string-value="0,36 mg" calcext:value-type="string">
            <text:p>0,36 mg</text:p>
          </table:table-cell>
          <table:table-cell table:formula="of:=IFERROR(VALUE(LEFT([.F75];FIND(&quot; &quot;;[.F75])-1));&quot;&quot;)" office:value-type="float" office:value="0.36" calcext:value-type="float">
            <text:p>0,36</text:p>
          </table:table-cell>
          <table:table-cell table:style-name="ce37" table:formula="of:=IFERROR(MID([.F75];FIND(&quot; &quot;;[.F75])+1;LEN([.F75])-FIND(&quot; &quot;;[.F75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Omega-3</text:p>
          </table:table-cell>
          <table:table-cell table:style-name="ce40" table:formula="of:=SUMPRODUCT([.$I$16:.$I$32]=[.K75];[.$H$16:.$H$32]=&quot;g&quot;;[.$G$16:.$G$32])+SUMPRODUCT([.$I$16:.$I$32]=[.K75];[.$H$16:.$H$32]=&quot;mg&quot;;[.$G$16:.$G$32])/1000" office:value-type="float" office:value="0.076" calcext:value-type="float">
            <text:p>0,07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anin</text:p>
          </table:table-cell>
          <table:table-cell table:number-columns-repeated="3"/>
          <table:table-cell office:value-type="string" calcext:value-type="string">
            <text:p>Vitamin B12 / Cobalamin</text:p>
          </table:table-cell>
          <table:table-cell table:style-name="ce37" table:formula="of:=IFERROR(INDEX([.A$1:.A$1048576];MATCH([.E76];[.A$1:.A$1048576];0)+1);&quot;&quot;)" office:value-type="string" office:string-value="0 g" calcext:value-type="string">
            <text:p>0 g</text:p>
          </table:table-cell>
          <table:table-cell table:formula="of:=IFERROR(VALUE(LEFT([.F76];FIND(&quot; &quot;;[.F76])-1));&quot;&quot;)" office:value-type="float" office:value="0" calcext:value-type="float">
            <text:p>0</text:p>
          </table:table-cell>
          <table:table-cell table:style-name="ce37" table:formula="of:=IFERROR(MID([.F76];FIND(&quot; &quot;;[.F76])+1;LEN([.F76])-FIND(&quot; &quot;;[.F76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Omega-6</text:p>
          </table:table-cell>
          <table:table-cell table:style-name="ce40" table:formula="of:=SUMPRODUCT([.$I$16:.$I$32]=[.K76];[.$H$16:.$H$32]=&quot;g&quot;;[.$G$16:.$G$32])+SUMPRODUCT([.$I$16:.$I$32]=[.K76];[.$H$16:.$H$32]=&quot;mg&quot;;[.$G$16:.$G$32])/1000" office:value-type="float" office:value="1.27" calcext:value-type="float">
            <text:p>1,2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 mg</text:p>
          </table:table-cell>
          <table:table-cell table:number-columns-repeated="3"/>
          <table:table-cell office:value-type="string" calcext:value-type="string">
            <text:p>Folsäure / Folat</text:p>
          </table:table-cell>
          <table:table-cell table:style-name="ce37" table:formula="of:=IFERROR(INDEX([.A$1:.A$1048576];MATCH([.E77];[.A$1:.A$1048576];0)+1);&quot;&quot;)" office:value-type="string" office:string-value="0,36 mg" calcext:value-type="string">
            <text:p>0,36 mg</text:p>
          </table:table-cell>
          <table:table-cell table:formula="of:=IFERROR(VALUE(LEFT([.F77];FIND(&quot; &quot;;[.F77])-1));&quot;&quot;)" office:value-type="float" office:value="0.36" calcext:value-type="float">
            <text:p>0,36</text:p>
          </table:table-cell>
          <table:table-cell table:style-name="ce37" table:formula="of:=IFERROR(MID([.F77];FIND(&quot; &quot;;[.F77])+1;LEN([.F77])-FIND(&quot; &quot;;[.F77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Omega-9</text:p>
          </table:table-cell>
          <table:table-cell table:style-name="ce40" table:formula="of:=SUMPRODUCT([.$I$16:.$I$32]=[.K77];[.$H$16:.$H$32]=&quot;g&quot;;[.$G$16:.$G$32])+SUMPRODUCT([.$I$16:.$I$32]=[.K77];[.$H$16:.$H$32]=&quot;mg&quot;;[.$G$16:.$G$32])/1000" office:value-type="float" office:value="0.588" calcext:value-type="float">
            <text:p>0,58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sparaginsäure</text:p>
          </table:table-cell>
          <table:table-cell table:number-columns-repeated="3"/>
          <table:table-cell office:value-type="string" calcext:value-type="string">
            <text:p>Vitamin A</text:p>
          </table:table-cell>
          <table:table-cell table:style-name="ce37" table:formula="of:=IFERROR(INDEX([.A$1:.A$1048576];MATCH([.E78];[.A$1:.A$1048576];0)+1);&quot;&quot;)" office:value-type="string" office:string-value="0 g" calcext:value-type="string">
            <text:p>0 g</text:p>
          </table:table-cell>
          <table:table-cell table:formula="of:=IFERROR(VALUE(LEFT([.F78];FIND(&quot; &quot;;[.F78])-1));&quot;&quot;)" office:value-type="float" office:value="0" calcext:value-type="float">
            <text:p>0</text:p>
          </table:table-cell>
          <table:table-cell table:style-name="ce37" table:formula="of:=IFERROR(MID([.F78];FIND(&quot; &quot;;[.F78])+1;LEN([.F78])-FIND(&quot; &quot;;[.F78]));&quot;&quot;)" office:value-type="string" office:string-value="g" calcext:value-type="string">
            <text:p>g</text:p>
          </table:table-cell>
          <table:table-cell table:number-columns-repeated="2"/>
          <table:table-cell table:style-name="ce49" office:value-type="string" calcext:value-type="string">
            <text:p>Spezielle Kohlenhyd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mg</text:p>
          </table:table-cell>
          <table:table-cell table:number-columns-repeated="3"/>
          <table:table-cell office:value-type="string" calcext:value-type="string">
            <text:p>Vitamin D</text:p>
          </table:table-cell>
          <table:table-cell table:style-name="ce37" table:formula="of:=IFERROR(INDEX([.A$1:.A$1048576];MATCH([.E79];[.A$1:.A$1048576];0)+1);&quot;&quot;)" office:value-type="string" office:string-value="0 g" calcext:value-type="string">
            <text:p>0 g</text:p>
          </table:table-cell>
          <table:table-cell table:formula="of:=IFERROR(VALUE(LEFT([.F79];FIND(&quot; &quot;;[.F79])-1));&quot;&quot;)" office:value-type="float" office:value="0" calcext:value-type="float">
            <text:p>0</text:p>
          </table:table-cell>
          <table:table-cell table:style-name="ce37" table:formula="of:=IFERROR(MID([.F79];FIND(&quot; &quot;;[.F79])+1;LEN([.F79])-FIND(&quot; &quot;;[.F79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Sorbit </text:p>
          </table:table-cell>
          <table:table-cell table:style-name="ce40" table:formula="of:=IF([.J79]=&quot;&quot;;&quot;&quot;;SUMPRODUCT([.$E$3:.$E$77]=[.J79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lutaminsäure</text:p>
          </table:table-cell>
          <table:table-cell table:number-columns-repeated="3"/>
          <table:table-cell table:style-name="ce49" office:value-type="string" calcext:value-type="string">
            <text:p>Sekundäre Pflanzenstoff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Glucose </text:p>
          </table:table-cell>
          <table:table-cell table:style-name="ce40" table:formula="of:=IF([.J80]=&quot;&quot;;&quot;&quot;;SUMPRODUCT([.$E$3:.$E$77]=[.J80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62,5 mg</text:p>
          </table:table-cell>
          <table:table-cell table:number-columns-repeated="3"/>
          <table:table-cell table:style-name="ce49" office:value-type="string" calcext:value-type="string">
            <text:p>Carotinoide</text:p>
          </table:table-cell>
          <table:table-cell table:style-name="ce37"/>
          <table:table-cell table:formula="of:=IFERROR(VALUE(LEFT([.F81];FIND(&quot; &quot;;[.F81])-1));&quot;&quot;)">
            <text:p/>
          </table:table-cell>
          <table:table-cell table:style-name="ce37" table:formula="of:=IFERROR(MID([.F81];FIND(&quot; &quot;;[.F81])+1;LEN([.F81])-FIND(&quot; &quot;;[.F81]));&quot;&quot;)">
            <text:p/>
          </table:table-cell>
          <table:table-cell table:number-columns-repeated="2"/>
          <table:table-cell office:value-type="string" calcext:value-type="string">
            <text:p>Fructose </text:p>
          </table:table-cell>
          <table:table-cell table:style-name="ce40" table:formula="of:=IF([.J81]=&quot;&quot;;&quot;&quot;;SUMPRODUCT([.$E$3:.$E$77]=[.J81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8,69 g</text:p>
          </table:table-cell>
          <table:table-cell table:number-columns-repeated="3"/>
          <table:table-cell office:value-type="string" calcext:value-type="string">
            <text:p>Alpha-Carotin</text:p>
          </table:table-cell>
          <table:table-cell table:style-name="ce37" table:formula="of:=IFERROR(INDEX([.A$1:.A$1048576];MATCH([.E82];[.A$1:.A$1048576];0)+1);&quot;&quot;)" office:value-type="string" office:string-value="0 g" calcext:value-type="string">
            <text:p>0 g</text:p>
          </table:table-cell>
          <table:table-cell table:formula="of:=IFERROR(VALUE(LEFT([.F82];FIND(&quot; &quot;;[.F82])-1));&quot;&quot;)" office:value-type="float" office:value="0" calcext:value-type="float">
            <text:p>0</text:p>
          </table:table-cell>
          <table:table-cell table:style-name="ce37" table:formula="of:=IFERROR(MID([.F82];FIND(&quot; &quot;;[.F82])+1;LEN([.F82])-FIND(&quot; &quot;;[.F82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Saccharose </text:p>
          </table:table-cell>
          <table:table-cell table:style-name="ce40" table:formula="of:=IF([.J82]=&quot;&quot;;&quot;&quot;;SUMPRODUCT([.$E$3:.$E$77]=[.J82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ikronährstoffe</text:p>
          </table:table-cell>
          <table:table-cell table:number-columns-repeated="3"/>
          <table:table-cell office:value-type="string" calcext:value-type="string">
            <text:p>Beta-Carotin</text:p>
          </table:table-cell>
          <table:table-cell table:style-name="ce37" table:formula="of:=IFERROR(INDEX([.A$1:.A$1048576];MATCH([.E83];[.A$1:.A$1048576];0)+1);&quot;&quot;)" office:value-type="string" office:string-value="0 g" calcext:value-type="string">
            <text:p>0 g</text:p>
          </table:table-cell>
          <table:table-cell table:formula="of:=IFERROR(VALUE(LEFT([.F83];FIND(&quot; &quot;;[.F83])-1));&quot;&quot;)" office:value-type="float" office:value="0" calcext:value-type="float">
            <text:p>0</text:p>
          </table:table-cell>
          <table:table-cell table:style-name="ce37" table:formula="of:=IFERROR(MID([.F83];FIND(&quot; &quot;;[.F83])+1;LEN([.F83])-FIND(&quot; &quot;;[.F83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Lactose </text:p>
          </table:table-cell>
          <table:table-cell table:style-name="ce40" table:formula="of:=IF([.J83]=&quot;&quot;;&quot;&quot;;SUMPRODUCT([.$E$3:.$E$77]=[.J83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ineralstoffe</text:p>
          </table:table-cell>
          <table:table-cell table:number-columns-repeated="3"/>
          <table:table-cell office:value-type="string" calcext:value-type="string">
            <text:p>Beta-Cryptoxanthin</text:p>
          </table:table-cell>
          <table:table-cell table:style-name="ce37" table:formula="of:=IFERROR(INDEX([.A$1:.A$1048576];MATCH([.E84];[.A$1:.A$1048576];0)+1);&quot;&quot;)" office:value-type="string" office:string-value="0 g" calcext:value-type="string">
            <text:p>0 g</text:p>
          </table:table-cell>
          <table:table-cell table:formula="of:=IFERROR(VALUE(LEFT([.F84];FIND(&quot; &quot;;[.F84])-1));&quot;&quot;)" office:value-type="float" office:value="0" calcext:value-type="float">
            <text:p>0</text:p>
          </table:table-cell>
          <table:table-cell table:style-name="ce37" table:formula="of:=IFERROR(MID([.F84];FIND(&quot; &quot;;[.F84])+1;LEN([.F84])-FIND(&quot; &quot;;[.F84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Stärke </text:p>
          </table:table-cell>
          <table:table-cell table:style-name="ce40" table:formula="of:=IF([.J84]=&quot;&quot;;&quot;&quot;;SUMPRODUCT([.$E$3:.$E$77]=[.J84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alium</text:p>
          </table:table-cell>
          <table:table-cell table:number-columns-repeated="3"/>
          <table:table-cell office:value-type="string" calcext:value-type="string">
            <text:p>Lycopin</text:p>
          </table:table-cell>
          <table:table-cell table:style-name="ce37" table:formula="of:=IFERROR(INDEX([.A$1:.A$1048576];MATCH([.E85];[.A$1:.A$1048576];0)+1);&quot;&quot;)" office:value-type="string" office:string-value="0 g" calcext:value-type="string">
            <text:p>0 g</text:p>
          </table:table-cell>
          <table:table-cell table:formula="of:=IFERROR(VALUE(LEFT([.F85];FIND(&quot; &quot;;[.F85])-1));&quot;&quot;)" office:value-type="float" office:value="0" calcext:value-type="float">
            <text:p>0</text:p>
          </table:table-cell>
          <table:table-cell table:style-name="ce37" table:formula="of:=IFERROR(MID([.F85];FIND(&quot; &quot;;[.F85])+1;LEN([.F85])-FIND(&quot; &quot;;[.F85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Gesamtzucker </text:p>
          </table:table-cell>
          <table:table-cell table:style-name="ce40" table:formula="of:=IF([.J85]=&quot;&quot;;&quot;&quot;;SUMPRODUCT([.$E$3:.$E$77]=[.J85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,01 g</text:p>
          </table:table-cell>
          <table:table-cell table:number-columns-repeated="3"/>
          <table:table-cell office:value-type="string" calcext:value-type="string">
            <text:p>Lutein + Zeaxanthin</text:p>
          </table:table-cell>
          <table:table-cell table:style-name="ce37" table:formula="of:=IFERROR(INDEX([.A$1:.A$1048576];MATCH([.E86];[.A$1:.A$1048576];0)+1);&quot;&quot;)" office:value-type="string" office:string-value="0 g" calcext:value-type="string">
            <text:p>0 g</text:p>
          </table:table-cell>
          <table:table-cell table:formula="of:=IFERROR(VALUE(LEFT([.F86];FIND(&quot; &quot;;[.F86])-1));&quot;&quot;)" office:value-type="float" office:value="0" calcext:value-type="float">
            <text:p>0</text:p>
          </table:table-cell>
          <table:table-cell table:style-name="ce37" table:formula="of:=IFERROR(MID([.F86];FIND(&quot; &quot;;[.F86])+1;LEN([.F86])-FIND(&quot; &quot;;[.F86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Maltose </text:p>
          </table:table-cell>
          <table:table-cell table:style-name="ce40" table:formula="of:=IF([.J86]=&quot;&quot;;&quot;&quot;;SUMPRODUCT([.$E$3:.$E$77]=[.J86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alzium</text:p>
          </table:table-cell>
          <table:table-cell table:number-columns-repeated="3"/>
          <table:table-cell table:style-name="ce49" office:value-type="string" calcext:value-type="string">
            <text:p>Alkaloid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Galactose </text:p>
          </table:table-cell>
          <table:table-cell table:style-name="ce40" table:formula="of:=IF([.J87]=&quot;&quot;;&quot;&quot;;SUMPRODUCT([.$E$3:.$E$77]=[.J87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,18 g</text:p>
          </table:table-cell>
          <table:table-cell table:number-columns-repeated="3"/>
          <table:table-cell office:value-type="string" calcext:value-type="string">
            <text:p>Coffein</text:p>
          </table:table-cell>
          <table:table-cell table:style-name="ce37" table:formula="of:=IFERROR(INDEX([.A$1:.A$1048576];MATCH([.E88];[.A$1:.A$1048576];0)+1);&quot;&quot;)" office:value-type="string" office:string-value="0 g" calcext:value-type="string">
            <text:p>0 g</text:p>
          </table:table-cell>
          <table:table-cell table:formula="of:=IFERROR(VALUE(LEFT([.F88];FIND(&quot; &quot;;[.F88])-1));&quot;&quot;)" office:value-type="float" office:value="0" calcext:value-type="float">
            <text:p>0</text:p>
          </table:table-cell>
          <table:table-cell table:style-name="ce37" table:formula="of:=IFERROR(MID([.F88];FIND(&quot; &quot;;[.F88])+1;LEN([.F88])-FIND(&quot; &quot;;[.F88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Glycogen </text:p>
          </table:table-cell>
          <table:table-cell table:style-name="ce40" table:formula="of:=IF([.J88]=&quot;&quot;;&quot;&quot;;SUMPRODUCT([.$E$3:.$E$77]=[.J88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hosphor</text:p>
          </table:table-cell>
          <table:table-cell table:number-columns-repeated="3"/>
          <table:table-cell office:value-type="string" calcext:value-type="string">
            <text:p>Theobromin</text:p>
          </table:table-cell>
          <table:table-cell table:style-name="ce37" table:formula="of:=IFERROR(INDEX([.A$1:.A$1048576];MATCH([.E89];[.A$1:.A$1048576];0)+1);&quot;&quot;)" office:value-type="string" office:string-value="0 g" calcext:value-type="string">
            <text:p>0 g</text:p>
          </table:table-cell>
          <table:table-cell table:formula="of:=IFERROR(VALUE(LEFT([.F89];FIND(&quot; &quot;;[.F89])-1));&quot;&quot;)" office:value-type="float" office:value="0" calcext:value-type="float">
            <text:p>0</text:p>
          </table:table-cell>
          <table:table-cell table:style-name="ce37" table:formula="of:=IFERROR(MID([.F89];FIND(&quot; &quot;;[.F89])+1;LEN([.F89])-FIND(&quot; &quot;;[.F89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Pentosan </text:p>
          </table:table-cell>
          <table:table-cell table:style-name="ce40" table:formula="of:=IF([.J89]=&quot;&quot;;&quot;&quot;;SUMPRODUCT([.$E$3:.$E$77]=[.J8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0,44 g</text:p>
          </table:table-cell>
          <table:table-cell table:number-columns-repeated="3"/>
          <table:table-cell table:style-name="ce49" office:value-type="string" calcext:value-type="string">
            <text:p>Flavonoid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Hexosan </text:p>
          </table:table-cell>
          <table:table-cell table:style-name="ce40" table:formula="of:=IF([.J90]=&quot;&quot;;&quot;&quot;;SUMPRODUCT([.$E$3:.$E$77]=[.J9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Natrium</text:p>
          </table:table-cell>
          <table:table-cell table:number-columns-repeated="3"/>
          <table:table-cell table:style-name="ce49" office:value-type="string" calcext:value-type="string">
            <text:p>Phytoöstrogene</text:p>
          </table:table-cell>
          <table:table-cell table:style-name="ce37"/>
          <table:table-cell table:formula="of:=IFERROR(VALUE(LEFT([.F91];FIND(&quot; &quot;;[.F91])-1));&quot;&quot;)">
            <text:p/>
          </table:table-cell>
          <table:table-cell table:style-name="ce37" table:formula="of:=IFERROR(MID([.F91];FIND(&quot; &quot;;[.F91])+1;LEN([.F91])-FIND(&quot; &quot;;[.F91]));&quot;&quot;)">
            <text:p/>
          </table:table-cell>
          <table:table-cell table:number-columns-repeated="2"/>
          <table:table-cell office:value-type="string" calcext:value-type="string">
            <text:p>Cellulose </text:p>
          </table:table-cell>
          <table:table-cell table:style-name="ce40" table:formula="of:=IF([.J91]=&quot;&quot;;&quot;&quot;;SUMPRODUCT([.$E$3:.$E$77]=[.J91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5 mg</text:p>
          </table:table-cell>
          <table:table-cell table:number-columns-repeated="3"/>
          <table:table-cell office:value-type="string" calcext:value-type="string">
            <text:p>Biochanin A</text:p>
          </table:table-cell>
          <table:table-cell table:style-name="ce37" table:formula="of:=IFERROR(INDEX([.A$1:.A$1048576];MATCH([.E92];[.A$1:.A$1048576];0)+1);&quot;&quot;)" office:value-type="string" office:string-value="0 g" calcext:value-type="string">
            <text:p>0 g</text:p>
          </table:table-cell>
          <table:table-cell table:formula="of:=IFERROR(VALUE(LEFT([.F92];FIND(&quot; &quot;;[.F92])-1));&quot;&quot;)" office:value-type="float" office:value="0" calcext:value-type="float">
            <text:p>0</text:p>
          </table:table-cell>
          <table:table-cell table:style-name="ce37" table:formula="of:=IFERROR(MID([.F92];FIND(&quot; &quot;;[.F92])+1;LEN([.F92])-FIND(&quot; &quot;;[.F92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Polyuronsäure </text:p>
          </table:table-cell>
          <table:table-cell table:style-name="ce40" table:formula="of:=IF([.J92]=&quot;&quot;;&quot;&quot;;SUMPRODUCT([.$E$3:.$E$77]=[.J92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table:number-columns-repeated="3"/>
          <table:table-cell office:value-type="string" calcext:value-type="string">
            <text:p>Coumestrol</text:p>
          </table:table-cell>
          <table:table-cell table:style-name="ce37" table:formula="of:=IFERROR(INDEX([.A$1:.A$1048576];MATCH([.E93];[.A$1:.A$1048576];0)+1);&quot;&quot;)" office:value-type="string" office:string-value="0 g" calcext:value-type="string">
            <text:p>0 g</text:p>
          </table:table-cell>
          <table:table-cell table:formula="of:=IFERROR(VALUE(LEFT([.F93];FIND(&quot; &quot;;[.F93])-1));&quot;&quot;)" office:value-type="float" office:value="0" calcext:value-type="float">
            <text:p>0</text:p>
          </table:table-cell>
          <table:table-cell table:style-name="ce37" table:formula="of:=IFERROR(MID([.F93];FIND(&quot; &quot;;[.F93])+1;LEN([.F93])-FIND(&quot; &quot;;[.F93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Mannit </text:p>
          </table:table-cell>
          <table:table-cell table:style-name="ce40" table:formula="of:=IF([.J93]=&quot;&quot;;&quot;&quot;;SUMPRODUCT([.$E$3:.$E$77]=[.J93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,2 g</text:p>
          </table:table-cell>
          <table:table-cell table:number-columns-repeated="3"/>
          <table:table-cell office:value-type="string" calcext:value-type="string">
            <text:p>Formononetin</text:p>
          </table:table-cell>
          <table:table-cell table:style-name="ce37" table:formula="of:=IFERROR(INDEX([.A$1:.A$1048576];MATCH([.E94];[.A$1:.A$1048576];0)+1);&quot;&quot;)" office:value-type="string" office:string-value="0 g" calcext:value-type="string">
            <text:p>0 g</text:p>
          </table:table-cell>
          <table:table-cell table:formula="of:=IFERROR(VALUE(LEFT([.F94];FIND(&quot; &quot;;[.F94])-1));&quot;&quot;)" office:value-type="float" office:value="0" calcext:value-type="float">
            <text:p>0</text:p>
          </table:table-cell>
          <table:table-cell table:style-name="ce37" table:formula="of:=IFERROR(MID([.F94];FIND(&quot; &quot;;[.F94])+1;LEN([.F94])-FIND(&quot; &quot;;[.F94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Xylit </text:p>
          </table:table-cell>
          <table:table-cell table:style-name="ce40" table:formula="of:=IF([.J94]=&quot;&quot;;&quot;&quot;;SUMPRODUCT([.$E$3:.$E$77]=[.J94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Spurenelemente</text:p>
          </table:table-cell>
          <table:table-cell table:number-columns-repeated="3"/>
          <table:table-cell office:value-type="string" calcext:value-type="string">
            <text:p>Isoflavone</text:p>
          </table:table-cell>
          <table:table-cell table:style-name="ce37" table:formula="of:=IFERROR(INDEX([.A$1:.A$1048576];MATCH([.E95];[.A$1:.A$1048576];0)+1);&quot;&quot;)" office:value-type="string" office:string-value="0,25 mg" calcext:value-type="string">
            <text:p>0,25 mg</text:p>
          </table:table-cell>
          <table:table-cell table:formula="of:=IFERROR(VALUE(LEFT([.F95];FIND(&quot; &quot;;[.F95])-1));&quot;&quot;)" office:value-type="float" office:value="0.25" calcext:value-type="float">
            <text:p>0,25</text:p>
          </table:table-cell>
          <table:table-cell table:style-name="ce37" table:formula="of:=IFERROR(MID([.F95];FIND(&quot; &quot;;[.F95])+1;LEN([.F95])-FIND(&quot; &quot;;[.F95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sonst. Zuckeralkohole </text:p>
          </table:table-cell>
          <table:table-cell table:style-name="ce40" table:formula="of:=IF([.J95]=&quot;&quot;;&quot;&quot;;SUMPRODUCT([.$E$3:.$E$77]=[.J95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Zink</text:p>
          </table:table-cell>
          <table:table-cell table:number-columns-repeated="3"/>
          <table:table-cell office:value-type="string" calcext:value-type="string">
            <text:p>Isoflavone</text:p>
          </table:table-cell>
          <table:table-cell table:style-name="ce37" table:formula="of:=IFERROR(INDEX([.A$1:.A$1048576];MATCH([.E96];[.A$1:.A$1048576];0)+1);&quot;&quot;)" office:value-type="string" office:string-value="0,25 mg" calcext:value-type="string">
            <text:p>0,25 mg</text:p>
          </table:table-cell>
          <table:table-cell table:formula="of:=IFERROR(VALUE(LEFT([.F96];FIND(&quot; &quot;;[.F96])-1));&quot;&quot;)" office:value-type="float" office:value="0.25" calcext:value-type="float">
            <text:p>0,25</text:p>
          </table:table-cell>
          <table:table-cell table:style-name="ce37" table:formula="of:=IFERROR(MID([.F96];FIND(&quot; &quot;;[.F96])+1;LEN([.F96])-FIND(&quot; &quot;;[.F96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Summe Zuckeralkohole </text:p>
          </table:table-cell>
          <table:table-cell table:style-name="ce40" table:formula="of:=IF([.J96]=&quot;&quot;;&quot;&quot;;SUMPRODUCT([.$E$3:.$E$77]=[.J96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4,75 mg</text:p>
          </table:table-cell>
          <table:table-cell table:number-columns-repeated="3"/>
          <table:table-cell office:value-type="string" calcext:value-type="string">
            <text:p>Daidzein</text:p>
          </table:table-cell>
          <table:table-cell table:style-name="ce37" table:formula="of:=IFERROR(INDEX([.A$1:.A$1048576];MATCH([.E97];[.A$1:.A$1048576];0)+1);&quot;&quot;)" office:value-type="string" office:string-value="0,1 mg" calcext:value-type="string">
            <text:p>0,1 mg</text:p>
          </table:table-cell>
          <table:table-cell table:formula="of:=IFERROR(VALUE(LEFT([.F97];FIND(&quot; &quot;;[.F97])-1));&quot;&quot;)" office:value-type="float" office:value="0.1" calcext:value-type="float">
            <text:p>0,1</text:p>
          </table:table-cell>
          <table:table-cell table:style-name="ce37" table:formula="of:=IFERROR(MID([.F97];FIND(&quot; &quot;;[.F97])+1;LEN([.F97])-FIND(&quot; &quot;;[.F97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sonst. Monosaccharide </text:p>
          </table:table-cell>
          <table:table-cell table:style-name="ce40" table:formula="of:=IF([.J97]=&quot;&quot;;&quot;&quot;;SUMPRODUCT([.$E$3:.$E$77]=[.J97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Eisen</text:p>
          </table:table-cell>
          <table:table-cell table:number-columns-repeated="3"/>
          <table:table-cell office:value-type="string" calcext:value-type="string">
            <text:p>Genistein</text:p>
          </table:table-cell>
          <table:table-cell table:style-name="ce37" table:formula="of:=IFERROR(INDEX([.A$1:.A$1048576];MATCH([.E98];[.A$1:.A$1048576];0)+1);&quot;&quot;)" office:value-type="string" office:string-value="0,15 mg" calcext:value-type="string">
            <text:p>0,15 mg</text:p>
          </table:table-cell>
          <table:table-cell table:formula="of:=IFERROR(VALUE(LEFT([.F98];FIND(&quot; &quot;;[.F98])-1));&quot;&quot;)" office:value-type="float" office:value="0.15" calcext:value-type="float">
            <text:p>0,15</text:p>
          </table:table-cell>
          <table:table-cell table:style-name="ce37" table:formula="of:=IFERROR(MID([.F98];FIND(&quot; &quot;;[.F98])+1;LEN([.F98])-FIND(&quot; &quot;;[.F98]));&quot;&quot;)" office:value-type="string" office:string-value="mg" calcext:value-type="string">
            <text:p>mg</text:p>
          </table:table-cell>
          <table:table-cell table:number-columns-repeated="2"/>
          <table:table-cell office:value-type="string" calcext:value-type="string">
            <text:p>Monosaccharide </text:p>
          </table:table-cell>
          <table:table-cell table:style-name="ce40" table:formula="of:=IF([.J98]=&quot;&quot;;&quot;&quot;;SUMPRODUCT([.$E$3:.$E$77]=[.J9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4,36 mg</text:p>
          </table:table-cell>
          <table:table-cell table:number-columns-repeated="3"/>
          <table:table-cell office:value-type="string" calcext:value-type="string">
            <text:p>Glycitein</text:p>
          </table:table-cell>
          <table:table-cell table:style-name="ce37" table:formula="of:=IFERROR(INDEX([.A$1:.A$1048576];MATCH([.E99];[.A$1:.A$1048576];0)+1);&quot;&quot;)" office:value-type="string" office:string-value="0 g" calcext:value-type="string">
            <text:p>0 g</text:p>
          </table:table-cell>
          <table:table-cell table:formula="of:=IFERROR(VALUE(LEFT([.F99];FIND(&quot; &quot;;[.F99])-1));&quot;&quot;)" office:value-type="float" office:value="0" calcext:value-type="float">
            <text:p>0</text:p>
          </table:table-cell>
          <table:table-cell table:style-name="ce37" table:formula="of:=IFERROR(MID([.F99];FIND(&quot; &quot;;[.F99])+1;LEN([.F99])-FIND(&quot; &quot;;[.F99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sonst. Disaccharide </text:p>
          </table:table-cell>
          <table:table-cell table:style-name="ce40" table:formula="of:=IF([.J99]=&quot;&quot;;&quot;&quot;;SUMPRODUCT([.$E$3:.$E$77]=[.J9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angan</text:p>
          </table:table-cell>
          <table:table-cell table:number-columns-repeated="9"/>
          <table:table-cell office:value-type="string" calcext:value-type="string">
            <text:p>Disaccharide </text:p>
          </table:table-cell>
          <table:table-cell table:style-name="ce40" table:formula="of:=IF([.J100]=&quot;&quot;;&quot;&quot;;SUMPRODUCT([.$E$3:.$E$77]=[.J10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2,38 mg</text:p>
          </table:table-cell>
          <table:table-cell table:number-columns-repeated="9"/>
          <table:table-cell office:value-type="string" calcext:value-type="string">
            <text:p>Oligosaccharide resorb. </text:p>
          </table:table-cell>
          <table:table-cell table:style-name="ce40" table:formula="of:=IF([.J101]=&quot;&quot;;&quot;&quot;;SUMPRODUCT([.$E$3:.$E$77]=[.J101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Kupfer</text:p>
          </table:table-cell>
          <table:table-cell table:number-columns-repeated="9"/>
          <table:table-cell office:value-type="string" calcext:value-type="string">
            <text:p>Oligosaccharide n. resorb. </text:p>
          </table:table-cell>
          <table:table-cell table:style-name="ce40" table:formula="of:=IF([.J102]=&quot;&quot;;&quot;&quot;;SUMPRODUCT([.$E$3:.$E$77]=[.J102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,02 mg</text:p>
          </table:table-cell>
          <table:table-cell table:number-columns-repeated="9"/>
          <table:table-cell office:value-type="string" calcext:value-type="string">
            <text:p>sonst. Polysaccharide </text:p>
          </table:table-cell>
          <table:table-cell table:style-name="ce40" table:formula="of:=IF([.J103]=&quot;&quot;;&quot;&quot;;SUMPRODUCT([.$E$3:.$E$77]=[.J103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Selen</text:p>
          </table:table-cell>
          <table:table-cell table:number-columns-repeated="9"/>
          <table:table-cell office:value-type="string" calcext:value-type="string">
            <text:p>Polysaccharide </text:p>
          </table:table-cell>
          <table:table-cell table:style-name="ce40" table:formula="of:=IF([.J104]=&quot;&quot;;&quot;&quot;;SUMPRODUCT([.$E$3:.$E$77]=[.J104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8,2 µg</text:p>
          </table:table-cell>
          <table:table-cell table:number-columns-repeated="9"/>
          <table:table-cell table:style-name="ce49" office:value-type="string" calcext:value-type="string">
            <text:p>Sonsti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e</text:p>
          </table:table-cell>
          <table:table-cell table:number-columns-repeated="9"/>
          <table:table-cell office:value-type="string" calcext:value-type="string">
            <text:p>Ballaststoffe wasserl. </text:p>
          </table:table-cell>
          <table:table-cell table:style-name="ce40" table:formula="of:=IF([.J106]=&quot;&quot;;&quot;&quot;;SUMPRODUCT([.$E$3:.$E$77]=[.J106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tamin C / Ascorbinsäure</text:p>
          </table:table-cell>
          <table:table-cell table:number-columns-repeated="9"/>
          <table:table-cell office:value-type="string" calcext:value-type="string">
            <text:p>Ballaststoffe w.unlösl. </text:p>
          </table:table-cell>
          <table:table-cell table:style-name="ce40" table:formula="of:=IF([.J107]=&quot;&quot;;&quot;&quot;;SUMPRODUCT([.$E$3:.$E$77]=[.J107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4,8 mg</text:p>
          </table:table-cell>
          <table:table-cell table:number-columns-repeated="9"/>
          <table:table-cell office:value-type="string" calcext:value-type="string">
            <text:p>Lignin </text:p>
          </table:table-cell>
          <table:table-cell table:style-name="ce40" table:formula="of:=IF([.J108]=&quot;&quot;;&quot;&quot;;SUMPRODUCT([.$E$3:.$E$77]=[.J10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Vitamin B1 / Thiamin</text:p>
          </table:table-cell>
          <table:table-cell table:number-columns-repeated="9"/>
          <table:table-cell office:value-type="string" calcext:value-type="string">
            <text:p>Kochsalz </text:p>
          </table:table-cell>
          <table:table-cell table:style-name="ce40" table:formula="of:=IF([.J109]=&quot;&quot;;&quot;&quot;;SUMPRODUCT([.$E$3:.$E$77]=[.J109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,64 mg</text:p>
          </table:table-cell>
          <table:table-cell table:number-columns-repeated="9"/>
          <table:table-cell office:value-type="string" calcext:value-type="string">
            <text:p>Harnsäure </text:p>
          </table:table-cell>
          <table:table-cell table:style-name="ce40" table:formula="of:=IF([.J110]=&quot;&quot;;&quot;&quot;;SUMPRODUCT([.$E$3:.$E$77]=[.J11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Vitamin B2 / Riboflavin</text:p>
          </table:table-cell>
          <table:table-cell table:number-columns-repeated="9"/>
          <table:table-cell office:value-type="string" calcext:value-type="string">
            <text:p>P/S Verhältnis </text:p>
          </table:table-cell>
          <table:table-cell table:style-name="ce40" table:formula="of:=IF([.J111]=&quot;&quot;;&quot;&quot;;SUMPRODUCT([.$E$3:.$E$77]=[.J111];[.$G$3:.$G$77]))">
            <text:p/>
          </table:table-cell>
          <table:table-cell office:value-type="string" calcext:value-type="string">
            <text:p>P/S Verhältnis </text:p>
          </table:table-cell>
        </table:table-row>
        <table:table-row table:style-name="ro1">
          <table:table-cell office:value-type="string" calcext:value-type="string">
            <text:p>0,22 m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B3 / Niac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,19 m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B5 / Pantothensä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75 m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B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36 m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B12 / Cobala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lsäure / Fol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,36 m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amin 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kundäre Pflanzenstoff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otinoi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pha-Carot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ta-Carot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ta-Cryptoxanth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ycop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tein + Zeaxanth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kaloi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e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bro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avonoi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ytoöstrog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ochanin 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mestr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mononetin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soflavone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,25 mg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soflavone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idzein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,1 mg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nistein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,15 mg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lycitein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 g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04841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Grundnahrungsmittel.A129:Grundnahrungsmittel.AMJ135" table:contains-header="false">
          <table:sort>
            <table:sort-by table:field-number="8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adornments="Standard" style:font-pitch="variable"/>
    <style:font-face style:name="Open Sans Semibold" svg:font-family="'Open Sans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  <number:text> g</number:text>
    </number:number-style>
    <number:number-style style:name="N110">
      <number:number number:decimal-places="2" loext:min-decimal-places="2" number:min-integer-digits="1"/>
      <number:text> g</number:text>
    </number:number-style>
    <number:number-style style:name="N111">
      <number:number number:decimal-places="2" loext:min-decimal-places="2" number:min-integer-digits="1"/>
      <number:text> mg</number:text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0" number:min-integer-digits="1" number:decimal-replacement="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style:style style:name="Default" style:family="table-cell">
      <style:text-properties style:font-name="Open Sans" fo:font-family="'Open Sans'" style:font-style-name="Standard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text-align-source="fix" style:repeat-content="false" style:rotation-angle="0" loext:vertical-justify="auto"/>
      <style:paragraph-properties fo:text-align="start" css3t:text-justify="auto"/>
      <style:text-properties style:font-name="Open Sans Semibold" fo:font-family="'Open Sans Semibold'" style:font-style-name="Semibold" style:font-pitch="variable" fo:font-size="12pt" fo:font-style="normal" fo:font-weight="60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6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.00.0000</text:date>, <text:time style:data-style-name="N2" text:time-value="08:57:05.7818710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ra </meta:initial-creator>
    <meta:creation-date>2017-10-18T09:58:21.052857986</meta:creation-date>
    <dc:date>2017-12-15T11:14:42.220801745</dc:date>
    <meta:editing-duration>PT19H59M57S</meta:editing-duration>
    <meta:editing-cycles>125</meta:editing-cycles>
    <meta:generator>LibreOffice/5.4.3.2$Linux_X86_64 LibreOffice_project/40m0$Build-2</meta:generator>
    <dc:creator>flra </dc:creator>
    <meta:document-statistic meta:table-count="6" meta:cell-count="15211" meta:object-count="0"/>
  </office:meta>
</office:document-meta>
</file>